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4.5661in"/>
    </style:style>
    <style:style style:name="co5" style:family="table-column">
      <style:table-column-properties fo:break-before="auto" style:column-width="4.07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872.068825">
            <text:p>872.068825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872.068828">
            <text:p>872.068828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872.068832">
            <text:p>872.068832</text:p>
          </table:table-cell>
          <table:table-cell table:number-columns-repeated="4"/>
          <table:table-cell office:value-type="string">
            <text:p>gets new BW pair; d_s at 872075.828296</text:p>
          </table:table-cell>
        </table:table-row>
        <table:table-row table:style-name="ro1">
          <table:table-cell office:value-type="float" office:value="872.068834">
            <text:p>872.068834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872.06884">
            <text:p>872.068840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872.068842">
            <text:p>872.068842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2.068847">
            <text:p>872.068847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872.068849">
            <text:p>872.068849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2.068851">
            <text:p>872.068851</text:p>
          </table:table-cell>
          <table:table-cell table:number-columns-repeated="3"/>
          <table:table-cell office:value-type="string">
            <text:p>gets new BW pair; d_s at 872073.849157</text:p>
          </table:table-cell>
          <table:table-cell/>
        </table:table-row>
        <table:table-row table:style-name="ro1">
          <table:table-cell office:value-type="float" office:value="872.068853">
            <text:p>872.068853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872.068856">
            <text:p>872.068856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2.068858">
            <text:p>872.068858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2.068862">
            <text:p>872.068862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872.068863">
            <text:p>872.068863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2.068865">
            <text:p>872.068865</text:p>
          </table:table-cell>
          <table:table-cell table:number-columns-repeated="2"/>
          <table:table-cell office:value-type="string">
            <text:p>gets new BW pair; d_s at 872070.863292</text:p>
          </table:table-cell>
          <table:table-cell table:number-columns-repeated="2"/>
        </table:table-row>
        <table:table-row table:style-name="ro1">
          <table:table-cell office:value-type="float" office:value="872.068867">
            <text:p>872.068867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872.06887">
            <text:p>872.068870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2.068873">
            <text:p>872.068873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68624">
            <text:p>875.068624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068628">
            <text:p>875.068628</text:p>
          </table:table-cell>
          <table:table-cell table:formula="of:=[.A21]-[.A$20]" office:value-type="float" office:value="0.00000399999998990097">
            <text:p>0.000004</text:p>
          </table:table-cell>
          <table:table-cell table:formula="of:=[.B21]-[.B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068631">
            <text:p>875.068631</text:p>
          </table:table-cell>
          <table:table-cell table:formula="of:=[.A22]-[.A$20]" office:value-type="float" office:value="0.0000069999999823267">
            <text:p>0.000007</text:p>
          </table:table-cell>
          <table:table-cell table:formula="of:=[.B22]-[.B21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075.627776; c_s is fully topped up</text:p>
          </table:table-cell>
        </table:table-row>
        <table:table-row table:style-name="ro1">
          <table:table-cell office:value-type="float" office:value="875.068634">
            <text:p>875.068634</text:p>
          </table:table-cell>
          <table:table-cell table:formula="of:=[.A23]-[.A$20]" office:value-type="float" office:value="0.00000999999997475243">
            <text:p>0.000010</text:p>
          </table:table-cell>
          <table:table-cell table:formula="of:=[.B23]-[.B2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68636">
            <text:p>875.068636</text:p>
          </table:table-cell>
          <table:table-cell table:formula="of:=[.A24]-[.A$20]" office:value-type="float" office:value="0.0000119999999697029">
            <text:p>0.000012</text:p>
          </table:table-cell>
          <table:table-cell table:formula="of:=[.B24]-[.B2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68638">
            <text:p>875.068638</text:p>
          </table:table-cell>
          <table:table-cell table:formula="of:=[.A25]-[.A$20]" office:value-type="float" office:value="0.0000139999999646534">
            <text:p>0.000014</text:p>
          </table:table-cell>
          <table:table-cell table:formula="of:=[.B25]-[.B24]" office:value-type="float" office:value="0.00000199999999495049">
            <text:p>0.000002</text:p>
          </table:table-cell>
          <table:table-cell/>
          <table:table-cell office:value-type="string">
            <text:p>d_s is renewed (r + D) to 875073.635823; c_s is fully topped up</text:p>
          </table:table-cell>
          <table:table-cell/>
        </table:table-row>
        <table:table-row table:style-name="ro1">
          <table:table-cell office:value-type="float" office:value="875.068641">
            <text:p>875.068641</text:p>
          </table:table-cell>
          <table:table-cell table:formula="of:=[.A26]-[.A$20]" office:value-type="float" office:value="0.0000169999999570791">
            <text:p>0.000017</text:p>
          </table:table-cell>
          <table:table-cell table:formula="of:=[.B26]-[.B2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68642">
            <text:p>875.068642</text:p>
          </table:table-cell>
          <table:table-cell table:formula="of:=[.A27]-[.A$20]" office:value-type="float" office:value="0.0000179999999545544">
            <text:p>0.000018</text:p>
          </table:table-cell>
          <table:table-cell table:formula="of:=[.B27]-[.B26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68644">
            <text:p>875.068644</text:p>
          </table:table-cell>
          <table:table-cell table:formula="of:=[.A28]-[.A$20]" office:value-type="float" office:value="0.0000199999999495049">
            <text:p>0.000020</text:p>
          </table:table-cell>
          <table:table-cell table:formula="of:=[.B28]-[.B27]" office:value-type="float" office:value="0.00000199999999495049">
            <text:p>0.000002</text:p>
          </table:table-cell>
          <table:table-cell office:value-type="string">
            <text:p>d_s is renewed (r + D) to 875070.642350; c_s is fully topped up</text:p>
          </table:table-cell>
          <table:table-cell table:number-columns-repeated="2"/>
        </table:table-row>
        <table:table-row table:style-name="ro1">
          <table:table-cell office:value-type="float" office:value="875.068655">
            <text:p>875.068655</text:p>
          </table:table-cell>
          <table:table-cell table:formula="of:=[.A29]-[.A$20]" office:value-type="float" office:value="0.0000310000000354194">
            <text:p>0.000031</text:p>
          </table:table-cell>
          <table:table-cell table:formula="of:=[.B29]-[.B28]" office:value-type="float" office:value="0.0000110000000859145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069609">
            <text:p>875.069609</text:p>
          </table:table-cell>
          <table:table-cell table:formula="of:=[.A30]-[.A$20]" office:value-type="float" office:value="0.000985000000014225">
            <text:p>0.000985</text:p>
          </table:table-cell>
          <table:table-cell table:formula="of:=[.B30]-[.B29]" office:value-type="float" office:value="0.000953999999978805">
            <text:p>0.00095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69611">
            <text:p>875.069611</text:p>
          </table:table-cell>
          <table:table-cell table:formula="of:=[.A31]-[.A$20]" office:value-type="float" office:value="0.000987000000009175">
            <text:p>0.000987</text:p>
          </table:table-cell>
          <table:table-cell table:formula="of:=[.B31]-[.B3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69616">
            <text:p>875.069616</text:p>
          </table:table-cell>
          <table:table-cell table:formula="of:=[.A32]-[.A$20]" office:value-type="float" office:value="0.000991999999996551">
            <text:p>0.000992</text:p>
          </table:table-cell>
          <table:table-cell table:formula="of:=[.B32]-[.B31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071568">
            <text:p>875.071568</text:p>
          </table:table-cell>
          <table:table-cell table:formula="of:=[.A33]-[.A$20]" office:value-type="float" office:value="0.00294399999995676">
            <text:p>0.002944</text:p>
          </table:table-cell>
          <table:table-cell table:formula="of:=[.B33]-[.B32]" office:value-type="float" office:value="0.00195199999996021">
            <text:p>0.0019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7157">
            <text:p>875.071570</text:p>
          </table:table-cell>
          <table:table-cell table:formula="of:=[.A34]-[.A$20]" office:value-type="float" office:value="0.00294599999995171">
            <text:p>0.002946</text:p>
          </table:table-cell>
          <table:table-cell table:formula="of:=[.B34]-[.B3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71573">
            <text:p>875.071573</text:p>
          </table:table-cell>
          <table:table-cell table:formula="of:=[.A35]-[.A$20]" office:value-type="float" office:value="0.00294899999994414">
            <text:p>0.002949</text:p>
          </table:table-cell>
          <table:table-cell table:formula="of:=[.B35]-[.B3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072557">
            <text:p>875.072557</text:p>
          </table:table-cell>
          <table:table-cell table:formula="of:=[.A36]-[.A$20]" office:value-type="float" office:value="0.00393299999996088">
            <text:p>0.003933</text:p>
          </table:table-cell>
          <table:table-cell table:formula="of:=[.B36]-[.B35]" office:value-type="float" office:value="0.000984000000016749">
            <text:p>0.0009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72559">
            <text:p>875.072559</text:p>
          </table:table-cell>
          <table:table-cell table:formula="of:=[.A37]-[.A$20]" office:value-type="float" office:value="0.00393499999995583">
            <text:p>0.003935</text:p>
          </table:table-cell>
          <table:table-cell table:formula="of:=[.B37]-[.B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72562">
            <text:p>875.072562</text:p>
          </table:table-cell>
          <table:table-cell table:formula="of:=[.A38]-[.A$20]" office:value-type="float" office:value="0.00393799999994826">
            <text:p>0.003938</text:p>
          </table:table-cell>
          <table:table-cell table:formula="of:=[.B38]-[.B37]" office:value-type="float" office:value="0.00000299999999242573">
            <text:p>0.000003</text:p>
          </table:table-cell>
          <table:table-cell office:value-type="string">
            <text:p>d_s is renewed (r + D) to 875074.559451; c_s is fully topped up</text:p>
          </table:table-cell>
          <table:table-cell table:number-columns-repeated="2"/>
        </table:table-row>
        <table:table-row table:style-name="ro1">
          <table:table-cell office:value-type="float" office:value="875.072565">
            <text:p>875.072565</text:p>
          </table:table-cell>
          <table:table-cell table:formula="of:=[.A39]-[.A$20]" office:value-type="float" office:value="0.00394100000005437">
            <text:p>0.003941</text:p>
          </table:table-cell>
          <table:table-cell table:formula="of:=[.B39]-[.B38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072568">
            <text:p>875.072568</text:p>
          </table:table-cell>
          <table:table-cell table:formula="of:=[.A40]-[.A$20]" office:value-type="float" office:value="0.0039440000000468">
            <text:p>0.003944</text:p>
          </table:table-cell>
          <table:table-cell table:formula="of:=[.B40]-[.B3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72572">
            <text:p>875.072572</text:p>
          </table:table-cell>
          <table:table-cell table:formula="of:=[.A41]-[.A$20]" office:value-type="float" office:value="0.0039480000000367">
            <text:p>0.003948</text:p>
          </table:table-cell>
          <table:table-cell table:formula="of:=[.B41]-[.B40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073521">
            <text:p>875.073521</text:p>
          </table:table-cell>
          <table:table-cell table:formula="of:=[.A42]-[.A$20]" office:value-type="float" office:value="0.00489700000002813">
            <text:p>0.004897</text:p>
          </table:table-cell>
          <table:table-cell table:formula="of:=[.B42]-[.B41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73522">
            <text:p>875.073522</text:p>
          </table:table-cell>
          <table:table-cell table:formula="of:=[.A43]-[.A$20]" office:value-type="float" office:value="0.0048980000000256">
            <text:p>0.004898</text:p>
          </table:table-cell>
          <table:table-cell table:formula="of:=[.B43]-[.B4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73526">
            <text:p>875.073526</text:p>
          </table:table-cell>
          <table:table-cell table:formula="of:=[.A44]-[.A$20]" office:value-type="float" office:value="0.00490200000001551">
            <text:p>0.004902</text:p>
          </table:table-cell>
          <table:table-cell table:formula="of:=[.B44]-[.B4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073554">
            <text:p>875.073554</text:p>
          </table:table-cell>
          <table:table-cell table:formula="of:=[.A45]-[.A$20]" office:value-type="float" office:value="0.00492999999994481">
            <text:p>0.004930</text:p>
          </table:table-cell>
          <table:table-cell table:formula="of:=[.B45]-[.B44]" office:value-type="float" office:value="0.0000279999999293068">
            <text:p>0.00002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73556">
            <text:p>875.073556</text:p>
          </table:table-cell>
          <table:table-cell table:formula="of:=[.A46]-[.A$20]" office:value-type="float" office:value="0.00493200000005345">
            <text:p>0.004932</text:p>
          </table:table-cell>
          <table:table-cell table:formula="of:=[.B46]-[.B45]" office:value-type="float" office:value="0.00000200000010863732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73559">
            <text:p>875.073559</text:p>
          </table:table-cell>
          <table:table-cell table:formula="of:=[.A47]-[.A$20]" office:value-type="float" office:value="0.00493500000004588">
            <text:p>0.004935</text:p>
          </table:table-cell>
          <table:table-cell table:formula="of:=[.B47]-[.B46]" office:value-type="float" office:value="0.00000299999999242573">
            <text:p>0.000003</text:p>
          </table:table-cell>
          <table:table-cell/>
          <table:table-cell office:value-type="string">
            <text:p>0.044991 / 0.079898 &gt; 2.000000 / 5.000000</text:p>
          </table:table-cell>
          <table:table-cell/>
        </table:table-row>
        <table:table-row table:style-name="ro1">
          <table:table-cell office:value-type="float" office:value="875.073562">
            <text:p>875.073562</text:p>
          </table:table-cell>
          <table:table-cell table:formula="of:=[.A48]-[.A$20]" office:value-type="float" office:value="0.0049380000000383">
            <text:p>0.004938</text:p>
          </table:table-cell>
          <table:table-cell table:formula="of:=[.B48]-[.B47]" office:value-type="float" office:value="0.00000299999999242573">
            <text:p>0.000003</text:p>
          </table:table-cell>
          <table:table-cell/>
          <table:table-cell office:value-type="string">
            <text:p>d_s is renewed (r + D) to 875078.555925; c_s is fully topped up</text:p>
          </table:table-cell>
          <table:table-cell/>
        </table:table-row>
        <table:table-row table:style-name="ro1">
          <table:table-cell office:value-type="float" office:value="875.075497">
            <text:p>875.075497</text:p>
          </table:table-cell>
          <table:table-cell table:formula="of:=[.A49]-[.A$20]" office:value-type="float" office:value="0.00687300000004143">
            <text:p>0.006873</text:p>
          </table:table-cell>
          <table:table-cell table:formula="of:=[.B49]-[.B48]" office:value-type="float" office:value="0.00193500000000313">
            <text:p>0.00193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075499">
            <text:p>875.075499</text:p>
          </table:table-cell>
          <table:table-cell table:formula="of:=[.A50]-[.A$20]" office:value-type="float" office:value="0.00687500000003638">
            <text:p>0.006875</text:p>
          </table:table-cell>
          <table:table-cell table:formula="of:=[.B50]-[.B4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75502">
            <text:p>875.075502</text:p>
          </table:table-cell>
          <table:table-cell table:formula="of:=[.A51]-[.A$20]" office:value-type="float" office:value="0.00687800000002881">
            <text:p>0.006878</text:p>
          </table:table-cell>
          <table:table-cell table:formula="of:=[.B51]-[.B50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076556">
            <text:p>875.076556</text:p>
          </table:table-cell>
          <table:table-cell table:formula="of:=[.A52]-[.A$20]" office:value-type="float" office:value="0.00793199999998251">
            <text:p>0.007932</text:p>
          </table:table-cell>
          <table:table-cell table:formula="of:=[.B52]-[.B51]" office:value-type="float" office:value="0.0010539999999537">
            <text:p>0.0010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76558">
            <text:p>875.076558</text:p>
          </table:table-cell>
          <table:table-cell table:formula="of:=[.A53]-[.A$20]" office:value-type="float" office:value="0.00793399999997746">
            <text:p>0.007934</text:p>
          </table:table-cell>
          <table:table-cell table:formula="of:=[.B53]-[.B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7656">
            <text:p>875.076560</text:p>
          </table:table-cell>
          <table:table-cell table:formula="of:=[.A54]-[.A$20]" office:value-type="float" office:value="0.00793599999997241">
            <text:p>0.007936</text:p>
          </table:table-cell>
          <table:table-cell table:formula="of:=[.B54]-[.B53]" office:value-type="float" office:value="0.00000199999999495049">
            <text:p>0.000002</text:p>
          </table:table-cell>
          <table:table-cell office:value-type="string">
            <text:p>d_s is renewed (r + D) to 875078.557773; c_s is fully topped up</text:p>
          </table:table-cell>
          <table:table-cell table:number-columns-repeated="2"/>
        </table:table-row>
        <table:table-row table:style-name="ro1">
          <table:table-cell office:value-type="float" office:value="875.077482">
            <text:p>875.077482</text:p>
          </table:table-cell>
          <table:table-cell table:formula="of:=[.A55]-[.A$20]" office:value-type="float" office:value="0.00885800000003201">
            <text:p>0.008858</text:p>
          </table:table-cell>
          <table:table-cell table:formula="of:=[.B55]-[.B54]" office:value-type="float" office:value="0.000922000000059597">
            <text:p>0.00092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77484">
            <text:p>875.077484</text:p>
          </table:table-cell>
          <table:table-cell table:formula="of:=[.A56]-[.A$20]" office:value-type="float" office:value="0.00886000000002696">
            <text:p>0.008860</text:p>
          </table:table-cell>
          <table:table-cell table:formula="of:=[.B56]-[.B5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77489">
            <text:p>875.077489</text:p>
          </table:table-cell>
          <table:table-cell table:formula="of:=[.A57]-[.A$20]" office:value-type="float" office:value="0.00886500000001433">
            <text:p>0.008865</text:p>
          </table:table-cell>
          <table:table-cell table:formula="of:=[.B57]-[.B56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078437">
            <text:p>875.078437</text:p>
          </table:table-cell>
          <table:table-cell table:formula="of:=[.A58]-[.A$20]" office:value-type="float" office:value="0.00981300000000829">
            <text:p>0.009813</text:p>
          </table:table-cell>
          <table:table-cell table:formula="of:=[.B58]-[.B57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78438">
            <text:p>875.078438</text:p>
          </table:table-cell>
          <table:table-cell table:formula="of:=[.A59]-[.A$20]" office:value-type="float" office:value="0.00981400000000576">
            <text:p>0.009814</text:p>
          </table:table-cell>
          <table:table-cell table:formula="of:=[.B59]-[.B5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78556">
            <text:p>875.078556</text:p>
          </table:table-cell>
          <table:table-cell table:formula="of:=[.A60]-[.A$20]" office:value-type="float" office:value="0.0099320000000489">
            <text:p>0.009932</text:p>
          </table:table-cell>
          <table:table-cell table:formula="of:=[.B60]-[.B59]" office:value-type="float" office:value="0.000118000000043139">
            <text:p>0.00011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078559">
            <text:p>875.078559</text:p>
          </table:table-cell>
          <table:table-cell table:formula="of:=[.A61]-[.A$20]" office:value-type="float" office:value="0.00993500000004133">
            <text:p>0.009935</text:p>
          </table:table-cell>
          <table:table-cell table:formula="of:=[.B61]-[.B6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078561">
            <text:p>875.078561</text:p>
          </table:table-cell>
          <table:table-cell table:formula="of:=[.A62]-[.A$20]" office:value-type="float" office:value="0.00993700000003628">
            <text:p>0.009937</text:p>
          </table:table-cell>
          <table:table-cell table:formula="of:=[.B62]-[.B6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085.558990; c_s is fully topped up</text:p>
          </table:table-cell>
        </table:table-row>
        <table:table-row table:style-name="ro1">
          <table:table-cell office:value-type="float" office:value="875.078565">
            <text:p>875.078565</text:p>
          </table:table-cell>
          <table:table-cell table:formula="of:=[.A63]-[.A$20]" office:value-type="float" office:value="0.00994100000002618">
            <text:p>0.009941</text:p>
          </table:table-cell>
          <table:table-cell table:formula="of:=[.B63]-[.B6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78567">
            <text:p>875.078567</text:p>
          </table:table-cell>
          <table:table-cell table:formula="of:=[.A64]-[.A$20]" office:value-type="float" office:value="0.00994300000002113">
            <text:p>0.009943</text:p>
          </table:table-cell>
          <table:table-cell table:formula="of:=[.B64]-[.B6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78569">
            <text:p>875.078569</text:p>
          </table:table-cell>
          <table:table-cell table:formula="of:=[.A65]-[.A$20]" office:value-type="float" office:value="0.00994500000001608">
            <text:p>0.009945</text:p>
          </table:table-cell>
          <table:table-cell table:formula="of:=[.B65]-[.B64]" office:value-type="float" office:value="0.00000199999999495049">
            <text:p>0.000002</text:p>
          </table:table-cell>
          <table:table-cell/>
          <table:table-cell office:value-type="string">
            <text:p>d_s is renewed (r + D) to 875083.566700; c_s is fully topped up</text:p>
          </table:table-cell>
          <table:table-cell/>
        </table:table-row>
        <table:table-row table:style-name="ro1">
          <table:table-cell office:value-type="float" office:value="875.078576">
            <text:p>875.078576</text:p>
          </table:table-cell>
          <table:table-cell table:formula="of:=[.A66]-[.A$20]" office:value-type="float" office:value="0.00995199999999841">
            <text:p>0.009952</text:p>
          </table:table-cell>
          <table:table-cell table:formula="of:=[.B66]-[.B65]" office:value-type="float" office:value="0.0000069999999823267">
            <text:p>0.000007</text:p>
          </table:table-cell>
          <table:table-cell/>
          <table:table-cell office:value-type="string">
            <text:p>is pick_next_task_dl-ed by nm-applet (1734)</text:p>
          </table:table-cell>
          <table:table-cell/>
        </table:table-row>
        <table:table-row table:style-name="ro1">
          <table:table-cell office:value-type="float" office:value="875.080547">
            <text:p>875.080547</text:p>
          </table:table-cell>
          <table:table-cell table:formula="of:=[.A67]-[.A$20]" office:value-type="float" office:value="0.0119230000000243">
            <text:p>0.011923</text:p>
          </table:table-cell>
          <table:table-cell table:formula="of:=[.B67]-[.B66]" office:value-type="float" office:value="0.00197100000002592">
            <text:p>0.0019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80548">
            <text:p>875.080548</text:p>
          </table:table-cell>
          <table:table-cell table:formula="of:=[.A68]-[.A$20]" office:value-type="float" office:value="0.0119240000000218">
            <text:p>0.011924</text:p>
          </table:table-cell>
          <table:table-cell table:formula="of:=[.B68]-[.B6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80552">
            <text:p>875.080552</text:p>
          </table:table-cell>
          <table:table-cell table:formula="of:=[.A69]-[.A$20]" office:value-type="float" office:value="0.0119280000000117">
            <text:p>0.011928</text:p>
          </table:table-cell>
          <table:table-cell table:formula="of:=[.B69]-[.B6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080556">
            <text:p>875.080556</text:p>
          </table:table-cell>
          <table:table-cell table:formula="of:=[.A70]-[.A$20]" office:value-type="float" office:value="0.0119320000000016">
            <text:p>0.011932</text:p>
          </table:table-cell>
          <table:table-cell table:formula="of:=[.B70]-[.B69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80558">
            <text:p>875.080558</text:p>
          </table:table-cell>
          <table:table-cell table:formula="of:=[.A71]-[.A$20]" office:value-type="float" office:value="0.0119339999999966">
            <text:p>0.011934</text:p>
          </table:table-cell>
          <table:table-cell table:formula="of:=[.B71]-[.B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8056">
            <text:p>875.080560</text:p>
          </table:table-cell>
          <table:table-cell table:formula="of:=[.A72]-[.A$20]" office:value-type="float" office:value="0.0119359999999915">
            <text:p>0.011936</text:p>
          </table:table-cell>
          <table:table-cell table:formula="of:=[.B72]-[.B71]" office:value-type="float" office:value="0.00000199999999495049">
            <text:p>0.000002</text:p>
          </table:table-cell>
          <table:table-cell office:value-type="string">
            <text:p>d_s is renewed (r + D) to 875082.558048; c_s is fully topped up</text:p>
          </table:table-cell>
          <table:table-cell table:number-columns-repeated="2"/>
        </table:table-row>
        <table:table-row table:style-name="ro1">
          <table:table-cell office:value-type="float" office:value="875.080563">
            <text:p>875.080563</text:p>
          </table:table-cell>
          <table:table-cell table:formula="of:=[.A73]-[.A$20]" office:value-type="float" office:value="0.0119389999999839">
            <text:p>0.011939</text:p>
          </table:table-cell>
          <table:table-cell table:formula="of:=[.B73]-[.B72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080568">
            <text:p>875.080568</text:p>
          </table:table-cell>
          <table:table-cell table:formula="of:=[.A74]-[.A$20]" office:value-type="float" office:value="0.0119439999999713">
            <text:p>0.011944</text:p>
          </table:table-cell>
          <table:table-cell table:formula="of:=[.B74]-[.B73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80572">
            <text:p>875.080572</text:p>
          </table:table-cell>
          <table:table-cell table:formula="of:=[.A75]-[.A$20]" office:value-type="float" office:value="0.0119479999999612">
            <text:p>0.011948</text:p>
          </table:table-cell>
          <table:table-cell table:formula="of:=[.B75]-[.B74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081522">
            <text:p>875.081522</text:p>
          </table:table-cell>
          <table:table-cell table:formula="of:=[.A76]-[.A$20]" office:value-type="float" office:value="0.0128979999999501">
            <text:p>0.012898</text:p>
          </table:table-cell>
          <table:table-cell table:formula="of:=[.B76]-[.B75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81523">
            <text:p>875.081523</text:p>
          </table:table-cell>
          <table:table-cell table:formula="of:=[.A77]-[.A$20]" office:value-type="float" office:value="0.0128989999999476">
            <text:p>0.012899</text:p>
          </table:table-cell>
          <table:table-cell table:formula="of:=[.B77]-[.B7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81527">
            <text:p>875.081527</text:p>
          </table:table-cell>
          <table:table-cell table:formula="of:=[.A78]-[.A$20]" office:value-type="float" office:value="0.0129030000000512">
            <text:p>0.012903</text:p>
          </table:table-cell>
          <table:table-cell table:formula="of:=[.B78]-[.B77]" office:value-type="float" office:value="0.00000400000010358781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08355">
            <text:p>875.083550</text:p>
          </table:table-cell>
          <table:table-cell table:formula="of:=[.A79]-[.A$20]" office:value-type="float" office:value="0.0149259999999458">
            <text:p>0.014926</text:p>
          </table:table-cell>
          <table:table-cell table:formula="of:=[.B79]-[.B78]" office:value-type="float" office:value="0.00202299999989464">
            <text:p>0.00202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83552">
            <text:p>875.083552</text:p>
          </table:table-cell>
          <table:table-cell table:formula="of:=[.A80]-[.A$20]" office:value-type="float" office:value="0.0149280000000545">
            <text:p>0.014928</text:p>
          </table:table-cell>
          <table:table-cell table:formula="of:=[.B80]-[.B79]" office:value-type="float" office:value="0.00000200000010863732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83555">
            <text:p>875.083555</text:p>
          </table:table-cell>
          <table:table-cell table:formula="of:=[.A81]-[.A$20]" office:value-type="float" office:value="0.0149310000000469">
            <text:p>0.014931</text:p>
          </table:table-cell>
          <table:table-cell table:formula="of:=[.B81]-[.B80]" office:value-type="float" office:value="0.00000299999999242573">
            <text:p>0.000003</text:p>
          </table:table-cell>
          <table:table-cell/>
          <table:table-cell office:value-type="string">
            <text:p>0.026902 / 0.014498 &gt; 2.000000 / 5.000000</text:p>
          </table:table-cell>
          <table:table-cell/>
        </table:table-row>
        <table:table-row table:style-name="ro1">
          <table:table-cell office:value-type="float" office:value="875.083558">
            <text:p>875.083558</text:p>
          </table:table-cell>
          <table:table-cell table:formula="of:=[.A82]-[.A$20]" office:value-type="float" office:value="0.0149340000000393">
            <text:p>0.014934</text:p>
          </table:table-cell>
          <table:table-cell table:formula="of:=[.B82]-[.B81]" office:value-type="float" office:value="0.00000299999999242573">
            <text:p>0.000003</text:p>
          </table:table-cell>
          <table:table-cell/>
          <table:table-cell office:value-type="string">
            <text:p>d_s is renewed (r + D) to 875088.552202; c_s is fully topped up</text:p>
          </table:table-cell>
          <table:table-cell/>
        </table:table-row>
        <table:table-row table:style-name="ro1">
          <table:table-cell office:value-type="float" office:value="875.084469">
            <text:p>875.084469</text:p>
          </table:table-cell>
          <table:table-cell table:formula="of:=[.A83]-[.A$20]" office:value-type="float" office:value="0.015845000000013">
            <text:p>0.015845</text:p>
          </table:table-cell>
          <table:table-cell table:formula="of:=[.B83]-[.B82]" office:value-type="float" office:value="0.000910999999973683">
            <text:p>0.00091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084471">
            <text:p>875.084471</text:p>
          </table:table-cell>
          <table:table-cell table:formula="of:=[.A84]-[.A$20]" office:value-type="float" office:value="0.0158470000000079">
            <text:p>0.015847</text:p>
          </table:table-cell>
          <table:table-cell table:formula="of:=[.B84]-[.B8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84474">
            <text:p>875.084474</text:p>
          </table:table-cell>
          <table:table-cell table:formula="of:=[.A85]-[.A$20]" office:value-type="float" office:value="0.0158500000000004">
            <text:p>0.015850</text:p>
          </table:table-cell>
          <table:table-cell table:formula="of:=[.B85]-[.B84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084556">
            <text:p>875.084556</text:p>
          </table:table-cell>
          <table:table-cell table:formula="of:=[.A86]-[.A$20]" office:value-type="float" office:value="0.0159320000000207">
            <text:p>0.015932</text:p>
          </table:table-cell>
          <table:table-cell table:formula="of:=[.B86]-[.B85]" office:value-type="float" office:value="0.0000820000000203436">
            <text:p>0.0000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84557">
            <text:p>875.084557</text:p>
          </table:table-cell>
          <table:table-cell table:formula="of:=[.A87]-[.A$20]" office:value-type="float" office:value="0.0159330000000182">
            <text:p>0.015933</text:p>
          </table:table-cell>
          <table:table-cell table:formula="of:=[.B87]-[.B86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8456">
            <text:p>875.084560</text:p>
          </table:table-cell>
          <table:table-cell table:formula="of:=[.A88]-[.A$20]" office:value-type="float" office:value="0.0159360000000106">
            <text:p>0.015936</text:p>
          </table:table-cell>
          <table:table-cell table:formula="of:=[.B88]-[.B87]" office:value-type="float" office:value="0.00000299999999242573">
            <text:p>0.000003</text:p>
          </table:table-cell>
          <table:table-cell office:value-type="string">
            <text:p>d_s is renewed (r + D) to 875086.557532; c_s is fully topped up</text:p>
          </table:table-cell>
          <table:table-cell table:number-columns-repeated="2"/>
        </table:table-row>
        <table:table-row table:style-name="ro1">
          <table:table-cell office:value-type="float" office:value="875.084562">
            <text:p>875.084562</text:p>
          </table:table-cell>
          <table:table-cell table:formula="of:=[.A89]-[.A$20]" office:value-type="float" office:value="0.0159380000000056">
            <text:p>0.015938</text:p>
          </table:table-cell>
          <table:table-cell table:formula="of:=[.B89]-[.B8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084566">
            <text:p>875.084566</text:p>
          </table:table-cell>
          <table:table-cell table:formula="of:=[.A90]-[.A$20]" office:value-type="float" office:value="0.0159419999999955">
            <text:p>0.015942</text:p>
          </table:table-cell>
          <table:table-cell table:formula="of:=[.B90]-[.B8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84571">
            <text:p>875.084571</text:p>
          </table:table-cell>
          <table:table-cell table:formula="of:=[.A91]-[.A$20]" office:value-type="float" office:value="0.0159469999999828">
            <text:p>0.015947</text:p>
          </table:table-cell>
          <table:table-cell table:formula="of:=[.B91]-[.B9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085521">
            <text:p>875.085521</text:p>
          </table:table-cell>
          <table:table-cell table:formula="of:=[.A92]-[.A$20]" office:value-type="float" office:value="0.0168969999999717">
            <text:p>0.016897</text:p>
          </table:table-cell>
          <table:table-cell table:formula="of:=[.B92]-[.B91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85523">
            <text:p>875.085523</text:p>
          </table:table-cell>
          <table:table-cell table:formula="of:=[.A93]-[.A$20]" office:value-type="float" office:value="0.0168989999999667">
            <text:p>0.016899</text:p>
          </table:table-cell>
          <table:table-cell table:formula="of:=[.B93]-[.B9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85527">
            <text:p>875.085527</text:p>
          </table:table-cell>
          <table:table-cell table:formula="of:=[.A94]-[.A$20]" office:value-type="float" office:value="0.0169029999999566">
            <text:p>0.016903</text:p>
          </table:table-cell>
          <table:table-cell table:formula="of:=[.B94]-[.B9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0874">
            <text:p>875.087400</text:p>
          </table:table-cell>
          <table:table-cell table:formula="of:=[.A95]-[.A$20]" office:value-type="float" office:value="0.0187760000000026">
            <text:p>0.018776</text:p>
          </table:table-cell>
          <table:table-cell table:formula="of:=[.B95]-[.B94]" office:value-type="float" office:value="0.00187300000004598">
            <text:p>0.00187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87401">
            <text:p>875.087401</text:p>
          </table:table-cell>
          <table:table-cell table:formula="of:=[.A96]-[.A$20]" office:value-type="float" office:value="0.018777">
            <text:p>0.018777</text:p>
          </table:table-cell>
          <table:table-cell table:formula="of:=[.B96]-[.B9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88569">
            <text:p>875.088569</text:p>
          </table:table-cell>
          <table:table-cell table:formula="of:=[.A97]-[.A$20]" office:value-type="float" office:value="0.019945000000007">
            <text:p>0.019945</text:p>
          </table:table-cell>
          <table:table-cell table:formula="of:=[.B97]-[.B96]" office:value-type="float" office:value="0.00116800000000694">
            <text:p>0.00116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088573">
            <text:p>875.088573</text:p>
          </table:table-cell>
          <table:table-cell table:formula="of:=[.A98]-[.A$20]" office:value-type="float" office:value="0.0199489999999969">
            <text:p>0.019949</text:p>
          </table:table-cell>
          <table:table-cell table:formula="of:=[.B98]-[.B9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088576">
            <text:p>875.088576</text:p>
          </table:table-cell>
          <table:table-cell table:formula="of:=[.A99]-[.A$20]" office:value-type="float" office:value="0.0199519999999893">
            <text:p>0.019952</text:p>
          </table:table-cell>
          <table:table-cell table:formula="of:=[.B99]-[.B98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095.572474; c_s is fully topped up</text:p>
          </table:table-cell>
        </table:table-row>
        <table:table-row table:style-name="ro1">
          <table:table-cell office:value-type="float" office:value="875.088578">
            <text:p>875.088578</text:p>
          </table:table-cell>
          <table:table-cell table:formula="of:=[.A100]-[.A$20]" office:value-type="float" office:value="0.0199539999999843">
            <text:p>0.019954</text:p>
          </table:table-cell>
          <table:table-cell table:formula="of:=[.B100]-[.B99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8858">
            <text:p>875.088580</text:p>
          </table:table-cell>
          <table:table-cell table:formula="of:=[.A101]-[.A$20]" office:value-type="float" office:value="0.0199559999999792">
            <text:p>0.019956</text:p>
          </table:table-cell>
          <table:table-cell table:formula="of:=[.B101]-[.B1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88582">
            <text:p>875.088582</text:p>
          </table:table-cell>
          <table:table-cell table:formula="of:=[.A102]-[.A$20]" office:value-type="float" office:value="0.0199579999999742">
            <text:p>0.019958</text:p>
          </table:table-cell>
          <table:table-cell table:formula="of:=[.B102]-[.B101]" office:value-type="float" office:value="0.00000199999999495049">
            <text:p>0.000002</text:p>
          </table:table-cell>
          <table:table-cell office:value-type="string">
            <text:p>d_s is renewed (r + D) to 875090.580202; c_s is fully topped up</text:p>
          </table:table-cell>
          <table:table-cell table:number-columns-repeated="2"/>
        </table:table-row>
        <table:table-row table:style-name="ro1">
          <table:table-cell office:value-type="float" office:value="875.088585">
            <text:p>875.088585</text:p>
          </table:table-cell>
          <table:table-cell table:formula="of:=[.A103]-[.A$20]" office:value-type="float" office:value="0.0199609999999666">
            <text:p>0.019961</text:p>
          </table:table-cell>
          <table:table-cell table:formula="of:=[.B103]-[.B10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88587">
            <text:p>875.088587</text:p>
          </table:table-cell>
          <table:table-cell table:formula="of:=[.A104]-[.A$20]" office:value-type="float" office:value="0.0199629999999615">
            <text:p>0.019963</text:p>
          </table:table-cell>
          <table:table-cell table:formula="of:=[.B104]-[.B10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88589">
            <text:p>875.088589</text:p>
          </table:table-cell>
          <table:table-cell table:formula="of:=[.A105]-[.A$20]" office:value-type="float" office:value="0.0199649999999565">
            <text:p>0.019965</text:p>
          </table:table-cell>
          <table:table-cell table:formula="of:=[.B105]-[.B104]" office:value-type="float" office:value="0.00000199999999495049">
            <text:p>0.000002</text:p>
          </table:table-cell>
          <table:table-cell/>
          <table:table-cell office:value-type="string">
            <text:p>d_s is renewed (r + D) to 875093.587198; c_s is fully topped up</text:p>
          </table:table-cell>
          <table:table-cell/>
        </table:table-row>
        <table:table-row table:style-name="ro1">
          <table:table-cell office:value-type="float" office:value="875.088602">
            <text:p>875.088602</text:p>
          </table:table-cell>
          <table:table-cell table:formula="of:=[.A106]-[.A$20]" office:value-type="float" office:value="0.0199780000000374">
            <text:p>0.019978</text:p>
          </table:table-cell>
          <table:table-cell table:formula="of:=[.B106]-[.B105]" office:value-type="float" office:value="0.000013000000080865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089559">
            <text:p>875.089559</text:p>
          </table:table-cell>
          <table:table-cell table:formula="of:=[.A107]-[.A$20]" office:value-type="float" office:value="0.0209350000000086">
            <text:p>0.020935</text:p>
          </table:table-cell>
          <table:table-cell table:formula="of:=[.B107]-[.B106]" office:value-type="float" office:value="0.000956999999971231">
            <text:p>0.00095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89561">
            <text:p>875.089561</text:p>
          </table:table-cell>
          <table:table-cell table:formula="of:=[.A108]-[.A$20]" office:value-type="float" office:value="0.0209370000000035">
            <text:p>0.020937</text:p>
          </table:table-cell>
          <table:table-cell table:formula="of:=[.B108]-[.B10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89566">
            <text:p>875.089566</text:p>
          </table:table-cell>
          <table:table-cell table:formula="of:=[.A109]-[.A$20]" office:value-type="float" office:value="0.0209419999999909">
            <text:p>0.020942</text:p>
          </table:table-cell>
          <table:table-cell table:formula="of:=[.B109]-[.B108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091517">
            <text:p>875.091517</text:p>
          </table:table-cell>
          <table:table-cell table:formula="of:=[.A110]-[.A$20]" office:value-type="float" office:value="0.0228929999999536">
            <text:p>0.022893</text:p>
          </table:table-cell>
          <table:table-cell table:formula="of:=[.B110]-[.B109]" office:value-type="float" office:value="0.00195099999996273">
            <text:p>0.0019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91518">
            <text:p>875.091518</text:p>
          </table:table-cell>
          <table:table-cell table:formula="of:=[.A111]-[.A$20]" office:value-type="float" office:value="0.0228939999999511">
            <text:p>0.022894</text:p>
          </table:table-cell>
          <table:table-cell table:formula="of:=[.B111]-[.B11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91522">
            <text:p>875.091522</text:p>
          </table:table-cell>
          <table:table-cell table:formula="of:=[.A112]-[.A$20]" office:value-type="float" office:value="0.0228980000000547">
            <text:p>0.022898</text:p>
          </table:table-cell>
          <table:table-cell table:formula="of:=[.B112]-[.B111]" office:value-type="float" office:value="0.00000400000010358781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092557">
            <text:p>875.092557</text:p>
          </table:table-cell>
          <table:table-cell table:formula="of:=[.A113]-[.A$20]" office:value-type="float" office:value="0.0239330000000564">
            <text:p>0.023933</text:p>
          </table:table-cell>
          <table:table-cell table:formula="of:=[.B113]-[.B112]" office:value-type="float" office:value="0.00103500000000167">
            <text:p>0.00103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92559">
            <text:p>875.092559</text:p>
          </table:table-cell>
          <table:table-cell table:formula="of:=[.A114]-[.A$20]" office:value-type="float" office:value="0.0239350000000513">
            <text:p>0.023935</text:p>
          </table:table-cell>
          <table:table-cell table:formula="of:=[.B114]-[.B11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92562">
            <text:p>875.092562</text:p>
          </table:table-cell>
          <table:table-cell table:formula="of:=[.A115]-[.A$20]" office:value-type="float" office:value="0.0239380000000438">
            <text:p>0.023938</text:p>
          </table:table-cell>
          <table:table-cell table:formula="of:=[.B115]-[.B114]" office:value-type="float" office:value="0.00000299999999242573">
            <text:p>0.000003</text:p>
          </table:table-cell>
          <table:table-cell office:value-type="string">
            <text:p>d_s is renewed (r + D) to 875094.559287; c_s is fully topped up</text:p>
          </table:table-cell>
          <table:table-cell table:number-columns-repeated="2"/>
        </table:table-row>
        <table:table-row table:style-name="ro1">
          <table:table-cell office:value-type="float" office:value="875.092565">
            <text:p>875.092565</text:p>
          </table:table-cell>
          <table:table-cell table:formula="of:=[.A116]-[.A$20]" office:value-type="float" office:value="0.0239410000000362">
            <text:p>0.023941</text:p>
          </table:table-cell>
          <table:table-cell table:formula="of:=[.B116]-[.B115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092568">
            <text:p>875.092568</text:p>
          </table:table-cell>
          <table:table-cell table:formula="of:=[.A117]-[.A$20]" office:value-type="float" office:value="0.0239440000000286">
            <text:p>0.023944</text:p>
          </table:table-cell>
          <table:table-cell table:formula="of:=[.B117]-[.B116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92572">
            <text:p>875.092572</text:p>
          </table:table-cell>
          <table:table-cell table:formula="of:=[.A118]-[.A$20]" office:value-type="float" office:value="0.0239480000000185">
            <text:p>0.023948</text:p>
          </table:table-cell>
          <table:table-cell table:formula="of:=[.B118]-[.B117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09352">
            <text:p>875.093520</text:p>
          </table:table-cell>
          <table:table-cell table:formula="of:=[.A119]-[.A$20]" office:value-type="float" office:value="0.0248960000000125">
            <text:p>0.024896</text:p>
          </table:table-cell>
          <table:table-cell table:formula="of:=[.B119]-[.B118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93521">
            <text:p>875.093521</text:p>
          </table:table-cell>
          <table:table-cell table:formula="of:=[.A120]-[.A$20]" office:value-type="float" office:value="0.0248970000000099">
            <text:p>0.024897</text:p>
          </table:table-cell>
          <table:table-cell table:formula="of:=[.B120]-[.B11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93525">
            <text:p>875.093525</text:p>
          </table:table-cell>
          <table:table-cell table:formula="of:=[.A121]-[.A$20]" office:value-type="float" office:value="0.0249009999999998">
            <text:p>0.024901</text:p>
          </table:table-cell>
          <table:table-cell table:formula="of:=[.B121]-[.B1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093554">
            <text:p>875.093554</text:p>
          </table:table-cell>
          <table:table-cell table:formula="of:=[.A122]-[.A$20]" office:value-type="float" office:value="0.0249300000000403">
            <text:p>0.024930</text:p>
          </table:table-cell>
          <table:table-cell table:formula="of:=[.B122]-[.B121]" office:value-type="float" office:value="0.0000290000000404689">
            <text:p>0.00002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93556">
            <text:p>875.093556</text:p>
          </table:table-cell>
          <table:table-cell table:formula="of:=[.A123]-[.A$20]" office:value-type="float" office:value="0.0249320000000353">
            <text:p>0.024932</text:p>
          </table:table-cell>
          <table:table-cell table:formula="of:=[.B123]-[.B12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93559">
            <text:p>875.093559</text:p>
          </table:table-cell>
          <table:table-cell table:formula="of:=[.A124]-[.A$20]" office:value-type="float" office:value="0.0249350000000277">
            <text:p>0.024935</text:p>
          </table:table-cell>
          <table:table-cell table:formula="of:=[.B124]-[.B123]" office:value-type="float" office:value="0.00000299999999242573">
            <text:p>0.000003</text:p>
          </table:table-cell>
          <table:table-cell/>
          <table:table-cell office:value-type="string">
            <text:p>0.046161 / 0.031257 &gt; 2.000000 / 5.000000</text:p>
          </table:table-cell>
          <table:table-cell/>
        </table:table-row>
        <table:table-row table:style-name="ro1">
          <table:table-cell office:value-type="float" office:value="875.093562">
            <text:p>875.093562</text:p>
          </table:table-cell>
          <table:table-cell table:formula="of:=[.A125]-[.A$20]" office:value-type="float" office:value="0.0249380000000201">
            <text:p>0.024938</text:p>
          </table:table-cell>
          <table:table-cell table:formula="of:=[.B125]-[.B124]" office:value-type="float" office:value="0.00000299999999242573">
            <text:p>0.000003</text:p>
          </table:table-cell>
          <table:table-cell/>
          <table:table-cell office:value-type="string">
            <text:p>d_s is renewed (r + D) to 875098.555941; c_s is fully topped up</text:p>
          </table:table-cell>
          <table:table-cell/>
        </table:table-row>
        <table:table-row table:style-name="ro1">
          <table:table-cell office:value-type="float" office:value="875.095439">
            <text:p>875.095439</text:p>
          </table:table-cell>
          <table:table-cell table:formula="of:=[.A126]-[.A$20]" office:value-type="float" office:value="0.026815000000056">
            <text:p>0.026815</text:p>
          </table:table-cell>
          <table:table-cell table:formula="of:=[.B126]-[.B125]" office:value-type="float" office:value="0.00187700000003588">
            <text:p>0.00187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09544">
            <text:p>875.095440</text:p>
          </table:table-cell>
          <table:table-cell table:formula="of:=[.A127]-[.A$20]" office:value-type="float" office:value="0.0268160000000535">
            <text:p>0.026816</text:p>
          </table:table-cell>
          <table:table-cell table:formula="of:=[.B127]-[.B12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095444">
            <text:p>875.095444</text:p>
          </table:table-cell>
          <table:table-cell table:formula="of:=[.A128]-[.A$20]" office:value-type="float" office:value="0.0268200000000434">
            <text:p>0.026820</text:p>
          </table:table-cell>
          <table:table-cell table:formula="of:=[.B128]-[.B12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096556">
            <text:p>875.096556</text:p>
          </table:table-cell>
          <table:table-cell table:formula="of:=[.A129]-[.A$20]" office:value-type="float" office:value="0.0279319999999643">
            <text:p>0.027932</text:p>
          </table:table-cell>
          <table:table-cell table:formula="of:=[.B129]-[.B128]" office:value-type="float" office:value="0.00111199999992095">
            <text:p>0.0011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096558">
            <text:p>875.096558</text:p>
          </table:table-cell>
          <table:table-cell table:formula="of:=[.A130]-[.A$20]" office:value-type="float" office:value="0.0279339999999593">
            <text:p>0.027934</text:p>
          </table:table-cell>
          <table:table-cell table:formula="of:=[.B130]-[.B12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09656">
            <text:p>875.096560</text:p>
          </table:table-cell>
          <table:table-cell table:formula="of:=[.A131]-[.A$20]" office:value-type="float" office:value="0.0279359999999542">
            <text:p>0.027936</text:p>
          </table:table-cell>
          <table:table-cell table:formula="of:=[.B131]-[.B130]" office:value-type="float" office:value="0.00000199999999495049">
            <text:p>0.000002</text:p>
          </table:table-cell>
          <table:table-cell office:value-type="string">
            <text:p>d_s is renewed (r + D) to 875098.558081; c_s is fully topped up</text:p>
          </table:table-cell>
          <table:table-cell table:number-columns-repeated="2"/>
        </table:table-row>
        <table:table-row table:style-name="ro1">
          <table:table-cell office:value-type="float" office:value="875.097418">
            <text:p>875.097418</text:p>
          </table:table-cell>
          <table:table-cell table:formula="of:=[.A132]-[.A$20]" office:value-type="float" office:value="0.028793999999948">
            <text:p>0.028794</text:p>
          </table:table-cell>
          <table:table-cell table:formula="of:=[.B132]-[.B131]" office:value-type="float" office:value="0.000857999999993808">
            <text:p>0.0008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09742">
            <text:p>875.097420</text:p>
          </table:table-cell>
          <table:table-cell table:formula="of:=[.A133]-[.A$20]" office:value-type="float" office:value="0.0287960000000567">
            <text:p>0.028796</text:p>
          </table:table-cell>
          <table:table-cell table:formula="of:=[.B133]-[.B132]" office:value-type="float" office:value="0.00000200000010863732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097424">
            <text:p>875.097424</text:p>
          </table:table-cell>
          <table:table-cell table:formula="of:=[.A134]-[.A$20]" office:value-type="float" office:value="0.0288000000000466">
            <text:p>0.028800</text:p>
          </table:table-cell>
          <table:table-cell table:formula="of:=[.B134]-[.B133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098375">
            <text:p>875.098375</text:p>
          </table:table-cell>
          <table:table-cell table:formula="of:=[.A135]-[.A$20]" office:value-type="float" office:value="0.0297510000000329">
            <text:p>0.029751</text:p>
          </table:table-cell>
          <table:table-cell table:formula="of:=[.B135]-[.B134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098377">
            <text:p>875.098377</text:p>
          </table:table-cell>
          <table:table-cell table:formula="of:=[.A136]-[.A$20]" office:value-type="float" office:value="0.0297530000000279">
            <text:p>0.029753</text:p>
          </table:table-cell>
          <table:table-cell table:formula="of:=[.B136]-[.B13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098609">
            <text:p>875.098609</text:p>
          </table:table-cell>
          <table:table-cell table:formula="of:=[.A137]-[.A$20]" office:value-type="float" office:value="0.0299850000000106">
            <text:p>0.029985</text:p>
          </table:table-cell>
          <table:table-cell table:formula="of:=[.B137]-[.B136]" office:value-type="float" office:value="0.00023199999998269">
            <text:p>0.00023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098611">
            <text:p>875.098611</text:p>
          </table:table-cell>
          <table:table-cell table:formula="of:=[.A138]-[.A$20]" office:value-type="float" office:value="0.0299870000000055">
            <text:p>0.029987</text:p>
          </table:table-cell>
          <table:table-cell table:formula="of:=[.B138]-[.B13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098613">
            <text:p>875.098613</text:p>
          </table:table-cell>
          <table:table-cell table:formula="of:=[.A139]-[.A$20]" office:value-type="float" office:value="0.0299890000000005">
            <text:p>0.029989</text:p>
          </table:table-cell>
          <table:table-cell table:formula="of:=[.B139]-[.B138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105.610978; c_s is fully topped up</text:p>
          </table:table-cell>
        </table:table-row>
        <table:table-row table:style-name="ro1">
          <table:table-cell office:value-type="float" office:value="875.098616">
            <text:p>875.098616</text:p>
          </table:table-cell>
          <table:table-cell table:formula="of:=[.A140]-[.A$20]" office:value-type="float" office:value="0.0299919999999929">
            <text:p>0.029992</text:p>
          </table:table-cell>
          <table:table-cell table:formula="of:=[.B140]-[.B139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098618">
            <text:p>875.098618</text:p>
          </table:table-cell>
          <table:table-cell table:formula="of:=[.A141]-[.A$20]" office:value-type="float" office:value="0.0299939999999879">
            <text:p>0.029994</text:p>
          </table:table-cell>
          <table:table-cell table:formula="of:=[.B141]-[.B14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09862">
            <text:p>875.098620</text:p>
          </table:table-cell>
          <table:table-cell table:formula="of:=[.A142]-[.A$20]" office:value-type="float" office:value="0.0299959999999828">
            <text:p>0.029996</text:p>
          </table:table-cell>
          <table:table-cell table:formula="of:=[.B142]-[.B141]" office:value-type="float" office:value="0.00000199999999495049">
            <text:p>0.000002</text:p>
          </table:table-cell>
          <table:table-cell/>
          <table:table-cell office:value-type="string">
            <text:p>d_s is renewed (r + D) to 875103.618094; c_s is fully topped up</text:p>
          </table:table-cell>
          <table:table-cell/>
        </table:table-row>
        <table:table-row table:style-name="ro1">
          <table:table-cell office:value-type="float" office:value="875.098631">
            <text:p>875.098631</text:p>
          </table:table-cell>
          <table:table-cell table:formula="of:=[.A143]-[.A$20]" office:value-type="float" office:value="0.030006999999955">
            <text:p>0.030007</text:p>
          </table:table-cell>
          <table:table-cell table:formula="of:=[.B143]-[.B142]" office:value-type="float" office:value="0.0000109999999722277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100557">
            <text:p>875.100557</text:p>
          </table:table-cell>
          <table:table-cell table:formula="of:=[.A144]-[.A$20]" office:value-type="float" office:value="0.0319329999999809">
            <text:p>0.031933</text:p>
          </table:table-cell>
          <table:table-cell table:formula="of:=[.B144]-[.B143]" office:value-type="float" office:value="0.00192600000002585">
            <text:p>0.0019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00559">
            <text:p>875.100559</text:p>
          </table:table-cell>
          <table:table-cell table:formula="of:=[.A145]-[.A$20]" office:value-type="float" office:value="0.0319349999999758">
            <text:p>0.031935</text:p>
          </table:table-cell>
          <table:table-cell table:formula="of:=[.B145]-[.B1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00561">
            <text:p>875.100561</text:p>
          </table:table-cell>
          <table:table-cell table:formula="of:=[.A146]-[.A$20]" office:value-type="float" office:value="0.0319369999999708">
            <text:p>0.031937</text:p>
          </table:table-cell>
          <table:table-cell table:formula="of:=[.B146]-[.B145]" office:value-type="float" office:value="0.00000199999999495049">
            <text:p>0.000002</text:p>
          </table:table-cell>
          <table:table-cell office:value-type="string">
            <text:p>d_s is renewed (r + D) to 875102.558900; c_s is fully topped up</text:p>
          </table:table-cell>
          <table:table-cell table:number-columns-repeated="2"/>
        </table:table-row>
        <table:table-row table:style-name="ro1">
          <table:table-cell office:value-type="float" office:value="875.100564">
            <text:p>875.100564</text:p>
          </table:table-cell>
          <table:table-cell table:formula="of:=[.A147]-[.A$20]" office:value-type="float" office:value="0.0319399999999632">
            <text:p>0.031940</text:p>
          </table:table-cell>
          <table:table-cell table:formula="of:=[.B147]-[.B146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0057">
            <text:p>875.100570</text:p>
          </table:table-cell>
          <table:table-cell table:formula="of:=[.A148]-[.A$20]" office:value-type="float" office:value="0.0319459999999481">
            <text:p>0.031946</text:p>
          </table:table-cell>
          <table:table-cell table:formula="of:=[.B148]-[.B147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00574">
            <text:p>875.100574</text:p>
          </table:table-cell>
          <table:table-cell table:formula="of:=[.A149]-[.A$20]" office:value-type="float" office:value="0.0319500000000517">
            <text:p>0.031950</text:p>
          </table:table-cell>
          <table:table-cell table:formula="of:=[.B149]-[.B148]" office:value-type="float" office:value="0.00000400000010358781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01526">
            <text:p>875.101526</text:p>
          </table:table-cell>
          <table:table-cell table:formula="of:=[.A150]-[.A$20]" office:value-type="float" office:value="0.0329020000000355">
            <text:p>0.032902</text:p>
          </table:table-cell>
          <table:table-cell table:formula="of:=[.B150]-[.B149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01528">
            <text:p>875.101528</text:p>
          </table:table-cell>
          <table:table-cell table:formula="of:=[.A151]-[.A$20]" office:value-type="float" office:value="0.0329040000000305">
            <text:p>0.032904</text:p>
          </table:table-cell>
          <table:table-cell table:formula="of:=[.B151]-[.B15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01532">
            <text:p>875.101532</text:p>
          </table:table-cell>
          <table:table-cell table:formula="of:=[.A152]-[.A$20]" office:value-type="float" office:value="0.0329080000000204">
            <text:p>0.032908</text:p>
          </table:table-cell>
          <table:table-cell table:formula="of:=[.B152]-[.B15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01579">
            <text:p>875.101579</text:p>
          </table:table-cell>
          <table:table-cell table:formula="of:=[.A153]-[.A$20]" office:value-type="float" office:value="0.0329550000000154">
            <text:p>0.032955</text:p>
          </table:table-cell>
          <table:table-cell table:formula="of:=[.B153]-[.B152]" office:value-type="float" office:value="0.0000469999999950232">
            <text:p>0.0000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01581">
            <text:p>875.101581</text:p>
          </table:table-cell>
          <table:table-cell table:formula="of:=[.A154]-[.A$20]" office:value-type="float" office:value="0.0329570000000103">
            <text:p>0.032957</text:p>
          </table:table-cell>
          <table:table-cell table:formula="of:=[.B154]-[.B15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01584">
            <text:p>875.101584</text:p>
          </table:table-cell>
          <table:table-cell table:formula="of:=[.A155]-[.A$20]" office:value-type="float" office:value="0.0329600000000028">
            <text:p>0.032960</text:p>
          </table:table-cell>
          <table:table-cell table:formula="of:=[.B155]-[.B15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03551">
            <text:p>875.103551</text:p>
          </table:table-cell>
          <table:table-cell table:formula="of:=[.A156]-[.A$20]" office:value-type="float" office:value="0.0349270000000388">
            <text:p>0.034927</text:p>
          </table:table-cell>
          <table:table-cell table:formula="of:=[.B156]-[.B155]" office:value-type="float" office:value="0.00196700000003602">
            <text:p>0.0019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03552">
            <text:p>875.103552</text:p>
          </table:table-cell>
          <table:table-cell table:formula="of:=[.A157]-[.A$20]" office:value-type="float" office:value="0.0349280000000363">
            <text:p>0.034928</text:p>
          </table:table-cell>
          <table:table-cell table:formula="of:=[.B157]-[.B15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03556">
            <text:p>875.103556</text:p>
          </table:table-cell>
          <table:table-cell table:formula="of:=[.A158]-[.A$20]" office:value-type="float" office:value="0.0349320000000262">
            <text:p>0.034932</text:p>
          </table:table-cell>
          <table:table-cell table:formula="of:=[.B158]-[.B157]" office:value-type="float" office:value="0.00000399999998990097">
            <text:p>0.000004</text:p>
          </table:table-cell>
          <table:table-cell/>
          <table:table-cell office:value-type="string">
            <text:p>0.010879 / 0.065580 &lt;= 2.000000 / 5.000000</text:p>
          </table:table-cell>
          <table:table-cell/>
        </table:table-row>
        <table:table-row table:style-name="ro1">
          <table:table-cell office:value-type="float" office:value="875.103557">
            <text:p>875.103557</text:p>
          </table:table-cell>
          <table:table-cell table:formula="of:=[.A159]-[.A$20]" office:value-type="float" office:value="0.0349330000000236">
            <text:p>0.034933</text:p>
          </table:table-cell>
          <table:table-cell table:formula="of:=[.B159]-[.B158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0356">
            <text:p>875.103560</text:p>
          </table:table-cell>
          <table:table-cell table:formula="of:=[.A160]-[.A$20]" office:value-type="float" office:value="0.0349360000000161">
            <text:p>0.034936</text:p>
          </table:table-cell>
          <table:table-cell table:formula="of:=[.B160]-[.B159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03563">
            <text:p>875.103563</text:p>
          </table:table-cell>
          <table:table-cell table:formula="of:=[.A161]-[.A$20]" office:value-type="float" office:value="0.0349390000000085">
            <text:p>0.034939</text:p>
          </table:table-cell>
          <table:table-cell table:formula="of:=[.B161]-[.B160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03568">
            <text:p>875.103568</text:p>
          </table:table-cell>
          <table:table-cell table:formula="of:=[.A162]-[.A$20]" office:value-type="float" office:value="0.0349439999999959">
            <text:p>0.034944</text:p>
          </table:table-cell>
          <table:table-cell table:formula="of:=[.B162]-[.B161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03579">
            <text:p>875.103579</text:p>
          </table:table-cell>
          <table:table-cell table:formula="of:=[.A163]-[.A$20]" office:value-type="float" office:value="0.0349549999999681">
            <text:p>0.034955</text:p>
          </table:table-cell>
          <table:table-cell table:formula="of:=[.B163]-[.B162]" office:value-type="float" office:value="0.0000109999999722277">
            <text:p>0.00001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03582">
            <text:p>875.103582</text:p>
          </table:table-cell>
          <table:table-cell table:formula="of:=[.A164]-[.A$20]" office:value-type="float" office:value="0.0349579999999605">
            <text:p>0.034958</text:p>
          </table:table-cell>
          <table:table-cell table:formula="of:=[.B164]-[.B163]" office:value-type="float" office:value="0.00000299999999242573">
            <text:p>0.000003</text:p>
          </table:table-cell>
          <table:table-cell/>
          <table:table-cell office:value-type="string">
            <text:p>uses up its c_s; 875103.578359-875103.564734=0.013625</text:p>
          </table:table-cell>
          <table:table-cell/>
        </table:table-row>
        <table:table-row table:style-name="ro1">
          <table:table-cell office:value-type="float" office:value="875.103588">
            <text:p>875.103588</text:p>
          </table:table-cell>
          <table:table-cell table:formula="of:=[.A165]-[.A$20]" office:value-type="float" office:value="0.0349639999999454">
            <text:p>0.034964</text:p>
          </table:table-cell>
          <table:table-cell table:formula="of:=[.B165]-[.B164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03591">
            <text:p>875.103591</text:p>
          </table:table-cell>
          <table:table-cell table:formula="of:=[.A166]-[.A$20]" office:value-type="float" office:value="0.0349670000000515">
            <text:p>0.034967</text:p>
          </table:table-cell>
          <table:table-cell table:formula="of:=[.B166]-[.B16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03626">
            <text:p>875.103626</text:p>
          </table:table-cell>
          <table:table-cell table:formula="of:=[.A167]-[.A$20]" office:value-type="float" office:value="0.0350019999999631">
            <text:p>0.035002</text:p>
          </table:table-cell>
          <table:table-cell table:formula="of:=[.B167]-[.B166]" office:value-type="float" office:value="0.0000349999999116335">
            <text:p>0.0000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03627">
            <text:p>875.103627</text:p>
          </table:table-cell>
          <table:table-cell table:formula="of:=[.A168]-[.A$20]" office:value-type="float" office:value="0.0350029999999606">
            <text:p>0.035003</text:p>
          </table:table-cell>
          <table:table-cell table:formula="of:=[.B168]-[.B16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0363">
            <text:p>875.103630</text:p>
          </table:table-cell>
          <table:table-cell table:formula="of:=[.A169]-[.A$20]" office:value-type="float" office:value="0.035005999999953">
            <text:p>0.035006</text:p>
          </table:table-cell>
          <table:table-cell table:formula="of:=[.B169]-[.B168]" office:value-type="float" office:value="0.00000299999999242573">
            <text:p>0.000003</text:p>
          </table:table-cell>
          <table:table-cell/>
          <table:table-cell office:value-type="string">
            <text:p>postpones its deadline to 875108.618094; c_s is topped up to 1.997254</text:p>
          </table:table-cell>
          <table:table-cell/>
        </table:table-row>
        <table:table-row table:style-name="ro1">
          <table:table-cell office:value-type="float" office:value="875.104556">
            <text:p>875.104556</text:p>
          </table:table-cell>
          <table:table-cell table:formula="of:=[.A170]-[.A$20]" office:value-type="float" office:value="0.0359320000000025">
            <text:p>0.035932</text:p>
          </table:table-cell>
          <table:table-cell table:formula="of:=[.B170]-[.B169]" office:value-type="float" office:value="0.000926000000049498">
            <text:p>0.0009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04558">
            <text:p>875.104558</text:p>
          </table:table-cell>
          <table:table-cell table:formula="of:=[.A171]-[.A$20]" office:value-type="float" office:value="0.0359339999999975">
            <text:p>0.035934</text:p>
          </table:table-cell>
          <table:table-cell table:formula="of:=[.B171]-[.B1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0456">
            <text:p>875.104560</text:p>
          </table:table-cell>
          <table:table-cell table:formula="of:=[.A172]-[.A$20]" office:value-type="float" office:value="0.0359359999999924">
            <text:p>0.035936</text:p>
          </table:table-cell>
          <table:table-cell table:formula="of:=[.B172]-[.B171]" office:value-type="float" office:value="0.00000199999999495049">
            <text:p>0.000002</text:p>
          </table:table-cell>
          <table:table-cell office:value-type="string">
            <text:p>d_s is renewed (r + D) to 875106.558059; c_s is fully topped up</text:p>
          </table:table-cell>
          <table:table-cell table:number-columns-repeated="2"/>
        </table:table-row>
        <table:table-row table:style-name="ro1">
          <table:table-cell office:value-type="float" office:value="875.104573">
            <text:p>875.104573</text:p>
          </table:table-cell>
          <table:table-cell table:formula="of:=[.A173]-[.A$20]" office:value-type="float" office:value="0.0359489999999596">
            <text:p>0.035949</text:p>
          </table:table-cell>
          <table:table-cell table:formula="of:=[.B173]-[.B172]" office:value-type="float" office:value="0.0000129999999671782">
            <text:p>0.00001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04575">
            <text:p>875.104575</text:p>
          </table:table-cell>
          <table:table-cell table:formula="of:=[.A174]-[.A$20]" office:value-type="float" office:value="0.0359509999999545">
            <text:p>0.035951</text:p>
          </table:table-cell>
          <table:table-cell table:formula="of:=[.B174]-[.B17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0458">
            <text:p>875.104580</text:p>
          </table:table-cell>
          <table:table-cell table:formula="of:=[.A175]-[.A$20]" office:value-type="float" office:value="0.0359560000000556">
            <text:p>0.035956</text:p>
          </table:table-cell>
          <table:table-cell table:formula="of:=[.B175]-[.B174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05528">
            <text:p>875.105528</text:p>
          </table:table-cell>
          <table:table-cell table:formula="of:=[.A176]-[.A$20]" office:value-type="float" office:value="0.0369040000000496">
            <text:p>0.036904</text:p>
          </table:table-cell>
          <table:table-cell table:formula="of:=[.B176]-[.B175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05529">
            <text:p>875.105529</text:p>
          </table:table-cell>
          <table:table-cell table:formula="of:=[.A177]-[.A$20]" office:value-type="float" office:value="0.036905000000047">
            <text:p>0.036905</text:p>
          </table:table-cell>
          <table:table-cell table:formula="of:=[.B177]-[.B17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05533">
            <text:p>875.105533</text:p>
          </table:table-cell>
          <table:table-cell table:formula="of:=[.A178]-[.A$20]" office:value-type="float" office:value="0.0369090000000369">
            <text:p>0.036909</text:p>
          </table:table-cell>
          <table:table-cell table:formula="of:=[.B178]-[.B177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0748">
            <text:p>875.107480</text:p>
          </table:table-cell>
          <table:table-cell table:formula="of:=[.A179]-[.A$20]" office:value-type="float" office:value="0.0388560000000098">
            <text:p>0.038856</text:p>
          </table:table-cell>
          <table:table-cell table:formula="of:=[.B179]-[.B178]" office:value-type="float" office:value="0.00194699999997283">
            <text:p>0.0019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07482">
            <text:p>875.107482</text:p>
          </table:table-cell>
          <table:table-cell table:formula="of:=[.A180]-[.A$20]" office:value-type="float" office:value="0.0388580000000047">
            <text:p>0.038858</text:p>
          </table:table-cell>
          <table:table-cell table:formula="of:=[.B180]-[.B17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08574">
            <text:p>875.108574</text:p>
          </table:table-cell>
          <table:table-cell table:formula="of:=[.A181]-[.A$20]" office:value-type="float" office:value="0.0399499999999762">
            <text:p>0.039950</text:p>
          </table:table-cell>
          <table:table-cell table:formula="of:=[.B181]-[.B180]" office:value-type="float" office:value="0.00109199999997145">
            <text:p>0.0010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08577">
            <text:p>875.108577</text:p>
          </table:table-cell>
          <table:table-cell table:formula="of:=[.A182]-[.A$20]" office:value-type="float" office:value="0.0399529999999686">
            <text:p>0.039953</text:p>
          </table:table-cell>
          <table:table-cell table:formula="of:=[.B182]-[.B18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08579">
            <text:p>875.108579</text:p>
          </table:table-cell>
          <table:table-cell table:formula="of:=[.A183]-[.A$20]" office:value-type="float" office:value="0.0399549999999635">
            <text:p>0.039955</text:p>
          </table:table-cell>
          <table:table-cell table:formula="of:=[.B183]-[.B182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115.576680; c_s is fully topped up</text:p>
          </table:table-cell>
        </table:table-row>
        <table:table-row table:style-name="ro1">
          <table:table-cell office:value-type="float" office:value="875.108582">
            <text:p>875.108582</text:p>
          </table:table-cell>
          <table:table-cell table:formula="of:=[.A184]-[.A$20]" office:value-type="float" office:value="0.039957999999956">
            <text:p>0.039958</text:p>
          </table:table-cell>
          <table:table-cell table:formula="of:=[.B184]-[.B183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08584">
            <text:p>875.108584</text:p>
          </table:table-cell>
          <table:table-cell table:formula="of:=[.A185]-[.A$20]" office:value-type="float" office:value="0.0399599999999509">
            <text:p>0.039960</text:p>
          </table:table-cell>
          <table:table-cell table:formula="of:=[.B185]-[.B18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08586">
            <text:p>875.108586</text:p>
          </table:table-cell>
          <table:table-cell table:formula="of:=[.A186]-[.A$20]" office:value-type="float" office:value="0.0399619999999459">
            <text:p>0.039962</text:p>
          </table:table-cell>
          <table:table-cell table:formula="of:=[.B186]-[.B185]" office:value-type="float" office:value="0.00000199999999495049">
            <text:p>0.000002</text:p>
          </table:table-cell>
          <table:table-cell office:value-type="string">
            <text:p>d_s is renewed (r + D) to 875110.583772; c_s is fully topped up</text:p>
          </table:table-cell>
          <table:table-cell table:number-columns-repeated="2"/>
        </table:table-row>
        <table:table-row table:style-name="ro1">
          <table:table-cell office:value-type="float" office:value="875.108588">
            <text:p>875.108588</text:p>
          </table:table-cell>
          <table:table-cell table:formula="of:=[.A187]-[.A$20]" office:value-type="float" office:value="0.0399640000000545">
            <text:p>0.039964</text:p>
          </table:table-cell>
          <table:table-cell table:formula="of:=[.B187]-[.B186]" office:value-type="float" office:value="0.00000200000010863732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0859">
            <text:p>875.108590</text:p>
          </table:table-cell>
          <table:table-cell table:formula="of:=[.A188]-[.A$20]" office:value-type="float" office:value="0.0399660000000495">
            <text:p>0.039966</text:p>
          </table:table-cell>
          <table:table-cell table:formula="of:=[.B188]-[.B18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08593">
            <text:p>875.108593</text:p>
          </table:table-cell>
          <table:table-cell table:formula="of:=[.A189]-[.A$20]" office:value-type="float" office:value="0.0399690000000419">
            <text:p>0.039969</text:p>
          </table:table-cell>
          <table:table-cell table:formula="of:=[.B189]-[.B188]" office:value-type="float" office:value="0.00000299999999242573">
            <text:p>0.000003</text:p>
          </table:table-cell>
          <table:table-cell/>
          <table:table-cell office:value-type="string">
            <text:p>0.048358 / 0.027723 &gt; 2.000000 / 5.000000</text:p>
          </table:table-cell>
          <table:table-cell/>
        </table:table-row>
        <table:table-row table:style-name="ro1">
          <table:table-cell office:value-type="float" office:value="875.108596">
            <text:p>875.108596</text:p>
          </table:table-cell>
          <table:table-cell table:formula="of:=[.A190]-[.A$20]" office:value-type="float" office:value="0.0399720000000343">
            <text:p>0.039972</text:p>
          </table:table-cell>
          <table:table-cell table:formula="of:=[.B190]-[.B189]" office:value-type="float" office:value="0.00000299999999242573">
            <text:p>0.000003</text:p>
          </table:table-cell>
          <table:table-cell/>
          <table:table-cell office:value-type="string">
            <text:p>d_s is renewed (r + D) to 875113.590371; c_s is fully topped up</text:p>
          </table:table-cell>
          <table:table-cell/>
        </table:table-row>
        <table:table-row table:style-name="ro1">
          <table:table-cell office:value-type="float" office:value="875.108605">
            <text:p>875.108605</text:p>
          </table:table-cell>
          <table:table-cell table:formula="of:=[.A191]-[.A$20]" office:value-type="float" office:value="0.0399810000000116">
            <text:p>0.039981</text:p>
          </table:table-cell>
          <table:table-cell table:formula="of:=[.B191]-[.B190]" office:value-type="float" office:value="0.00000899999997727718">
            <text:p>0.00000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09557">
            <text:p>875.109557</text:p>
          </table:table-cell>
          <table:table-cell table:formula="of:=[.A192]-[.A$20]" office:value-type="float" office:value="0.0409329999999954">
            <text:p>0.040933</text:p>
          </table:table-cell>
          <table:table-cell table:formula="of:=[.B192]-[.B191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09559">
            <text:p>875.109559</text:p>
          </table:table-cell>
          <table:table-cell table:formula="of:=[.A193]-[.A$20]" office:value-type="float" office:value="0.0409349999999904">
            <text:p>0.040935</text:p>
          </table:table-cell>
          <table:table-cell table:formula="of:=[.B193]-[.B19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09564">
            <text:p>875.109564</text:p>
          </table:table-cell>
          <table:table-cell table:formula="of:=[.A194]-[.A$20]" office:value-type="float" office:value="0.0409399999999778">
            <text:p>0.040940</text:p>
          </table:table-cell>
          <table:table-cell table:formula="of:=[.B194]-[.B193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11513">
            <text:p>875.111513</text:p>
          </table:table-cell>
          <table:table-cell table:formula="of:=[.A195]-[.A$20]" office:value-type="float" office:value="0.0428889999999456">
            <text:p>0.042889</text:p>
          </table:table-cell>
          <table:table-cell table:formula="of:=[.B195]-[.B194]" office:value-type="float" office:value="0.00194899999996778">
            <text:p>0.0019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11515">
            <text:p>875.111515</text:p>
          </table:table-cell>
          <table:table-cell table:formula="of:=[.A196]-[.A$20]" office:value-type="float" office:value="0.0428910000000542">
            <text:p>0.042891</text:p>
          </table:table-cell>
          <table:table-cell table:formula="of:=[.B196]-[.B195]" office:value-type="float" office:value="0.00000200000010863732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11518">
            <text:p>875.111518</text:p>
          </table:table-cell>
          <table:table-cell table:formula="of:=[.A197]-[.A$20]" office:value-type="float" office:value="0.0428940000000466">
            <text:p>0.042894</text:p>
          </table:table-cell>
          <table:table-cell table:formula="of:=[.B197]-[.B19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12556">
            <text:p>875.112556</text:p>
          </table:table-cell>
          <table:table-cell table:formula="of:=[.A198]-[.A$20]" office:value-type="float" office:value="0.0439320000000407">
            <text:p>0.043932</text:p>
          </table:table-cell>
          <table:table-cell table:formula="of:=[.B198]-[.B197]" office:value-type="float" office:value="0.0010379999999941">
            <text:p>0.0010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12558">
            <text:p>875.112558</text:p>
          </table:table-cell>
          <table:table-cell table:formula="of:=[.A199]-[.A$20]" office:value-type="float" office:value="0.0439340000000357">
            <text:p>0.043934</text:p>
          </table:table-cell>
          <table:table-cell table:formula="of:=[.B199]-[.B1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1256">
            <text:p>875.112560</text:p>
          </table:table-cell>
          <table:table-cell table:formula="of:=[.A200]-[.A$20]" office:value-type="float" office:value="0.0439360000000306">
            <text:p>0.043936</text:p>
          </table:table-cell>
          <table:table-cell table:formula="of:=[.B200]-[.B199]" office:value-type="float" office:value="0.00000199999999495049">
            <text:p>0.000002</text:p>
          </table:table-cell>
          <table:table-cell office:value-type="string">
            <text:p>d_s is renewed (r + D) to 875114.557929; c_s is fully topped up</text:p>
          </table:table-cell>
          <table:table-cell table:number-columns-repeated="2"/>
        </table:table-row>
        <table:table-row table:style-name="ro1">
          <table:table-cell office:value-type="float" office:value="875.112563">
            <text:p>875.112563</text:p>
          </table:table-cell>
          <table:table-cell table:formula="of:=[.A201]-[.A$20]" office:value-type="float" office:value="0.043939000000023">
            <text:p>0.043939</text:p>
          </table:table-cell>
          <table:table-cell table:formula="of:=[.B201]-[.B200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112566">
            <text:p>875.112566</text:p>
          </table:table-cell>
          <table:table-cell table:formula="of:=[.A202]-[.A$20]" office:value-type="float" office:value="0.0439420000000155">
            <text:p>0.043942</text:p>
          </table:table-cell>
          <table:table-cell table:formula="of:=[.B202]-[.B201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12569">
            <text:p>875.112569</text:p>
          </table:table-cell>
          <table:table-cell table:formula="of:=[.A203]-[.A$20]" office:value-type="float" office:value="0.0439450000000079">
            <text:p>0.043945</text:p>
          </table:table-cell>
          <table:table-cell table:formula="of:=[.B203]-[.B202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13517">
            <text:p>875.113517</text:p>
          </table:table-cell>
          <table:table-cell table:formula="of:=[.A204]-[.A$20]" office:value-type="float" office:value="0.0448930000000019">
            <text:p>0.044893</text:p>
          </table:table-cell>
          <table:table-cell table:formula="of:=[.B204]-[.B203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13518">
            <text:p>875.113518</text:p>
          </table:table-cell>
          <table:table-cell table:formula="of:=[.A205]-[.A$20]" office:value-type="float" office:value="0.0448939999999993">
            <text:p>0.044894</text:p>
          </table:table-cell>
          <table:table-cell table:formula="of:=[.B205]-[.B20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13522">
            <text:p>875.113522</text:p>
          </table:table-cell>
          <table:table-cell table:formula="of:=[.A206]-[.A$20]" office:value-type="float" office:value="0.0448979999999892">
            <text:p>0.044898</text:p>
          </table:table-cell>
          <table:table-cell table:formula="of:=[.B206]-[.B20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113554">
            <text:p>875.113554</text:p>
          </table:table-cell>
          <table:table-cell table:formula="of:=[.A207]-[.A$20]" office:value-type="float" office:value="0.0449300000000221">
            <text:p>0.044930</text:p>
          </table:table-cell>
          <table:table-cell table:formula="of:=[.B207]-[.B206]" office:value-type="float" office:value="0.0000320000000328946">
            <text:p>0.00003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13556">
            <text:p>875.113556</text:p>
          </table:table-cell>
          <table:table-cell table:formula="of:=[.A208]-[.A$20]" office:value-type="float" office:value="0.0449320000000171">
            <text:p>0.044932</text:p>
          </table:table-cell>
          <table:table-cell table:formula="of:=[.B208]-[.B2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13558">
            <text:p>875.113558</text:p>
          </table:table-cell>
          <table:table-cell table:formula="of:=[.A209]-[.A$20]" office:value-type="float" office:value="0.044934000000012">
            <text:p>0.044934</text:p>
          </table:table-cell>
          <table:table-cell table:formula="of:=[.B209]-[.B208]" office:value-type="float" office:value="0.00000199999999495049">
            <text:p>0.000002</text:p>
          </table:table-cell>
          <table:table-cell/>
          <table:table-cell office:value-type="string">
            <text:p>0.047362 / 0.034730 &gt; 2.000000 / 5.000000</text:p>
          </table:table-cell>
          <table:table-cell/>
        </table:table-row>
        <table:table-row table:style-name="ro1">
          <table:table-cell office:value-type="float" office:value="875.113561">
            <text:p>875.113561</text:p>
          </table:table-cell>
          <table:table-cell table:formula="of:=[.A210]-[.A$20]" office:value-type="float" office:value="0.0449370000000044">
            <text:p>0.044937</text:p>
          </table:table-cell>
          <table:table-cell table:formula="of:=[.B210]-[.B209]" office:value-type="float" office:value="0.00000299999999242573">
            <text:p>0.000003</text:p>
          </table:table-cell>
          <table:table-cell/>
          <table:table-cell office:value-type="string">
            <text:p>d_s is renewed (r + D) to 875118.555641; c_s is fully topped up</text:p>
          </table:table-cell>
          <table:table-cell/>
        </table:table-row>
        <table:table-row table:style-name="ro1">
          <table:table-cell office:value-type="float" office:value="875.115444">
            <text:p>875.115444</text:p>
          </table:table-cell>
          <table:table-cell table:formula="of:=[.A211]-[.A$20]" office:value-type="float" office:value="0.0468200000000252">
            <text:p>0.046820</text:p>
          </table:table-cell>
          <table:table-cell table:formula="of:=[.B211]-[.B210]" office:value-type="float" office:value="0.00188300000002073">
            <text:p>0.0018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15446">
            <text:p>875.115446</text:p>
          </table:table-cell>
          <table:table-cell table:formula="of:=[.A212]-[.A$20]" office:value-type="float" office:value="0.0468220000000201">
            <text:p>0.046822</text:p>
          </table:table-cell>
          <table:table-cell table:formula="of:=[.B212]-[.B21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15449">
            <text:p>875.115449</text:p>
          </table:table-cell>
          <table:table-cell table:formula="of:=[.A213]-[.A$20]" office:value-type="float" office:value="0.0468250000000126">
            <text:p>0.046825</text:p>
          </table:table-cell>
          <table:table-cell table:formula="of:=[.B213]-[.B212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16556">
            <text:p>875.116556</text:p>
          </table:table-cell>
          <table:table-cell table:formula="of:=[.A214]-[.A$20]" office:value-type="float" office:value="0.0479319999999461">
            <text:p>0.047932</text:p>
          </table:table-cell>
          <table:table-cell table:formula="of:=[.B214]-[.B213]" office:value-type="float" office:value="0.00110699999993358">
            <text:p>0.0011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16558">
            <text:p>875.116558</text:p>
          </table:table-cell>
          <table:table-cell table:formula="of:=[.A215]-[.A$20]" office:value-type="float" office:value="0.0479340000000548">
            <text:p>0.047934</text:p>
          </table:table-cell>
          <table:table-cell table:formula="of:=[.B215]-[.B214]" office:value-type="float" office:value="0.00000200000010863732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1656">
            <text:p>875.116560</text:p>
          </table:table-cell>
          <table:table-cell table:formula="of:=[.A216]-[.A$20]" office:value-type="float" office:value="0.0479360000000497">
            <text:p>0.047936</text:p>
          </table:table-cell>
          <table:table-cell table:formula="of:=[.B216]-[.B215]" office:value-type="float" office:value="0.00000199999999495049">
            <text:p>0.000002</text:p>
          </table:table-cell>
          <table:table-cell office:value-type="string">
            <text:p>d_s is renewed (r + D) to 875118.558209; c_s is fully topped up</text:p>
          </table:table-cell>
          <table:table-cell table:number-columns-repeated="2"/>
        </table:table-row>
        <table:table-row table:style-name="ro1">
          <table:table-cell office:value-type="float" office:value="875.117427">
            <text:p>875.117427</text:p>
          </table:table-cell>
          <table:table-cell table:formula="of:=[.A217]-[.A$20]" office:value-type="float" office:value="0.0488030000000208">
            <text:p>0.048803</text:p>
          </table:table-cell>
          <table:table-cell table:formula="of:=[.B217]-[.B216]" office:value-type="float" office:value="0.000866999999971085">
            <text:p>0.0008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17429">
            <text:p>875.117429</text:p>
          </table:table-cell>
          <table:table-cell table:formula="of:=[.A218]-[.A$20]" office:value-type="float" office:value="0.0488050000000158">
            <text:p>0.048805</text:p>
          </table:table-cell>
          <table:table-cell table:formula="of:=[.B218]-[.B21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17433">
            <text:p>875.117433</text:p>
          </table:table-cell>
          <table:table-cell table:formula="of:=[.A219]-[.A$20]" office:value-type="float" office:value="0.0488090000000057">
            <text:p>0.048809</text:p>
          </table:table-cell>
          <table:table-cell table:formula="of:=[.B219]-[.B218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18381">
            <text:p>875.118381</text:p>
          </table:table-cell>
          <table:table-cell table:formula="of:=[.A220]-[.A$20]" office:value-type="float" office:value="0.0497569999999996">
            <text:p>0.049757</text:p>
          </table:table-cell>
          <table:table-cell table:formula="of:=[.B220]-[.B219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18384">
            <text:p>875.118384</text:p>
          </table:table-cell>
          <table:table-cell table:formula="of:=[.A221]-[.A$20]" office:value-type="float" office:value="0.049759999999992">
            <text:p>0.049760</text:p>
          </table:table-cell>
          <table:table-cell table:formula="of:=[.B221]-[.B220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1861">
            <text:p>875.118610</text:p>
          </table:table-cell>
          <table:table-cell table:formula="of:=[.A222]-[.A$20]" office:value-type="float" office:value="0.0499859999999899">
            <text:p>0.049986</text:p>
          </table:table-cell>
          <table:table-cell table:formula="of:=[.B222]-[.B221]" office:value-type="float" office:value="0.000225999999997839">
            <text:p>0.00022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18613">
            <text:p>875.118613</text:p>
          </table:table-cell>
          <table:table-cell table:formula="of:=[.A223]-[.A$20]" office:value-type="float" office:value="0.0499889999999823">
            <text:p>0.049989</text:p>
          </table:table-cell>
          <table:table-cell table:formula="of:=[.B223]-[.B22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18615">
            <text:p>875.118615</text:p>
          </table:table-cell>
          <table:table-cell table:formula="of:=[.A224]-[.A$20]" office:value-type="float" office:value="0.0499909999999773">
            <text:p>0.049991</text:p>
          </table:table-cell>
          <table:table-cell table:formula="of:=[.B224]-[.B223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125.613012; c_s is fully topped up</text:p>
          </table:table-cell>
        </table:table-row>
        <table:table-row table:style-name="ro1">
          <table:table-cell office:value-type="float" office:value="875.118618">
            <text:p>875.118618</text:p>
          </table:table-cell>
          <table:table-cell table:formula="of:=[.A225]-[.A$20]" office:value-type="float" office:value="0.0499939999999697">
            <text:p>0.049994</text:p>
          </table:table-cell>
          <table:table-cell table:formula="of:=[.B225]-[.B22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1862">
            <text:p>875.118620</text:p>
          </table:table-cell>
          <table:table-cell table:formula="of:=[.A226]-[.A$20]" office:value-type="float" office:value="0.0499959999999646">
            <text:p>0.049996</text:p>
          </table:table-cell>
          <table:table-cell table:formula="of:=[.B226]-[.B22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18622">
            <text:p>875.118622</text:p>
          </table:table-cell>
          <table:table-cell table:formula="of:=[.A227]-[.A$20]" office:value-type="float" office:value="0.0499979999999596">
            <text:p>0.049998</text:p>
          </table:table-cell>
          <table:table-cell table:formula="of:=[.B227]-[.B226]" office:value-type="float" office:value="0.00000199999999495049">
            <text:p>0.000002</text:p>
          </table:table-cell>
          <table:table-cell/>
          <table:table-cell office:value-type="string">
            <text:p>d_s is renewed (r + D) to 875123.619888; c_s is fully topped up</text:p>
          </table:table-cell>
          <table:table-cell/>
        </table:table-row>
        <table:table-row table:style-name="ro1">
          <table:table-cell office:value-type="float" office:value="875.118633">
            <text:p>875.118633</text:p>
          </table:table-cell>
          <table:table-cell table:formula="of:=[.A228]-[.A$20]" office:value-type="float" office:value="0.0500090000000455">
            <text:p>0.050009</text:p>
          </table:table-cell>
          <table:table-cell table:formula="of:=[.B228]-[.B227]" office:value-type="float" office:value="0.0000110000000859145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120556">
            <text:p>875.120556</text:p>
          </table:table-cell>
          <table:table-cell table:formula="of:=[.A229]-[.A$20]" office:value-type="float" office:value="0.0519319999999652">
            <text:p>0.051932</text:p>
          </table:table-cell>
          <table:table-cell table:formula="of:=[.B229]-[.B228]" office:value-type="float" office:value="0.00192299999991974">
            <text:p>0.00192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20558">
            <text:p>875.120558</text:p>
          </table:table-cell>
          <table:table-cell table:formula="of:=[.A230]-[.A$20]" office:value-type="float" office:value="0.0519339999999602">
            <text:p>0.051934</text:p>
          </table:table-cell>
          <table:table-cell table:formula="of:=[.B230]-[.B22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2056">
            <text:p>875.120560</text:p>
          </table:table-cell>
          <table:table-cell table:formula="of:=[.A231]-[.A$20]" office:value-type="float" office:value="0.0519359999999551">
            <text:p>0.051936</text:p>
          </table:table-cell>
          <table:table-cell table:formula="of:=[.B231]-[.B230]" office:value-type="float" office:value="0.00000199999999495049">
            <text:p>0.000002</text:p>
          </table:table-cell>
          <table:table-cell office:value-type="string">
            <text:p>d_s is renewed (r + D) to 875122.557801; c_s is fully topped up</text:p>
          </table:table-cell>
          <table:table-cell table:number-columns-repeated="2"/>
        </table:table-row>
        <table:table-row table:style-name="ro1">
          <table:table-cell office:value-type="float" office:value="875.120562">
            <text:p>875.120562</text:p>
          </table:table-cell>
          <table:table-cell table:formula="of:=[.A232]-[.A$20]" office:value-type="float" office:value="0.0519379999999501">
            <text:p>0.051938</text:p>
          </table:table-cell>
          <table:table-cell table:formula="of:=[.B232]-[.B23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20567">
            <text:p>875.120567</text:p>
          </table:table-cell>
          <table:table-cell table:formula="of:=[.A233]-[.A$20]" office:value-type="float" office:value="0.0519430000000511">
            <text:p>0.051943</text:p>
          </table:table-cell>
          <table:table-cell table:formula="of:=[.B233]-[.B232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20572">
            <text:p>875.120572</text:p>
          </table:table-cell>
          <table:table-cell table:formula="of:=[.A234]-[.A$20]" office:value-type="float" office:value="0.0519480000000385">
            <text:p>0.051948</text:p>
          </table:table-cell>
          <table:table-cell table:formula="of:=[.B234]-[.B23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21521">
            <text:p>875.121521</text:p>
          </table:table-cell>
          <table:table-cell table:formula="of:=[.A235]-[.A$20]" office:value-type="float" office:value="0.05289700000003">
            <text:p>0.052897</text:p>
          </table:table-cell>
          <table:table-cell table:formula="of:=[.B235]-[.B234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21523">
            <text:p>875.121523</text:p>
          </table:table-cell>
          <table:table-cell table:formula="of:=[.A236]-[.A$20]" office:value-type="float" office:value="0.0528990000000249">
            <text:p>0.052899</text:p>
          </table:table-cell>
          <table:table-cell table:formula="of:=[.B236]-[.B23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21528">
            <text:p>875.121528</text:p>
          </table:table-cell>
          <table:table-cell table:formula="of:=[.A237]-[.A$20]" office:value-type="float" office:value="0.0529040000000123">
            <text:p>0.052904</text:p>
          </table:table-cell>
          <table:table-cell table:formula="of:=[.B237]-[.B236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21573">
            <text:p>875.121573</text:p>
          </table:table-cell>
          <table:table-cell table:formula="of:=[.A238]-[.A$20]" office:value-type="float" office:value="0.0529490000000124">
            <text:p>0.052949</text:p>
          </table:table-cell>
          <table:table-cell table:formula="of:=[.B238]-[.B237]" office:value-type="float" office:value="0.0000450000000000728">
            <text:p>0.0000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21575">
            <text:p>875.121575</text:p>
          </table:table-cell>
          <table:table-cell table:formula="of:=[.A239]-[.A$20]" office:value-type="float" office:value="0.0529510000000073">
            <text:p>0.052951</text:p>
          </table:table-cell>
          <table:table-cell table:formula="of:=[.B239]-[.B23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21578">
            <text:p>875.121578</text:p>
          </table:table-cell>
          <table:table-cell table:formula="of:=[.A240]-[.A$20]" office:value-type="float" office:value="0.0529539999999997">
            <text:p>0.052954</text:p>
          </table:table-cell>
          <table:table-cell table:formula="of:=[.B240]-[.B23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23551">
            <text:p>875.123551</text:p>
          </table:table-cell>
          <table:table-cell table:formula="of:=[.A241]-[.A$20]" office:value-type="float" office:value="0.0549270000000206">
            <text:p>0.054927</text:p>
          </table:table-cell>
          <table:table-cell table:formula="of:=[.B241]-[.B240]" office:value-type="float" office:value="0.00197300000002087">
            <text:p>0.0019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23552">
            <text:p>875.123552</text:p>
          </table:table-cell>
          <table:table-cell table:formula="of:=[.A242]-[.A$20]" office:value-type="float" office:value="0.0549280000000181">
            <text:p>0.054928</text:p>
          </table:table-cell>
          <table:table-cell table:formula="of:=[.B242]-[.B241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23555">
            <text:p>875.123555</text:p>
          </table:table-cell>
          <table:table-cell table:formula="of:=[.A243]-[.A$20]" office:value-type="float" office:value="0.0549310000000105">
            <text:p>0.054931</text:p>
          </table:table-cell>
          <table:table-cell table:formula="of:=[.B243]-[.B242]" office:value-type="float" office:value="0.00000299999999242573">
            <text:p>0.000003</text:p>
          </table:table-cell>
          <table:table-cell/>
          <table:table-cell office:value-type="string">
            <text:p>0.015573 / 0.067349 &lt;= 2.000000 / 5.000000</text:p>
          </table:table-cell>
          <table:table-cell/>
        </table:table-row>
        <table:table-row table:style-name="ro1">
          <table:table-cell office:value-type="float" office:value="875.123557">
            <text:p>875.123557</text:p>
          </table:table-cell>
          <table:table-cell table:formula="of:=[.A244]-[.A$20]" office:value-type="float" office:value="0.0549330000000055">
            <text:p>0.054933</text:p>
          </table:table-cell>
          <table:table-cell table:formula="of:=[.B244]-[.B24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23559">
            <text:p>875.123559</text:p>
          </table:table-cell>
          <table:table-cell table:formula="of:=[.A245]-[.A$20]" office:value-type="float" office:value="0.0549350000000004">
            <text:p>0.054935</text:p>
          </table:table-cell>
          <table:table-cell table:formula="of:=[.B245]-[.B24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23562">
            <text:p>875.123562</text:p>
          </table:table-cell>
          <table:table-cell table:formula="of:=[.A246]-[.A$20]" office:value-type="float" office:value="0.0549379999999928">
            <text:p>0.054938</text:p>
          </table:table-cell>
          <table:table-cell table:formula="of:=[.B246]-[.B24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23567">
            <text:p>875.123567</text:p>
          </table:table-cell>
          <table:table-cell table:formula="of:=[.A247]-[.A$20]" office:value-type="float" office:value="0.0549429999999802">
            <text:p>0.054943</text:p>
          </table:table-cell>
          <table:table-cell table:formula="of:=[.B247]-[.B246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23582">
            <text:p>875.123582</text:p>
          </table:table-cell>
          <table:table-cell table:formula="of:=[.A248]-[.A$20]" office:value-type="float" office:value="0.054958000000056">
            <text:p>0.054958</text:p>
          </table:table-cell>
          <table:table-cell table:formula="of:=[.B248]-[.B247]" office:value-type="float" office:value="0.0000150000000758155">
            <text:p>0.00001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23585">
            <text:p>875.123585</text:p>
          </table:table-cell>
          <table:table-cell table:formula="of:=[.A249]-[.A$20]" office:value-type="float" office:value="0.0549610000000484">
            <text:p>0.054961</text:p>
          </table:table-cell>
          <table:table-cell table:formula="of:=[.B249]-[.B248]" office:value-type="float" office:value="0.00000299999999242573">
            <text:p>0.000003</text:p>
          </table:table-cell>
          <table:table-cell/>
          <table:table-cell office:value-type="string">
            <text:p>uses up its c_s; 875123.582197-875123.563936=0.018261</text:p>
          </table:table-cell>
          <table:table-cell/>
        </table:table-row>
        <table:table-row table:style-name="ro1">
          <table:table-cell office:value-type="float" office:value="875.123592">
            <text:p>875.123592</text:p>
          </table:table-cell>
          <table:table-cell table:formula="of:=[.A250]-[.A$20]" office:value-type="float" office:value="0.0549680000000308">
            <text:p>0.054968</text:p>
          </table:table-cell>
          <table:table-cell table:formula="of:=[.B250]-[.B249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23595">
            <text:p>875.123595</text:p>
          </table:table-cell>
          <table:table-cell table:formula="of:=[.A251]-[.A$20]" office:value-type="float" office:value="0.0549710000000232">
            <text:p>0.054971</text:p>
          </table:table-cell>
          <table:table-cell table:formula="of:=[.B251]-[.B25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23627">
            <text:p>875.123627</text:p>
          </table:table-cell>
          <table:table-cell table:formula="of:=[.A252]-[.A$20]" office:value-type="float" office:value="0.0550030000000561">
            <text:p>0.055003</text:p>
          </table:table-cell>
          <table:table-cell table:formula="of:=[.B252]-[.B251]" office:value-type="float" office:value="0.0000320000000328946">
            <text:p>0.00003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23629">
            <text:p>875.123629</text:p>
          </table:table-cell>
          <table:table-cell table:formula="of:=[.A253]-[.A$20]" office:value-type="float" office:value="0.055005000000051">
            <text:p>0.055005</text:p>
          </table:table-cell>
          <table:table-cell table:formula="of:=[.B253]-[.B25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23632">
            <text:p>875.123632</text:p>
          </table:table-cell>
          <table:table-cell table:formula="of:=[.A254]-[.A$20]" office:value-type="float" office:value="0.0550080000000435">
            <text:p>0.055008</text:p>
          </table:table-cell>
          <table:table-cell table:formula="of:=[.B254]-[.B253]" office:value-type="float" office:value="0.00000299999999242573">
            <text:p>0.000003</text:p>
          </table:table-cell>
          <table:table-cell/>
          <table:table-cell office:value-type="string">
            <text:p>postpones its deadline to 875128.619888; c_s is topped up to 1.997312</text:p>
          </table:table-cell>
          <table:table-cell/>
        </table:table-row>
        <table:table-row table:style-name="ro1">
          <table:table-cell office:value-type="float" office:value="875.124556">
            <text:p>875.124556</text:p>
          </table:table-cell>
          <table:table-cell table:formula="of:=[.A255]-[.A$20]" office:value-type="float" office:value="0.0559319999999843">
            <text:p>0.055932</text:p>
          </table:table-cell>
          <table:table-cell table:formula="of:=[.B255]-[.B254]" office:value-type="float" office:value="0.000923999999940861">
            <text:p>0.0009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24557">
            <text:p>875.124557</text:p>
          </table:table-cell>
          <table:table-cell table:formula="of:=[.A256]-[.A$20]" office:value-type="float" office:value="0.0559329999999818">
            <text:p>0.055933</text:p>
          </table:table-cell>
          <table:table-cell table:formula="of:=[.B256]-[.B255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2456">
            <text:p>875.124560</text:p>
          </table:table-cell>
          <table:table-cell table:formula="of:=[.A257]-[.A$20]" office:value-type="float" office:value="0.0559359999999742">
            <text:p>0.055936</text:p>
          </table:table-cell>
          <table:table-cell table:formula="of:=[.B257]-[.B256]" office:value-type="float" office:value="0.00000299999999242573">
            <text:p>0.000003</text:p>
          </table:table-cell>
          <table:table-cell office:value-type="string">
            <text:p>d_s is renewed (r + D) to 875126.557566; c_s is fully topped up</text:p>
          </table:table-cell>
          <table:table-cell table:number-columns-repeated="2"/>
        </table:table-row>
        <table:table-row table:style-name="ro1">
          <table:table-cell office:value-type="float" office:value="875.124568">
            <text:p>875.124568</text:p>
          </table:table-cell>
          <table:table-cell table:formula="of:=[.A258]-[.A$20]" office:value-type="float" office:value="0.055943999999954">
            <text:p>0.055944</text:p>
          </table:table-cell>
          <table:table-cell table:formula="of:=[.B258]-[.B257]" office:value-type="float" office:value="0.00000799999997980194">
            <text:p>0.00000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2457">
            <text:p>875.124570</text:p>
          </table:table-cell>
          <table:table-cell table:formula="of:=[.A259]-[.A$20]" office:value-type="float" office:value="0.055945999999949">
            <text:p>0.055946</text:p>
          </table:table-cell>
          <table:table-cell table:formula="of:=[.B259]-[.B25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24574">
            <text:p>875.124574</text:p>
          </table:table-cell>
          <table:table-cell table:formula="of:=[.A260]-[.A$20]" office:value-type="float" office:value="0.0559500000000526">
            <text:p>0.055950</text:p>
          </table:table-cell>
          <table:table-cell table:formula="of:=[.B260]-[.B259]" office:value-type="float" office:value="0.00000400000010358781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25523">
            <text:p>875.125523</text:p>
          </table:table-cell>
          <table:table-cell table:formula="of:=[.A261]-[.A$20]" office:value-type="float" office:value="0.056899000000044">
            <text:p>0.056899</text:p>
          </table:table-cell>
          <table:table-cell table:formula="of:=[.B261]-[.B260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25524">
            <text:p>875.125524</text:p>
          </table:table-cell>
          <table:table-cell table:formula="of:=[.A262]-[.A$20]" office:value-type="float" office:value="0.0569000000000415">
            <text:p>0.056900</text:p>
          </table:table-cell>
          <table:table-cell table:formula="of:=[.B262]-[.B26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25529">
            <text:p>875.125529</text:p>
          </table:table-cell>
          <table:table-cell table:formula="of:=[.A263]-[.A$20]" office:value-type="float" office:value="0.0569050000000289">
            <text:p>0.056905</text:p>
          </table:table-cell>
          <table:table-cell table:formula="of:=[.B263]-[.B262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27469">
            <text:p>875.127469</text:p>
          </table:table-cell>
          <table:table-cell table:formula="of:=[.A264]-[.A$20]" office:value-type="float" office:value="0.0588450000000194">
            <text:p>0.058845</text:p>
          </table:table-cell>
          <table:table-cell table:formula="of:=[.B264]-[.B263]" office:value-type="float" office:value="0.00193999999999051">
            <text:p>0.00194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27473">
            <text:p>875.127473</text:p>
          </table:table-cell>
          <table:table-cell table:formula="of:=[.A265]-[.A$20]" office:value-type="float" office:value="0.0588490000000093">
            <text:p>0.058849</text:p>
          </table:table-cell>
          <table:table-cell table:formula="of:=[.B265]-[.B264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28574">
            <text:p>875.128574</text:p>
          </table:table-cell>
          <table:table-cell table:formula="of:=[.A266]-[.A$20]" office:value-type="float" office:value="0.059949999999958">
            <text:p>0.059950</text:p>
          </table:table-cell>
          <table:table-cell table:formula="of:=[.B266]-[.B265]" office:value-type="float" office:value="0.00110099999994873">
            <text:p>0.00110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28577">
            <text:p>875.128577</text:p>
          </table:table-cell>
          <table:table-cell table:formula="of:=[.A267]-[.A$20]" office:value-type="float" office:value="0.0599529999999504">
            <text:p>0.059953</text:p>
          </table:table-cell>
          <table:table-cell table:formula="of:=[.B267]-[.B26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2858">
            <text:p>875.128580</text:p>
          </table:table-cell>
          <table:table-cell table:formula="of:=[.A268]-[.A$20]" office:value-type="float" office:value="0.0599560000000565">
            <text:p>0.059956</text:p>
          </table:table-cell>
          <table:table-cell table:formula="of:=[.B268]-[.B267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875135.577338; c_s is fully topped up</text:p>
          </table:table-cell>
        </table:table-row>
        <table:table-row table:style-name="ro1">
          <table:table-cell office:value-type="float" office:value="875.128583">
            <text:p>875.128583</text:p>
          </table:table-cell>
          <table:table-cell table:formula="of:=[.A269]-[.A$20]" office:value-type="float" office:value="0.0599590000000489">
            <text:p>0.059959</text:p>
          </table:table-cell>
          <table:table-cell table:formula="of:=[.B269]-[.B268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28584">
            <text:p>875.128584</text:p>
          </table:table-cell>
          <table:table-cell table:formula="of:=[.A270]-[.A$20]" office:value-type="float" office:value="0.0599600000000464">
            <text:p>0.059960</text:p>
          </table:table-cell>
          <table:table-cell table:formula="of:=[.B270]-[.B269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28586">
            <text:p>875.128586</text:p>
          </table:table-cell>
          <table:table-cell table:formula="of:=[.A271]-[.A$20]" office:value-type="float" office:value="0.0599620000000414">
            <text:p>0.059962</text:p>
          </table:table-cell>
          <table:table-cell table:formula="of:=[.B271]-[.B270]" office:value-type="float" office:value="0.00000199999999495049">
            <text:p>0.000002</text:p>
          </table:table-cell>
          <table:table-cell office:value-type="string">
            <text:p>d_s is renewed (r + D) to 875130.584346; c_s is fully topped up</text:p>
          </table:table-cell>
          <table:table-cell table:number-columns-repeated="2"/>
        </table:table-row>
        <table:table-row table:style-name="ro1">
          <table:table-cell office:value-type="float" office:value="875.128589">
            <text:p>875.128589</text:p>
          </table:table-cell>
          <table:table-cell table:formula="of:=[.A272]-[.A$20]" office:value-type="float" office:value="0.0599650000000338">
            <text:p>0.059965</text:p>
          </table:table-cell>
          <table:table-cell table:formula="of:=[.B272]-[.B271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28591">
            <text:p>875.128591</text:p>
          </table:table-cell>
          <table:table-cell table:formula="of:=[.A273]-[.A$20]" office:value-type="float" office:value="0.0599670000000288">
            <text:p>0.059967</text:p>
          </table:table-cell>
          <table:table-cell table:formula="of:=[.B273]-[.B2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28594">
            <text:p>875.128594</text:p>
          </table:table-cell>
          <table:table-cell table:formula="of:=[.A274]-[.A$20]" office:value-type="float" office:value="0.0599700000000212">
            <text:p>0.059970</text:p>
          </table:table-cell>
          <table:table-cell table:formula="of:=[.B274]-[.B273]" office:value-type="float" office:value="0.00000299999999242573">
            <text:p>0.000003</text:p>
          </table:table-cell>
          <table:table-cell/>
          <table:table-cell office:value-type="string">
            <text:p>0.054066 / 0.029189 &gt; 2.000000 / 5.000000</text:p>
          </table:table-cell>
          <table:table-cell/>
        </table:table-row>
        <table:table-row table:style-name="ro1">
          <table:table-cell office:value-type="float" office:value="875.128596">
            <text:p>875.128596</text:p>
          </table:table-cell>
          <table:table-cell table:formula="of:=[.A275]-[.A$20]" office:value-type="float" office:value="0.0599720000000161">
            <text:p>0.059972</text:p>
          </table:table-cell>
          <table:table-cell table:formula="of:=[.B275]-[.B274]" office:value-type="float" office:value="0.00000199999999495049">
            <text:p>0.000002</text:p>
          </table:table-cell>
          <table:table-cell/>
          <table:table-cell office:value-type="string">
            <text:p>d_s is renewed (r + D) to 875133.590699; c_s is fully topped up</text:p>
          </table:table-cell>
          <table:table-cell/>
        </table:table-row>
        <table:table-row table:style-name="ro1">
          <table:table-cell office:value-type="float" office:value="875.128609">
            <text:p>875.128609</text:p>
          </table:table-cell>
          <table:table-cell table:formula="of:=[.A276]-[.A$20]" office:value-type="float" office:value="0.0599849999999833">
            <text:p>0.059985</text:p>
          </table:table-cell>
          <table:table-cell table:formula="of:=[.B276]-[.B275]" office:value-type="float" office:value="0.0000129999999671782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29561">
            <text:p>875.129561</text:p>
          </table:table-cell>
          <table:table-cell table:formula="of:=[.A277]-[.A$20]" office:value-type="float" office:value="0.0609369999999672">
            <text:p>0.060937</text:p>
          </table:table-cell>
          <table:table-cell table:formula="of:=[.B277]-[.B276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29563">
            <text:p>875.129563</text:p>
          </table:table-cell>
          <table:table-cell table:formula="of:=[.A278]-[.A$20]" office:value-type="float" office:value="0.0609389999999621">
            <text:p>0.060939</text:p>
          </table:table-cell>
          <table:table-cell table:formula="of:=[.B278]-[.B27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29568">
            <text:p>875.129568</text:p>
          </table:table-cell>
          <table:table-cell table:formula="of:=[.A279]-[.A$20]" office:value-type="float" office:value="0.0609439999999495">
            <text:p>0.060944</text:p>
          </table:table-cell>
          <table:table-cell table:formula="of:=[.B279]-[.B278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31518">
            <text:p>875.131518</text:p>
          </table:table-cell>
          <table:table-cell table:formula="of:=[.A280]-[.A$20]" office:value-type="float" office:value="0.0628940000000284">
            <text:p>0.062894</text:p>
          </table:table-cell>
          <table:table-cell table:formula="of:=[.B280]-[.B279]" office:value-type="float" office:value="0.00195000000007894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3152">
            <text:p>875.131520</text:p>
          </table:table-cell>
          <table:table-cell table:formula="of:=[.A281]-[.A$20]" office:value-type="float" office:value="0.0628960000000234">
            <text:p>0.062896</text:p>
          </table:table-cell>
          <table:table-cell table:formula="of:=[.B281]-[.B28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31523">
            <text:p>875.131523</text:p>
          </table:table-cell>
          <table:table-cell table:formula="of:=[.A282]-[.A$20]" office:value-type="float" office:value="0.0628990000000158">
            <text:p>0.062899</text:p>
          </table:table-cell>
          <table:table-cell table:formula="of:=[.B282]-[.B28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32557">
            <text:p>875.132557</text:p>
          </table:table-cell>
          <table:table-cell table:formula="of:=[.A283]-[.A$20]" office:value-type="float" office:value="0.06393300000002">
            <text:p>0.063933</text:p>
          </table:table-cell>
          <table:table-cell table:formula="of:=[.B283]-[.B282]" office:value-type="float" office:value="0.0010340000000042">
            <text:p>0.0010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32559">
            <text:p>875.132559</text:p>
          </table:table-cell>
          <table:table-cell table:formula="of:=[.A284]-[.A$20]" office:value-type="float" office:value="0.063935000000015">
            <text:p>0.063935</text:p>
          </table:table-cell>
          <table:table-cell table:formula="of:=[.B284]-[.B28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32562">
            <text:p>875.132562</text:p>
          </table:table-cell>
          <table:table-cell table:formula="of:=[.A285]-[.A$20]" office:value-type="float" office:value="0.0639380000000074">
            <text:p>0.063938</text:p>
          </table:table-cell>
          <table:table-cell table:formula="of:=[.B285]-[.B284]" office:value-type="float" office:value="0.00000299999999242573">
            <text:p>0.000003</text:p>
          </table:table-cell>
          <table:table-cell office:value-type="string">
            <text:p>d_s is renewed (r + D) to 875134.559359; c_s is fully topped up</text:p>
          </table:table-cell>
          <table:table-cell table:number-columns-repeated="2"/>
        </table:table-row>
        <table:table-row table:style-name="ro1">
          <table:table-cell office:value-type="float" office:value="875.132564">
            <text:p>875.132564</text:p>
          </table:table-cell>
          <table:table-cell table:formula="of:=[.A286]-[.A$20]" office:value-type="float" office:value="0.0639400000000023">
            <text:p>0.063940</text:p>
          </table:table-cell>
          <table:table-cell table:formula="of:=[.B286]-[.B285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132567">
            <text:p>875.132567</text:p>
          </table:table-cell>
          <table:table-cell table:formula="of:=[.A287]-[.A$20]" office:value-type="float" office:value="0.0639429999999948">
            <text:p>0.063943</text:p>
          </table:table-cell>
          <table:table-cell table:formula="of:=[.B287]-[.B286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32571">
            <text:p>875.132571</text:p>
          </table:table-cell>
          <table:table-cell table:formula="of:=[.A288]-[.A$20]" office:value-type="float" office:value="0.0639469999999847">
            <text:p>0.063947</text:p>
          </table:table-cell>
          <table:table-cell table:formula="of:=[.B288]-[.B287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33519">
            <text:p>875.133519</text:p>
          </table:table-cell>
          <table:table-cell table:formula="of:=[.A289]-[.A$20]" office:value-type="float" office:value="0.0648949999999786">
            <text:p>0.064895</text:p>
          </table:table-cell>
          <table:table-cell table:formula="of:=[.B289]-[.B288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33521">
            <text:p>875.133521</text:p>
          </table:table-cell>
          <table:table-cell table:formula="of:=[.A290]-[.A$20]" office:value-type="float" office:value="0.0648969999999736">
            <text:p>0.064897</text:p>
          </table:table-cell>
          <table:table-cell table:formula="of:=[.B290]-[.B28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33524">
            <text:p>875.133524</text:p>
          </table:table-cell>
          <table:table-cell table:formula="of:=[.A291]-[.A$20]" office:value-type="float" office:value="0.064899999999966">
            <text:p>0.064900</text:p>
          </table:table-cell>
          <table:table-cell table:formula="of:=[.B291]-[.B29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133554">
            <text:p>875.133554</text:p>
          </table:table-cell>
          <table:table-cell table:formula="of:=[.A292]-[.A$20]" office:value-type="float" office:value="0.0649300000000039">
            <text:p>0.064930</text:p>
          </table:table-cell>
          <table:table-cell table:formula="of:=[.B292]-[.B291]" office:value-type="float" office:value="0.0000300000000379441">
            <text:p>0.00003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33556">
            <text:p>875.133556</text:p>
          </table:table-cell>
          <table:table-cell table:formula="of:=[.A293]-[.A$20]" office:value-type="float" office:value="0.0649319999999989">
            <text:p>0.064932</text:p>
          </table:table-cell>
          <table:table-cell table:formula="of:=[.B293]-[.B2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33559">
            <text:p>875.133559</text:p>
          </table:table-cell>
          <table:table-cell table:formula="of:=[.A294]-[.A$20]" office:value-type="float" office:value="0.0649349999999913">
            <text:p>0.064935</text:p>
          </table:table-cell>
          <table:table-cell table:formula="of:=[.B294]-[.B293]" office:value-type="float" office:value="0.00000299999999242573">
            <text:p>0.000003</text:p>
          </table:table-cell>
          <table:table-cell/>
          <table:table-cell office:value-type="string">
            <text:p>0.047062 / 0.034883 &gt; 2.000000 / 5.000000</text:p>
          </table:table-cell>
          <table:table-cell/>
        </table:table-row>
        <table:table-row table:style-name="ro1">
          <table:table-cell office:value-type="float" office:value="875.133561">
            <text:p>875.133561</text:p>
          </table:table-cell>
          <table:table-cell table:formula="of:=[.A295]-[.A$20]" office:value-type="float" office:value="0.0649369999999863">
            <text:p>0.064937</text:p>
          </table:table-cell>
          <table:table-cell table:formula="of:=[.B295]-[.B294]" office:value-type="float" office:value="0.00000199999999495049">
            <text:p>0.000002</text:p>
          </table:table-cell>
          <table:table-cell/>
          <table:table-cell office:value-type="string">
            <text:p>d_s is renewed (r + D) to 875138.555816; c_s is fully topped up</text:p>
          </table:table-cell>
          <table:table-cell/>
        </table:table-row>
        <table:table-row table:style-name="ro1">
          <table:table-cell office:value-type="float" office:value="875.135434">
            <text:p>875.135434</text:p>
          </table:table-cell>
          <table:table-cell table:formula="of:=[.A296]-[.A$20]" office:value-type="float" office:value="0.0668100000000322">
            <text:p>0.066810</text:p>
          </table:table-cell>
          <table:table-cell table:formula="of:=[.B296]-[.B295]" office:value-type="float" office:value="0.00187300000004598">
            <text:p>0.00187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35435">
            <text:p>875.135435</text:p>
          </table:table-cell>
          <table:table-cell table:formula="of:=[.A297]-[.A$20]" office:value-type="float" office:value="0.0668110000000297">
            <text:p>0.066811</text:p>
          </table:table-cell>
          <table:table-cell table:formula="of:=[.B297]-[.B29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35439">
            <text:p>875.135439</text:p>
          </table:table-cell>
          <table:table-cell table:formula="of:=[.A298]-[.A$20]" office:value-type="float" office:value="0.0668150000000196">
            <text:p>0.066815</text:p>
          </table:table-cell>
          <table:table-cell table:formula="of:=[.B298]-[.B29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36556">
            <text:p>875.136556</text:p>
          </table:table-cell>
          <table:table-cell table:formula="of:=[.A299]-[.A$20]" office:value-type="float" office:value="0.0679320000000416">
            <text:p>0.067932</text:p>
          </table:table-cell>
          <table:table-cell table:formula="of:=[.B299]-[.B298]" office:value-type="float" office:value="0.00111700000002202">
            <text:p>0.0011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36558">
            <text:p>875.136558</text:p>
          </table:table-cell>
          <table:table-cell table:formula="of:=[.A300]-[.A$20]" office:value-type="float" office:value="0.0679340000000366">
            <text:p>0.067934</text:p>
          </table:table-cell>
          <table:table-cell table:formula="of:=[.B300]-[.B2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3656">
            <text:p>875.136560</text:p>
          </table:table-cell>
          <table:table-cell table:formula="of:=[.A301]-[.A$20]" office:value-type="float" office:value="0.0679360000000315">
            <text:p>0.067936</text:p>
          </table:table-cell>
          <table:table-cell table:formula="of:=[.B301]-[.B300]" office:value-type="float" office:value="0.00000199999999495049">
            <text:p>0.000002</text:p>
          </table:table-cell>
          <table:table-cell office:value-type="string">
            <text:p>d_s is renewed (r + D) to 875138.557734; c_s is fully topped up</text:p>
          </table:table-cell>
          <table:table-cell table:number-columns-repeated="2"/>
        </table:table-row>
        <table:table-row table:style-name="ro1">
          <table:table-cell office:value-type="float" office:value="875.137413">
            <text:p>875.137413</text:p>
          </table:table-cell>
          <table:table-cell table:formula="of:=[.A302]-[.A$20]" office:value-type="float" office:value="0.068789000000038">
            <text:p>0.068789</text:p>
          </table:table-cell>
          <table:table-cell table:formula="of:=[.B302]-[.B301]" office:value-type="float" office:value="0.000853000000006432">
            <text:p>0.0008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37414">
            <text:p>875.137414</text:p>
          </table:table-cell>
          <table:table-cell table:formula="of:=[.A303]-[.A$20]" office:value-type="float" office:value="0.0687900000000354">
            <text:p>0.068790</text:p>
          </table:table-cell>
          <table:table-cell table:formula="of:=[.B303]-[.B30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37419">
            <text:p>875.137419</text:p>
          </table:table-cell>
          <table:table-cell table:formula="of:=[.A304]-[.A$20]" office:value-type="float" office:value="0.0687950000000228">
            <text:p>0.068795</text:p>
          </table:table-cell>
          <table:table-cell table:formula="of:=[.B304]-[.B30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3837">
            <text:p>875.138370</text:p>
          </table:table-cell>
          <table:table-cell table:formula="of:=[.A305]-[.A$20]" office:value-type="float" office:value="0.0697460000000092">
            <text:p>0.069746</text:p>
          </table:table-cell>
          <table:table-cell table:formula="of:=[.B305]-[.B304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38371">
            <text:p>875.138371</text:p>
          </table:table-cell>
          <table:table-cell table:formula="of:=[.A306]-[.A$20]" office:value-type="float" office:value="0.0697470000000067">
            <text:p>0.069747</text:p>
          </table:table-cell>
          <table:table-cell table:formula="of:=[.B306]-[.B30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38629">
            <text:p>875.138629</text:p>
          </table:table-cell>
          <table:table-cell table:formula="of:=[.A307]-[.A$20]" office:value-type="float" office:value="0.0700050000000374">
            <text:p>0.070005</text:p>
          </table:table-cell>
          <table:table-cell table:formula="of:=[.B307]-[.B306]" office:value-type="float" office:value="0.000258000000030734">
            <text:p>0.00025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38631">
            <text:p>875.138631</text:p>
          </table:table-cell>
          <table:table-cell table:formula="of:=[.A308]-[.A$20]" office:value-type="float" office:value="0.0700070000000324">
            <text:p>0.070007</text:p>
          </table:table-cell>
          <table:table-cell table:formula="of:=[.B308]-[.B30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38634">
            <text:p>875.138634</text:p>
          </table:table-cell>
          <table:table-cell table:formula="of:=[.A309]-[.A$20]" office:value-type="float" office:value="0.0700100000000248">
            <text:p>0.070010</text:p>
          </table:table-cell>
          <table:table-cell table:formula="of:=[.B309]-[.B308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145.631556; c_s is fully topped up</text:p>
          </table:table-cell>
        </table:table-row>
        <table:table-row table:style-name="ro1">
          <table:table-cell office:value-type="float" office:value="875.138636">
            <text:p>875.138636</text:p>
          </table:table-cell>
          <table:table-cell table:formula="of:=[.A310]-[.A$20]" office:value-type="float" office:value="0.0700120000000197">
            <text:p>0.070012</text:p>
          </table:table-cell>
          <table:table-cell table:formula="of:=[.B310]-[.B309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38638">
            <text:p>875.138638</text:p>
          </table:table-cell>
          <table:table-cell table:formula="of:=[.A311]-[.A$20]" office:value-type="float" office:value="0.0700140000000147">
            <text:p>0.070014</text:p>
          </table:table-cell>
          <table:table-cell table:formula="of:=[.B311]-[.B3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3864">
            <text:p>875.138640</text:p>
          </table:table-cell>
          <table:table-cell table:formula="of:=[.A312]-[.A$20]" office:value-type="float" office:value="0.0700160000000096">
            <text:p>0.070016</text:p>
          </table:table-cell>
          <table:table-cell table:formula="of:=[.B312]-[.B311]" office:value-type="float" office:value="0.00000199999999495049">
            <text:p>0.000002</text:p>
          </table:table-cell>
          <table:table-cell/>
          <table:table-cell office:value-type="string">
            <text:p>d_s is renewed (r + D) to 875143.638383; c_s is fully topped up</text:p>
          </table:table-cell>
          <table:table-cell/>
        </table:table-row>
        <table:table-row table:style-name="ro1">
          <table:table-cell office:value-type="float" office:value="875.138653">
            <text:p>875.138653</text:p>
          </table:table-cell>
          <table:table-cell table:formula="of:=[.A313]-[.A$20]" office:value-type="float" office:value="0.0700289999999768">
            <text:p>0.070029</text:p>
          </table:table-cell>
          <table:table-cell table:formula="of:=[.B313]-[.B312]" office:value-type="float" office:value="0.0000129999999671782">
            <text:p>0.00001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140556">
            <text:p>875.140556</text:p>
          </table:table-cell>
          <table:table-cell table:formula="of:=[.A314]-[.A$20]" office:value-type="float" office:value="0.071931999999947">
            <text:p>0.071932</text:p>
          </table:table-cell>
          <table:table-cell table:formula="of:=[.B314]-[.B313]" office:value-type="float" office:value="0.00190299999997023">
            <text:p>0.0019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40558">
            <text:p>875.140558</text:p>
          </table:table-cell>
          <table:table-cell table:formula="of:=[.A315]-[.A$20]" office:value-type="float" office:value="0.0719340000000557">
            <text:p>0.071934</text:p>
          </table:table-cell>
          <table:table-cell table:formula="of:=[.B315]-[.B314]" office:value-type="float" office:value="0.00000200000010863732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4056">
            <text:p>875.140560</text:p>
          </table:table-cell>
          <table:table-cell table:formula="of:=[.A316]-[.A$20]" office:value-type="float" office:value="0.0719360000000506">
            <text:p>0.071936</text:p>
          </table:table-cell>
          <table:table-cell table:formula="of:=[.B316]-[.B315]" office:value-type="float" office:value="0.00000199999999495049">
            <text:p>0.000002</text:p>
          </table:table-cell>
          <table:table-cell office:value-type="string">
            <text:p>d_s is renewed (r + D) to 875142.558212; c_s is fully topped up</text:p>
          </table:table-cell>
          <table:table-cell table:number-columns-repeated="2"/>
        </table:table-row>
        <table:table-row table:style-name="ro1">
          <table:table-cell office:value-type="float" office:value="875.140563">
            <text:p>875.140563</text:p>
          </table:table-cell>
          <table:table-cell table:formula="of:=[.A317]-[.A$20]" office:value-type="float" office:value="0.0719390000000431">
            <text:p>0.071939</text:p>
          </table:table-cell>
          <table:table-cell table:formula="of:=[.B317]-[.B316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40567">
            <text:p>875.140567</text:p>
          </table:table-cell>
          <table:table-cell table:formula="of:=[.A318]-[.A$20]" office:value-type="float" office:value="0.071943000000033">
            <text:p>0.071943</text:p>
          </table:table-cell>
          <table:table-cell table:formula="of:=[.B318]-[.B317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40572">
            <text:p>875.140572</text:p>
          </table:table-cell>
          <table:table-cell table:formula="of:=[.A319]-[.A$20]" office:value-type="float" office:value="0.0719480000000203">
            <text:p>0.071948</text:p>
          </table:table-cell>
          <table:table-cell table:formula="of:=[.B319]-[.B31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41522">
            <text:p>875.141522</text:p>
          </table:table-cell>
          <table:table-cell table:formula="of:=[.A320]-[.A$20]" office:value-type="float" office:value="0.0728980000000092">
            <text:p>0.072898</text:p>
          </table:table-cell>
          <table:table-cell table:formula="of:=[.B320]-[.B319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41523">
            <text:p>875.141523</text:p>
          </table:table-cell>
          <table:table-cell table:formula="of:=[.A321]-[.A$20]" office:value-type="float" office:value="0.0728990000000067">
            <text:p>0.072899</text:p>
          </table:table-cell>
          <table:table-cell table:formula="of:=[.B321]-[.B32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41528">
            <text:p>875.141528</text:p>
          </table:table-cell>
          <table:table-cell table:formula="of:=[.A322]-[.A$20]" office:value-type="float" office:value="0.0729039999999941">
            <text:p>0.072904</text:p>
          </table:table-cell>
          <table:table-cell table:formula="of:=[.B322]-[.B321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41599">
            <text:p>875.141599</text:p>
          </table:table-cell>
          <table:table-cell table:formula="of:=[.A323]-[.A$20]" office:value-type="float" office:value="0.0729750000000422">
            <text:p>0.072975</text:p>
          </table:table-cell>
          <table:table-cell table:formula="of:=[.B323]-[.B322]" office:value-type="float" office:value="0.0000710000000481159">
            <text:p>0.0000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416">
            <text:p>875.141600</text:p>
          </table:table-cell>
          <table:table-cell table:formula="of:=[.A324]-[.A$20]" office:value-type="float" office:value="0.0729760000000397">
            <text:p>0.072976</text:p>
          </table:table-cell>
          <table:table-cell table:formula="of:=[.B324]-[.B323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41604">
            <text:p>875.141604</text:p>
          </table:table-cell>
          <table:table-cell table:formula="of:=[.A325]-[.A$20]" office:value-type="float" office:value="0.0729800000000296">
            <text:p>0.072980</text:p>
          </table:table-cell>
          <table:table-cell table:formula="of:=[.B325]-[.B32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43551">
            <text:p>875.143551</text:p>
          </table:table-cell>
          <table:table-cell table:formula="of:=[.A326]-[.A$20]" office:value-type="float" office:value="0.0749270000000024">
            <text:p>0.074927</text:p>
          </table:table-cell>
          <table:table-cell table:formula="of:=[.B326]-[.B325]" office:value-type="float" office:value="0.00194699999997283">
            <text:p>0.00194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43553">
            <text:p>875.143553</text:p>
          </table:table-cell>
          <table:table-cell table:formula="of:=[.A327]-[.A$20]" office:value-type="float" office:value="0.0749289999999974">
            <text:p>0.074929</text:p>
          </table:table-cell>
          <table:table-cell table:formula="of:=[.B327]-[.B32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43556">
            <text:p>875.143556</text:p>
          </table:table-cell>
          <table:table-cell table:formula="of:=[.A328]-[.A$20]" office:value-type="float" office:value="0.0749319999999898">
            <text:p>0.074932</text:p>
          </table:table-cell>
          <table:table-cell table:formula="of:=[.B328]-[.B327]" office:value-type="float" office:value="0.00000299999999242573">
            <text:p>0.000003</text:p>
          </table:table-cell>
          <table:table-cell/>
          <table:table-cell office:value-type="string">
            <text:p>0.010100 / 0.085367 &lt;= 2.000000 / 5.000000</text:p>
          </table:table-cell>
          <table:table-cell/>
        </table:table-row>
        <table:table-row table:style-name="ro1">
          <table:table-cell office:value-type="float" office:value="875.143558">
            <text:p>875.143558</text:p>
          </table:table-cell>
          <table:table-cell table:formula="of:=[.A329]-[.A$20]" office:value-type="float" office:value="0.0749339999999847">
            <text:p>0.074934</text:p>
          </table:table-cell>
          <table:table-cell table:formula="of:=[.B329]-[.B328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4356">
            <text:p>875.143560</text:p>
          </table:table-cell>
          <table:table-cell table:formula="of:=[.A330]-[.A$20]" office:value-type="float" office:value="0.0749359999999797">
            <text:p>0.074936</text:p>
          </table:table-cell>
          <table:table-cell table:formula="of:=[.B330]-[.B32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43564">
            <text:p>875.143564</text:p>
          </table:table-cell>
          <table:table-cell table:formula="of:=[.A331]-[.A$20]" office:value-type="float" office:value="0.0749399999999696">
            <text:p>0.074940</text:p>
          </table:table-cell>
          <table:table-cell table:formula="of:=[.B331]-[.B330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43568">
            <text:p>875.143568</text:p>
          </table:table-cell>
          <table:table-cell table:formula="of:=[.A332]-[.A$20]" office:value-type="float" office:value="0.0749439999999595">
            <text:p>0.074944</text:p>
          </table:table-cell>
          <table:table-cell table:formula="of:=[.B332]-[.B331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43578">
            <text:p>875.143578</text:p>
          </table:table-cell>
          <table:table-cell table:formula="of:=[.A333]-[.A$20]" office:value-type="float" office:value="0.0749540000000479">
            <text:p>0.074954</text:p>
          </table:table-cell>
          <table:table-cell table:formula="of:=[.B333]-[.B332]" office:value-type="float" office:value="0.0000100000000884393">
            <text:p>0.00001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43581">
            <text:p>875.143581</text:p>
          </table:table-cell>
          <table:table-cell table:formula="of:=[.A334]-[.A$20]" office:value-type="float" office:value="0.0749570000000404">
            <text:p>0.074957</text:p>
          </table:table-cell>
          <table:table-cell table:formula="of:=[.B334]-[.B333]" office:value-type="float" office:value="0.00000299999999242573">
            <text:p>0.000003</text:p>
          </table:table-cell>
          <table:table-cell/>
          <table:table-cell office:value-type="string">
            <text:p>uses up its c_s; 875143.578074-875143.565332=0.012742</text:p>
          </table:table-cell>
          <table:table-cell/>
        </table:table-row>
        <table:table-row table:style-name="ro1">
          <table:table-cell office:value-type="float" office:value="875.143587">
            <text:p>875.143587</text:p>
          </table:table-cell>
          <table:table-cell table:formula="of:=[.A335]-[.A$20]" office:value-type="float" office:value="0.0749630000000252">
            <text:p>0.074963</text:p>
          </table:table-cell>
          <table:table-cell table:formula="of:=[.B335]-[.B334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43591">
            <text:p>875.143591</text:p>
          </table:table-cell>
          <table:table-cell table:formula="of:=[.A336]-[.A$20]" office:value-type="float" office:value="0.0749670000000151">
            <text:p>0.074967</text:p>
          </table:table-cell>
          <table:table-cell table:formula="of:=[.B336]-[.B33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43646">
            <text:p>875.143646</text:p>
          </table:table-cell>
          <table:table-cell table:formula="of:=[.A337]-[.A$20]" office:value-type="float" office:value="0.0750219999999899">
            <text:p>0.075022</text:p>
          </table:table-cell>
          <table:table-cell table:formula="of:=[.B337]-[.B336]" office:value-type="float" office:value="0.0000549999999748252">
            <text:p>0.0000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43647">
            <text:p>875.143647</text:p>
          </table:table-cell>
          <table:table-cell table:formula="of:=[.A338]-[.A$20]" office:value-type="float" office:value="0.0750229999999874">
            <text:p>0.075023</text:p>
          </table:table-cell>
          <table:table-cell table:formula="of:=[.B338]-[.B33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4365">
            <text:p>875.143650</text:p>
          </table:table-cell>
          <table:table-cell table:formula="of:=[.A339]-[.A$20]" office:value-type="float" office:value="0.0750259999999798">
            <text:p>0.075026</text:p>
          </table:table-cell>
          <table:table-cell table:formula="of:=[.B339]-[.B338]" office:value-type="float" office:value="0.00000299999999242573">
            <text:p>0.000003</text:p>
          </table:table-cell>
          <table:table-cell/>
          <table:table-cell office:value-type="string">
            <text:p>postpones its deadline to 875148.638383; c_s is topped up to 1.997358</text:p>
          </table:table-cell>
          <table:table-cell/>
        </table:table-row>
        <table:table-row table:style-name="ro1">
          <table:table-cell office:value-type="float" office:value="875.144556">
            <text:p>875.144556</text:p>
          </table:table-cell>
          <table:table-cell table:formula="of:=[.A340]-[.A$20]" office:value-type="float" office:value="0.0759319999999661">
            <text:p>0.075932</text:p>
          </table:table-cell>
          <table:table-cell table:formula="of:=[.B340]-[.B339]" office:value-type="float" office:value="0.000905999999986307">
            <text:p>0.0009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44558">
            <text:p>875.144558</text:p>
          </table:table-cell>
          <table:table-cell table:formula="of:=[.A341]-[.A$20]" office:value-type="float" office:value="0.0759339999999611">
            <text:p>0.075934</text:p>
          </table:table-cell>
          <table:table-cell table:formula="of:=[.B341]-[.B3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4456">
            <text:p>875.144560</text:p>
          </table:table-cell>
          <table:table-cell table:formula="of:=[.A342]-[.A$20]" office:value-type="float" office:value="0.075935999999956">
            <text:p>0.075936</text:p>
          </table:table-cell>
          <table:table-cell table:formula="of:=[.B342]-[.B341]" office:value-type="float" office:value="0.00000199999999495049">
            <text:p>0.000002</text:p>
          </table:table-cell>
          <table:table-cell office:value-type="string">
            <text:p>d_s is renewed (r + D) to 875146.558031; c_s is fully topped up</text:p>
          </table:table-cell>
          <table:table-cell table:number-columns-repeated="2"/>
        </table:table-row>
        <table:table-row table:style-name="ro1">
          <table:table-cell office:value-type="float" office:value="875.144601">
            <text:p>875.144601</text:p>
          </table:table-cell>
          <table:table-cell table:formula="of:=[.A343]-[.A$20]" office:value-type="float" office:value="0.0759769999999662">
            <text:p>0.075977</text:p>
          </table:table-cell>
          <table:table-cell table:formula="of:=[.B343]-[.B342]" office:value-type="float" office:value="0.0000410000000101718">
            <text:p>0.0000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44603">
            <text:p>875.144603</text:p>
          </table:table-cell>
          <table:table-cell table:formula="of:=[.A344]-[.A$20]" office:value-type="float" office:value="0.0759789999999612">
            <text:p>0.075979</text:p>
          </table:table-cell>
          <table:table-cell table:formula="of:=[.B344]-[.B34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44607">
            <text:p>875.144607</text:p>
          </table:table-cell>
          <table:table-cell table:formula="of:=[.A345]-[.A$20]" office:value-type="float" office:value="0.0759829999999511">
            <text:p>0.075983</text:p>
          </table:table-cell>
          <table:table-cell table:formula="of:=[.B345]-[.B344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45555">
            <text:p>875.145555</text:p>
          </table:table-cell>
          <table:table-cell table:formula="of:=[.A346]-[.A$20]" office:value-type="float" office:value="0.076930999999945">
            <text:p>0.076931</text:p>
          </table:table-cell>
          <table:table-cell table:formula="of:=[.B346]-[.B345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45557">
            <text:p>875.145557</text:p>
          </table:table-cell>
          <table:table-cell table:formula="of:=[.A347]-[.A$20]" office:value-type="float" office:value="0.0769330000000537">
            <text:p>0.076933</text:p>
          </table:table-cell>
          <table:table-cell table:formula="of:=[.B347]-[.B346]" office:value-type="float" office:value="0.00000200000010863732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45562">
            <text:p>875.145562</text:p>
          </table:table-cell>
          <table:table-cell table:formula="of:=[.A348]-[.A$20]" office:value-type="float" office:value="0.076938000000041">
            <text:p>0.076938</text:p>
          </table:table-cell>
          <table:table-cell table:formula="of:=[.B348]-[.B347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47505">
            <text:p>875.147505</text:p>
          </table:table-cell>
          <table:table-cell table:formula="of:=[.A349]-[.A$20]" office:value-type="float" office:value="0.078881000000024">
            <text:p>0.078881</text:p>
          </table:table-cell>
          <table:table-cell table:formula="of:=[.B349]-[.B348]" office:value-type="float" office:value="0.00194299999998293">
            <text:p>0.0019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47507">
            <text:p>875.147507</text:p>
          </table:table-cell>
          <table:table-cell table:formula="of:=[.A350]-[.A$20]" office:value-type="float" office:value="0.0788830000000189">
            <text:p>0.078883</text:p>
          </table:table-cell>
          <table:table-cell table:formula="of:=[.B350]-[.B34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48576">
            <text:p>875.148576</text:p>
          </table:table-cell>
          <table:table-cell table:formula="of:=[.A351]-[.A$20]" office:value-type="float" office:value="0.0799520000000484">
            <text:p>0.079952</text:p>
          </table:table-cell>
          <table:table-cell table:formula="of:=[.B351]-[.B350]" office:value-type="float" office:value="0.00106900000002952">
            <text:p>0.0010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48579">
            <text:p>875.148579</text:p>
          </table:table-cell>
          <table:table-cell table:formula="of:=[.A352]-[.A$20]" office:value-type="float" office:value="0.0799550000000409">
            <text:p>0.079955</text:p>
          </table:table-cell>
          <table:table-cell table:formula="of:=[.B352]-[.B35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48581">
            <text:p>875.148581</text:p>
          </table:table-cell>
          <table:table-cell table:formula="of:=[.A353]-[.A$20]" office:value-type="float" office:value="0.0799570000000358">
            <text:p>0.079957</text:p>
          </table:table-cell>
          <table:table-cell table:formula="of:=[.B353]-[.B352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155.578532; c_s is fully topped up</text:p>
          </table:table-cell>
        </table:table-row>
        <table:table-row table:style-name="ro1">
          <table:table-cell office:value-type="float" office:value="875.148584">
            <text:p>875.148584</text:p>
          </table:table-cell>
          <table:table-cell table:formula="of:=[.A354]-[.A$20]" office:value-type="float" office:value="0.0799600000000282">
            <text:p>0.079960</text:p>
          </table:table-cell>
          <table:table-cell table:formula="of:=[.B354]-[.B353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48585">
            <text:p>875.148585</text:p>
          </table:table-cell>
          <table:table-cell table:formula="of:=[.A355]-[.A$20]" office:value-type="float" office:value="0.0799610000000257">
            <text:p>0.079961</text:p>
          </table:table-cell>
          <table:table-cell table:formula="of:=[.B355]-[.B354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48587">
            <text:p>875.148587</text:p>
          </table:table-cell>
          <table:table-cell table:formula="of:=[.A356]-[.A$20]" office:value-type="float" office:value="0.0799630000000207">
            <text:p>0.079963</text:p>
          </table:table-cell>
          <table:table-cell table:formula="of:=[.B356]-[.B355]" office:value-type="float" office:value="0.00000199999999495049">
            <text:p>0.000002</text:p>
          </table:table-cell>
          <table:table-cell office:value-type="string">
            <text:p>d_s is renewed (r + D) to 875150.585522; c_s is fully topped up</text:p>
          </table:table-cell>
          <table:table-cell table:number-columns-repeated="2"/>
        </table:table-row>
        <table:table-row table:style-name="ro1">
          <table:table-cell office:value-type="float" office:value="875.14859">
            <text:p>875.148590</text:p>
          </table:table-cell>
          <table:table-cell table:formula="of:=[.A357]-[.A$20]" office:value-type="float" office:value="0.0799660000000131">
            <text:p>0.079966</text:p>
          </table:table-cell>
          <table:table-cell table:formula="of:=[.B357]-[.B35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48592">
            <text:p>875.148592</text:p>
          </table:table-cell>
          <table:table-cell table:formula="of:=[.A358]-[.A$20]" office:value-type="float" office:value="0.079968000000008">
            <text:p>0.079968</text:p>
          </table:table-cell>
          <table:table-cell table:formula="of:=[.B358]-[.B35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48595">
            <text:p>875.148595</text:p>
          </table:table-cell>
          <table:table-cell table:formula="of:=[.A359]-[.A$20]" office:value-type="float" office:value="0.0799710000000005">
            <text:p>0.079971</text:p>
          </table:table-cell>
          <table:table-cell table:formula="of:=[.B359]-[.B358]" office:value-type="float" office:value="0.00000299999999242573">
            <text:p>0.000003</text:p>
          </table:table-cell>
          <table:table-cell/>
          <table:table-cell office:value-type="string">
            <text:p>0.051019 / 0.046316 &gt; 2.000000 / 5.000000</text:p>
          </table:table-cell>
          <table:table-cell/>
        </table:table-row>
        <table:table-row table:style-name="ro1">
          <table:table-cell office:value-type="float" office:value="875.148598">
            <text:p>875.148598</text:p>
          </table:table-cell>
          <table:table-cell table:formula="of:=[.A360]-[.A$20]" office:value-type="float" office:value="0.0799739999999929">
            <text:p>0.079974</text:p>
          </table:table-cell>
          <table:table-cell table:formula="of:=[.B360]-[.B359]" office:value-type="float" office:value="0.00000299999999242573">
            <text:p>0.000003</text:p>
          </table:table-cell>
          <table:table-cell/>
          <table:table-cell office:value-type="string">
            <text:p>d_s is renewed (r + D) to 875153.592067; c_s is fully topped up</text:p>
          </table:table-cell>
          <table:table-cell/>
        </table:table-row>
        <table:table-row table:style-name="ro1">
          <table:table-cell office:value-type="float" office:value="875.148609">
            <text:p>875.148609</text:p>
          </table:table-cell>
          <table:table-cell table:formula="of:=[.A361]-[.A$20]" office:value-type="float" office:value="0.0799849999999651">
            <text:p>0.079985</text:p>
          </table:table-cell>
          <table:table-cell table:formula="of:=[.B361]-[.B360]" office:value-type="float" office:value="0.0000109999999722277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49561">
            <text:p>875.149561</text:p>
          </table:table-cell>
          <table:table-cell table:formula="of:=[.A362]-[.A$20]" office:value-type="float" office:value="0.080936999999949">
            <text:p>0.080937</text:p>
          </table:table-cell>
          <table:table-cell table:formula="of:=[.B362]-[.B361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49563">
            <text:p>875.149563</text:p>
          </table:table-cell>
          <table:table-cell table:formula="of:=[.A363]-[.A$20]" office:value-type="float" office:value="0.0809389999999439">
            <text:p>0.080939</text:p>
          </table:table-cell>
          <table:table-cell table:formula="of:=[.B363]-[.B36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49568">
            <text:p>875.149568</text:p>
          </table:table-cell>
          <table:table-cell table:formula="of:=[.A364]-[.A$20]" office:value-type="float" office:value="0.080944000000045">
            <text:p>0.080944</text:p>
          </table:table-cell>
          <table:table-cell table:formula="of:=[.B364]-[.B363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51517">
            <text:p>875.151517</text:p>
          </table:table-cell>
          <table:table-cell table:formula="of:=[.A365]-[.A$20]" office:value-type="float" office:value="0.0828930000000128">
            <text:p>0.082893</text:p>
          </table:table-cell>
          <table:table-cell table:formula="of:=[.B365]-[.B364]" office:value-type="float" office:value="0.00194899999996778">
            <text:p>0.0019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51519">
            <text:p>875.151519</text:p>
          </table:table-cell>
          <table:table-cell table:formula="of:=[.A366]-[.A$20]" office:value-type="float" office:value="0.0828950000000077">
            <text:p>0.082895</text:p>
          </table:table-cell>
          <table:table-cell table:formula="of:=[.B366]-[.B36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51522">
            <text:p>875.151522</text:p>
          </table:table-cell>
          <table:table-cell table:formula="of:=[.A367]-[.A$20]" office:value-type="float" office:value="0.0828980000000001">
            <text:p>0.082898</text:p>
          </table:table-cell>
          <table:table-cell table:formula="of:=[.B367]-[.B36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52556">
            <text:p>875.152556</text:p>
          </table:table-cell>
          <table:table-cell table:formula="of:=[.A368]-[.A$20]" office:value-type="float" office:value="0.0839320000000043">
            <text:p>0.083932</text:p>
          </table:table-cell>
          <table:table-cell table:formula="of:=[.B368]-[.B367]" office:value-type="float" office:value="0.0010340000000042">
            <text:p>0.0010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52558">
            <text:p>875.152558</text:p>
          </table:table-cell>
          <table:table-cell table:formula="of:=[.A369]-[.A$20]" office:value-type="float" office:value="0.0839339999999993">
            <text:p>0.083934</text:p>
          </table:table-cell>
          <table:table-cell table:formula="of:=[.B369]-[.B36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5256">
            <text:p>875.152560</text:p>
          </table:table-cell>
          <table:table-cell table:formula="of:=[.A370]-[.A$20]" office:value-type="float" office:value="0.0839359999999942">
            <text:p>0.083936</text:p>
          </table:table-cell>
          <table:table-cell table:formula="of:=[.B370]-[.B369]" office:value-type="float" office:value="0.00000199999999495049">
            <text:p>0.000002</text:p>
          </table:table-cell>
          <table:table-cell office:value-type="string">
            <text:p>d_s is renewed (r + D) to 875154.557800; c_s is fully topped up</text:p>
          </table:table-cell>
          <table:table-cell table:number-columns-repeated="2"/>
        </table:table-row>
        <table:table-row table:style-name="ro1">
          <table:table-cell office:value-type="float" office:value="875.152562">
            <text:p>875.152562</text:p>
          </table:table-cell>
          <table:table-cell table:formula="of:=[.A371]-[.A$20]" office:value-type="float" office:value="0.0839379999999892">
            <text:p>0.083938</text:p>
          </table:table-cell>
          <table:table-cell table:formula="of:=[.B371]-[.B37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152566">
            <text:p>875.152566</text:p>
          </table:table-cell>
          <table:table-cell table:formula="of:=[.A372]-[.A$20]" office:value-type="float" office:value="0.0839419999999791">
            <text:p>0.083942</text:p>
          </table:table-cell>
          <table:table-cell table:formula="of:=[.B372]-[.B371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52569">
            <text:p>875.152569</text:p>
          </table:table-cell>
          <table:table-cell table:formula="of:=[.A373]-[.A$20]" office:value-type="float" office:value="0.0839449999999715">
            <text:p>0.083945</text:p>
          </table:table-cell>
          <table:table-cell table:formula="of:=[.B373]-[.B372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53516">
            <text:p>875.153516</text:p>
          </table:table-cell>
          <table:table-cell table:formula="of:=[.A374]-[.A$20]" office:value-type="float" office:value="0.084891999999968">
            <text:p>0.084892</text:p>
          </table:table-cell>
          <table:table-cell table:formula="of:=[.B374]-[.B373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53518">
            <text:p>875.153518</text:p>
          </table:table-cell>
          <table:table-cell table:formula="of:=[.A375]-[.A$20]" office:value-type="float" office:value="0.0848939999999629">
            <text:p>0.084894</text:p>
          </table:table-cell>
          <table:table-cell table:formula="of:=[.B375]-[.B37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53521">
            <text:p>875.153521</text:p>
          </table:table-cell>
          <table:table-cell table:formula="of:=[.A376]-[.A$20]" office:value-type="float" office:value="0.0848969999999554">
            <text:p>0.084897</text:p>
          </table:table-cell>
          <table:table-cell table:formula="of:=[.B376]-[.B37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153554">
            <text:p>875.153554</text:p>
          </table:table-cell>
          <table:table-cell table:formula="of:=[.A377]-[.A$20]" office:value-type="float" office:value="0.0849299999999857">
            <text:p>0.084930</text:p>
          </table:table-cell>
          <table:table-cell table:formula="of:=[.B377]-[.B376]" office:value-type="float" office:value="0.0000330000000303698">
            <text:p>0.00003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53556">
            <text:p>875.153556</text:p>
          </table:table-cell>
          <table:table-cell table:formula="of:=[.A378]-[.A$20]" office:value-type="float" office:value="0.0849319999999807">
            <text:p>0.084932</text:p>
          </table:table-cell>
          <table:table-cell table:formula="of:=[.B378]-[.B3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53558">
            <text:p>875.153558</text:p>
          </table:table-cell>
          <table:table-cell table:formula="of:=[.A379]-[.A$20]" office:value-type="float" office:value="0.0849339999999756">
            <text:p>0.084934</text:p>
          </table:table-cell>
          <table:table-cell table:formula="of:=[.B379]-[.B378]" office:value-type="float" office:value="0.00000199999999495049">
            <text:p>0.000002</text:p>
          </table:table-cell>
          <table:table-cell/>
          <table:table-cell office:value-type="string">
            <text:p>0.047488 / 0.036357 &gt; 2.000000 / 5.000000</text:p>
          </table:table-cell>
          <table:table-cell/>
        </table:table-row>
        <table:table-row table:style-name="ro1">
          <table:table-cell office:value-type="float" office:value="875.153561">
            <text:p>875.153561</text:p>
          </table:table-cell>
          <table:table-cell table:formula="of:=[.A380]-[.A$20]" office:value-type="float" office:value="0.0849369999999681">
            <text:p>0.084937</text:p>
          </table:table-cell>
          <table:table-cell table:formula="of:=[.B380]-[.B379]" office:value-type="float" office:value="0.00000299999999242573">
            <text:p>0.000003</text:p>
          </table:table-cell>
          <table:table-cell/>
          <table:table-cell office:value-type="string">
            <text:p>d_s is renewed (r + D) to 875158.555710; c_s is fully topped up</text:p>
          </table:table-cell>
          <table:table-cell/>
        </table:table-row>
        <table:table-row table:style-name="ro1">
          <table:table-cell office:value-type="float" office:value="875.155427">
            <text:p>875.155427</text:p>
          </table:table-cell>
          <table:table-cell table:formula="of:=[.A381]-[.A$20]" office:value-type="float" office:value="0.0868030000000317">
            <text:p>0.086803</text:p>
          </table:table-cell>
          <table:table-cell table:formula="of:=[.B381]-[.B380]" office:value-type="float" office:value="0.00186600000006365">
            <text:p>0.00186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55429">
            <text:p>875.155429</text:p>
          </table:table-cell>
          <table:table-cell table:formula="of:=[.A382]-[.A$20]" office:value-type="float" office:value="0.0868050000000267">
            <text:p>0.086805</text:p>
          </table:table-cell>
          <table:table-cell table:formula="of:=[.B382]-[.B38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55433">
            <text:p>875.155433</text:p>
          </table:table-cell>
          <table:table-cell table:formula="of:=[.A383]-[.A$20]" office:value-type="float" office:value="0.0868090000000166">
            <text:p>0.086809</text:p>
          </table:table-cell>
          <table:table-cell table:formula="of:=[.B383]-[.B38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56557">
            <text:p>875.156557</text:p>
          </table:table-cell>
          <table:table-cell table:formula="of:=[.A384]-[.A$20]" office:value-type="float" office:value="0.0879330000000209">
            <text:p>0.087933</text:p>
          </table:table-cell>
          <table:table-cell table:formula="of:=[.B384]-[.B383]" office:value-type="float" office:value="0.00112400000000434">
            <text:p>0.0011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5656">
            <text:p>875.156560</text:p>
          </table:table-cell>
          <table:table-cell table:formula="of:=[.A385]-[.A$20]" office:value-type="float" office:value="0.0879360000000133">
            <text:p>0.087936</text:p>
          </table:table-cell>
          <table:table-cell table:formula="of:=[.B385]-[.B384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56562">
            <text:p>875.156562</text:p>
          </table:table-cell>
          <table:table-cell table:formula="of:=[.A386]-[.A$20]" office:value-type="float" office:value="0.0879380000000083">
            <text:p>0.087938</text:p>
          </table:table-cell>
          <table:table-cell table:formula="of:=[.B386]-[.B385]" office:value-type="float" office:value="0.00000199999999495049">
            <text:p>0.000002</text:p>
          </table:table-cell>
          <table:table-cell office:value-type="string">
            <text:p>d_s is renewed (r + D) to 875158.559563; c_s is fully topped up</text:p>
          </table:table-cell>
          <table:table-cell table:number-columns-repeated="2"/>
        </table:table-row>
        <table:table-row table:style-name="ro1">
          <table:table-cell office:value-type="float" office:value="875.157418">
            <text:p>875.157418</text:p>
          </table:table-cell>
          <table:table-cell table:formula="of:=[.A387]-[.A$20]" office:value-type="float" office:value="0.0887940000000071">
            <text:p>0.088794</text:p>
          </table:table-cell>
          <table:table-cell table:formula="of:=[.B387]-[.B386]" office:value-type="float" office:value="0.000855999999998858">
            <text:p>0.0008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57419">
            <text:p>875.157419</text:p>
          </table:table-cell>
          <table:table-cell table:formula="of:=[.A388]-[.A$20]" office:value-type="float" office:value="0.0887950000000046">
            <text:p>0.088795</text:p>
          </table:table-cell>
          <table:table-cell table:formula="of:=[.B388]-[.B38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57423">
            <text:p>875.157423</text:p>
          </table:table-cell>
          <table:table-cell table:formula="of:=[.A389]-[.A$20]" office:value-type="float" office:value="0.0887989999999945">
            <text:p>0.088799</text:p>
          </table:table-cell>
          <table:table-cell table:formula="of:=[.B389]-[.B388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58376">
            <text:p>875.158376</text:p>
          </table:table-cell>
          <table:table-cell table:formula="of:=[.A390]-[.A$20]" office:value-type="float" office:value="0.0897519999999759">
            <text:p>0.089752</text:p>
          </table:table-cell>
          <table:table-cell table:formula="of:=[.B390]-[.B389]" office:value-type="float" office:value="0.00095299999998133">
            <text:p>0.00095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58379">
            <text:p>875.158379</text:p>
          </table:table-cell>
          <table:table-cell table:formula="of:=[.A391]-[.A$20]" office:value-type="float" office:value="0.0897549999999683">
            <text:p>0.089755</text:p>
          </table:table-cell>
          <table:table-cell table:formula="of:=[.B391]-[.B390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58578">
            <text:p>875.158578</text:p>
          </table:table-cell>
          <table:table-cell table:formula="of:=[.A392]-[.A$20]" office:value-type="float" office:value="0.0899540000000343">
            <text:p>0.089954</text:p>
          </table:table-cell>
          <table:table-cell table:formula="of:=[.B392]-[.B391]" office:value-type="float" office:value="0.000199000000066008">
            <text:p>0.0001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58581">
            <text:p>875.158581</text:p>
          </table:table-cell>
          <table:table-cell table:formula="of:=[.A393]-[.A$20]" office:value-type="float" office:value="0.0899570000000267">
            <text:p>0.089957</text:p>
          </table:table-cell>
          <table:table-cell table:formula="of:=[.B393]-[.B39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58584">
            <text:p>875.158584</text:p>
          </table:table-cell>
          <table:table-cell table:formula="of:=[.A394]-[.A$20]" office:value-type="float" office:value="0.0899600000000191">
            <text:p>0.089960</text:p>
          </table:table-cell>
          <table:table-cell table:formula="of:=[.B394]-[.B393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165.580966; c_s is fully topped up</text:p>
          </table:table-cell>
        </table:table-row>
        <table:table-row table:style-name="ro1">
          <table:table-cell office:value-type="float" office:value="875.158586">
            <text:p>875.158586</text:p>
          </table:table-cell>
          <table:table-cell table:formula="of:=[.A395]-[.A$20]" office:value-type="float" office:value="0.0899620000000141">
            <text:p>0.089962</text:p>
          </table:table-cell>
          <table:table-cell table:formula="of:=[.B395]-[.B394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58589">
            <text:p>875.158589</text:p>
          </table:table-cell>
          <table:table-cell table:formula="of:=[.A396]-[.A$20]" office:value-type="float" office:value="0.0899650000000065">
            <text:p>0.089965</text:p>
          </table:table-cell>
          <table:table-cell table:formula="of:=[.B396]-[.B39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58591">
            <text:p>875.158591</text:p>
          </table:table-cell>
          <table:table-cell table:formula="of:=[.A397]-[.A$20]" office:value-type="float" office:value="0.0899670000000015">
            <text:p>0.089967</text:p>
          </table:table-cell>
          <table:table-cell table:formula="of:=[.B397]-[.B396]" office:value-type="float" office:value="0.00000199999999495049">
            <text:p>0.000002</text:p>
          </table:table-cell>
          <table:table-cell/>
          <table:table-cell office:value-type="string">
            <text:p>d_s is renewed (r + D) to 875163.589403; c_s is fully topped up</text:p>
          </table:table-cell>
          <table:table-cell/>
        </table:table-row>
        <table:table-row table:style-name="ro1">
          <table:table-cell office:value-type="float" office:value="875.1586">
            <text:p>875.158600</text:p>
          </table:table-cell>
          <table:table-cell table:formula="of:=[.A398]-[.A$20]" office:value-type="float" office:value="0.0899759999999787">
            <text:p>0.089976</text:p>
          </table:table-cell>
          <table:table-cell table:formula="of:=[.B398]-[.B397]" office:value-type="float" office:value="0.00000899999997727718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160556">
            <text:p>875.160556</text:p>
          </table:table-cell>
          <table:table-cell table:formula="of:=[.A399]-[.A$20]" office:value-type="float" office:value="0.0919320000000425">
            <text:p>0.091932</text:p>
          </table:table-cell>
          <table:table-cell table:formula="of:=[.B399]-[.B398]" office:value-type="float" office:value="0.0019560000000638">
            <text:p>0.0019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60558">
            <text:p>875.160558</text:p>
          </table:table-cell>
          <table:table-cell table:formula="of:=[.A400]-[.A$20]" office:value-type="float" office:value="0.0919340000000375">
            <text:p>0.091934</text:p>
          </table:table-cell>
          <table:table-cell table:formula="of:=[.B400]-[.B3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6056">
            <text:p>875.160560</text:p>
          </table:table-cell>
          <table:table-cell table:formula="of:=[.A401]-[.A$20]" office:value-type="float" office:value="0.0919360000000324">
            <text:p>0.091936</text:p>
          </table:table-cell>
          <table:table-cell table:formula="of:=[.B401]-[.B400]" office:value-type="float" office:value="0.00000199999999495049">
            <text:p>0.000002</text:p>
          </table:table-cell>
          <table:table-cell office:value-type="string">
            <text:p>d_s is renewed (r + D) to 875162.557872; c_s is fully topped up</text:p>
          </table:table-cell>
          <table:table-cell table:number-columns-repeated="2"/>
        </table:table-row>
        <table:table-row table:style-name="ro1">
          <table:table-cell office:value-type="float" office:value="875.160562">
            <text:p>875.160562</text:p>
          </table:table-cell>
          <table:table-cell table:formula="of:=[.A402]-[.A$20]" office:value-type="float" office:value="0.0919380000000274">
            <text:p>0.091938</text:p>
          </table:table-cell>
          <table:table-cell table:formula="of:=[.B402]-[.B40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60566">
            <text:p>875.160566</text:p>
          </table:table-cell>
          <table:table-cell table:formula="of:=[.A403]-[.A$20]" office:value-type="float" office:value="0.0919420000000173">
            <text:p>0.091942</text:p>
          </table:table-cell>
          <table:table-cell table:formula="of:=[.B403]-[.B402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60571">
            <text:p>875.160571</text:p>
          </table:table-cell>
          <table:table-cell table:formula="of:=[.A404]-[.A$20]" office:value-type="float" office:value="0.0919470000000047">
            <text:p>0.091947</text:p>
          </table:table-cell>
          <table:table-cell table:formula="of:=[.B404]-[.B40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61523">
            <text:p>875.161523</text:p>
          </table:table-cell>
          <table:table-cell table:formula="of:=[.A405]-[.A$20]" office:value-type="float" office:value="0.0928989999999885">
            <text:p>0.092899</text:p>
          </table:table-cell>
          <table:table-cell table:formula="of:=[.B405]-[.B404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61525">
            <text:p>875.161525</text:p>
          </table:table-cell>
          <table:table-cell table:formula="of:=[.A406]-[.A$20]" office:value-type="float" office:value="0.0929009999999835">
            <text:p>0.092901</text:p>
          </table:table-cell>
          <table:table-cell table:formula="of:=[.B406]-[.B40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6153">
            <text:p>875.161530</text:p>
          </table:table-cell>
          <table:table-cell table:formula="of:=[.A407]-[.A$20]" office:value-type="float" office:value="0.0929059999999708">
            <text:p>0.092906</text:p>
          </table:table-cell>
          <table:table-cell table:formula="of:=[.B407]-[.B406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61545">
            <text:p>875.161545</text:p>
          </table:table-cell>
          <table:table-cell table:formula="of:=[.A408]-[.A$20]" office:value-type="float" office:value="0.0929210000000467">
            <text:p>0.092921</text:p>
          </table:table-cell>
          <table:table-cell table:formula="of:=[.B408]-[.B407]" office:value-type="float" office:value="0.0000150000000758155">
            <text:p>0.00001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61547">
            <text:p>875.161547</text:p>
          </table:table-cell>
          <table:table-cell table:formula="of:=[.A409]-[.A$20]" office:value-type="float" office:value="0.0929230000000416">
            <text:p>0.092923</text:p>
          </table:table-cell>
          <table:table-cell table:formula="of:=[.B409]-[.B40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6155">
            <text:p>875.161550</text:p>
          </table:table-cell>
          <table:table-cell table:formula="of:=[.A410]-[.A$20]" office:value-type="float" office:value="0.092926000000034">
            <text:p>0.092926</text:p>
          </table:table-cell>
          <table:table-cell table:formula="of:=[.B410]-[.B40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63551">
            <text:p>875.163551</text:p>
          </table:table-cell>
          <table:table-cell table:formula="of:=[.A411]-[.A$20]" office:value-type="float" office:value="0.0949269999999842">
            <text:p>0.094927</text:p>
          </table:table-cell>
          <table:table-cell table:formula="of:=[.B411]-[.B410]" office:value-type="float" office:value="0.00200099999995018">
            <text:p>0.00200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63552">
            <text:p>875.163552</text:p>
          </table:table-cell>
          <table:table-cell table:formula="of:=[.A412]-[.A$20]" office:value-type="float" office:value="0.0949279999999817">
            <text:p>0.094928</text:p>
          </table:table-cell>
          <table:table-cell table:formula="of:=[.B412]-[.B411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63555">
            <text:p>875.163555</text:p>
          </table:table-cell>
          <table:table-cell table:formula="of:=[.A413]-[.A$20]" office:value-type="float" office:value="0.0949309999999741">
            <text:p>0.094931</text:p>
          </table:table-cell>
          <table:table-cell table:formula="of:=[.B413]-[.B412]" office:value-type="float" office:value="0.00000299999999242573">
            <text:p>0.000003</text:p>
          </table:table-cell>
          <table:table-cell/>
          <table:table-cell office:value-type="string">
            <text:p>0.014080 / 0.037004 &lt;= 2.000000 / 5.000000</text:p>
          </table:table-cell>
          <table:table-cell/>
        </table:table-row>
        <table:table-row table:style-name="ro1">
          <table:table-cell office:value-type="float" office:value="875.163557">
            <text:p>875.163557</text:p>
          </table:table-cell>
          <table:table-cell table:formula="of:=[.A414]-[.A$20]" office:value-type="float" office:value="0.0949329999999691">
            <text:p>0.094933</text:p>
          </table:table-cell>
          <table:table-cell table:formula="of:=[.B414]-[.B41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63559">
            <text:p>875.163559</text:p>
          </table:table-cell>
          <table:table-cell table:formula="of:=[.A415]-[.A$20]" office:value-type="float" office:value="0.094934999999964">
            <text:p>0.094935</text:p>
          </table:table-cell>
          <table:table-cell table:formula="of:=[.B415]-[.B41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63562">
            <text:p>875.163562</text:p>
          </table:table-cell>
          <table:table-cell table:formula="of:=[.A416]-[.A$20]" office:value-type="float" office:value="0.0949379999999564">
            <text:p>0.094938</text:p>
          </table:table-cell>
          <table:table-cell table:formula="of:=[.B416]-[.B41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63567">
            <text:p>875.163567</text:p>
          </table:table-cell>
          <table:table-cell table:formula="of:=[.A417]-[.A$20]" office:value-type="float" office:value="0.0949429999999438">
            <text:p>0.094943</text:p>
          </table:table-cell>
          <table:table-cell table:formula="of:=[.B417]-[.B416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63581">
            <text:p>875.163581</text:p>
          </table:table-cell>
          <table:table-cell table:formula="of:=[.A418]-[.A$20]" office:value-type="float" office:value="0.0949570000000222">
            <text:p>0.094957</text:p>
          </table:table-cell>
          <table:table-cell table:formula="of:=[.B418]-[.B417]" office:value-type="float" office:value="0.0000140000000783402">
            <text:p>0.00001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63584">
            <text:p>875.163584</text:p>
          </table:table-cell>
          <table:table-cell table:formula="of:=[.A419]-[.A$20]" office:value-type="float" office:value="0.0949600000000146">
            <text:p>0.094960</text:p>
          </table:table-cell>
          <table:table-cell table:formula="of:=[.B419]-[.B418]" office:value-type="float" office:value="0.00000299999999242573">
            <text:p>0.000003</text:p>
          </table:table-cell>
          <table:table-cell/>
          <table:table-cell office:value-type="string">
            <text:p>uses up its c_s; 875163.580760-875163.564007=0.016753</text:p>
          </table:table-cell>
          <table:table-cell/>
        </table:table-row>
        <table:table-row table:style-name="ro1">
          <table:table-cell office:value-type="float" office:value="875.16359">
            <text:p>875.163590</text:p>
          </table:table-cell>
          <table:table-cell table:formula="of:=[.A420]-[.A$20]" office:value-type="float" office:value="0.0949659999999994">
            <text:p>0.094966</text:p>
          </table:table-cell>
          <table:table-cell table:formula="of:=[.B420]-[.B419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63593">
            <text:p>875.163593</text:p>
          </table:table-cell>
          <table:table-cell table:formula="of:=[.A421]-[.A$20]" office:value-type="float" office:value="0.0949689999999919">
            <text:p>0.094969</text:p>
          </table:table-cell>
          <table:table-cell table:formula="of:=[.B421]-[.B42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63597">
            <text:p>875.163597</text:p>
          </table:table-cell>
          <table:table-cell table:formula="of:=[.A422]-[.A$20]" office:value-type="float" office:value="0.0949729999999818">
            <text:p>0.094973</text:p>
          </table:table-cell>
          <table:table-cell table:formula="of:=[.B422]-[.B421]" office:value-type="float" office:value="0.00000399999998990097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63598">
            <text:p>875.163598</text:p>
          </table:table-cell>
          <table:table-cell table:formula="of:=[.A423]-[.A$20]" office:value-type="float" office:value="0.0949739999999792">
            <text:p>0.094974</text:p>
          </table:table-cell>
          <table:table-cell table:formula="of:=[.B423]-[.B42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63601">
            <text:p>875.163601</text:p>
          </table:table-cell>
          <table:table-cell table:formula="of:=[.A424]-[.A$20]" office:value-type="float" office:value="0.0949769999999717">
            <text:p>0.094977</text:p>
          </table:table-cell>
          <table:table-cell table:formula="of:=[.B424]-[.B423]" office:value-type="float" office:value="0.00000299999999242573">
            <text:p>0.000003</text:p>
          </table:table-cell>
          <table:table-cell/>
          <table:table-cell office:value-type="string">
            <text:p>postpones its deadline to 875168.589403; c_s is topped up to 1.997327</text:p>
          </table:table-cell>
          <table:table-cell/>
        </table:table-row>
        <table:table-row table:style-name="ro1">
          <table:table-cell office:value-type="float" office:value="875.164529">
            <text:p>875.164529</text:p>
          </table:table-cell>
          <table:table-cell table:formula="of:=[.A425]-[.A$20]" office:value-type="float" office:value="0.0959050000000161">
            <text:p>0.095905</text:p>
          </table:table-cell>
          <table:table-cell table:formula="of:=[.B425]-[.B424]" office:value-type="float" office:value="0.000928000000044449">
            <text:p>0.0009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6453">
            <text:p>875.164530</text:p>
          </table:table-cell>
          <table:table-cell table:formula="of:=[.A426]-[.A$20]" office:value-type="float" office:value="0.0959060000000136">
            <text:p>0.095906</text:p>
          </table:table-cell>
          <table:table-cell table:formula="of:=[.B426]-[.B425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64534">
            <text:p>875.164534</text:p>
          </table:table-cell>
          <table:table-cell table:formula="of:=[.A427]-[.A$20]" office:value-type="float" office:value="0.0959100000000035">
            <text:p>0.095910</text:p>
          </table:table-cell>
          <table:table-cell table:formula="of:=[.B427]-[.B42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64556">
            <text:p>875.164556</text:p>
          </table:table-cell>
          <table:table-cell table:formula="of:=[.A428]-[.A$20]" office:value-type="float" office:value="0.095931999999948">
            <text:p>0.095932</text:p>
          </table:table-cell>
          <table:table-cell table:formula="of:=[.B428]-[.B427]" office:value-type="float" office:value="0.0000219999999444553">
            <text:p>0.0000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64557">
            <text:p>875.164557</text:p>
          </table:table-cell>
          <table:table-cell table:formula="of:=[.A429]-[.A$20]" office:value-type="float" office:value="0.0959329999999454">
            <text:p>0.095933</text:p>
          </table:table-cell>
          <table:table-cell table:formula="of:=[.B429]-[.B428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6456">
            <text:p>875.164560</text:p>
          </table:table-cell>
          <table:table-cell table:formula="of:=[.A430]-[.A$20]" office:value-type="float" office:value="0.0959360000000515">
            <text:p>0.095936</text:p>
          </table:table-cell>
          <table:table-cell table:formula="of:=[.B430]-[.B429]" office:value-type="float" office:value="0.00000300000010611257">
            <text:p>0.000003</text:p>
          </table:table-cell>
          <table:table-cell office:value-type="string">
            <text:p>d_s is renewed (r + D) to 875166.557524; c_s is fully topped up</text:p>
          </table:table-cell>
          <table:table-cell table:number-columns-repeated="2"/>
        </table:table-row>
        <table:table-row table:style-name="ro1">
          <table:table-cell office:value-type="float" office:value="875.164562">
            <text:p>875.164562</text:p>
          </table:table-cell>
          <table:table-cell table:formula="of:=[.A431]-[.A$20]" office:value-type="float" office:value="0.0959380000000465">
            <text:p>0.095938</text:p>
          </table:table-cell>
          <table:table-cell table:formula="of:=[.B431]-[.B430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64566">
            <text:p>875.164566</text:p>
          </table:table-cell>
          <table:table-cell table:formula="of:=[.A432]-[.A$20]" office:value-type="float" office:value="0.0959420000000364">
            <text:p>0.095942</text:p>
          </table:table-cell>
          <table:table-cell table:formula="of:=[.B432]-[.B431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64571">
            <text:p>875.164571</text:p>
          </table:table-cell>
          <table:table-cell table:formula="of:=[.A433]-[.A$20]" office:value-type="float" office:value="0.0959470000000238">
            <text:p>0.095947</text:p>
          </table:table-cell>
          <table:table-cell table:formula="of:=[.B433]-[.B43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65519">
            <text:p>875.165519</text:p>
          </table:table-cell>
          <table:table-cell table:formula="of:=[.A434]-[.A$20]" office:value-type="float" office:value="0.0968950000000177">
            <text:p>0.096895</text:p>
          </table:table-cell>
          <table:table-cell table:formula="of:=[.B434]-[.B433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65521">
            <text:p>875.165521</text:p>
          </table:table-cell>
          <table:table-cell table:formula="of:=[.A435]-[.A$20]" office:value-type="float" office:value="0.0968970000000127">
            <text:p>0.096897</text:p>
          </table:table-cell>
          <table:table-cell table:formula="of:=[.B435]-[.B43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65525">
            <text:p>875.165525</text:p>
          </table:table-cell>
          <table:table-cell table:formula="of:=[.A436]-[.A$20]" office:value-type="float" office:value="0.0969010000000026">
            <text:p>0.096901</text:p>
          </table:table-cell>
          <table:table-cell table:formula="of:=[.B436]-[.B435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67446">
            <text:p>875.167446</text:p>
          </table:table-cell>
          <table:table-cell table:formula="of:=[.A437]-[.A$20]" office:value-type="float" office:value="0.098822000000041">
            <text:p>0.098822</text:p>
          </table:table-cell>
          <table:table-cell table:formula="of:=[.B437]-[.B436]" office:value-type="float" office:value="0.00192100000003848">
            <text:p>0.0019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67448">
            <text:p>875.167448</text:p>
          </table:table-cell>
          <table:table-cell table:formula="of:=[.A438]-[.A$20]" office:value-type="float" office:value="0.098824000000036">
            <text:p>0.098824</text:p>
          </table:table-cell>
          <table:table-cell table:formula="of:=[.B438]-[.B43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68573">
            <text:p>875.168573</text:p>
          </table:table-cell>
          <table:table-cell table:formula="of:=[.A439]-[.A$20]" office:value-type="float" office:value="0.0999490000000378">
            <text:p>0.099949</text:p>
          </table:table-cell>
          <table:table-cell table:formula="of:=[.B439]-[.B438]" office:value-type="float" office:value="0.00112500000000182">
            <text:p>0.00112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68575">
            <text:p>875.168575</text:p>
          </table:table-cell>
          <table:table-cell table:formula="of:=[.A440]-[.A$20]" office:value-type="float" office:value="0.0999510000000328">
            <text:p>0.099951</text:p>
          </table:table-cell>
          <table:table-cell table:formula="of:=[.B440]-[.B43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68578">
            <text:p>875.168578</text:p>
          </table:table-cell>
          <table:table-cell table:formula="of:=[.A441]-[.A$20]" office:value-type="float" office:value="0.0999540000000252">
            <text:p>0.099954</text:p>
          </table:table-cell>
          <table:table-cell table:formula="of:=[.B441]-[.B440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175.575475; c_s is fully topped up</text:p>
          </table:table-cell>
        </table:table-row>
        <table:table-row table:style-name="ro1">
          <table:table-cell office:value-type="float" office:value="875.16858">
            <text:p>875.168580</text:p>
          </table:table-cell>
          <table:table-cell table:formula="of:=[.A442]-[.A$20]" office:value-type="float" office:value="0.0999560000000201">
            <text:p>0.099956</text:p>
          </table:table-cell>
          <table:table-cell table:formula="of:=[.B442]-[.B441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68582">
            <text:p>875.168582</text:p>
          </table:table-cell>
          <table:table-cell table:formula="of:=[.A443]-[.A$20]" office:value-type="float" office:value="0.0999580000000151">
            <text:p>0.099958</text:p>
          </table:table-cell>
          <table:table-cell table:formula="of:=[.B443]-[.B44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68584">
            <text:p>875.168584</text:p>
          </table:table-cell>
          <table:table-cell table:formula="of:=[.A444]-[.A$20]" office:value-type="float" office:value="0.09996000000001">
            <text:p>0.099960</text:p>
          </table:table-cell>
          <table:table-cell table:formula="of:=[.B444]-[.B443]" office:value-type="float" office:value="0.00000199999999495049">
            <text:p>0.000002</text:p>
          </table:table-cell>
          <table:table-cell office:value-type="string">
            <text:p>d_s is renewed (r + D) to 875170.582062; c_s is fully topped up</text:p>
          </table:table-cell>
          <table:table-cell table:number-columns-repeated="2"/>
        </table:table-row>
        <table:table-row table:style-name="ro1">
          <table:table-cell office:value-type="float" office:value="875.168586">
            <text:p>875.168586</text:p>
          </table:table-cell>
          <table:table-cell table:formula="of:=[.A445]-[.A$20]" office:value-type="float" office:value="0.099962000000005">
            <text:p>0.099962</text:p>
          </table:table-cell>
          <table:table-cell table:formula="of:=[.B445]-[.B444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68588">
            <text:p>875.168588</text:p>
          </table:table-cell>
          <table:table-cell table:formula="of:=[.A446]-[.A$20]" office:value-type="float" office:value="0.0999639999999999">
            <text:p>0.099964</text:p>
          </table:table-cell>
          <table:table-cell table:formula="of:=[.B446]-[.B4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68591">
            <text:p>875.168591</text:p>
          </table:table-cell>
          <table:table-cell table:formula="of:=[.A447]-[.A$20]" office:value-type="float" office:value="0.0999669999999924">
            <text:p>0.099967</text:p>
          </table:table-cell>
          <table:table-cell table:formula="of:=[.B447]-[.B446]" office:value-type="float" office:value="0.00000299999999242573">
            <text:p>0.000003</text:p>
          </table:table-cell>
          <table:table-cell/>
          <table:table-cell office:value-type="string">
            <text:p>0.038805 / 0.001228 &gt; 2.000000 / 5.000000</text:p>
          </table:table-cell>
          <table:table-cell/>
        </table:table-row>
        <table:table-row table:style-name="ro1">
          <table:table-cell office:value-type="float" office:value="875.168593">
            <text:p>875.168593</text:p>
          </table:table-cell>
          <table:table-cell table:formula="of:=[.A448]-[.A$20]" office:value-type="float" office:value="0.0999689999999873">
            <text:p>0.099969</text:p>
          </table:table-cell>
          <table:table-cell table:formula="of:=[.B448]-[.B447]" office:value-type="float" office:value="0.00000199999999495049">
            <text:p>0.000002</text:p>
          </table:table-cell>
          <table:table-cell/>
          <table:table-cell office:value-type="string">
            <text:p>d_s is renewed (r + D) to 875173.588175; c_s is fully topped up</text:p>
          </table:table-cell>
          <table:table-cell/>
        </table:table-row>
        <table:table-row table:style-name="ro1">
          <table:table-cell office:value-type="float" office:value="875.168605">
            <text:p>875.168605</text:p>
          </table:table-cell>
          <table:table-cell table:formula="of:=[.A449]-[.A$20]" office:value-type="float" office:value="0.099980999999957">
            <text:p>0.099981</text:p>
          </table:table-cell>
          <table:table-cell table:formula="of:=[.B449]-[.B448]" office:value-type="float" office:value="0.0000119999999697029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69556">
            <text:p>875.169556</text:p>
          </table:table-cell>
          <table:table-cell table:formula="of:=[.A450]-[.A$20]" office:value-type="float" office:value="0.100931999999943">
            <text:p>0.100932</text:p>
          </table:table-cell>
          <table:table-cell table:formula="of:=[.B450]-[.B449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69558">
            <text:p>875.169558</text:p>
          </table:table-cell>
          <table:table-cell table:formula="of:=[.A451]-[.A$20]" office:value-type="float" office:value="0.100934000000052">
            <text:p>0.100934</text:p>
          </table:table-cell>
          <table:table-cell table:formula="of:=[.B451]-[.B450]" office:value-type="float" office:value="0.00000200000010863732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69562">
            <text:p>875.169562</text:p>
          </table:table-cell>
          <table:table-cell table:formula="of:=[.A452]-[.A$20]" office:value-type="float" office:value="0.100938000000042">
            <text:p>0.100938</text:p>
          </table:table-cell>
          <table:table-cell table:formula="of:=[.B452]-[.B45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71511">
            <text:p>875.171511</text:p>
          </table:table-cell>
          <table:table-cell table:formula="of:=[.A453]-[.A$20]" office:value-type="float" office:value="0.10288700000001">
            <text:p>0.102887</text:p>
          </table:table-cell>
          <table:table-cell table:formula="of:=[.B453]-[.B452]" office:value-type="float" office:value="0.00194899999996778">
            <text:p>0.0019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71513">
            <text:p>875.171513</text:p>
          </table:table-cell>
          <table:table-cell table:formula="of:=[.A454]-[.A$20]" office:value-type="float" office:value="0.102889000000005">
            <text:p>0.102889</text:p>
          </table:table-cell>
          <table:table-cell table:formula="of:=[.B454]-[.B45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71517">
            <text:p>875.171517</text:p>
          </table:table-cell>
          <table:table-cell table:formula="of:=[.A455]-[.A$20]" office:value-type="float" office:value="0.102892999999995">
            <text:p>0.102893</text:p>
          </table:table-cell>
          <table:table-cell table:formula="of:=[.B455]-[.B45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72557">
            <text:p>875.172557</text:p>
          </table:table-cell>
          <table:table-cell table:formula="of:=[.A456]-[.A$20]" office:value-type="float" office:value="0.103932999999984">
            <text:p>0.103933</text:p>
          </table:table-cell>
          <table:table-cell table:formula="of:=[.B456]-[.B455]" office:value-type="float" office:value="0.00103999999998905">
            <text:p>0.0010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72559">
            <text:p>875.172559</text:p>
          </table:table-cell>
          <table:table-cell table:formula="of:=[.A457]-[.A$20]" office:value-type="float" office:value="0.103934999999979">
            <text:p>0.103935</text:p>
          </table:table-cell>
          <table:table-cell table:formula="of:=[.B457]-[.B45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72562">
            <text:p>875.172562</text:p>
          </table:table-cell>
          <table:table-cell table:formula="of:=[.A458]-[.A$20]" office:value-type="float" office:value="0.103937999999971">
            <text:p>0.103938</text:p>
          </table:table-cell>
          <table:table-cell table:formula="of:=[.B458]-[.B457]" office:value-type="float" office:value="0.00000299999999242573">
            <text:p>0.000003</text:p>
          </table:table-cell>
          <table:table-cell office:value-type="string">
            <text:p>d_s is renewed (r + D) to 875174.559519; c_s is fully topped up</text:p>
          </table:table-cell>
          <table:table-cell table:number-columns-repeated="2"/>
        </table:table-row>
        <table:table-row table:style-name="ro1">
          <table:table-cell office:value-type="float" office:value="875.172564">
            <text:p>875.172564</text:p>
          </table:table-cell>
          <table:table-cell table:formula="of:=[.A459]-[.A$20]" office:value-type="float" office:value="0.103939999999966">
            <text:p>0.103940</text:p>
          </table:table-cell>
          <table:table-cell table:formula="of:=[.B459]-[.B45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172568">
            <text:p>875.172568</text:p>
          </table:table-cell>
          <table:table-cell table:formula="of:=[.A460]-[.A$20]" office:value-type="float" office:value="0.103943999999956">
            <text:p>0.103944</text:p>
          </table:table-cell>
          <table:table-cell table:formula="of:=[.B460]-[.B459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72572">
            <text:p>875.172572</text:p>
          </table:table-cell>
          <table:table-cell table:formula="of:=[.A461]-[.A$20]" office:value-type="float" office:value="0.103947999999946">
            <text:p>0.103948</text:p>
          </table:table-cell>
          <table:table-cell table:formula="of:=[.B461]-[.B460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7352">
            <text:p>875.173520</text:p>
          </table:table-cell>
          <table:table-cell table:formula="of:=[.A462]-[.A$20]" office:value-type="float" office:value="0.104896000000053">
            <text:p>0.104896</text:p>
          </table:table-cell>
          <table:table-cell table:formula="of:=[.B462]-[.B461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73522">
            <text:p>875.173522</text:p>
          </table:table-cell>
          <table:table-cell table:formula="of:=[.A463]-[.A$20]" office:value-type="float" office:value="0.104898000000048">
            <text:p>0.104898</text:p>
          </table:table-cell>
          <table:table-cell table:formula="of:=[.B463]-[.B46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73525">
            <text:p>875.173525</text:p>
          </table:table-cell>
          <table:table-cell table:formula="of:=[.A464]-[.A$20]" office:value-type="float" office:value="0.104901000000041">
            <text:p>0.104901</text:p>
          </table:table-cell>
          <table:table-cell table:formula="of:=[.B464]-[.B46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173555">
            <text:p>875.173555</text:p>
          </table:table-cell>
          <table:table-cell table:formula="of:=[.A465]-[.A$20]" office:value-type="float" office:value="0.104930999999965">
            <text:p>0.104931</text:p>
          </table:table-cell>
          <table:table-cell table:formula="of:=[.B465]-[.B464]" office:value-type="float" office:value="0.0000299999999242573">
            <text:p>0.00003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73556">
            <text:p>875.173556</text:p>
          </table:table-cell>
          <table:table-cell table:formula="of:=[.A466]-[.A$20]" office:value-type="float" office:value="0.104931999999963">
            <text:p>0.104932</text:p>
          </table:table-cell>
          <table:table-cell table:formula="of:=[.B466]-[.B46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73559">
            <text:p>875.173559</text:p>
          </table:table-cell>
          <table:table-cell table:formula="of:=[.A467]-[.A$20]" office:value-type="float" office:value="0.104934999999955">
            <text:p>0.104935</text:p>
          </table:table-cell>
          <table:table-cell table:formula="of:=[.B467]-[.B466]" office:value-type="float" office:value="0.00000299999999242573">
            <text:p>0.000003</text:p>
          </table:table-cell>
          <table:table-cell/>
          <table:table-cell office:value-type="string">
            <text:p>0.047963 / 0.031756 &gt; 2.000000 / 5.000000</text:p>
          </table:table-cell>
          <table:table-cell/>
        </table:table-row>
        <table:table-row table:style-name="ro1">
          <table:table-cell office:value-type="float" office:value="875.173562">
            <text:p>875.173562</text:p>
          </table:table-cell>
          <table:table-cell table:formula="of:=[.A468]-[.A$20]" office:value-type="float" office:value="0.104937999999947">
            <text:p>0.104938</text:p>
          </table:table-cell>
          <table:table-cell table:formula="of:=[.B468]-[.B467]" office:value-type="float" office:value="0.00000299999999242573">
            <text:p>0.000003</text:p>
          </table:table-cell>
          <table:table-cell/>
          <table:table-cell office:value-type="string">
            <text:p>d_s is renewed (r + D) to 875178.556419; c_s is fully topped up</text:p>
          </table:table-cell>
          <table:table-cell/>
        </table:table-row>
        <table:table-row table:style-name="ro1">
          <table:table-cell office:value-type="float" office:value="875.175436">
            <text:p>875.175436</text:p>
          </table:table-cell>
          <table:table-cell table:formula="of:=[.A469]-[.A$20]" office:value-type="float" office:value="0.106811999999991">
            <text:p>0.106812</text:p>
          </table:table-cell>
          <table:table-cell table:formula="of:=[.B469]-[.B468]" office:value-type="float" office:value="0.00187400000004345">
            <text:p>0.00187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75437">
            <text:p>875.175437</text:p>
          </table:table-cell>
          <table:table-cell table:formula="of:=[.A470]-[.A$20]" office:value-type="float" office:value="0.106812999999988">
            <text:p>0.106813</text:p>
          </table:table-cell>
          <table:table-cell table:formula="of:=[.B470]-[.B469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75441">
            <text:p>875.175441</text:p>
          </table:table-cell>
          <table:table-cell table:formula="of:=[.A471]-[.A$20]" office:value-type="float" office:value="0.106816999999978">
            <text:p>0.106817</text:p>
          </table:table-cell>
          <table:table-cell table:formula="of:=[.B471]-[.B470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76556">
            <text:p>875.176556</text:p>
          </table:table-cell>
          <table:table-cell table:formula="of:=[.A472]-[.A$20]" office:value-type="float" office:value="0.107932000000005">
            <text:p>0.107932</text:p>
          </table:table-cell>
          <table:table-cell table:formula="of:=[.B472]-[.B471]" office:value-type="float" office:value="0.00111500000002707">
            <text:p>0.00111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76558">
            <text:p>875.176558</text:p>
          </table:table-cell>
          <table:table-cell table:formula="of:=[.A473]-[.A$20]" office:value-type="float" office:value="0.107934">
            <text:p>0.107934</text:p>
          </table:table-cell>
          <table:table-cell table:formula="of:=[.B473]-[.B47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7656">
            <text:p>875.176560</text:p>
          </table:table-cell>
          <table:table-cell table:formula="of:=[.A474]-[.A$20]" office:value-type="float" office:value="0.107935999999995">
            <text:p>0.107936</text:p>
          </table:table-cell>
          <table:table-cell table:formula="of:=[.B474]-[.B473]" office:value-type="float" office:value="0.00000199999999495049">
            <text:p>0.000002</text:p>
          </table:table-cell>
          <table:table-cell office:value-type="string">
            <text:p>d_s is renewed (r + D) to 875178.558094; c_s is fully topped up</text:p>
          </table:table-cell>
          <table:table-cell table:number-columns-repeated="2"/>
        </table:table-row>
        <table:table-row table:style-name="ro1">
          <table:table-cell office:value-type="float" office:value="875.177417">
            <text:p>875.177417</text:p>
          </table:table-cell>
          <table:table-cell table:formula="of:=[.A475]-[.A$20]" office:value-type="float" office:value="0.108792999999991">
            <text:p>0.108793</text:p>
          </table:table-cell>
          <table:table-cell table:formula="of:=[.B475]-[.B474]" office:value-type="float" office:value="0.000856999999996333">
            <text:p>0.0008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77419">
            <text:p>875.177419</text:p>
          </table:table-cell>
          <table:table-cell table:formula="of:=[.A476]-[.A$20]" office:value-type="float" office:value="0.108794999999986">
            <text:p>0.108795</text:p>
          </table:table-cell>
          <table:table-cell table:formula="of:=[.B476]-[.B47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77424">
            <text:p>875.177424</text:p>
          </table:table-cell>
          <table:table-cell table:formula="of:=[.A477]-[.A$20]" office:value-type="float" office:value="0.108799999999974">
            <text:p>0.108800</text:p>
          </table:table-cell>
          <table:table-cell table:formula="of:=[.B477]-[.B476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78372">
            <text:p>875.178372</text:p>
          </table:table-cell>
          <table:table-cell table:formula="of:=[.A478]-[.A$20]" office:value-type="float" office:value="0.109747999999968">
            <text:p>0.109748</text:p>
          </table:table-cell>
          <table:table-cell table:formula="of:=[.B478]-[.B477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78373">
            <text:p>875.178373</text:p>
          </table:table-cell>
          <table:table-cell table:formula="of:=[.A479]-[.A$20]" office:value-type="float" office:value="0.109748999999965">
            <text:p>0.109749</text:p>
          </table:table-cell>
          <table:table-cell table:formula="of:=[.B479]-[.B47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78566">
            <text:p>875.178566</text:p>
          </table:table-cell>
          <table:table-cell table:formula="of:=[.A480]-[.A$20]" office:value-type="float" office:value="0.109942000000046">
            <text:p>0.109942</text:p>
          </table:table-cell>
          <table:table-cell table:formula="of:=[.B480]-[.B479]" office:value-type="float" office:value="0.000193000000081156">
            <text:p>0.00019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78568">
            <text:p>875.178568</text:p>
          </table:table-cell>
          <table:table-cell table:formula="of:=[.A481]-[.A$20]" office:value-type="float" office:value="0.109944000000041">
            <text:p>0.109944</text:p>
          </table:table-cell>
          <table:table-cell table:formula="of:=[.B481]-[.B48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7857">
            <text:p>875.178570</text:p>
          </table:table-cell>
          <table:table-cell table:formula="of:=[.A482]-[.A$20]" office:value-type="float" office:value="0.109946000000036">
            <text:p>0.109946</text:p>
          </table:table-cell>
          <table:table-cell table:formula="of:=[.B482]-[.B48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185.568195; c_s is fully topped up</text:p>
          </table:table-cell>
        </table:table-row>
        <table:table-row table:style-name="ro1">
          <table:table-cell office:value-type="float" office:value="875.178573">
            <text:p>875.178573</text:p>
          </table:table-cell>
          <table:table-cell table:formula="of:=[.A483]-[.A$20]" office:value-type="float" office:value="0.109949000000029">
            <text:p>0.109949</text:p>
          </table:table-cell>
          <table:table-cell table:formula="of:=[.B483]-[.B48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78575">
            <text:p>875.178575</text:p>
          </table:table-cell>
          <table:table-cell table:formula="of:=[.A484]-[.A$20]" office:value-type="float" office:value="0.109951000000024">
            <text:p>0.109951</text:p>
          </table:table-cell>
          <table:table-cell table:formula="of:=[.B484]-[.B48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78577">
            <text:p>875.178577</text:p>
          </table:table-cell>
          <table:table-cell table:formula="of:=[.A485]-[.A$20]" office:value-type="float" office:value="0.109953000000019">
            <text:p>0.109953</text:p>
          </table:table-cell>
          <table:table-cell table:formula="of:=[.B485]-[.B484]" office:value-type="float" office:value="0.00000199999999495049">
            <text:p>0.000002</text:p>
          </table:table-cell>
          <table:table-cell/>
          <table:table-cell office:value-type="string">
            <text:p>d_s is renewed (r + D) to 875183.574735; c_s is fully topped up</text:p>
          </table:table-cell>
          <table:table-cell/>
        </table:table-row>
        <table:table-row table:style-name="ro1">
          <table:table-cell office:value-type="float" office:value="875.178586">
            <text:p>875.178586</text:p>
          </table:table-cell>
          <table:table-cell table:formula="of:=[.A486]-[.A$20]" office:value-type="float" office:value="0.109961999999996">
            <text:p>0.109962</text:p>
          </table:table-cell>
          <table:table-cell table:formula="of:=[.B486]-[.B485]" office:value-type="float" office:value="0.00000899999997727718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180557">
            <text:p>875.180557</text:p>
          </table:table-cell>
          <table:table-cell table:formula="of:=[.A487]-[.A$20]" office:value-type="float" office:value="0.111933000000022">
            <text:p>0.111933</text:p>
          </table:table-cell>
          <table:table-cell table:formula="of:=[.B487]-[.B486]" office:value-type="float" office:value="0.00197100000002592">
            <text:p>0.0019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80559">
            <text:p>875.180559</text:p>
          </table:table-cell>
          <table:table-cell table:formula="of:=[.A488]-[.A$20]" office:value-type="float" office:value="0.111935000000017">
            <text:p>0.111935</text:p>
          </table:table-cell>
          <table:table-cell table:formula="of:=[.B488]-[.B4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80562">
            <text:p>875.180562</text:p>
          </table:table-cell>
          <table:table-cell table:formula="of:=[.A489]-[.A$20]" office:value-type="float" office:value="0.111938000000009">
            <text:p>0.111938</text:p>
          </table:table-cell>
          <table:table-cell table:formula="of:=[.B489]-[.B488]" office:value-type="float" office:value="0.00000299999999242573">
            <text:p>0.000003</text:p>
          </table:table-cell>
          <table:table-cell office:value-type="string">
            <text:p>d_s is renewed (r + D) to 875182.558944; c_s is fully topped up</text:p>
          </table:table-cell>
          <table:table-cell table:number-columns-repeated="2"/>
        </table:table-row>
        <table:table-row table:style-name="ro1">
          <table:table-cell office:value-type="float" office:value="875.180564">
            <text:p>875.180564</text:p>
          </table:table-cell>
          <table:table-cell table:formula="of:=[.A490]-[.A$20]" office:value-type="float" office:value="0.111940000000004">
            <text:p>0.111940</text:p>
          </table:table-cell>
          <table:table-cell table:formula="of:=[.B490]-[.B48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180569">
            <text:p>875.180569</text:p>
          </table:table-cell>
          <table:table-cell table:formula="of:=[.A491]-[.A$20]" office:value-type="float" office:value="0.111944999999992">
            <text:p>0.111945</text:p>
          </table:table-cell>
          <table:table-cell table:formula="of:=[.B491]-[.B490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80574">
            <text:p>875.180574</text:p>
          </table:table-cell>
          <table:table-cell table:formula="of:=[.A492]-[.A$20]" office:value-type="float" office:value="0.111949999999979">
            <text:p>0.111950</text:p>
          </table:table-cell>
          <table:table-cell table:formula="of:=[.B492]-[.B49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181524">
            <text:p>875.181524</text:p>
          </table:table-cell>
          <table:table-cell table:formula="of:=[.A493]-[.A$20]" office:value-type="float" office:value="0.112899999999968">
            <text:p>0.112900</text:p>
          </table:table-cell>
          <table:table-cell table:formula="of:=[.B493]-[.B492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81525">
            <text:p>875.181525</text:p>
          </table:table-cell>
          <table:table-cell table:formula="of:=[.A494]-[.A$20]" office:value-type="float" office:value="0.112900999999965">
            <text:p>0.112901</text:p>
          </table:table-cell>
          <table:table-cell table:formula="of:=[.B494]-[.B49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8153">
            <text:p>875.181530</text:p>
          </table:table-cell>
          <table:table-cell table:formula="of:=[.A495]-[.A$20]" office:value-type="float" office:value="0.112905999999953">
            <text:p>0.112906</text:p>
          </table:table-cell>
          <table:table-cell table:formula="of:=[.B495]-[.B494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81534">
            <text:p>875.181534</text:p>
          </table:table-cell>
          <table:table-cell table:formula="of:=[.A496]-[.A$20]" office:value-type="float" office:value="0.112910000000056">
            <text:p>0.112910</text:p>
          </table:table-cell>
          <table:table-cell table:formula="of:=[.B496]-[.B495]" office:value-type="float" office:value="0.00000400000010358781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81536">
            <text:p>875.181536</text:p>
          </table:table-cell>
          <table:table-cell table:formula="of:=[.A497]-[.A$20]" office:value-type="float" office:value="0.112912000000051">
            <text:p>0.112912</text:p>
          </table:table-cell>
          <table:table-cell table:formula="of:=[.B497]-[.B49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8154">
            <text:p>875.181540</text:p>
          </table:table-cell>
          <table:table-cell table:formula="of:=[.A498]-[.A$20]" office:value-type="float" office:value="0.112916000000041">
            <text:p>0.112916</text:p>
          </table:table-cell>
          <table:table-cell table:formula="of:=[.B498]-[.B49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83551">
            <text:p>875.183551</text:p>
          </table:table-cell>
          <table:table-cell table:formula="of:=[.A499]-[.A$20]" office:value-type="float" office:value="0.114926999999966">
            <text:p>0.114927</text:p>
          </table:table-cell>
          <table:table-cell table:formula="of:=[.B499]-[.B498]" office:value-type="float" office:value="0.00201099999992493">
            <text:p>0.002011</text:p>
          </table:table-cell>
          <table:table-cell/>
          <table:table-cell table:style-name="ce5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83552">
            <text:p>875.183552</text:p>
          </table:table-cell>
          <table:table-cell table:formula="of:=[.A500]-[.A$20]" office:value-type="float" office:value="0.114927999999964">
            <text:p>0.114928</text:p>
          </table:table-cell>
          <table:table-cell table:formula="of:=[.B500]-[.B499]" office:value-type="float" office:value="0.000000999999997475243">
            <text:p>0.000001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875.183555">
            <text:p>875.183555</text:p>
          </table:table-cell>
          <table:table-cell table:formula="of:=[.A501]-[.A$20]" office:value-type="float" office:value="0.114930999999956">
            <text:p>0.114931</text:p>
          </table:table-cell>
          <table:table-cell table:formula="of:=[.B501]-[.B500]" office:value-type="float" office:value="0.00000299999999242573">
            <text:p>0.000003</text:p>
          </table:table-cell>
          <table:table-cell/>
          <table:table-cell table:style-name="ce5" office:value-type="string">
            <text:p>0.008249 / 0.022297 &lt;= 2.000000 / 5.000000</text:p>
          </table:table-cell>
          <table:table-cell/>
        </table:table-row>
        <table:table-row table:style-name="ro1">
          <table:table-cell office:value-type="float" office:value="875.183557">
            <text:p>875.183557</text:p>
          </table:table-cell>
          <table:table-cell table:formula="of:=[.A502]-[.A$20]" office:value-type="float" office:value="0.114932999999951">
            <text:p>0.114933</text:p>
          </table:table-cell>
          <table:table-cell table:formula="of:=[.B502]-[.B501]" office:value-type="float" office:value="0.00000199999999495049">
            <text:p>0.000002</text:p>
          </table:table-cell>
          <table:table-cell/>
          <table:table-cell table:style-name="ce5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83559">
            <text:p>875.183559</text:p>
          </table:table-cell>
          <table:table-cell table:formula="of:=[.A503]-[.A$20]" office:value-type="float" office:value="0.114934999999946">
            <text:p>0.114935</text:p>
          </table:table-cell>
          <table:table-cell table:formula="of:=[.B503]-[.B502]" office:value-type="float" office:value="0.00000199999999495049">
            <text:p>0.000002</text:p>
          </table:table-cell>
          <table:table-cell/>
          <table:table-cell table:style-name="ce5"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83562">
            <text:p>875.183562</text:p>
          </table:table-cell>
          <table:table-cell table:formula="of:=[.A504]-[.A$20]" office:value-type="float" office:value="0.114938000000052">
            <text:p>0.114938</text:p>
          </table:table-cell>
          <table:table-cell table:formula="of:=[.B504]-[.B503]" office:value-type="float" office:value="0.00000300000010611257">
            <text:p>0.000003</text:p>
          </table:table-cell>
          <table:table-cell/>
          <table:table-cell table:style-name="ce5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83564">
            <text:p>875.183564</text:p>
          </table:table-cell>
          <table:table-cell table:formula="of:=[.A505]-[.A$20]" office:value-type="float" office:value="0.114940000000047">
            <text:p>0.114940</text:p>
          </table:table-cell>
          <table:table-cell table:formula="of:=[.B505]-[.B504]" office:value-type="float" office:value="0.00000199999999495049">
            <text:p>0.000002</text:p>
          </table:table-cell>
          <table:table-cell/>
          <table:table-cell table:style-name="ce5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84007">
            <text:p>875.184007</text:p>
          </table:table-cell>
          <table:table-cell table:formula="of:=[.A506]-[.A$20]" office:value-type="float" office:value="0.115382999999952">
            <text:p>0.115383</text:p>
          </table:table-cell>
          <table:table-cell table:style-name="ce3" table:formula="of:=[.B506]-[.B505]" office:value-type="float" office:value="0.000442999999904714">
            <text:p>0.000443</text:p>
          </table:table-cell>
          <table:table-cell table:style-name="ce5"/>
          <table:table-cell table:style-name="ce5" office:value-type="string">
            <text:p>rorun dmiss</text:p>
          </table:table-cell>
          <table:table-cell/>
        </table:table-row>
        <table:table-row table:style-name="ro1">
          <table:table-cell office:value-type="float" office:value="875.184009">
            <text:p>875.184009</text:p>
          </table:table-cell>
          <table:table-cell table:formula="of:=[.A507]-[.A$20]" office:value-type="float" office:value="0.115384999999947">
            <text:p>0.115385</text:p>
          </table:table-cell>
          <table:table-cell table:formula="of:=[.B507]-[.B506]" office:value-type="float" office:value="0.00000199999999495049">
            <text:p>0.000002</text:p>
          </table:table-cell>
          <table:table-cell/>
          <table:table-cell table:style-name="ce5" office:value-type="string">
            <text:p>uses up its c_s; 875184.005736-875183.564154=0.441582 ← <text:span text:style-name="T1">c_s is 8 us but Task 2 runs for 441 us because start_hrtick_dl ignores a delta &lt;= 10 us</text:span></text:p>
          </table:table-cell>
          <table:table-cell/>
        </table:table-row>
        <table:table-row table:style-name="ro1">
          <table:table-cell office:value-type="float" office:value="875.184013">
            <text:p>875.184013</text:p>
          </table:table-cell>
          <table:table-cell table:formula="of:=[.A508]-[.A$20]" office:value-type="float" office:value="0.11538900000005">
            <text:p>0.115389</text:p>
          </table:table-cell>
          <table:table-cell table:formula="of:=[.B508]-[.B507]" office:value-type="float" office:value="0.00000400000010358781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84016">
            <text:p>875.184016</text:p>
          </table:table-cell>
          <table:table-cell table:formula="of:=[.A509]-[.A$20]" office:value-type="float" office:value="0.115392000000043">
            <text:p>0.115392</text:p>
          </table:table-cell>
          <table:table-cell table:formula="of:=[.B509]-[.B508]" office:value-type="float" office:value="0.00000299999999242573">
            <text:p>0.000003</text:p>
          </table:table-cell>
          <table:table-cell/>
          <table:table-cell office:value-type="string">
            <text:p>postpones its deadline to 875188.574735; c_s is topped up to 1.135666</text:p>
          </table:table-cell>
          <table:table-cell/>
        </table:table-row>
        <table:table-row table:style-name="ro1">
          <table:table-cell office:value-type="float" office:value="875.18402">
            <text:p>875.184020</text:p>
          </table:table-cell>
          <table:table-cell table:formula="of:=[.A510]-[.A$20]" office:value-type="float" office:value="0.115396000000032">
            <text:p>0.115396</text:p>
          </table:table-cell>
          <table:table-cell table:formula="of:=[.B510]-[.B50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84023">
            <text:p>875.184023</text:p>
          </table:table-cell>
          <table:table-cell table:formula="of:=[.A511]-[.A$20]" office:value-type="float" office:value="0.115399000000025">
            <text:p>0.115399</text:p>
          </table:table-cell>
          <table:table-cell table:formula="of:=[.B511]-[.B51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84556">
            <text:p>875.184556</text:p>
          </table:table-cell>
          <table:table-cell table:formula="of:=[.A512]-[.A$20]" office:value-type="float" office:value="0.115932000000043">
            <text:p>0.115932</text:p>
          </table:table-cell>
          <table:table-cell table:formula="of:=[.B512]-[.B511]" office:value-type="float" office:value="0.000533000000018546">
            <text:p>0.0005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84558">
            <text:p>875.184558</text:p>
          </table:table-cell>
          <table:table-cell table:formula="of:=[.A513]-[.A$20]" office:value-type="float" office:value="0.115934000000038">
            <text:p>0.115934</text:p>
          </table:table-cell>
          <table:table-cell table:formula="of:=[.B513]-[.B51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8456">
            <text:p>875.184560</text:p>
          </table:table-cell>
          <table:table-cell table:formula="of:=[.A514]-[.A$20]" office:value-type="float" office:value="0.115936000000033">
            <text:p>0.115936</text:p>
          </table:table-cell>
          <table:table-cell table:formula="of:=[.B514]-[.B513]" office:value-type="float" office:value="0.00000199999999495049">
            <text:p>0.000002</text:p>
          </table:table-cell>
          <table:table-cell office:value-type="string">
            <text:p>d_s is renewed (r + D) to 875186.557591; c_s is fully topped up</text:p>
          </table:table-cell>
          <table:table-cell table:number-columns-repeated="2"/>
        </table:table-row>
        <table:table-row table:style-name="ro1">
          <table:table-cell office:value-type="float" office:value="875.184934">
            <text:p>875.184934</text:p>
          </table:table-cell>
          <table:table-cell table:formula="of:=[.A515]-[.A$20]" office:value-type="float" office:value="0.116309999999999">
            <text:p>0.116310</text:p>
          </table:table-cell>
          <table:table-cell table:formula="of:=[.B515]-[.B514]" office:value-type="float" office:value="0.000373999999965235">
            <text:p>0.00037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84936">
            <text:p>875.184936</text:p>
          </table:table-cell>
          <table:table-cell table:formula="of:=[.A516]-[.A$20]" office:value-type="float" office:value="0.116311999999994">
            <text:p>0.116312</text:p>
          </table:table-cell>
          <table:table-cell table:formula="of:=[.B516]-[.B515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8494">
            <text:p>875.184940</text:p>
          </table:table-cell>
          <table:table-cell table:formula="of:=[.A517]-[.A$20]" office:value-type="float" office:value="0.116315999999983">
            <text:p>0.116316</text:p>
          </table:table-cell>
          <table:table-cell table:formula="of:=[.B517]-[.B516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85888">
            <text:p>875.185888</text:p>
          </table:table-cell>
          <table:table-cell table:formula="of:=[.A518]-[.A$20]" office:value-type="float" office:value="0.117263999999977">
            <text:p>0.117264</text:p>
          </table:table-cell>
          <table:table-cell table:formula="of:=[.B518]-[.B517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8589">
            <text:p>875.185890</text:p>
          </table:table-cell>
          <table:table-cell table:formula="of:=[.A519]-[.A$20]" office:value-type="float" office:value="0.117265999999972">
            <text:p>0.117266</text:p>
          </table:table-cell>
          <table:table-cell table:formula="of:=[.B519]-[.B51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85894">
            <text:p>875.185894</text:p>
          </table:table-cell>
          <table:table-cell table:formula="of:=[.A520]-[.A$20]" office:value-type="float" office:value="0.117269999999962">
            <text:p>0.117270</text:p>
          </table:table-cell>
          <table:table-cell table:formula="of:=[.B520]-[.B51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87014">
            <text:p>875.187014</text:p>
          </table:table-cell>
          <table:table-cell table:formula="of:=[.A521]-[.A$20]" office:value-type="float" office:value="0.118389999999977">
            <text:p>0.118390</text:p>
          </table:table-cell>
          <table:table-cell table:formula="of:=[.B521]-[.B520]" office:value-type="float" office:value="0.00112000000001444">
            <text:p>0.00112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87017">
            <text:p>875.187017</text:p>
          </table:table-cell>
          <table:table-cell table:formula="of:=[.A522]-[.A$20]" office:value-type="float" office:value="0.118392999999969">
            <text:p>0.118393</text:p>
          </table:table-cell>
          <table:table-cell table:formula="of:=[.B522]-[.B521]" office:value-type="float" office:value="0.00000299999999242573">
            <text:p>0.000003</text:p>
          </table:table-cell>
          <table:table-cell/>
          <table:table-cell office:value-type="string">
            <text:p>uses up its c_s; 875187.013654-875185.891468=1.122186</text:p>
          </table:table-cell>
          <table:table-cell/>
        </table:table-row>
        <table:table-row table:style-name="ro1">
          <table:table-cell office:value-type="float" office:value="875.187022">
            <text:p>875.187022</text:p>
          </table:table-cell>
          <table:table-cell table:formula="of:=[.A523]-[.A$20]" office:value-type="float" office:value="0.118397999999956">
            <text:p>0.118398</text:p>
          </table:table-cell>
          <table:table-cell table:formula="of:=[.B523]-[.B522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88569">
            <text:p>875.188569</text:p>
          </table:table-cell>
          <table:table-cell table:formula="of:=[.A524]-[.A$20]" office:value-type="float" office:value="0.11994500000003">
            <text:p>0.119945</text:p>
          </table:table-cell>
          <table:table-cell table:formula="of:=[.B524]-[.B523]" office:value-type="float" office:value="0.00154700000007324">
            <text:p>0.00154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88572">
            <text:p>875.188572</text:p>
          </table:table-cell>
          <table:table-cell table:formula="of:=[.A525]-[.A$20]" office:value-type="float" office:value="0.119948000000022">
            <text:p>0.119948</text:p>
          </table:table-cell>
          <table:table-cell table:formula="of:=[.B525]-[.B52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88575">
            <text:p>875.188575</text:p>
          </table:table-cell>
          <table:table-cell table:formula="of:=[.A526]-[.A$20]" office:value-type="float" office:value="0.119951000000015">
            <text:p>0.119951</text:p>
          </table:table-cell>
          <table:table-cell table:formula="of:=[.B526]-[.B525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195.572117; c_s is fully topped up</text:p>
          </table:table-cell>
        </table:table-row>
        <table:table-row table:style-name="ro1">
          <table:table-cell office:value-type="float" office:value="875.188578">
            <text:p>875.188578</text:p>
          </table:table-cell>
          <table:table-cell table:formula="of:=[.A527]-[.A$20]" office:value-type="float" office:value="0.119954000000007">
            <text:p>0.119954</text:p>
          </table:table-cell>
          <table:table-cell table:formula="of:=[.B527]-[.B526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8858">
            <text:p>875.188580</text:p>
          </table:table-cell>
          <table:table-cell table:formula="of:=[.A528]-[.A$20]" office:value-type="float" office:value="0.119956000000002">
            <text:p>0.119956</text:p>
          </table:table-cell>
          <table:table-cell table:formula="of:=[.B528]-[.B52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88582">
            <text:p>875.188582</text:p>
          </table:table-cell>
          <table:table-cell table:formula="of:=[.A529]-[.A$20]" office:value-type="float" office:value="0.119957999999997">
            <text:p>0.119958</text:p>
          </table:table-cell>
          <table:table-cell table:formula="of:=[.B529]-[.B528]" office:value-type="float" office:value="0.00000199999999495049">
            <text:p>0.000002</text:p>
          </table:table-cell>
          <table:table-cell office:value-type="string">
            <text:p>d_s is renewed (r + D) to 875190.579672; c_s is fully topped up</text:p>
          </table:table-cell>
          <table:table-cell table:number-columns-repeated="2"/>
        </table:table-row>
        <table:table-row table:style-name="ro1">
          <table:table-cell office:value-type="float" office:value="875.188591">
            <text:p>875.188591</text:p>
          </table:table-cell>
          <table:table-cell table:formula="of:=[.A530]-[.A$20]" office:value-type="float" office:value="0.119966999999974">
            <text:p>0.119967</text:p>
          </table:table-cell>
          <table:table-cell table:formula="of:=[.B530]-[.B529]" office:value-type="float" office:value="0.00000899999997727718">
            <text:p>0.0000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88592">
            <text:p>875.188592</text:p>
          </table:table-cell>
          <table:table-cell table:formula="of:=[.A531]-[.A$20]" office:value-type="float" office:value="0.119967999999972">
            <text:p>0.119968</text:p>
          </table:table-cell>
          <table:table-cell table:formula="of:=[.B531]-[.B530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88595">
            <text:p>875.188595</text:p>
          </table:table-cell>
          <table:table-cell table:formula="of:=[.A532]-[.A$20]" office:value-type="float" office:value="0.119970999999964">
            <text:p>0.119971</text:p>
          </table:table-cell>
          <table:table-cell table:formula="of:=[.B532]-[.B531]" office:value-type="float" office:value="0.00000299999999242573">
            <text:p>0.000003</text:p>
          </table:table-cell>
          <table:table-cell/>
          <table:table-cell office:value-type="string">
            <text:p>postpones its deadline to 875193.574735; c_s is topped up to 1.999110</text:p>
          </table:table-cell>
          <table:table-cell/>
        </table:table-row>
        <table:table-row table:style-name="ro1">
          <table:table-cell office:value-type="float" office:value="875.188598">
            <text:p>875.188598</text:p>
          </table:table-cell>
          <table:table-cell table:formula="of:=[.A533]-[.A$20]" office:value-type="float" office:value="0.119973999999957">
            <text:p>0.119974</text:p>
          </table:table-cell>
          <table:table-cell table:formula="of:=[.B533]-[.B532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188612">
            <text:p>875.188612</text:p>
          </table:table-cell>
          <table:table-cell table:formula="of:=[.A534]-[.A$20]" office:value-type="float" office:value="0.119988000000035">
            <text:p>0.119988</text:p>
          </table:table-cell>
          <table:table-cell table:formula="of:=[.B534]-[.B533]" office:value-type="float" office:value="0.0000140000000783402">
            <text:p>0.00001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89565">
            <text:p>875.189565</text:p>
          </table:table-cell>
          <table:table-cell table:formula="of:=[.A535]-[.A$20]" office:value-type="float" office:value="0.120941000000016">
            <text:p>0.120941</text:p>
          </table:table-cell>
          <table:table-cell table:formula="of:=[.B535]-[.B534]" office:value-type="float" office:value="0.00095299999998133">
            <text:p>0.00095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89567">
            <text:p>875.189567</text:p>
          </table:table-cell>
          <table:table-cell table:formula="of:=[.A536]-[.A$20]" office:value-type="float" office:value="0.120943000000011">
            <text:p>0.120943</text:p>
          </table:table-cell>
          <table:table-cell table:formula="of:=[.B536]-[.B53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89572">
            <text:p>875.189572</text:p>
          </table:table-cell>
          <table:table-cell table:formula="of:=[.A537]-[.A$20]" office:value-type="float" office:value="0.120947999999999">
            <text:p>0.120948</text:p>
          </table:table-cell>
          <table:table-cell table:formula="of:=[.B537]-[.B536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89986">
            <text:p>875.189986</text:p>
          </table:table-cell>
          <table:table-cell table:formula="of:=[.A538]-[.A$20]" office:value-type="float" office:value="0.121361999999976">
            <text:p>0.121362</text:p>
          </table:table-cell>
          <table:table-cell table:formula="of:=[.B538]-[.B537]" office:value-type="float" office:value="0.000413999999977932">
            <text:p>0.0004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89988">
            <text:p>875.189988</text:p>
          </table:table-cell>
          <table:table-cell table:formula="of:=[.A539]-[.A$20]" office:value-type="float" office:value="0.121363999999971">
            <text:p>0.121364</text:p>
          </table:table-cell>
          <table:table-cell table:formula="of:=[.B539]-[.B53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89991">
            <text:p>875.189991</text:p>
          </table:table-cell>
          <table:table-cell table:formula="of:=[.A540]-[.A$20]" office:value-type="float" office:value="0.121366999999964">
            <text:p>0.121367</text:p>
          </table:table-cell>
          <table:table-cell table:formula="of:=[.B540]-[.B53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91567">
            <text:p>875.191567</text:p>
          </table:table-cell>
          <table:table-cell table:formula="of:=[.A541]-[.A$20]" office:value-type="float" office:value="0.122942999999964">
            <text:p>0.122943</text:p>
          </table:table-cell>
          <table:table-cell table:formula="of:=[.B541]-[.B540]" office:value-type="float" office:value="0.00157600000000002">
            <text:p>0.00157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91569">
            <text:p>875.191569</text:p>
          </table:table-cell>
          <table:table-cell table:formula="of:=[.A542]-[.A$20]" office:value-type="float" office:value="0.122944999999959">
            <text:p>0.122945</text:p>
          </table:table-cell>
          <table:table-cell table:formula="of:=[.B542]-[.B54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91572">
            <text:p>875.191572</text:p>
          </table:table-cell>
          <table:table-cell table:formula="of:=[.A543]-[.A$20]" office:value-type="float" office:value="0.122947999999951">
            <text:p>0.122948</text:p>
          </table:table-cell>
          <table:table-cell table:formula="of:=[.B543]-[.B542]" office:value-type="float" office:value="0.00000299999999242573">
            <text:p>0.000003</text:p>
          </table:table-cell>
          <table:table-cell/>
          <table:table-cell office:value-type="string">
            <text:p>1.581873 / 2.005755 &gt; 2.000000 / 5.000000</text:p>
          </table:table-cell>
          <table:table-cell/>
        </table:table-row>
        <table:table-row table:style-name="ro1">
          <table:table-cell office:value-type="float" office:value="875.191574">
            <text:p>875.191574</text:p>
          </table:table-cell>
          <table:table-cell table:formula="of:=[.A544]-[.A$20]" office:value-type="float" office:value="0.122949999999946">
            <text:p>0.122950</text:p>
          </table:table-cell>
          <table:table-cell table:formula="of:=[.B544]-[.B543]" office:value-type="float" office:value="0.00000199999999495049">
            <text:p>0.000002</text:p>
          </table:table-cell>
          <table:table-cell/>
          <table:table-cell office:value-type="string">
            <text:p>d_s is renewed (r + D) to 875196.568980; c_s is fully topped up</text:p>
          </table:table-cell>
          <table:table-cell/>
        </table:table-row>
        <table:table-row table:style-name="ro1">
          <table:table-cell office:value-type="float" office:value="875.192556">
            <text:p>875.192556</text:p>
          </table:table-cell>
          <table:table-cell table:formula="of:=[.A545]-[.A$20]" office:value-type="float" office:value="0.123931999999968">
            <text:p>0.123932</text:p>
          </table:table-cell>
          <table:table-cell table:formula="of:=[.B545]-[.B544]" office:value-type="float" office:value="0.000982000000021799">
            <text:p>0.0009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92558">
            <text:p>875.192558</text:p>
          </table:table-cell>
          <table:table-cell table:formula="of:=[.A546]-[.A$20]" office:value-type="float" office:value="0.123933999999963">
            <text:p>0.123934</text:p>
          </table:table-cell>
          <table:table-cell table:formula="of:=[.B546]-[.B54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9256">
            <text:p>875.192560</text:p>
          </table:table-cell>
          <table:table-cell table:formula="of:=[.A547]-[.A$20]" office:value-type="float" office:value="0.123935999999958">
            <text:p>0.123936</text:p>
          </table:table-cell>
          <table:table-cell table:formula="of:=[.B547]-[.B546]" office:value-type="float" office:value="0.00000199999999495049">
            <text:p>0.000002</text:p>
          </table:table-cell>
          <table:table-cell office:value-type="string">
            <text:p>d_s is renewed (r + D) to 875194.557648; c_s is fully topped up</text:p>
          </table:table-cell>
          <table:table-cell table:number-columns-repeated="2"/>
        </table:table-row>
        <table:table-row table:style-name="ro1">
          <table:table-cell office:value-type="float" office:value="875.192562">
            <text:p>875.192562</text:p>
          </table:table-cell>
          <table:table-cell table:formula="of:=[.A548]-[.A$20]" office:value-type="float" office:value="0.123937999999953">
            <text:p>0.123938</text:p>
          </table:table-cell>
          <table:table-cell table:formula="of:=[.B548]-[.B54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192566">
            <text:p>875.192566</text:p>
          </table:table-cell>
          <table:table-cell table:formula="of:=[.A549]-[.A$20]" office:value-type="float" office:value="0.123942000000056">
            <text:p>0.123942</text:p>
          </table:table-cell>
          <table:table-cell table:formula="of:=[.B549]-[.B548]" office:value-type="float" office:value="0.00000400000010358781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92571">
            <text:p>875.192571</text:p>
          </table:table-cell>
          <table:table-cell table:formula="of:=[.A550]-[.A$20]" office:value-type="float" office:value="0.123947000000044">
            <text:p>0.123947</text:p>
          </table:table-cell>
          <table:table-cell table:formula="of:=[.B550]-[.B549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19352">
            <text:p>875.193520</text:p>
          </table:table-cell>
          <table:table-cell table:formula="of:=[.A551]-[.A$20]" office:value-type="float" office:value="0.124896000000035">
            <text:p>0.124896</text:p>
          </table:table-cell>
          <table:table-cell table:formula="of:=[.B551]-[.B550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93521">
            <text:p>875.193521</text:p>
          </table:table-cell>
          <table:table-cell table:formula="of:=[.A552]-[.A$20]" office:value-type="float" office:value="0.124897000000033">
            <text:p>0.124897</text:p>
          </table:table-cell>
          <table:table-cell table:formula="of:=[.B552]-[.B55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93526">
            <text:p>875.193526</text:p>
          </table:table-cell>
          <table:table-cell table:formula="of:=[.A553]-[.A$20]" office:value-type="float" office:value="0.12490200000002">
            <text:p>0.124902</text:p>
          </table:table-cell>
          <table:table-cell table:formula="of:=[.B553]-[.B55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193905">
            <text:p>875.193905</text:p>
          </table:table-cell>
          <table:table-cell table:formula="of:=[.A554]-[.A$20]" office:value-type="float" office:value="0.125280999999973">
            <text:p>0.125281</text:p>
          </table:table-cell>
          <table:table-cell table:formula="of:=[.B554]-[.B553]" office:value-type="float" office:value="0.000378999999952612">
            <text:p>0.00037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193906">
            <text:p>875.193906</text:p>
          </table:table-cell>
          <table:table-cell table:formula="of:=[.A555]-[.A$20]" office:value-type="float" office:value="0.12528199999997">
            <text:p>0.125282</text:p>
          </table:table-cell>
          <table:table-cell table:formula="of:=[.B555]-[.B55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93911">
            <text:p>875.193911</text:p>
          </table:table-cell>
          <table:table-cell table:formula="of:=[.A556]-[.A$20]" office:value-type="float" office:value="0.125286999999958">
            <text:p>0.125287</text:p>
          </table:table-cell>
          <table:table-cell table:formula="of:=[.B556]-[.B555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9586">
            <text:p>875.195860</text:p>
          </table:table-cell>
          <table:table-cell table:formula="of:=[.A557]-[.A$20]" office:value-type="float" office:value="0.127236000000039">
            <text:p>0.127236</text:p>
          </table:table-cell>
          <table:table-cell table:formula="of:=[.B557]-[.B556]" office:value-type="float" office:value="0.00194900000008147">
            <text:p>0.0019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95861">
            <text:p>875.195861</text:p>
          </table:table-cell>
          <table:table-cell table:formula="of:=[.A558]-[.A$20]" office:value-type="float" office:value="0.127237000000036">
            <text:p>0.127237</text:p>
          </table:table-cell>
          <table:table-cell table:formula="of:=[.B558]-[.B55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95865">
            <text:p>875.195865</text:p>
          </table:table-cell>
          <table:table-cell table:formula="of:=[.A559]-[.A$20]" office:value-type="float" office:value="0.127241000000026">
            <text:p>0.127241</text:p>
          </table:table-cell>
          <table:table-cell table:formula="of:=[.B559]-[.B55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95867">
            <text:p>875.195867</text:p>
          </table:table-cell>
          <table:table-cell table:formula="of:=[.A560]-[.A$20]" office:value-type="float" office:value="0.127243000000021">
            <text:p>0.127243</text:p>
          </table:table-cell>
          <table:table-cell table:formula="of:=[.B560]-[.B55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9587">
            <text:p>875.195870</text:p>
          </table:table-cell>
          <table:table-cell table:formula="of:=[.A561]-[.A$20]" office:value-type="float" office:value="0.127246000000014">
            <text:p>0.127246</text:p>
          </table:table-cell>
          <table:table-cell table:formula="of:=[.B561]-[.B560]" office:value-type="float" office:value="0.00000299999999242573">
            <text:p>0.000003</text:p>
          </table:table-cell>
          <table:table-cell/>
          <table:table-cell table:style-name="ce5" office:value-type="string">
            <text:p>0.048155 / 0.701969 &lt;= 2.000000 / 5.000000</text:p>
          </table:table-cell>
          <table:table-cell/>
        </table:table-row>
        <table:table-row table:style-name="ro1">
          <table:table-cell office:value-type="float" office:value="875.195871">
            <text:p>875.195871</text:p>
          </table:table-cell>
          <table:table-cell table:formula="of:=[.A562]-[.A$20]" office:value-type="float" office:value="0.127247000000011">
            <text:p>0.127247</text:p>
          </table:table-cell>
          <table:table-cell table:formula="of:=[.B562]-[.B561]" office:value-type="float" office:value="0.000000999999997475243">
            <text:p>0.000001</text:p>
          </table:table-cell>
          <table:table-cell/>
          <table:table-cell table:style-name="ce5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95878">
            <text:p>875.195878</text:p>
          </table:table-cell>
          <table:table-cell table:formula="of:=[.A563]-[.A$20]" office:value-type="float" office:value="0.127253999999994">
            <text:p>0.127254</text:p>
          </table:table-cell>
          <table:table-cell table:formula="of:=[.B563]-[.B562]" office:value-type="float" office:value="0.0000069999999823267">
            <text:p>0.000007</text:p>
          </table:table-cell>
          <table:table-cell/>
          <table:table-cell table:style-name="ce5"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195926">
            <text:p>875.195926</text:p>
          </table:table-cell>
          <table:table-cell table:formula="of:=[.A564]-[.A$20]" office:value-type="float" office:value="0.127301999999986">
            <text:p>0.127302</text:p>
          </table:table-cell>
          <table:table-cell table:formula="of:=[.B564]-[.B563]" office:value-type="float" office:value="0.0000479999999924985">
            <text:p>0.000048</text:p>
          </table:table-cell>
          <table:table-cell/>
          <table:table-cell table:style-name="ce5" office:value-type="string">
            <text:p>rorun</text:p>
          </table:table-cell>
          <table:table-cell/>
        </table:table-row>
        <table:table-row table:style-name="ro1">
          <table:table-cell office:value-type="float" office:value="875.195929">
            <text:p>875.195929</text:p>
          </table:table-cell>
          <table:table-cell table:formula="of:=[.A565]-[.A$20]" office:value-type="float" office:value="0.127304999999978">
            <text:p>0.127305</text:p>
          </table:table-cell>
          <table:table-cell table:formula="of:=[.B565]-[.B564]" office:value-type="float" office:value="0.00000299999999242573">
            <text:p>0.000003</text:p>
          </table:table-cell>
          <table:table-cell/>
          <table:table-cell table:style-name="ce5" office:value-type="string">
            <text:p>uses up its c_s; 875195.925883-875195.875178=0.050705 ← <text:span text:style-name="T1">bandwidth enforcement failure is fixed</text:span></text:p>
          </table:table-cell>
          <table:table-cell/>
        </table:table-row>
        <table:table-row table:style-name="ro1">
          <table:table-cell office:value-type="float" office:value="875.195934">
            <text:p>875.195934</text:p>
          </table:table-cell>
          <table:table-cell table:formula="of:=[.A566]-[.A$20]" office:value-type="float" office:value="0.127309999999966">
            <text:p>0.127310</text:p>
          </table:table-cell>
          <table:table-cell table:formula="of:=[.B566]-[.B565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96572">
            <text:p>875.196572</text:p>
          </table:table-cell>
          <table:table-cell table:formula="of:=[.A567]-[.A$20]" office:value-type="float" office:value="0.127947999999947">
            <text:p>0.127948</text:p>
          </table:table-cell>
          <table:table-cell table:formula="of:=[.B567]-[.B566]" office:value-type="float" office:value="0.000637999999980821">
            <text:p>0.0006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196575">
            <text:p>875.196575</text:p>
          </table:table-cell>
          <table:table-cell table:formula="of:=[.A568]-[.A$20]" office:value-type="float" office:value="0.127951000000053">
            <text:p>0.127951</text:p>
          </table:table-cell>
          <table:table-cell table:formula="of:=[.B568]-[.B56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196577">
            <text:p>875.196577</text:p>
          </table:table-cell>
          <table:table-cell table:formula="of:=[.A569]-[.A$20]" office:value-type="float" office:value="0.127953000000048">
            <text:p>0.127953</text:p>
          </table:table-cell>
          <table:table-cell table:formula="of:=[.B569]-[.B568]" office:value-type="float" office:value="0.00000199999999495049">
            <text:p>0.000002</text:p>
          </table:table-cell>
          <table:table-cell office:value-type="string">
            <text:p>d_s is renewed (r + D) to 875198.574655; c_s is fully topped up</text:p>
          </table:table-cell>
          <table:table-cell table:number-columns-repeated="2"/>
        </table:table-row>
        <table:table-row table:style-name="ro1">
          <table:table-cell office:value-type="float" office:value="875.196586">
            <text:p>875.196586</text:p>
          </table:table-cell>
          <table:table-cell table:formula="of:=[.A570]-[.A$20]" office:value-type="float" office:value="0.127962000000025">
            <text:p>0.127962</text:p>
          </table:table-cell>
          <table:table-cell table:formula="of:=[.B570]-[.B569]" office:value-type="float" office:value="0.00000899999997727718">
            <text:p>0.0000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196588">
            <text:p>875.196588</text:p>
          </table:table-cell>
          <table:table-cell table:formula="of:=[.A571]-[.A$20]" office:value-type="float" office:value="0.12796400000002">
            <text:p>0.127964</text:p>
          </table:table-cell>
          <table:table-cell table:formula="of:=[.B571]-[.B57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96591">
            <text:p>875.196591</text:p>
          </table:table-cell>
          <table:table-cell table:formula="of:=[.A572]-[.A$20]" office:value-type="float" office:value="0.127967000000012">
            <text:p>0.127967</text:p>
          </table:table-cell>
          <table:table-cell table:formula="of:=[.B572]-[.B571]" office:value-type="float" office:value="0.00000299999999242573">
            <text:p>0.000003</text:p>
          </table:table-cell>
          <table:table-cell/>
          <table:table-cell office:value-type="string">
            <text:p>postpones its deadline to 875201.568980; c_s is topped up to 1.997450</text:p>
          </table:table-cell>
          <table:table-cell/>
        </table:table-row>
        <table:table-row table:style-name="ro1">
          <table:table-cell office:value-type="float" office:value="875.196593">
            <text:p>875.196593</text:p>
          </table:table-cell>
          <table:table-cell table:formula="of:=[.A573]-[.A$20]" office:value-type="float" office:value="0.127969000000007">
            <text:p>0.127969</text:p>
          </table:table-cell>
          <table:table-cell table:formula="of:=[.B573]-[.B572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196606">
            <text:p>875.196606</text:p>
          </table:table-cell>
          <table:table-cell table:formula="of:=[.A574]-[.A$20]" office:value-type="float" office:value="0.127981999999975">
            <text:p>0.127982</text:p>
          </table:table-cell>
          <table:table-cell table:formula="of:=[.B574]-[.B573]" office:value-type="float" office:value="0.0000129999999671782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197556">
            <text:p>875.197556</text:p>
          </table:table-cell>
          <table:table-cell table:formula="of:=[.A575]-[.A$20]" office:value-type="float" office:value="0.128931999999963">
            <text:p>0.128932</text:p>
          </table:table-cell>
          <table:table-cell table:formula="of:=[.B575]-[.B574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197557">
            <text:p>875.197557</text:p>
          </table:table-cell>
          <table:table-cell table:formula="of:=[.A576]-[.A$20]" office:value-type="float" office:value="0.128932999999961">
            <text:p>0.128933</text:p>
          </table:table-cell>
          <table:table-cell table:formula="of:=[.B576]-[.B57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197561">
            <text:p>875.197561</text:p>
          </table:table-cell>
          <table:table-cell table:formula="of:=[.A577]-[.A$20]" office:value-type="float" office:value="0.128936999999951">
            <text:p>0.128937</text:p>
          </table:table-cell>
          <table:table-cell table:formula="of:=[.B577]-[.B576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198553">
            <text:p>875.198553</text:p>
          </table:table-cell>
          <table:table-cell table:formula="of:=[.A578]-[.A$20]" office:value-type="float" office:value="0.129928999999947">
            <text:p>0.129929</text:p>
          </table:table-cell>
          <table:table-cell table:formula="of:=[.B578]-[.B577]" office:value-type="float" office:value="0.000991999999996551">
            <text:p>0.0009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198555">
            <text:p>875.198555</text:p>
          </table:table-cell>
          <table:table-cell table:formula="of:=[.A579]-[.A$20]" office:value-type="float" office:value="0.129931000000056">
            <text:p>0.129931</text:p>
          </table:table-cell>
          <table:table-cell table:formula="of:=[.B579]-[.B578]" office:value-type="float" office:value="0.00000200000010863732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198557">
            <text:p>875.198557</text:p>
          </table:table-cell>
          <table:table-cell table:formula="of:=[.A580]-[.A$20]" office:value-type="float" office:value="0.129933000000051">
            <text:p>0.129933</text:p>
          </table:table-cell>
          <table:table-cell table:formula="of:=[.B580]-[.B57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05.555191; c_s is fully topped up</text:p>
          </table:table-cell>
        </table:table-row>
        <table:table-row table:style-name="ro1">
          <table:table-cell office:value-type="float" office:value="875.199484">
            <text:p>875.199484</text:p>
          </table:table-cell>
          <table:table-cell table:formula="of:=[.A581]-[.A$20]" office:value-type="float" office:value="0.130859999999984">
            <text:p>0.130860</text:p>
          </table:table-cell>
          <table:table-cell table:formula="of:=[.B581]-[.B580]" office:value-type="float" office:value="0.000926999999933287">
            <text:p>0.000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199486">
            <text:p>875.199486</text:p>
          </table:table-cell>
          <table:table-cell table:formula="of:=[.A582]-[.A$20]" office:value-type="float" office:value="0.130861999999979">
            <text:p>0.130862</text:p>
          </table:table-cell>
          <table:table-cell table:formula="of:=[.B582]-[.B58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99489">
            <text:p>875.199489</text:p>
          </table:table-cell>
          <table:table-cell table:formula="of:=[.A583]-[.A$20]" office:value-type="float" office:value="0.130864999999972">
            <text:p>0.130865</text:p>
          </table:table-cell>
          <table:table-cell table:formula="of:=[.B583]-[.B58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199556">
            <text:p>875.199556</text:p>
          </table:table-cell>
          <table:table-cell table:formula="of:=[.A584]-[.A$20]" office:value-type="float" office:value="0.13093200000003">
            <text:p>0.130932</text:p>
          </table:table-cell>
          <table:table-cell table:formula="of:=[.B584]-[.B583]" office:value-type="float" office:value="0.0000670000000582149">
            <text:p>0.0000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199558">
            <text:p>875.199558</text:p>
          </table:table-cell>
          <table:table-cell table:formula="of:=[.A585]-[.A$20]" office:value-type="float" office:value="0.130934000000025">
            <text:p>0.130934</text:p>
          </table:table-cell>
          <table:table-cell table:formula="of:=[.B585]-[.B58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199561">
            <text:p>875.199561</text:p>
          </table:table-cell>
          <table:table-cell table:formula="of:=[.A586]-[.A$20]" office:value-type="float" office:value="0.130937000000017">
            <text:p>0.130937</text:p>
          </table:table-cell>
          <table:table-cell table:formula="of:=[.B586]-[.B585]" office:value-type="float" office:value="0.00000299999999242573">
            <text:p>0.000003</text:p>
          </table:table-cell>
          <table:table-cell/>
          <table:table-cell office:value-type="string">
            <text:p>0.072375 / 2.011034 &lt;= 2.000000 / 5.000000</text:p>
          </table:table-cell>
          <table:table-cell/>
        </table:table-row>
        <table:table-row table:style-name="ro1">
          <table:table-cell office:value-type="float" office:value="875.199563">
            <text:p>875.199563</text:p>
          </table:table-cell>
          <table:table-cell table:formula="of:=[.A587]-[.A$20]" office:value-type="float" office:value="0.130939000000012">
            <text:p>0.130939</text:p>
          </table:table-cell>
          <table:table-cell table:formula="of:=[.B587]-[.B586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199565">
            <text:p>875.199565</text:p>
          </table:table-cell>
          <table:table-cell table:formula="of:=[.A588]-[.A$20]" office:value-type="float" office:value="0.130941000000007">
            <text:p>0.130941</text:p>
          </table:table-cell>
          <table:table-cell table:formula="of:=[.B588]-[.B58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199571">
            <text:p>875.199571</text:p>
          </table:table-cell>
          <table:table-cell table:formula="of:=[.A589]-[.A$20]" office:value-type="float" office:value="0.130946999999992">
            <text:p>0.130947</text:p>
          </table:table-cell>
          <table:table-cell table:formula="of:=[.B589]-[.B588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199576">
            <text:p>875.199576</text:p>
          </table:table-cell>
          <table:table-cell table:formula="of:=[.A590]-[.A$20]" office:value-type="float" office:value="0.130951999999979">
            <text:p>0.130952</text:p>
          </table:table-cell>
          <table:table-cell table:formula="of:=[.B590]-[.B589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199648">
            <text:p>875.199648</text:p>
          </table:table-cell>
          <table:table-cell table:formula="of:=[.A591]-[.A$20]" office:value-type="float" office:value="0.131024000000025">
            <text:p>0.131024</text:p>
          </table:table-cell>
          <table:table-cell table:formula="of:=[.B591]-[.B590]" office:value-type="float" office:value="0.0000720000000455911">
            <text:p>0.00007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199651">
            <text:p>875.199651</text:p>
          </table:table-cell>
          <table:table-cell table:formula="of:=[.A592]-[.A$20]" office:value-type="float" office:value="0.131027000000017">
            <text:p>0.131027</text:p>
          </table:table-cell>
          <table:table-cell table:formula="of:=[.B592]-[.B591]" office:value-type="float" office:value="0.00000299999999242573">
            <text:p>0.000003</text:p>
          </table:table-cell>
          <table:table-cell/>
          <table:table-cell office:value-type="string">
            <text:p>uses up its c_s; 875199.648152-875199.573109=0.075043</text:p>
          </table:table-cell>
          <table:table-cell/>
        </table:table-row>
        <table:table-row table:style-name="ro1">
          <table:table-cell office:value-type="float" office:value="875.199656">
            <text:p>875.199656</text:p>
          </table:table-cell>
          <table:table-cell table:formula="of:=[.A593]-[.A$20]" office:value-type="float" office:value="0.131032000000005">
            <text:p>0.131032</text:p>
          </table:table-cell>
          <table:table-cell table:formula="of:=[.B593]-[.B592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199659">
            <text:p>875.199659</text:p>
          </table:table-cell>
          <table:table-cell table:formula="of:=[.A594]-[.A$20]" office:value-type="float" office:value="0.131034999999997">
            <text:p>0.131035</text:p>
          </table:table-cell>
          <table:table-cell table:formula="of:=[.B594]-[.B59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00556">
            <text:p>875.200556</text:p>
          </table:table-cell>
          <table:table-cell table:formula="of:=[.A595]-[.A$20]" office:value-type="float" office:value="0.131932000000006">
            <text:p>0.131932</text:p>
          </table:table-cell>
          <table:table-cell table:formula="of:=[.B595]-[.B594]" office:value-type="float" office:value="0.000897000000009029">
            <text:p>0.0008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00558">
            <text:p>875.200558</text:p>
          </table:table-cell>
          <table:table-cell table:formula="of:=[.A596]-[.A$20]" office:value-type="float" office:value="0.131934000000001">
            <text:p>0.131934</text:p>
          </table:table-cell>
          <table:table-cell table:formula="of:=[.B596]-[.B59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0056">
            <text:p>875.200560</text:p>
          </table:table-cell>
          <table:table-cell table:formula="of:=[.A597]-[.A$20]" office:value-type="float" office:value="0.131935999999996">
            <text:p>0.131936</text:p>
          </table:table-cell>
          <table:table-cell table:formula="of:=[.B597]-[.B596]" office:value-type="float" office:value="0.00000199999999495049">
            <text:p>0.000002</text:p>
          </table:table-cell>
          <table:table-cell office:value-type="string">
            <text:p>d_s is renewed (r + D) to 875202.557938; c_s is fully topped up</text:p>
          </table:table-cell>
          <table:table-cell table:number-columns-repeated="2"/>
        </table:table-row>
        <table:table-row table:style-name="ro1">
          <table:table-cell office:value-type="float" office:value="875.200563">
            <text:p>875.200563</text:p>
          </table:table-cell>
          <table:table-cell table:formula="of:=[.A598]-[.A$20]" office:value-type="float" office:value="0.131938999999988">
            <text:p>0.131939</text:p>
          </table:table-cell>
          <table:table-cell table:formula="of:=[.B598]-[.B597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00566">
            <text:p>875.200566</text:p>
          </table:table-cell>
          <table:table-cell table:formula="of:=[.A599]-[.A$20]" office:value-type="float" office:value="0.131941999999981">
            <text:p>0.131942</text:p>
          </table:table-cell>
          <table:table-cell table:formula="of:=[.B599]-[.B598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00571">
            <text:p>875.200571</text:p>
          </table:table-cell>
          <table:table-cell table:formula="of:=[.A600]-[.A$20]" office:value-type="float" office:value="0.131946999999968">
            <text:p>0.131947</text:p>
          </table:table-cell>
          <table:table-cell table:formula="of:=[.B600]-[.B599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01521">
            <text:p>875.201521</text:p>
          </table:table-cell>
          <table:table-cell table:formula="of:=[.A601]-[.A$20]" office:value-type="float" office:value="0.132896999999957">
            <text:p>0.132897</text:p>
          </table:table-cell>
          <table:table-cell table:formula="of:=[.B601]-[.B600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01522">
            <text:p>875.201522</text:p>
          </table:table-cell>
          <table:table-cell table:formula="of:=[.A602]-[.A$20]" office:value-type="float" office:value="0.132897999999955">
            <text:p>0.132898</text:p>
          </table:table-cell>
          <table:table-cell table:formula="of:=[.B602]-[.B60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01526">
            <text:p>875.201526</text:p>
          </table:table-cell>
          <table:table-cell table:formula="of:=[.A603]-[.A$20]" office:value-type="float" office:value="0.132901999999945">
            <text:p>0.132902</text:p>
          </table:table-cell>
          <table:table-cell table:formula="of:=[.B603]-[.B60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01579">
            <text:p>875.201579</text:p>
          </table:table-cell>
          <table:table-cell table:formula="of:=[.A604]-[.A$20]" office:value-type="float" office:value="0.132955000000038">
            <text:p>0.132955</text:p>
          </table:table-cell>
          <table:table-cell table:formula="of:=[.B604]-[.B603]" office:value-type="float" office:value="0.0000530000000935615">
            <text:p>0.0000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01581">
            <text:p>875.201581</text:p>
          </table:table-cell>
          <table:table-cell table:formula="of:=[.A605]-[.A$20]" office:value-type="float" office:value="0.132957000000033">
            <text:p>0.132957</text:p>
          </table:table-cell>
          <table:table-cell table:formula="of:=[.B605]-[.B60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01584">
            <text:p>875.201584</text:p>
          </table:table-cell>
          <table:table-cell table:formula="of:=[.A606]-[.A$20]" office:value-type="float" office:value="0.132960000000026">
            <text:p>0.132960</text:p>
          </table:table-cell>
          <table:table-cell table:formula="of:=[.B606]-[.B605]" office:value-type="float" office:value="0.00000299999999242573">
            <text:p>0.000003</text:p>
          </table:table-cell>
          <table:table-cell/>
          <table:table-cell office:value-type="string">
            <text:p>postpones its deadline to 875206.568980; c_s is topped up to 1.997332</text:p>
          </table:table-cell>
          <table:table-cell/>
        </table:table-row>
        <table:table-row table:style-name="ro1">
          <table:table-cell office:value-type="float" office:value="875.203507">
            <text:p>875.203507</text:p>
          </table:table-cell>
          <table:table-cell table:formula="of:=[.A607]-[.A$20]" office:value-type="float" office:value="0.134882999999945">
            <text:p>0.134883</text:p>
          </table:table-cell>
          <table:table-cell table:formula="of:=[.B607]-[.B606]" office:value-type="float" office:value="0.00192299999991974">
            <text:p>0.00192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03509">
            <text:p>875.203509</text:p>
          </table:table-cell>
          <table:table-cell table:formula="of:=[.A608]-[.A$20]" office:value-type="float" office:value="0.134885000000054">
            <text:p>0.134885</text:p>
          </table:table-cell>
          <table:table-cell table:formula="of:=[.B608]-[.B607]" office:value-type="float" office:value="0.00000200000010863732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03512">
            <text:p>875.203512</text:p>
          </table:table-cell>
          <table:table-cell table:formula="of:=[.A609]-[.A$20]" office:value-type="float" office:value="0.134888000000046">
            <text:p>0.134888</text:p>
          </table:table-cell>
          <table:table-cell table:formula="of:=[.B609]-[.B608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04556">
            <text:p>875.204556</text:p>
          </table:table-cell>
          <table:table-cell table:formula="of:=[.A610]-[.A$20]" office:value-type="float" office:value="0.135932000000025">
            <text:p>0.135932</text:p>
          </table:table-cell>
          <table:table-cell table:formula="of:=[.B610]-[.B609]" office:value-type="float" office:value="0.00104399999997895">
            <text:p>0.0010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04558">
            <text:p>875.204558</text:p>
          </table:table-cell>
          <table:table-cell table:formula="of:=[.A611]-[.A$20]" office:value-type="float" office:value="0.13593400000002">
            <text:p>0.135934</text:p>
          </table:table-cell>
          <table:table-cell table:formula="of:=[.B611]-[.B61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0456">
            <text:p>875.204560</text:p>
          </table:table-cell>
          <table:table-cell table:formula="of:=[.A612]-[.A$20]" office:value-type="float" office:value="0.135936000000015">
            <text:p>0.135936</text:p>
          </table:table-cell>
          <table:table-cell table:formula="of:=[.B612]-[.B611]" office:value-type="float" office:value="0.00000199999999495049">
            <text:p>0.000002</text:p>
          </table:table-cell>
          <table:table-cell office:value-type="string">
            <text:p>d_s is renewed (r + D) to 875206.558069; c_s is fully topped up</text:p>
          </table:table-cell>
          <table:table-cell table:number-columns-repeated="2"/>
        </table:table-row>
        <table:table-row table:style-name="ro1">
          <table:table-cell office:value-type="float" office:value="875.204562">
            <text:p>875.204562</text:p>
          </table:table-cell>
          <table:table-cell table:formula="of:=[.A613]-[.A$20]" office:value-type="float" office:value="0.13593800000001">
            <text:p>0.135938</text:p>
          </table:table-cell>
          <table:table-cell table:formula="of:=[.B613]-[.B61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04567">
            <text:p>875.204567</text:p>
          </table:table-cell>
          <table:table-cell table:formula="of:=[.A614]-[.A$20]" office:value-type="float" office:value="0.135942999999997">
            <text:p>0.135943</text:p>
          </table:table-cell>
          <table:table-cell table:formula="of:=[.B614]-[.B613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04572">
            <text:p>875.204572</text:p>
          </table:table-cell>
          <table:table-cell table:formula="of:=[.A615]-[.A$20]" office:value-type="float" office:value="0.135947999999985">
            <text:p>0.135948</text:p>
          </table:table-cell>
          <table:table-cell table:formula="of:=[.B615]-[.B614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0552">
            <text:p>875.205520</text:p>
          </table:table-cell>
          <table:table-cell table:formula="of:=[.A616]-[.A$20]" office:value-type="float" office:value="0.136895999999979">
            <text:p>0.136896</text:p>
          </table:table-cell>
          <table:table-cell table:formula="of:=[.B616]-[.B615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05522">
            <text:p>875.205522</text:p>
          </table:table-cell>
          <table:table-cell table:formula="of:=[.A617]-[.A$20]" office:value-type="float" office:value="0.136897999999974">
            <text:p>0.136898</text:p>
          </table:table-cell>
          <table:table-cell table:formula="of:=[.B617]-[.B61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05526">
            <text:p>875.205526</text:p>
          </table:table-cell>
          <table:table-cell table:formula="of:=[.A618]-[.A$20]" office:value-type="float" office:value="0.136901999999964">
            <text:p>0.136902</text:p>
          </table:table-cell>
          <table:table-cell table:formula="of:=[.B618]-[.B617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06386">
            <text:p>875.206386</text:p>
          </table:table-cell>
          <table:table-cell table:formula="of:=[.A619]-[.A$20]" office:value-type="float" office:value="0.137761999999952">
            <text:p>0.137762</text:p>
          </table:table-cell>
          <table:table-cell table:formula="of:=[.B619]-[.B618]" office:value-type="float" office:value="0.000859999999988759">
            <text:p>0.00086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06388">
            <text:p>875.206388</text:p>
          </table:table-cell>
          <table:table-cell table:formula="of:=[.A620]-[.A$20]" office:value-type="float" office:value="0.137763999999947">
            <text:p>0.137764</text:p>
          </table:table-cell>
          <table:table-cell table:formula="of:=[.B620]-[.B61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06392">
            <text:p>875.206392</text:p>
          </table:table-cell>
          <table:table-cell table:formula="of:=[.A621]-[.A$20]" office:value-type="float" office:value="0.137768000000051">
            <text:p>0.137768</text:p>
          </table:table-cell>
          <table:table-cell table:formula="of:=[.B621]-[.B620]" office:value-type="float" office:value="0.00000400000010358781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06394">
            <text:p>875.206394</text:p>
          </table:table-cell>
          <table:table-cell table:formula="of:=[.A622]-[.A$20]" office:value-type="float" office:value="0.137770000000046">
            <text:p>0.137770</text:p>
          </table:table-cell>
          <table:table-cell table:formula="of:=[.B622]-[.B62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06397">
            <text:p>875.206397</text:p>
          </table:table-cell>
          <table:table-cell table:formula="of:=[.A623]-[.A$20]" office:value-type="float" office:value="0.137773000000038">
            <text:p>0.137773</text:p>
          </table:table-cell>
          <table:table-cell table:formula="of:=[.B623]-[.B622]" office:value-type="float" office:value="0.00000299999999242573">
            <text:p>0.000003</text:p>
          </table:table-cell>
          <table:table-cell/>
          <table:table-cell office:value-type="string">
            <text:p>0.077875 / 0.175242 &gt; 2.000000 / 5.000000</text:p>
          </table:table-cell>
          <table:table-cell/>
        </table:table-row>
        <table:table-row table:style-name="ro1">
          <table:table-cell office:value-type="float" office:value="875.206399">
            <text:p>875.206399</text:p>
          </table:table-cell>
          <table:table-cell table:formula="of:=[.A624]-[.A$20]" office:value-type="float" office:value="0.137775000000033">
            <text:p>0.137775</text:p>
          </table:table-cell>
          <table:table-cell table:formula="of:=[.B624]-[.B623]" office:value-type="float" office:value="0.00000199999999495049">
            <text:p>0.000002</text:p>
          </table:table-cell>
          <table:table-cell/>
          <table:table-cell office:value-type="string">
            <text:p>d_s is renewed (r + D) to 875211.393738; c_s is fully topped up</text:p>
          </table:table-cell>
          <table:table-cell/>
        </table:table-row>
        <table:table-row table:style-name="ro1">
          <table:table-cell office:value-type="float" office:value="875.206405">
            <text:p>875.206405</text:p>
          </table:table-cell>
          <table:table-cell table:formula="of:=[.A625]-[.A$20]" office:value-type="float" office:value="0.137781000000018">
            <text:p>0.137781</text:p>
          </table:table-cell>
          <table:table-cell table:formula="of:=[.B625]-[.B624]" office:value-type="float" office:value="0.00000599999998485146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208371">
            <text:p>875.208371</text:p>
          </table:table-cell>
          <table:table-cell table:formula="of:=[.A626]-[.A$20]" office:value-type="float" office:value="0.139747000000057">
            <text:p>0.139747</text:p>
          </table:table-cell>
          <table:table-cell table:formula="of:=[.B626]-[.B625]" office:value-type="float" office:value="0.00196600000003855">
            <text:p>0.0019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08373">
            <text:p>875.208373</text:p>
          </table:table-cell>
          <table:table-cell table:formula="of:=[.A627]-[.A$20]" office:value-type="float" office:value="0.139749000000052">
            <text:p>0.139749</text:p>
          </table:table-cell>
          <table:table-cell table:formula="of:=[.B627]-[.B62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08567">
            <text:p>875.208567</text:p>
          </table:table-cell>
          <table:table-cell table:formula="of:=[.A628]-[.A$20]" office:value-type="float" office:value="0.139943000000017">
            <text:p>0.139943</text:p>
          </table:table-cell>
          <table:table-cell table:formula="of:=[.B628]-[.B627]" office:value-type="float" office:value="0.000193999999964944">
            <text:p>0.0001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08569">
            <text:p>875.208569</text:p>
          </table:table-cell>
          <table:table-cell table:formula="of:=[.A629]-[.A$20]" office:value-type="float" office:value="0.139945000000012">
            <text:p>0.139945</text:p>
          </table:table-cell>
          <table:table-cell table:formula="of:=[.B629]-[.B62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08572">
            <text:p>875.208572</text:p>
          </table:table-cell>
          <table:table-cell table:formula="of:=[.A630]-[.A$20]" office:value-type="float" office:value="0.139948000000004">
            <text:p>0.139948</text:p>
          </table:table-cell>
          <table:table-cell table:formula="of:=[.B630]-[.B629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215.569103; c_s is fully topped up</text:p>
          </table:table-cell>
        </table:table-row>
        <table:table-row table:style-name="ro1">
          <table:table-cell office:value-type="float" office:value="875.208574">
            <text:p>875.208574</text:p>
          </table:table-cell>
          <table:table-cell table:formula="of:=[.A631]-[.A$20]" office:value-type="float" office:value="0.139949999999999">
            <text:p>0.139950</text:p>
          </table:table-cell>
          <table:table-cell table:formula="of:=[.B631]-[.B630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08576">
            <text:p>875.208576</text:p>
          </table:table-cell>
          <table:table-cell table:formula="of:=[.A632]-[.A$20]" office:value-type="float" office:value="0.139951999999994">
            <text:p>0.139952</text:p>
          </table:table-cell>
          <table:table-cell table:formula="of:=[.B632]-[.B63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08578">
            <text:p>875.208578</text:p>
          </table:table-cell>
          <table:table-cell table:formula="of:=[.A633]-[.A$20]" office:value-type="float" office:value="0.139953999999989">
            <text:p>0.139954</text:p>
          </table:table-cell>
          <table:table-cell table:formula="of:=[.B633]-[.B632]" office:value-type="float" office:value="0.00000199999999495049">
            <text:p>0.000002</text:p>
          </table:table-cell>
          <table:table-cell office:value-type="string">
            <text:p>d_s is renewed (r + D) to 875210.575949; c_s is fully topped up</text:p>
          </table:table-cell>
          <table:table-cell table:number-columns-repeated="2"/>
        </table:table-row>
        <table:table-row table:style-name="ro1">
          <table:table-cell office:value-type="float" office:value="875.20858">
            <text:p>875.208580</text:p>
          </table:table-cell>
          <table:table-cell table:formula="of:=[.A634]-[.A$20]" office:value-type="float" office:value="0.139955999999984">
            <text:p>0.139956</text:p>
          </table:table-cell>
          <table:table-cell table:formula="of:=[.B634]-[.B633]" office:value-type="float" office:value="0.00000199999999495049">
            <text:p>0.000002</text:p>
          </table:table-cell>
          <table:table-cell/>
          <table:table-cell table:style-name="ce5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08582">
            <text:p>875.208582</text:p>
          </table:table-cell>
          <table:table-cell table:formula="of:=[.A635]-[.A$20]" office:value-type="float" office:value="0.139957999999979">
            <text:p>0.139958</text:p>
          </table:table-cell>
          <table:table-cell table:formula="of:=[.B635]-[.B634]" office:value-type="float" office:value="0.00000199999999495049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875.208585">
            <text:p>875.208585</text:p>
          </table:table-cell>
          <table:table-cell table:formula="of:=[.A636]-[.A$20]" office:value-type="float" office:value="0.139960999999971">
            <text:p>0.139961</text:p>
          </table:table-cell>
          <table:table-cell table:formula="of:=[.B636]-[.B635]" office:value-type="float" office:value="0.00000299999999242573">
            <text:p>0.000003</text:p>
          </table:table-cell>
          <table:table-cell/>
          <table:table-cell table:style-name="ce5" office:value-type="string">
            <text:p>0.032406 / 2.811478 &lt;= 2.000000 / 5.000000</text:p>
          </table:table-cell>
          <table:table-cell/>
        </table:table-row>
        <table:table-row table:style-name="ro1">
          <table:table-cell office:value-type="float" office:value="875.208587">
            <text:p>875.208587</text:p>
          </table:table-cell>
          <table:table-cell table:formula="of:=[.A637]-[.A$20]" office:value-type="float" office:value="0.139962999999966">
            <text:p>0.139963</text:p>
          </table:table-cell>
          <table:table-cell table:formula="of:=[.B637]-[.B636]" office:value-type="float" office:value="0.00000199999999495049">
            <text:p>0.000002</text:p>
          </table:table-cell>
          <table:table-cell/>
          <table:table-cell table:style-name="ce5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08595">
            <text:p>875.208595</text:p>
          </table:table-cell>
          <table:table-cell table:formula="of:=[.A638]-[.A$20]" office:value-type="float" office:value="0.139970999999946">
            <text:p>0.139971</text:p>
          </table:table-cell>
          <table:table-cell table:formula="of:=[.B638]-[.B637]" office:value-type="float" office:value="0.00000799999997980194">
            <text:p>0.000008</text:p>
          </table:table-cell>
          <table:table-cell office:value-type="string">
            <text:p>is pick_next_task_dl-ed by swapper (0)</text:p>
          </table:table-cell>
          <table:table-cell table:style-name="ce5"/>
          <table:table-cell/>
        </table:table-row>
        <table:table-row table:style-name="ro1">
          <table:table-cell office:value-type="float" office:value="875.209544">
            <text:p>875.209544</text:p>
          </table:table-cell>
          <table:table-cell table:formula="of:=[.A639]-[.A$20]" office:value-type="float" office:value="0.140920000000051">
            <text:p>0.140920</text:p>
          </table:table-cell>
          <table:table-cell table:formula="of:=[.B639]-[.B638]" office:value-type="float" office:value="0.000949000000105116">
            <text:p>0.000949</text:p>
          </table:table-cell>
          <table:table-cell office:value-type="string">
            <text:p>is dequeued</text:p>
          </table:table-cell>
          <table:table-cell table:style-name="ce5"/>
          <table:table-cell/>
        </table:table-row>
        <table:table-row table:style-name="ro1">
          <table:table-cell office:value-type="float" office:value="875.209545">
            <text:p>875.209545</text:p>
          </table:table-cell>
          <table:table-cell table:formula="of:=[.A640]-[.A$20]" office:value-type="float" office:value="0.140921000000048">
            <text:p>0.140921</text:p>
          </table:table-cell>
          <table:table-cell table:formula="of:=[.B640]-[.B63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875.20955">
            <text:p>875.209550</text:p>
          </table:table-cell>
          <table:table-cell table:formula="of:=[.A641]-[.A$20]" office:value-type="float" office:value="0.140926000000036">
            <text:p>0.140926</text:p>
          </table:table-cell>
          <table:table-cell table:formula="of:=[.B641]-[.B640]" office:value-type="float" office:value="0.00000499999998737621">
            <text:p>0.000005</text:p>
          </table:table-cell>
          <table:table-cell/>
          <table:table-cell table:style-name="ce5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09582">
            <text:p>875.209582</text:p>
          </table:table-cell>
          <table:table-cell table:formula="of:=[.A642]-[.A$20]" office:value-type="float" office:value="0.140957999999955">
            <text:p>0.140958</text:p>
          </table:table-cell>
          <table:table-cell table:style-name="ce3" table:formula="of:=[.B642]-[.B641]" office:value-type="float" office:value="0.0000319999999192078">
            <text:p>0.000032</text:p>
          </table:table-cell>
          <table:table-cell table:style-name="ce5"/>
          <table:table-cell table:style-name="ce5" office:value-type="string">
            <text:p>rorun ← <text:span text:style-name="T1">Problem with outdated rq clock is solved</text:span></text:p>
          </table:table-cell>
          <table:table-cell/>
        </table:table-row>
        <table:table-row table:style-name="ro1">
          <table:table-cell office:value-type="float" office:value="875.209585">
            <text:p>875.209585</text:p>
          </table:table-cell>
          <table:table-cell table:formula="of:=[.A643]-[.A$20]" office:value-type="float" office:value="0.140960999999948">
            <text:p>0.140961</text:p>
          </table:table-cell>
          <table:table-cell table:formula="of:=[.B643]-[.B642]" office:value-type="float" office:value="0.00000299999999242573">
            <text:p>0.000003</text:p>
          </table:table-cell>
          <table:table-cell/>
          <table:table-cell table:style-name="ce6" office:value-type="string">
            <text:p>uses up its c_s; 875209.582253-875209.547257=0.034996</text:p>
          </table:table-cell>
          <table:table-cell/>
        </table:table-row>
        <table:table-row table:style-name="ro1">
          <table:table-cell office:value-type="float" office:value="875.209591">
            <text:p>875.209591</text:p>
          </table:table-cell>
          <table:table-cell table:formula="of:=[.A644]-[.A$20]" office:value-type="float" office:value="0.140967000000046">
            <text:p>0.140967</text:p>
          </table:table-cell>
          <table:table-cell table:formula="of:=[.B644]-[.B643]" office:value-type="float" office:value="0.00000600000009853829">
            <text:p>0.000006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09594">
            <text:p>875.209594</text:p>
          </table:table-cell>
          <table:table-cell table:formula="of:=[.A645]-[.A$20]" office:value-type="float" office:value="0.140970000000038">
            <text:p>0.140970</text:p>
          </table:table-cell>
          <table:table-cell table:formula="of:=[.B645]-[.B644]" office:value-type="float" office:value="0.00000299999999242573">
            <text:p>0.000003</text:p>
          </table:table-cell>
          <table:table-cell/>
          <table:table-cell table:style-name="ce6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11398">
            <text:p>875.211398</text:p>
          </table:table-cell>
          <table:table-cell table:formula="of:=[.A646]-[.A$20]" office:value-type="float" office:value="0.142774000000031">
            <text:p>0.142774</text:p>
          </table:table-cell>
          <table:table-cell table:formula="of:=[.B646]-[.B645]" office:value-type="float" office:value="0.00180399999999281">
            <text:p>0.001804</text:p>
          </table:table-cell>
          <table:table-cell/>
          <table:table-cell table:style-name="ce6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11399">
            <text:p>875.211399</text:p>
          </table:table-cell>
          <table:table-cell table:formula="of:=[.A647]-[.A$20]" office:value-type="float" office:value="0.142775000000029">
            <text:p>0.142775</text:p>
          </table:table-cell>
          <table:table-cell table:formula="of:=[.B647]-[.B646]" office:value-type="float" office:value="0.000000999999997475243">
            <text:p>0.000001</text:p>
          </table:table-cell>
          <table:table-cell/>
          <table:table-cell table:style-name="ce6" office:value-type="string">
            <text:p>is enqueued</text:p>
          </table:table-cell>
          <table:table-cell/>
        </table:table-row>
        <table:table-row table:style-name="ro1">
          <table:table-cell office:value-type="float" office:value="875.211402">
            <text:p>875.211402</text:p>
          </table:table-cell>
          <table:table-cell table:formula="of:=[.A648]-[.A$20]" office:value-type="float" office:value="0.142778000000021">
            <text:p>0.142778</text:p>
          </table:table-cell>
          <table:table-cell table:formula="of:=[.B648]-[.B647]" office:value-type="float" office:value="0.00000299999999242573">
            <text:p>0.000003</text:p>
          </table:table-cell>
          <table:table-cell/>
          <table:table-cell table:style-name="ce6" office:value-type="string">
            <text:p>postpones its deadline to 875216.393738; c_s is topped up to 1.997410</text:p>
          </table:table-cell>
          <table:table-cell/>
        </table:table-row>
        <table:table-row table:style-name="ro1">
          <table:table-cell office:value-type="float" office:value="875.212525">
            <text:p>875.212525</text:p>
          </table:table-cell>
          <table:table-cell table:formula="of:=[.A649]-[.A$20]" office:value-type="float" office:value="0.143901000000028">
            <text:p>0.143901</text:p>
          </table:table-cell>
          <table:table-cell table:formula="of:=[.B649]-[.B648]" office:value-type="float" office:value="0.00112300000000687">
            <text:p>0.001123</text:p>
          </table:table-cell>
          <table:table-cell/>
          <table:table-cell table:style-name="ce6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12527">
            <text:p>875.212527</text:p>
          </table:table-cell>
          <table:table-cell table:formula="of:=[.A650]-[.A$20]" office:value-type="float" office:value="0.143903000000023">
            <text:p>0.143903</text:p>
          </table:table-cell>
          <table:table-cell table:formula="of:=[.B650]-[.B649]" office:value-type="float" office:value="0.00000199999999495049">
            <text:p>0.000002</text:p>
          </table:table-cell>
          <table:table-cell/>
          <table:table-cell table:style-name="ce6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12531">
            <text:p>875.212531</text:p>
          </table:table-cell>
          <table:table-cell table:formula="of:=[.A651]-[.A$20]" office:value-type="float" office:value="0.143907000000013">
            <text:p>0.143907</text:p>
          </table:table-cell>
          <table:table-cell table:formula="of:=[.B651]-[.B650]" office:value-type="float" office:value="0.00000399999998990097">
            <text:p>0.000004</text:p>
          </table:table-cell>
          <table:table-cell/>
          <table:table-cell table:style-name="ce6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12556">
            <text:p>875.212556</text:p>
          </table:table-cell>
          <table:table-cell table:formula="of:=[.A652]-[.A$20]" office:value-type="float" office:value="0.14393199999995">
            <text:p>0.143932</text:p>
          </table:table-cell>
          <table:table-cell table:formula="of:=[.B652]-[.B651]" office:value-type="float" office:value="0.0000249999999368811">
            <text:p>0.000025</text:p>
          </table:table-cell>
          <table:table-cell office:value-type="string">
            <text:p>select_task_rq_dl</text:p>
          </table:table-cell>
          <table:table-cell table:style-name="ce6"/>
          <table:table-cell/>
        </table:table-row>
        <table:table-row table:style-name="ro1">
          <table:table-cell office:value-type="float" office:value="875.212557">
            <text:p>875.212557</text:p>
          </table:table-cell>
          <table:table-cell table:formula="of:=[.A653]-[.A$20]" office:value-type="float" office:value="0.143932999999947">
            <text:p>0.143933</text:p>
          </table:table-cell>
          <table:table-cell table:formula="of:=[.B653]-[.B652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style-name="ce6"/>
          <table:table-cell/>
        </table:table-row>
        <table:table-row table:style-name="ro1">
          <table:table-cell office:value-type="float" office:value="875.212559">
            <text:p>875.212559</text:p>
          </table:table-cell>
          <table:table-cell table:formula="of:=[.A654]-[.A$20]" office:value-type="float" office:value="0.143935000000056">
            <text:p>0.143935</text:p>
          </table:table-cell>
          <table:table-cell table:formula="of:=[.B654]-[.B653]" office:value-type="float" office:value="0.00000200000010863732">
            <text:p>0.000002</text:p>
          </table:table-cell>
          <table:table-cell office:value-type="string">
            <text:p>d_s is renewed (r + D) to 875214.557446; c_s is fully topped up</text:p>
          </table:table-cell>
          <table:table-cell table:style-name="ce6"/>
          <table:table-cell/>
        </table:table-row>
        <table:table-row table:style-name="ro1">
          <table:table-cell office:value-type="float" office:value="875.212562">
            <text:p>875.212562</text:p>
          </table:table-cell>
          <table:table-cell table:formula="of:=[.A655]-[.A$20]" office:value-type="float" office:value="0.143938000000048">
            <text:p>0.143938</text:p>
          </table:table-cell>
          <table:table-cell table:formula="of:=[.B655]-[.B654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style-name="ce6"/>
          <table:table-cell/>
        </table:table-row>
        <table:table-row table:style-name="ro1">
          <table:table-cell office:value-type="float" office:value="875.212566">
            <text:p>875.212566</text:p>
          </table:table-cell>
          <table:table-cell table:formula="of:=[.A656]-[.A$20]" office:value-type="float" office:value="0.143942000000038">
            <text:p>0.143942</text:p>
          </table:table-cell>
          <table:table-cell table:formula="of:=[.B656]-[.B655]" office:value-type="float" office:value="0.00000399999998990097">
            <text:p>0.000004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2571">
            <text:p>875.212571</text:p>
          </table:table-cell>
          <table:table-cell table:formula="of:=[.A657]-[.A$20]" office:value-type="float" office:value="0.143947000000026">
            <text:p>0.143947</text:p>
          </table:table-cell>
          <table:table-cell table:formula="of:=[.B657]-[.B656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style-name="ce6"/>
          <table:table-cell/>
        </table:table-row>
        <table:table-row table:style-name="ro1">
          <table:table-cell office:value-type="float" office:value="875.213519">
            <text:p>875.213519</text:p>
          </table:table-cell>
          <table:table-cell table:formula="of:=[.A658]-[.A$20]" office:value-type="float" office:value="0.14489500000002">
            <text:p>0.144895</text:p>
          </table:table-cell>
          <table:table-cell table:formula="of:=[.B658]-[.B657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style-name="ce6"/>
          <table:table-cell/>
        </table:table-row>
        <table:table-row table:style-name="ro1">
          <table:table-cell office:value-type="float" office:value="875.21352">
            <text:p>875.213520</text:p>
          </table:table-cell>
          <table:table-cell table:formula="of:=[.A659]-[.A$20]" office:value-type="float" office:value="0.144896000000017">
            <text:p>0.144896</text:p>
          </table:table-cell>
          <table:table-cell table:formula="of:=[.B659]-[.B65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style-name="ce6"/>
          <table:table-cell/>
        </table:table-row>
        <table:table-row table:style-name="ro1">
          <table:table-cell office:value-type="float" office:value="875.213525">
            <text:p>875.213525</text:p>
          </table:table-cell>
          <table:table-cell table:formula="of:=[.A660]-[.A$20]" office:value-type="float" office:value="0.144901000000004">
            <text:p>0.144901</text:p>
          </table:table-cell>
          <table:table-cell table:formula="of:=[.B660]-[.B659]" office:value-type="float" office:value="0.00000499999998737621">
            <text:p>0.000005</text:p>
          </table:table-cell>
          <table:table-cell/>
          <table:table-cell table:style-name="ce6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15429">
            <text:p>875.215429</text:p>
          </table:table-cell>
          <table:table-cell table:formula="of:=[.A661]-[.A$20]" office:value-type="float" office:value="0.146804999999972">
            <text:p>0.146805</text:p>
          </table:table-cell>
          <table:table-cell table:formula="of:=[.B661]-[.B660]" office:value-type="float" office:value="0.00190399999996771">
            <text:p>0.001904</text:p>
          </table:table-cell>
          <table:table-cell/>
          <table:table-cell table:style-name="ce6" office:value-type="string">
            <text:p>is dequeued</text:p>
          </table:table-cell>
          <table:table-cell/>
        </table:table-row>
        <table:table-row table:style-name="ro1">
          <table:table-cell office:value-type="float" office:value="875.215431">
            <text:p>875.215431</text:p>
          </table:table-cell>
          <table:table-cell table:formula="of:=[.A662]-[.A$20]" office:value-type="float" office:value="0.146806999999967">
            <text:p>0.146807</text:p>
          </table:table-cell>
          <table:table-cell table:formula="of:=[.B662]-[.B66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5435">
            <text:p>875.215435</text:p>
          </table:table-cell>
          <table:table-cell table:formula="of:=[.A663]-[.A$20]" office:value-type="float" office:value="0.146810999999957">
            <text:p>0.146811</text:p>
          </table:table-cell>
          <table:table-cell table:formula="of:=[.B663]-[.B66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15437">
            <text:p>875.215437</text:p>
          </table:table-cell>
          <table:table-cell table:formula="of:=[.A664]-[.A$20]" office:value-type="float" office:value="0.146812999999952">
            <text:p>0.146813</text:p>
          </table:table-cell>
          <table:table-cell table:formula="of:=[.B664]-[.B66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1544">
            <text:p>875.215440</text:p>
          </table:table-cell>
          <table:table-cell table:formula="of:=[.A665]-[.A$20]" office:value-type="float" office:value="0.146815999999944">
            <text:p>0.146816</text:p>
          </table:table-cell>
          <table:table-cell table:formula="of:=[.B665]-[.B664]" office:value-type="float" office:value="0.00000299999999242573">
            <text:p>0.000003</text:p>
          </table:table-cell>
          <table:table-cell/>
          <table:table-cell office:value-type="string">
            <text:p>0.053088 / 0.956663 &lt;= 2.000000 / 5.000000</text:p>
          </table:table-cell>
          <table:table-cell/>
        </table:table-row>
        <table:table-row table:style-name="ro1">
          <table:table-cell office:value-type="float" office:value="875.215442">
            <text:p>875.215442</text:p>
          </table:table-cell>
          <table:table-cell table:formula="of:=[.A666]-[.A$20]" office:value-type="float" office:value="0.146818000000053">
            <text:p>0.146818</text:p>
          </table:table-cell>
          <table:table-cell table:formula="of:=[.B666]-[.B665]" office:value-type="float" office:value="0.00000200000010863732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15449">
            <text:p>875.215449</text:p>
          </table:table-cell>
          <table:table-cell table:formula="of:=[.A667]-[.A$20]" office:value-type="float" office:value="0.146825000000035">
            <text:p>0.146825</text:p>
          </table:table-cell>
          <table:table-cell table:formula="of:=[.B667]-[.B666]" office:value-type="float" office:value="0.0000069999999823267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215502">
            <text:p>875.215502</text:p>
          </table:table-cell>
          <table:table-cell table:formula="of:=[.A668]-[.A$20]" office:value-type="float" office:value="0.146878000000015">
            <text:p>0.146878</text:p>
          </table:table-cell>
          <table:table-cell table:formula="of:=[.B668]-[.B667]" office:value-type="float" office:value="0.0000529999999798747">
            <text:p>0.00005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15505">
            <text:p>875.215505</text:p>
          </table:table-cell>
          <table:table-cell table:formula="of:=[.A669]-[.A$20]" office:value-type="float" office:value="0.146881000000008">
            <text:p>0.146881</text:p>
          </table:table-cell>
          <table:table-cell table:formula="of:=[.B669]-[.B668]" office:value-type="float" office:value="0.00000299999999242573">
            <text:p>0.000003</text:p>
          </table:table-cell>
          <table:table-cell/>
          <table:table-cell office:value-type="string">
            <text:p>uses up its c_s; 875215.501928-875215.445956=0.055972</text:p>
          </table:table-cell>
          <table:table-cell/>
        </table:table-row>
        <table:table-row table:style-name="ro1">
          <table:table-cell office:value-type="float" office:value="875.21551">
            <text:p>875.215510</text:p>
          </table:table-cell>
          <table:table-cell table:formula="of:=[.A670]-[.A$20]" office:value-type="float" office:value="0.146885999999995">
            <text:p>0.146886</text:p>
          </table:table-cell>
          <table:table-cell table:formula="of:=[.B670]-[.B669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642">
            <text:p>875.216420</text:p>
          </table:table-cell>
          <table:table-cell table:formula="of:=[.A671]-[.A$20]" office:value-type="float" office:value="0.147795999999971">
            <text:p>0.147796</text:p>
          </table:table-cell>
          <table:table-cell table:formula="of:=[.B671]-[.B670]" office:value-type="float" office:value="0.000909999999976208">
            <text:p>0.00091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16423">
            <text:p>875.216423</text:p>
          </table:table-cell>
          <table:table-cell table:formula="of:=[.A672]-[.A$20]" office:value-type="float" office:value="0.147798999999964">
            <text:p>0.147799</text:p>
          </table:table-cell>
          <table:table-cell table:formula="of:=[.B672]-[.B671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16426">
            <text:p>875.216426</text:p>
          </table:table-cell>
          <table:table-cell table:formula="of:=[.A673]-[.A$20]" office:value-type="float" office:value="0.147801999999956">
            <text:p>0.147802</text:p>
          </table:table-cell>
          <table:table-cell table:formula="of:=[.B673]-[.B672]" office:value-type="float" office:value="0.00000299999999242573">
            <text:p>0.000003</text:p>
          </table:table-cell>
          <table:table-cell/>
          <table:table-cell office:value-type="string">
            <text:p>postpones its deadline to 875221.393738; c_s is topped up to 1.997116</text:p>
          </table:table-cell>
          <table:table-cell/>
        </table:table-row>
        <table:table-row table:style-name="ro1">
          <table:table-cell office:value-type="float" office:value="875.216429">
            <text:p>875.216429</text:p>
          </table:table-cell>
          <table:table-cell table:formula="of:=[.A674]-[.A$20]" office:value-type="float" office:value="0.147804999999948">
            <text:p>0.147805</text:p>
          </table:table-cell>
          <table:table-cell table:formula="of:=[.B674]-[.B673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16438">
            <text:p>875.216438</text:p>
          </table:table-cell>
          <table:table-cell table:formula="of:=[.A675]-[.A$20]" office:value-type="float" office:value="0.147814000000039">
            <text:p>0.147814</text:p>
          </table:table-cell>
          <table:table-cell table:formula="of:=[.B675]-[.B674]" office:value-type="float" office:value="0.00000900000009096402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16557">
            <text:p>875.216557</text:p>
          </table:table-cell>
          <table:table-cell table:formula="of:=[.A676]-[.A$20]" office:value-type="float" office:value="0.147932999999966">
            <text:p>0.147933</text:p>
          </table:table-cell>
          <table:table-cell table:formula="of:=[.B676]-[.B675]" office:value-type="float" office:value="0.000118999999926928">
            <text:p>0.0001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16559">
            <text:p>875.216559</text:p>
          </table:table-cell>
          <table:table-cell table:formula="of:=[.A677]-[.A$20]" office:value-type="float" office:value="0.147934999999961">
            <text:p>0.147935</text:p>
          </table:table-cell>
          <table:table-cell table:formula="of:=[.B677]-[.B67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16561">
            <text:p>875.216561</text:p>
          </table:table-cell>
          <table:table-cell table:formula="of:=[.A678]-[.A$20]" office:value-type="float" office:value="0.147936999999956">
            <text:p>0.147937</text:p>
          </table:table-cell>
          <table:table-cell table:formula="of:=[.B678]-[.B677]" office:value-type="float" office:value="0.00000199999999495049">
            <text:p>0.000002</text:p>
          </table:table-cell>
          <table:table-cell office:value-type="string">
            <text:p>d_s is renewed (r + D) to 875218.558980; c_s is fully topped up</text:p>
          </table:table-cell>
          <table:table-cell table:number-columns-repeated="2"/>
        </table:table-row>
        <table:table-row table:style-name="ro1">
          <table:table-cell office:value-type="float" office:value="875.216563">
            <text:p>875.216563</text:p>
          </table:table-cell>
          <table:table-cell table:formula="of:=[.A679]-[.A$20]" office:value-type="float" office:value="0.147938999999951">
            <text:p>0.147939</text:p>
          </table:table-cell>
          <table:table-cell table:formula="of:=[.B679]-[.B67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16568">
            <text:p>875.216568</text:p>
          </table:table-cell>
          <table:table-cell table:formula="of:=[.A680]-[.A$20]" office:value-type="float" office:value="0.147944000000052">
            <text:p>0.147944</text:p>
          </table:table-cell>
          <table:table-cell table:formula="of:=[.B680]-[.B679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6573">
            <text:p>875.216573</text:p>
          </table:table-cell>
          <table:table-cell table:formula="of:=[.A681]-[.A$20]" office:value-type="float" office:value="0.14794900000004">
            <text:p>0.147949</text:p>
          </table:table-cell>
          <table:table-cell table:formula="of:=[.B681]-[.B68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17524">
            <text:p>875.217524</text:p>
          </table:table-cell>
          <table:table-cell table:formula="of:=[.A682]-[.A$20]" office:value-type="float" office:value="0.148900000000026">
            <text:p>0.148900</text:p>
          </table:table-cell>
          <table:table-cell table:formula="of:=[.B682]-[.B681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17526">
            <text:p>875.217526</text:p>
          </table:table-cell>
          <table:table-cell table:formula="of:=[.A683]-[.A$20]" office:value-type="float" office:value="0.148902000000021">
            <text:p>0.148902</text:p>
          </table:table-cell>
          <table:table-cell table:formula="of:=[.B683]-[.B68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1753">
            <text:p>875.217530</text:p>
          </table:table-cell>
          <table:table-cell table:formula="of:=[.A684]-[.A$20]" office:value-type="float" office:value="0.148906000000011">
            <text:p>0.148906</text:p>
          </table:table-cell>
          <table:table-cell table:formula="of:=[.B684]-[.B68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18553">
            <text:p>875.218553</text:p>
          </table:table-cell>
          <table:table-cell table:formula="of:=[.A685]-[.A$20]" office:value-type="float" office:value="0.149929000000043">
            <text:p>0.149929</text:p>
          </table:table-cell>
          <table:table-cell table:formula="of:=[.B685]-[.B684]" office:value-type="float" office:value="0.00102300000003197">
            <text:p>0.00102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18555">
            <text:p>875.218555</text:p>
          </table:table-cell>
          <table:table-cell table:formula="of:=[.A686]-[.A$20]" office:value-type="float" office:value="0.149931000000038">
            <text:p>0.149931</text:p>
          </table:table-cell>
          <table:table-cell table:formula="of:=[.B686]-[.B68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18557">
            <text:p>875.218557</text:p>
          </table:table-cell>
          <table:table-cell table:formula="of:=[.A687]-[.A$20]" office:value-type="float" office:value="0.149933000000033">
            <text:p>0.149933</text:p>
          </table:table-cell>
          <table:table-cell table:formula="of:=[.B687]-[.B686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25.555081; c_s is fully topped up</text:p>
          </table:table-cell>
        </table:table-row>
        <table:table-row table:style-name="ro1">
          <table:table-cell office:value-type="float" office:value="875.21933">
            <text:p>875.219330</text:p>
          </table:table-cell>
          <table:table-cell table:formula="of:=[.A688]-[.A$20]" office:value-type="float" office:value="0.150706000000014">
            <text:p>0.150706</text:p>
          </table:table-cell>
          <table:table-cell table:formula="of:=[.B688]-[.B687]" office:value-type="float" office:value="0.000772999999981039">
            <text:p>0.00077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19332">
            <text:p>875.219332</text:p>
          </table:table-cell>
          <table:table-cell table:formula="of:=[.A689]-[.A$20]" office:value-type="float" office:value="0.150708000000009">
            <text:p>0.150708</text:p>
          </table:table-cell>
          <table:table-cell table:formula="of:=[.B689]-[.B68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9335">
            <text:p>875.219335</text:p>
          </table:table-cell>
          <table:table-cell table:formula="of:=[.A690]-[.A$20]" office:value-type="float" office:value="0.150711000000001">
            <text:p>0.150711</text:p>
          </table:table-cell>
          <table:table-cell table:formula="of:=[.B690]-[.B68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19392">
            <text:p>875.219392</text:p>
          </table:table-cell>
          <table:table-cell table:formula="of:=[.A691]-[.A$20]" office:value-type="float" office:value="0.150767999999971">
            <text:p>0.150768</text:p>
          </table:table-cell>
          <table:table-cell table:formula="of:=[.B691]-[.B690]" office:value-type="float" office:value="0.0000569999999697757">
            <text:p>0.0000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19394">
            <text:p>875.219394</text:p>
          </table:table-cell>
          <table:table-cell table:formula="of:=[.A692]-[.A$20]" office:value-type="float" office:value="0.150769999999966">
            <text:p>0.150770</text:p>
          </table:table-cell>
          <table:table-cell table:formula="of:=[.B692]-[.B69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19397">
            <text:p>875.219397</text:p>
          </table:table-cell>
          <table:table-cell table:formula="of:=[.A693]-[.A$20]" office:value-type="float" office:value="0.150772999999958">
            <text:p>0.150773</text:p>
          </table:table-cell>
          <table:table-cell table:formula="of:=[.B693]-[.B692]" office:value-type="float" office:value="0.00000299999999242573">
            <text:p>0.000003</text:p>
          </table:table-cell>
          <table:table-cell/>
          <table:table-cell office:value-type="string">
            <text:p>0.063345 / 1.999444 &lt;= 2.000000 / 5.000000</text:p>
          </table:table-cell>
          <table:table-cell/>
        </table:table-row>
        <table:table-row table:style-name="ro1">
          <table:table-cell office:value-type="float" office:value="875.219399">
            <text:p>875.219399</text:p>
          </table:table-cell>
          <table:table-cell table:formula="of:=[.A694]-[.A$20]" office:value-type="float" office:value="0.150774999999953">
            <text:p>0.150775</text:p>
          </table:table-cell>
          <table:table-cell table:formula="of:=[.B694]-[.B69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19401">
            <text:p>875.219401</text:p>
          </table:table-cell>
          <table:table-cell table:formula="of:=[.A695]-[.A$20]" office:value-type="float" office:value="0.150776999999948">
            <text:p>0.150777</text:p>
          </table:table-cell>
          <table:table-cell table:formula="of:=[.B695]-[.B69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219407">
            <text:p>875.219407</text:p>
          </table:table-cell>
          <table:table-cell table:formula="of:=[.A696]-[.A$20]" office:value-type="float" office:value="0.150783000000047">
            <text:p>0.150783</text:p>
          </table:table-cell>
          <table:table-cell table:formula="of:=[.B696]-[.B695]" office:value-type="float" office:value="0.00000600000009853829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19411">
            <text:p>875.219411</text:p>
          </table:table-cell>
          <table:table-cell table:formula="of:=[.A697]-[.A$20]" office:value-type="float" office:value="0.150787000000037">
            <text:p>0.150787</text:p>
          </table:table-cell>
          <table:table-cell table:formula="of:=[.B697]-[.B69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19475">
            <text:p>875.219475</text:p>
          </table:table-cell>
          <table:table-cell table:formula="of:=[.A698]-[.A$20]" office:value-type="float" office:value="0.150850999999989">
            <text:p>0.150851</text:p>
          </table:table-cell>
          <table:table-cell table:formula="of:=[.B698]-[.B697]" office:value-type="float" office:value="0.0000639999999521024">
            <text:p>0.00006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19478">
            <text:p>875.219478</text:p>
          </table:table-cell>
          <table:table-cell table:formula="of:=[.A699]-[.A$20]" office:value-type="float" office:value="0.150853999999981">
            <text:p>0.150854</text:p>
          </table:table-cell>
          <table:table-cell table:formula="of:=[.B699]-[.B698]" office:value-type="float" office:value="0.00000299999999242573">
            <text:p>0.000003</text:p>
          </table:table-cell>
          <table:table-cell/>
          <table:table-cell office:value-type="string">
            <text:p>uses up its c_s; 875219.474381-875219.408549=0.065832</text:p>
          </table:table-cell>
          <table:table-cell/>
        </table:table-row>
        <table:table-row table:style-name="ro1">
          <table:table-cell office:value-type="float" office:value="875.219483">
            <text:p>875.219483</text:p>
          </table:table-cell>
          <table:table-cell table:formula="of:=[.A700]-[.A$20]" office:value-type="float" office:value="0.150858999999969">
            <text:p>0.150859</text:p>
          </table:table-cell>
          <table:table-cell table:formula="of:=[.B700]-[.B699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19486">
            <text:p>875.219486</text:p>
          </table:table-cell>
          <table:table-cell table:formula="of:=[.A701]-[.A$20]" office:value-type="float" office:value="0.150861999999961">
            <text:p>0.150862</text:p>
          </table:table-cell>
          <table:table-cell table:formula="of:=[.B701]-[.B70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20556">
            <text:p>875.220556</text:p>
          </table:table-cell>
          <table:table-cell table:formula="of:=[.A702]-[.A$20]" office:value-type="float" office:value="0.151931999999988">
            <text:p>0.151932</text:p>
          </table:table-cell>
          <table:table-cell table:formula="of:=[.B702]-[.B701]" office:value-type="float" office:value="0.00107000000002699">
            <text:p>0.0010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20558">
            <text:p>875.220558</text:p>
          </table:table-cell>
          <table:table-cell table:formula="of:=[.A703]-[.A$20]" office:value-type="float" office:value="0.151933999999983">
            <text:p>0.151934</text:p>
          </table:table-cell>
          <table:table-cell table:formula="of:=[.B703]-[.B70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2056">
            <text:p>875.220560</text:p>
          </table:table-cell>
          <table:table-cell table:formula="of:=[.A704]-[.A$20]" office:value-type="float" office:value="0.151935999999978">
            <text:p>0.151936</text:p>
          </table:table-cell>
          <table:table-cell table:formula="of:=[.B704]-[.B703]" office:value-type="float" office:value="0.00000199999999495049">
            <text:p>0.000002</text:p>
          </table:table-cell>
          <table:table-cell office:value-type="string">
            <text:p>d_s is renewed (r + D) to 875222.557907; c_s is fully topped up</text:p>
          </table:table-cell>
          <table:table-cell table:number-columns-repeated="2"/>
        </table:table-row>
        <table:table-row table:style-name="ro1">
          <table:table-cell office:value-type="float" office:value="875.220562">
            <text:p>875.220562</text:p>
          </table:table-cell>
          <table:table-cell table:formula="of:=[.A705]-[.A$20]" office:value-type="float" office:value="0.151937999999973">
            <text:p>0.151938</text:p>
          </table:table-cell>
          <table:table-cell table:formula="of:=[.B705]-[.B70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20565">
            <text:p>875.220565</text:p>
          </table:table-cell>
          <table:table-cell table:formula="of:=[.A706]-[.A$20]" office:value-type="float" office:value="0.151940999999965">
            <text:p>0.151941</text:p>
          </table:table-cell>
          <table:table-cell table:formula="of:=[.B706]-[.B70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20569">
            <text:p>875.220569</text:p>
          </table:table-cell>
          <table:table-cell table:formula="of:=[.A707]-[.A$20]" office:value-type="float" office:value="0.151944999999955">
            <text:p>0.151945</text:p>
          </table:table-cell>
          <table:table-cell table:formula="of:=[.B707]-[.B706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21404">
            <text:p>875.221404</text:p>
          </table:table-cell>
          <table:table-cell table:formula="of:=[.A708]-[.A$20]" office:value-type="float" office:value="0.152780000000007">
            <text:p>0.152780</text:p>
          </table:table-cell>
          <table:table-cell table:formula="of:=[.B708]-[.B707]" office:value-type="float" office:value="0.000835000000051878">
            <text:p>0.0008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21406">
            <text:p>875.221406</text:p>
          </table:table-cell>
          <table:table-cell table:formula="of:=[.A709]-[.A$20]" office:value-type="float" office:value="0.152782000000002">
            <text:p>0.152782</text:p>
          </table:table-cell>
          <table:table-cell table:formula="of:=[.B709]-[.B70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21408">
            <text:p>875.221408</text:p>
          </table:table-cell>
          <table:table-cell table:formula="of:=[.A710]-[.A$20]" office:value-type="float" office:value="0.152783999999997">
            <text:p>0.152784</text:p>
          </table:table-cell>
          <table:table-cell table:formula="of:=[.B710]-[.B709]" office:value-type="float" office:value="0.00000199999999495049">
            <text:p>0.000002</text:p>
          </table:table-cell>
          <table:table-cell/>
          <table:table-cell office:value-type="string">
            <text:p>postpones its deadline to 875226.393738; c_s is topped up to 1.997513</text:p>
          </table:table-cell>
          <table:table-cell/>
        </table:table-row>
        <table:table-row table:style-name="ro1">
          <table:table-cell office:value-type="float" office:value="875.221528">
            <text:p>875.221528</text:p>
          </table:table-cell>
          <table:table-cell table:formula="of:=[.A711]-[.A$20]" office:value-type="float" office:value="0.152904000000035">
            <text:p>0.152904</text:p>
          </table:table-cell>
          <table:table-cell table:formula="of:=[.B711]-[.B710]" office:value-type="float" office:value="0.00012000000003809">
            <text:p>0.0001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21529">
            <text:p>875.221529</text:p>
          </table:table-cell>
          <table:table-cell table:formula="of:=[.A712]-[.A$20]" office:value-type="float" office:value="0.152905000000033">
            <text:p>0.152905</text:p>
          </table:table-cell>
          <table:table-cell table:formula="of:=[.B712]-[.B71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21534">
            <text:p>875.221534</text:p>
          </table:table-cell>
          <table:table-cell table:formula="of:=[.A713]-[.A$20]" office:value-type="float" office:value="0.15291000000002">
            <text:p>0.152910</text:p>
          </table:table-cell>
          <table:table-cell table:formula="of:=[.B713]-[.B71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2334">
            <text:p>875.223340</text:p>
          </table:table-cell>
          <table:table-cell table:formula="of:=[.A714]-[.A$20]" office:value-type="float" office:value="0.154716000000008">
            <text:p>0.154716</text:p>
          </table:table-cell>
          <table:table-cell table:formula="of:=[.B714]-[.B713]" office:value-type="float" office:value="0.00180599999998776">
            <text:p>0.0018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23341">
            <text:p>875.223341</text:p>
          </table:table-cell>
          <table:table-cell table:formula="of:=[.A715]-[.A$20]" office:value-type="float" office:value="0.154717000000005">
            <text:p>0.154717</text:p>
          </table:table-cell>
          <table:table-cell table:formula="of:=[.B715]-[.B71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23345">
            <text:p>875.223345</text:p>
          </table:table-cell>
          <table:table-cell table:formula="of:=[.A716]-[.A$20]" office:value-type="float" office:value="0.154720999999995">
            <text:p>0.154721</text:p>
          </table:table-cell>
          <table:table-cell table:formula="of:=[.B716]-[.B715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24556">
            <text:p>875.224556</text:p>
          </table:table-cell>
          <table:table-cell table:formula="of:=[.A717]-[.A$20]" office:value-type="float" office:value="0.155932000000007">
            <text:p>0.155932</text:p>
          </table:table-cell>
          <table:table-cell table:formula="of:=[.B717]-[.B716]" office:value-type="float" office:value="0.00121100000001206">
            <text:p>0.0012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24558">
            <text:p>875.224558</text:p>
          </table:table-cell>
          <table:table-cell table:formula="of:=[.A718]-[.A$20]" office:value-type="float" office:value="0.155934000000002">
            <text:p>0.155934</text:p>
          </table:table-cell>
          <table:table-cell table:formula="of:=[.B718]-[.B7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2456">
            <text:p>875.224560</text:p>
          </table:table-cell>
          <table:table-cell table:formula="of:=[.A719]-[.A$20]" office:value-type="float" office:value="0.155935999999997">
            <text:p>0.155936</text:p>
          </table:table-cell>
          <table:table-cell table:formula="of:=[.B719]-[.B718]" office:value-type="float" office:value="0.00000199999999495049">
            <text:p>0.000002</text:p>
          </table:table-cell>
          <table:table-cell office:value-type="string">
            <text:p>d_s is renewed (r + D) to 875226.557702; c_s is fully topped up</text:p>
          </table:table-cell>
          <table:table-cell table:number-columns-repeated="2"/>
        </table:table-row>
        <table:table-row table:style-name="ro1">
          <table:table-cell office:value-type="float" office:value="875.22526">
            <text:p>875.225260</text:p>
          </table:table-cell>
          <table:table-cell table:formula="of:=[.A720]-[.A$20]" office:value-type="float" office:value="0.156636000000049">
            <text:p>0.156636</text:p>
          </table:table-cell>
          <table:table-cell table:formula="of:=[.B720]-[.B719]" office:value-type="float" office:value="0.000700000000051659">
            <text:p>0.0007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25262">
            <text:p>875.225262</text:p>
          </table:table-cell>
          <table:table-cell table:formula="of:=[.A721]-[.A$20]" office:value-type="float" office:value="0.156638000000044">
            <text:p>0.156638</text:p>
          </table:table-cell>
          <table:table-cell table:formula="of:=[.B721]-[.B72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25265">
            <text:p>875.225265</text:p>
          </table:table-cell>
          <table:table-cell table:formula="of:=[.A722]-[.A$20]" office:value-type="float" office:value="0.156641000000036">
            <text:p>0.156641</text:p>
          </table:table-cell>
          <table:table-cell table:formula="of:=[.B722]-[.B721]" office:value-type="float" office:value="0.00000299999999242573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25347">
            <text:p>875.225347</text:p>
          </table:table-cell>
          <table:table-cell table:formula="of:=[.A723]-[.A$20]" office:value-type="float" office:value="0.156723000000056">
            <text:p>0.156723</text:p>
          </table:table-cell>
          <table:table-cell table:formula="of:=[.B723]-[.B722]" office:value-type="float" office:value="0.0000820000000203436">
            <text:p>0.00008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25348">
            <text:p>875.225348</text:p>
          </table:table-cell>
          <table:table-cell table:formula="of:=[.A724]-[.A$20]" office:value-type="float" office:value="0.156724000000054">
            <text:p>0.156724</text:p>
          </table:table-cell>
          <table:table-cell table:formula="of:=[.B724]-[.B72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25351">
            <text:p>875.225351</text:p>
          </table:table-cell>
          <table:table-cell table:formula="of:=[.A725]-[.A$20]" office:value-type="float" office:value="0.156727000000046">
            <text:p>0.156727</text:p>
          </table:table-cell>
          <table:table-cell table:formula="of:=[.B725]-[.B724]" office:value-type="float" office:value="0.00000299999999242573">
            <text:p>0.000003</text:p>
          </table:table-cell>
          <table:table-cell/>
          <table:table-cell office:value-type="string">
            <text:p>0.080560 / 1.045373 &lt;= 2.000000 / 5.000000</text:p>
          </table:table-cell>
          <table:table-cell/>
        </table:table-row>
        <table:table-row table:style-name="ro1">
          <table:table-cell office:value-type="float" office:value="875.225353">
            <text:p>875.225353</text:p>
          </table:table-cell>
          <table:table-cell table:formula="of:=[.A726]-[.A$20]" office:value-type="float" office:value="0.156729000000041">
            <text:p>0.156729</text:p>
          </table:table-cell>
          <table:table-cell table:formula="of:=[.B726]-[.B725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25355">
            <text:p>875.225355</text:p>
          </table:table-cell>
          <table:table-cell table:formula="of:=[.A727]-[.A$20]" office:value-type="float" office:value="0.156731000000036">
            <text:p>0.156731</text:p>
          </table:table-cell>
          <table:table-cell table:formula="of:=[.B727]-[.B726]" office:value-type="float" office:value="0.00000199999999495049">
            <text:p>0.000002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875.225362">
            <text:p>875.225362</text:p>
          </table:table-cell>
          <table:table-cell table:formula="of:=[.A728]-[.A$20]" office:value-type="float" office:value="0.156738000000018">
            <text:p>0.156738</text:p>
          </table:table-cell>
          <table:table-cell table:formula="of:=[.B728]-[.B727]" office:value-type="float" office:value="0.0000069999999823267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25366">
            <text:p>875.225366</text:p>
          </table:table-cell>
          <table:table-cell table:formula="of:=[.A729]-[.A$20]" office:value-type="float" office:value="0.156742000000008">
            <text:p>0.156742</text:p>
          </table:table-cell>
          <table:table-cell table:formula="of:=[.B729]-[.B728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25447">
            <text:p>875.225447</text:p>
          </table:table-cell>
          <table:table-cell table:formula="of:=[.A730]-[.A$20]" office:value-type="float" office:value="0.156823000000031">
            <text:p>0.156823</text:p>
          </table:table-cell>
          <table:table-cell table:formula="of:=[.B730]-[.B729]" office:value-type="float" office:value="0.0000810000000228683">
            <text:p>0.00008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2545">
            <text:p>875.225450</text:p>
          </table:table-cell>
          <table:table-cell table:formula="of:=[.A731]-[.A$20]" office:value-type="float" office:value="0.156826000000024">
            <text:p>0.156826</text:p>
          </table:table-cell>
          <table:table-cell table:formula="of:=[.B731]-[.B730]" office:value-type="float" office:value="0.00000299999999242573">
            <text:p>0.000003</text:p>
          </table:table-cell>
          <table:table-cell/>
          <table:table-cell office:value-type="string">
            <text:p>uses up its c_s; 875225.446743-875225.363719=0.083024</text:p>
          </table:table-cell>
          <table:table-cell/>
        </table:table-row>
        <table:table-row table:style-name="ro1">
          <table:table-cell office:value-type="float" office:value="875.225456">
            <text:p>875.225456</text:p>
          </table:table-cell>
          <table:table-cell table:formula="of:=[.A732]-[.A$20]" office:value-type="float" office:value="0.156832000000009">
            <text:p>0.156832</text:p>
          </table:table-cell>
          <table:table-cell table:formula="of:=[.B732]-[.B731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2546">
            <text:p>875.225460</text:p>
          </table:table-cell>
          <table:table-cell table:formula="of:=[.A733]-[.A$20]" office:value-type="float" office:value="0.156835999999998">
            <text:p>0.156836</text:p>
          </table:table-cell>
          <table:table-cell table:formula="of:=[.B733]-[.B732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26331">
            <text:p>875.226331</text:p>
          </table:table-cell>
          <table:table-cell table:formula="of:=[.A734]-[.A$20]" office:value-type="float" office:value="0.157706999999959">
            <text:p>0.157707</text:p>
          </table:table-cell>
          <table:table-cell table:formula="of:=[.B734]-[.B733]" office:value-type="float" office:value="0.000870999999960986">
            <text:p>0.00087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26333">
            <text:p>875.226333</text:p>
          </table:table-cell>
          <table:table-cell table:formula="of:=[.A735]-[.A$20]" office:value-type="float" office:value="0.157708999999954">
            <text:p>0.157709</text:p>
          </table:table-cell>
          <table:table-cell table:formula="of:=[.B735]-[.B73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26413">
            <text:p>875.226413</text:p>
          </table:table-cell>
          <table:table-cell table:formula="of:=[.A736]-[.A$20]" office:value-type="float" office:value="0.15778899999998">
            <text:p>0.157789</text:p>
          </table:table-cell>
          <table:table-cell table:formula="of:=[.B736]-[.B735]" office:value-type="float" office:value="0.0000800000000253931">
            <text:p>0.00008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26414">
            <text:p>875.226414</text:p>
          </table:table-cell>
          <table:table-cell table:formula="of:=[.A737]-[.A$20]" office:value-type="float" office:value="0.157789999999977">
            <text:p>0.157790</text:p>
          </table:table-cell>
          <table:table-cell table:formula="of:=[.B737]-[.B73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26417">
            <text:p>875.226417</text:p>
          </table:table-cell>
          <table:table-cell table:formula="of:=[.A738]-[.A$20]" office:value-type="float" office:value="0.15779299999997">
            <text:p>0.157793</text:p>
          </table:table-cell>
          <table:table-cell table:formula="of:=[.B738]-[.B737]" office:value-type="float" office:value="0.00000299999999242573">
            <text:p>0.000003</text:p>
          </table:table-cell>
          <table:table-cell/>
          <table:table-cell office:value-type="string">
            <text:p>postpones its deadline to 875231.393738; c_s is topped up to 1.997536</text:p>
          </table:table-cell>
          <table:table-cell/>
        </table:table-row>
        <table:table-row table:style-name="ro1">
          <table:table-cell office:value-type="float" office:value="875.22642">
            <text:p>875.226420</text:p>
          </table:table-cell>
          <table:table-cell table:formula="of:=[.A739]-[.A$20]" office:value-type="float" office:value="0.157795999999962">
            <text:p>0.157796</text:p>
          </table:table-cell>
          <table:table-cell table:formula="of:=[.B739]-[.B738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26432">
            <text:p>875.226432</text:p>
          </table:table-cell>
          <table:table-cell table:formula="of:=[.A740]-[.A$20]" office:value-type="float" office:value="0.157808000000045">
            <text:p>0.157808</text:p>
          </table:table-cell>
          <table:table-cell table:formula="of:=[.B740]-[.B739]" office:value-type="float" office:value="0.0000120000000833898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28317">
            <text:p>875.228317</text:p>
          </table:table-cell>
          <table:table-cell table:formula="of:=[.A741]-[.A$20]" office:value-type="float" office:value="0.159692999999947">
            <text:p>0.159693</text:p>
          </table:table-cell>
          <table:table-cell table:formula="of:=[.B741]-[.B740]" office:value-type="float" office:value="0.00188499999990199">
            <text:p>0.0018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28319">
            <text:p>875.228319</text:p>
          </table:table-cell>
          <table:table-cell table:formula="of:=[.A742]-[.A$20]" office:value-type="float" office:value="0.159695000000056">
            <text:p>0.159695</text:p>
          </table:table-cell>
          <table:table-cell table:formula="of:=[.B742]-[.B741]" office:value-type="float" office:value="0.00000200000010863732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28573">
            <text:p>875.228573</text:p>
          </table:table-cell>
          <table:table-cell table:formula="of:=[.A743]-[.A$20]" office:value-type="float" office:value="0.159948999999983">
            <text:p>0.159949</text:p>
          </table:table-cell>
          <table:table-cell table:formula="of:=[.B743]-[.B742]" office:value-type="float" office:value="0.000253999999927146">
            <text:p>0.00025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28575">
            <text:p>875.228575</text:p>
          </table:table-cell>
          <table:table-cell table:formula="of:=[.A744]-[.A$20]" office:value-type="float" office:value="0.159950999999978">
            <text:p>0.159951</text:p>
          </table:table-cell>
          <table:table-cell table:formula="of:=[.B744]-[.B74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28577">
            <text:p>875.228577</text:p>
          </table:table-cell>
          <table:table-cell table:formula="of:=[.A745]-[.A$20]" office:value-type="float" office:value="0.159952999999973">
            <text:p>0.159953</text:p>
          </table:table-cell>
          <table:table-cell table:formula="of:=[.B745]-[.B744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35.574862; c_s is fully topped up</text:p>
          </table:table-cell>
        </table:table-row>
        <table:table-row table:style-name="ro1">
          <table:table-cell office:value-type="float" office:value="875.228579">
            <text:p>875.228579</text:p>
          </table:table-cell>
          <table:table-cell table:formula="of:=[.A746]-[.A$20]" office:value-type="float" office:value="0.159954999999968">
            <text:p>0.159955</text:p>
          </table:table-cell>
          <table:table-cell table:formula="of:=[.B746]-[.B745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28581">
            <text:p>875.228581</text:p>
          </table:table-cell>
          <table:table-cell table:formula="of:=[.A747]-[.A$20]" office:value-type="float" office:value="0.159956999999963">
            <text:p>0.159957</text:p>
          </table:table-cell>
          <table:table-cell table:formula="of:=[.B747]-[.B74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28583">
            <text:p>875.228583</text:p>
          </table:table-cell>
          <table:table-cell table:formula="of:=[.A748]-[.A$20]" office:value-type="float" office:value="0.159958999999958">
            <text:p>0.159959</text:p>
          </table:table-cell>
          <table:table-cell table:formula="of:=[.B748]-[.B747]" office:value-type="float" office:value="0.00000199999999495049">
            <text:p>0.000002</text:p>
          </table:table-cell>
          <table:table-cell office:value-type="string">
            <text:p>d_s is renewed (r + D) to 875230.581293; c_s is fully topped up</text:p>
          </table:table-cell>
          <table:table-cell table:number-columns-repeated="2"/>
        </table:table-row>
        <table:table-row table:style-name="ro1">
          <table:table-cell office:value-type="float" office:value="875.228586">
            <text:p>875.228586</text:p>
          </table:table-cell>
          <table:table-cell table:formula="of:=[.A749]-[.A$20]" office:value-type="float" office:value="0.15996199999995">
            <text:p>0.159962</text:p>
          </table:table-cell>
          <table:table-cell table:formula="of:=[.B749]-[.B74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28587">
            <text:p>875.228587</text:p>
          </table:table-cell>
          <table:table-cell table:formula="of:=[.A750]-[.A$20]" office:value-type="float" office:value="0.159962999999948">
            <text:p>0.159963</text:p>
          </table:table-cell>
          <table:table-cell table:formula="of:=[.B750]-[.B74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2859">
            <text:p>875.228590</text:p>
          </table:table-cell>
          <table:table-cell table:formula="of:=[.A751]-[.A$20]" office:value-type="float" office:value="0.159966000000054">
            <text:p>0.159966</text:p>
          </table:table-cell>
          <table:table-cell table:formula="of:=[.B751]-[.B750]" office:value-type="float" office:value="0.00000300000010611257">
            <text:p>0.000003</text:p>
          </table:table-cell>
          <table:table-cell/>
          <table:table-cell office:value-type="string">
            <text:p>0.109686 / 2.806212 &lt;= 2.000000 / 5.000000</text:p>
          </table:table-cell>
          <table:table-cell/>
        </table:table-row>
        <table:table-row table:style-name="ro1">
          <table:table-cell office:value-type="float" office:value="875.228592">
            <text:p>875.228592</text:p>
          </table:table-cell>
          <table:table-cell table:formula="of:=[.A752]-[.A$20]" office:value-type="float" office:value="0.159968000000049">
            <text:p>0.159968</text:p>
          </table:table-cell>
          <table:table-cell table:formula="of:=[.B752]-[.B75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28599">
            <text:p>875.228599</text:p>
          </table:table-cell>
          <table:table-cell table:formula="of:=[.A753]-[.A$20]" office:value-type="float" office:value="0.159975000000031">
            <text:p>0.159975</text:p>
          </table:table-cell>
          <table:table-cell table:formula="of:=[.B753]-[.B752]" office:value-type="float" office:value="0.0000069999999823267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229549">
            <text:p>875.229549</text:p>
          </table:table-cell>
          <table:table-cell table:formula="of:=[.A754]-[.A$20]" office:value-type="float" office:value="0.16092500000002">
            <text:p>0.160925</text:p>
          </table:table-cell>
          <table:table-cell table:formula="of:=[.B754]-[.B753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29551">
            <text:p>875.229551</text:p>
          </table:table-cell>
          <table:table-cell table:formula="of:=[.A755]-[.A$20]" office:value-type="float" office:value="0.160927000000015">
            <text:p>0.160927</text:p>
          </table:table-cell>
          <table:table-cell table:formula="of:=[.B755]-[.B75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29556">
            <text:p>875.229556</text:p>
          </table:table-cell>
          <table:table-cell table:formula="of:=[.A756]-[.A$20]" office:value-type="float" office:value="0.160932000000003">
            <text:p>0.160932</text:p>
          </table:table-cell>
          <table:table-cell table:formula="of:=[.B756]-[.B755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29665">
            <text:p>875.229665</text:p>
          </table:table-cell>
          <table:table-cell table:formula="of:=[.A757]-[.A$20]" office:value-type="float" office:value="0.161040999999955">
            <text:p>0.161041</text:p>
          </table:table-cell>
          <table:table-cell table:formula="of:=[.B757]-[.B756]" office:value-type="float" office:value="0.000108999999952175">
            <text:p>0.0001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29668">
            <text:p>875.229668</text:p>
          </table:table-cell>
          <table:table-cell table:formula="of:=[.A758]-[.A$20]" office:value-type="float" office:value="0.161043999999947">
            <text:p>0.161044</text:p>
          </table:table-cell>
          <table:table-cell table:formula="of:=[.B758]-[.B757]" office:value-type="float" office:value="0.00000299999999242573">
            <text:p>0.000003</text:p>
          </table:table-cell>
          <table:table-cell/>
          <table:table-cell office:value-type="string">
            <text:p>uses up its c_s; 875229.664953-875229.552751=0.112202</text:p>
          </table:table-cell>
          <table:table-cell/>
        </table:table-row>
        <table:table-row table:style-name="ro1">
          <table:table-cell office:value-type="float" office:value="875.229674">
            <text:p>875.229674</text:p>
          </table:table-cell>
          <table:table-cell table:formula="of:=[.A759]-[.A$20]" office:value-type="float" office:value="0.161050000000046">
            <text:p>0.161050</text:p>
          </table:table-cell>
          <table:table-cell table:formula="of:=[.B759]-[.B758]" office:value-type="float" office:value="0.00000600000009853829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29677">
            <text:p>875.229677</text:p>
          </table:table-cell>
          <table:table-cell table:formula="of:=[.A760]-[.A$20]" office:value-type="float" office:value="0.161053000000038">
            <text:p>0.161053</text:p>
          </table:table-cell>
          <table:table-cell table:formula="of:=[.B760]-[.B75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31398">
            <text:p>875.231398</text:p>
          </table:table-cell>
          <table:table-cell table:formula="of:=[.A761]-[.A$20]" office:value-type="float" office:value="0.162774000000013">
            <text:p>0.162774</text:p>
          </table:table-cell>
          <table:table-cell table:formula="of:=[.B761]-[.B760]" office:value-type="float" office:value="0.00172099999997499">
            <text:p>0.00172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314">
            <text:p>875.231400</text:p>
          </table:table-cell>
          <table:table-cell table:formula="of:=[.A762]-[.A$20]" office:value-type="float" office:value="0.162776000000008">
            <text:p>0.162776</text:p>
          </table:table-cell>
          <table:table-cell table:formula="of:=[.B762]-[.B7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31402">
            <text:p>875.231402</text:p>
          </table:table-cell>
          <table:table-cell table:formula="of:=[.A763]-[.A$20]" office:value-type="float" office:value="0.162778000000003">
            <text:p>0.162778</text:p>
          </table:table-cell>
          <table:table-cell table:formula="of:=[.B763]-[.B762]" office:value-type="float" office:value="0.00000199999999495049">
            <text:p>0.000002</text:p>
          </table:table-cell>
          <table:table-cell/>
          <table:table-cell office:value-type="string">
            <text:p>postpones its deadline to 875236.393738; c_s is topped up to 1.997484</text:p>
          </table:table-cell>
          <table:table-cell/>
        </table:table-row>
        <table:table-row table:style-name="ro1">
          <table:table-cell office:value-type="float" office:value="875.232556">
            <text:p>875.232556</text:p>
          </table:table-cell>
          <table:table-cell table:formula="of:=[.A764]-[.A$20]" office:value-type="float" office:value="0.163932000000045">
            <text:p>0.163932</text:p>
          </table:table-cell>
          <table:table-cell table:formula="of:=[.B764]-[.B763]" office:value-type="float" office:value="0.00115400000004229">
            <text:p>0.0011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32558">
            <text:p>875.232558</text:p>
          </table:table-cell>
          <table:table-cell table:formula="of:=[.A765]-[.A$20]" office:value-type="float" office:value="0.16393400000004">
            <text:p>0.163934</text:p>
          </table:table-cell>
          <table:table-cell table:formula="of:=[.B765]-[.B7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3256">
            <text:p>875.232560</text:p>
          </table:table-cell>
          <table:table-cell table:formula="of:=[.A766]-[.A$20]" office:value-type="float" office:value="0.163936000000035">
            <text:p>0.163936</text:p>
          </table:table-cell>
          <table:table-cell table:formula="of:=[.B766]-[.B765]" office:value-type="float" office:value="0.00000199999999495049">
            <text:p>0.000002</text:p>
          </table:table-cell>
          <table:table-cell office:value-type="string">
            <text:p>d_s is renewed (r + D) to 875234.557755; c_s is fully topped up</text:p>
          </table:table-cell>
          <table:table-cell table:number-columns-repeated="2"/>
        </table:table-row>
        <table:table-row table:style-name="ro1">
          <table:table-cell office:value-type="float" office:value="875.232562">
            <text:p>875.232562</text:p>
          </table:table-cell>
          <table:table-cell table:formula="of:=[.A767]-[.A$20]" office:value-type="float" office:value="0.16393800000003">
            <text:p>0.163938</text:p>
          </table:table-cell>
          <table:table-cell table:formula="of:=[.B767]-[.B766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32567">
            <text:p>875.232567</text:p>
          </table:table-cell>
          <table:table-cell table:formula="of:=[.A768]-[.A$20]" office:value-type="float" office:value="0.163943000000018">
            <text:p>0.163943</text:p>
          </table:table-cell>
          <table:table-cell table:formula="of:=[.B768]-[.B767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32572">
            <text:p>875.232572</text:p>
          </table:table-cell>
          <table:table-cell table:formula="of:=[.A769]-[.A$20]" office:value-type="float" office:value="0.163948000000005">
            <text:p>0.163948</text:p>
          </table:table-cell>
          <table:table-cell table:formula="of:=[.B769]-[.B768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3352">
            <text:p>875.233520</text:p>
          </table:table-cell>
          <table:table-cell table:formula="of:=[.A770]-[.A$20]" office:value-type="float" office:value="0.164895999999999">
            <text:p>0.164896</text:p>
          </table:table-cell>
          <table:table-cell table:formula="of:=[.B770]-[.B769]" office:value-type="float" office:value="0.000947999999993954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33522">
            <text:p>875.233522</text:p>
          </table:table-cell>
          <table:table-cell table:formula="of:=[.A771]-[.A$20]" office:value-type="float" office:value="0.164897999999994">
            <text:p>0.164898</text:p>
          </table:table-cell>
          <table:table-cell table:formula="of:=[.B771]-[.B77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33526">
            <text:p>875.233526</text:p>
          </table:table-cell>
          <table:table-cell table:formula="of:=[.A772]-[.A$20]" office:value-type="float" office:value="0.164901999999984">
            <text:p>0.164902</text:p>
          </table:table-cell>
          <table:table-cell table:formula="of:=[.B772]-[.B77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33586">
            <text:p>875.233586</text:p>
          </table:table-cell>
          <table:table-cell table:formula="of:=[.A773]-[.A$20]" office:value-type="float" office:value="0.164961999999946">
            <text:p>0.164962</text:p>
          </table:table-cell>
          <table:table-cell table:formula="of:=[.B773]-[.B772]" office:value-type="float" office:value="0.0000599999999622014">
            <text:p>0.00006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33588">
            <text:p>875.233588</text:p>
          </table:table-cell>
          <table:table-cell table:formula="of:=[.A774]-[.A$20]" office:value-type="float" office:value="0.164964000000055">
            <text:p>0.164964</text:p>
          </table:table-cell>
          <table:table-cell table:formula="of:=[.B774]-[.B773]" office:value-type="float" office:value="0.00000200000010863732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33592">
            <text:p>875.233592</text:p>
          </table:table-cell>
          <table:table-cell table:formula="of:=[.A775]-[.A$20]" office:value-type="float" office:value="0.164968000000044">
            <text:p>0.164968</text:p>
          </table:table-cell>
          <table:table-cell table:formula="of:=[.B775]-[.B77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35438">
            <text:p>875.235438</text:p>
          </table:table-cell>
          <table:table-cell table:formula="of:=[.A776]-[.A$20]" office:value-type="float" office:value="0.166814000000045">
            <text:p>0.166814</text:p>
          </table:table-cell>
          <table:table-cell table:formula="of:=[.B776]-[.B775]" office:value-type="float" office:value="0.00184600000000046">
            <text:p>0.0018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35439">
            <text:p>875.235439</text:p>
          </table:table-cell>
          <table:table-cell table:formula="of:=[.A777]-[.A$20]" office:value-type="float" office:value="0.166815000000042">
            <text:p>0.166815</text:p>
          </table:table-cell>
          <table:table-cell table:formula="of:=[.B777]-[.B776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35445">
            <text:p>875.235445</text:p>
          </table:table-cell>
          <table:table-cell table:formula="of:=[.A778]-[.A$20]" office:value-type="float" office:value="0.166821000000027">
            <text:p>0.166821</text:p>
          </table:table-cell>
          <table:table-cell table:formula="of:=[.B778]-[.B777]" office:value-type="float" office:value="0.00000599999998485146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35447">
            <text:p>875.235447</text:p>
          </table:table-cell>
          <table:table-cell table:formula="of:=[.A779]-[.A$20]" office:value-type="float" office:value="0.166823000000022">
            <text:p>0.166823</text:p>
          </table:table-cell>
          <table:table-cell table:formula="of:=[.B779]-[.B77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3545">
            <text:p>875.235450</text:p>
          </table:table-cell>
          <table:table-cell table:formula="of:=[.A780]-[.A$20]" office:value-type="float" office:value="0.166826000000015">
            <text:p>0.166826</text:p>
          </table:table-cell>
          <table:table-cell table:formula="of:=[.B780]-[.B779]" office:value-type="float" office:value="0.00000299999999242573">
            <text:p>0.000003</text:p>
          </table:table-cell>
          <table:table-cell/>
          <table:table-cell office:value-type="string">
            <text:p>0.149445 / 0.947052 &lt;= 2.000000 / 5.000000</text:p>
          </table:table-cell>
          <table:table-cell/>
        </table:table-row>
        <table:table-row table:style-name="ro1">
          <table:table-cell office:value-type="float" office:value="875.235451">
            <text:p>875.235451</text:p>
          </table:table-cell>
          <table:table-cell table:formula="of:=[.A781]-[.A$20]" office:value-type="float" office:value="0.166827000000012">
            <text:p>0.166827</text:p>
          </table:table-cell>
          <table:table-cell table:formula="of:=[.B781]-[.B780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35458">
            <text:p>875.235458</text:p>
          </table:table-cell>
          <table:table-cell table:formula="of:=[.A782]-[.A$20]" office:value-type="float" office:value="0.166833999999994">
            <text:p>0.166834</text:p>
          </table:table-cell>
          <table:table-cell table:formula="of:=[.B782]-[.B781]" office:value-type="float" office:value="0.0000069999999823267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235607">
            <text:p>875.235607</text:p>
          </table:table-cell>
          <table:table-cell table:formula="of:=[.A783]-[.A$20]" office:value-type="float" office:value="0.166982999999959">
            <text:p>0.166983</text:p>
          </table:table-cell>
          <table:table-cell table:formula="of:=[.B783]-[.B782]" office:value-type="float" office:value="0.000148999999964872">
            <text:p>0.00014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3561">
            <text:p>875.235610</text:p>
          </table:table-cell>
          <table:table-cell table:formula="of:=[.A784]-[.A$20]" office:value-type="float" office:value="0.166985999999952">
            <text:p>0.166986</text:p>
          </table:table-cell>
          <table:table-cell table:formula="of:=[.B784]-[.B783]" office:value-type="float" office:value="0.00000299999999242573">
            <text:p>0.000003</text:p>
          </table:table-cell>
          <table:table-cell/>
          <table:table-cell office:value-type="string">
            <text:p>uses up its c_s; 875235.607269-875235.455303=0.151966</text:p>
          </table:table-cell>
          <table:table-cell/>
        </table:table-row>
        <table:table-row table:style-name="ro1">
          <table:table-cell office:value-type="float" office:value="875.235615">
            <text:p>875.235615</text:p>
          </table:table-cell>
          <table:table-cell table:formula="of:=[.A785]-[.A$20]" office:value-type="float" office:value="0.166991000000053">
            <text:p>0.166991</text:p>
          </table:table-cell>
          <table:table-cell table:formula="of:=[.B785]-[.B784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36421">
            <text:p>875.236421</text:p>
          </table:table-cell>
          <table:table-cell table:formula="of:=[.A786]-[.A$20]" office:value-type="float" office:value="0.16779699999995">
            <text:p>0.167797</text:p>
          </table:table-cell>
          <table:table-cell table:formula="of:=[.B786]-[.B785]" office:value-type="float" office:value="0.000805999999897722">
            <text:p>0.0008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36424">
            <text:p>875.236424</text:p>
          </table:table-cell>
          <table:table-cell table:formula="of:=[.A787]-[.A$20]" office:value-type="float" office:value="0.167800000000057">
            <text:p>0.167800</text:p>
          </table:table-cell>
          <table:table-cell table:formula="of:=[.B787]-[.B78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36428">
            <text:p>875.236428</text:p>
          </table:table-cell>
          <table:table-cell table:formula="of:=[.A788]-[.A$20]" office:value-type="float" office:value="0.167804000000046">
            <text:p>0.167804</text:p>
          </table:table-cell>
          <table:table-cell table:formula="of:=[.B788]-[.B787]" office:value-type="float" office:value="0.00000399999998990097">
            <text:p>0.000004</text:p>
          </table:table-cell>
          <table:table-cell/>
          <table:table-cell office:value-type="string">
            <text:p>postpones its deadline to 875241.393738; c_s is topped up to 1.997479</text:p>
          </table:table-cell>
          <table:table-cell/>
        </table:table-row>
        <table:table-row table:style-name="ro1">
          <table:table-cell office:value-type="float" office:value="875.236431">
            <text:p>875.236431</text:p>
          </table:table-cell>
          <table:table-cell table:formula="of:=[.A789]-[.A$20]" office:value-type="float" office:value="0.167807000000039">
            <text:p>0.167807</text:p>
          </table:table-cell>
          <table:table-cell table:formula="of:=[.B789]-[.B788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36441">
            <text:p>875.236441</text:p>
          </table:table-cell>
          <table:table-cell table:formula="of:=[.A790]-[.A$20]" office:value-type="float" office:value="0.167817000000014">
            <text:p>0.167817</text:p>
          </table:table-cell>
          <table:table-cell table:formula="of:=[.B790]-[.B789]" office:value-type="float" office:value="0.00000999999997475243">
            <text:p>0.000010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36557">
            <text:p>875.236557</text:p>
          </table:table-cell>
          <table:table-cell table:formula="of:=[.A791]-[.A$20]" office:value-type="float" office:value="0.167932999999948">
            <text:p>0.167933</text:p>
          </table:table-cell>
          <table:table-cell table:formula="of:=[.B791]-[.B790]" office:value-type="float" office:value="0.000115999999934502">
            <text:p>0.0001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36559">
            <text:p>875.236559</text:p>
          </table:table-cell>
          <table:table-cell table:formula="of:=[.A792]-[.A$20]" office:value-type="float" office:value="0.167935000000057">
            <text:p>0.167935</text:p>
          </table:table-cell>
          <table:table-cell table:formula="of:=[.B792]-[.B791]" office:value-type="float" office:value="0.00000200000010863732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36561">
            <text:p>875.236561</text:p>
          </table:table-cell>
          <table:table-cell table:formula="of:=[.A793]-[.A$20]" office:value-type="float" office:value="0.167937000000052">
            <text:p>0.167937</text:p>
          </table:table-cell>
          <table:table-cell table:formula="of:=[.B793]-[.B792]" office:value-type="float" office:value="0.00000199999999495049">
            <text:p>0.000002</text:p>
          </table:table-cell>
          <table:table-cell office:value-type="string">
            <text:p>d_s is renewed (r + D) to 875238.559024; c_s is fully topped up</text:p>
          </table:table-cell>
          <table:table-cell table:number-columns-repeated="2"/>
        </table:table-row>
        <table:table-row table:style-name="ro1">
          <table:table-cell office:value-type="float" office:value="875.236564">
            <text:p>875.236564</text:p>
          </table:table-cell>
          <table:table-cell table:formula="of:=[.A794]-[.A$20]" office:value-type="float" office:value="0.167940000000044">
            <text:p>0.167940</text:p>
          </table:table-cell>
          <table:table-cell table:formula="of:=[.B794]-[.B793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36569">
            <text:p>875.236569</text:p>
          </table:table-cell>
          <table:table-cell table:formula="of:=[.A795]-[.A$20]" office:value-type="float" office:value="0.167945000000032">
            <text:p>0.167945</text:p>
          </table:table-cell>
          <table:table-cell table:formula="of:=[.B795]-[.B794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36574">
            <text:p>875.236574</text:p>
          </table:table-cell>
          <table:table-cell table:formula="of:=[.A796]-[.A$20]" office:value-type="float" office:value="0.167950000000019">
            <text:p>0.167950</text:p>
          </table:table-cell>
          <table:table-cell table:formula="of:=[.B796]-[.B795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37526">
            <text:p>875.237526</text:p>
          </table:table-cell>
          <table:table-cell table:formula="of:=[.A797]-[.A$20]" office:value-type="float" office:value="0.168902000000003">
            <text:p>0.168902</text:p>
          </table:table-cell>
          <table:table-cell table:formula="of:=[.B797]-[.B796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37528">
            <text:p>875.237528</text:p>
          </table:table-cell>
          <table:table-cell table:formula="of:=[.A798]-[.A$20]" office:value-type="float" office:value="0.168903999999998">
            <text:p>0.168904</text:p>
          </table:table-cell>
          <table:table-cell table:formula="of:=[.B798]-[.B79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37531">
            <text:p>875.237531</text:p>
          </table:table-cell>
          <table:table-cell table:formula="of:=[.A799]-[.A$20]" office:value-type="float" office:value="0.16890699999999">
            <text:p>0.168907</text:p>
          </table:table-cell>
          <table:table-cell table:formula="of:=[.B799]-[.B798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38553">
            <text:p>875.238553</text:p>
          </table:table-cell>
          <table:table-cell table:formula="of:=[.A800]-[.A$20]" office:value-type="float" office:value="0.169929000000025">
            <text:p>0.169929</text:p>
          </table:table-cell>
          <table:table-cell table:formula="of:=[.B800]-[.B799]" office:value-type="float" office:value="0.0010220000000345">
            <text:p>0.0010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38555">
            <text:p>875.238555</text:p>
          </table:table-cell>
          <table:table-cell table:formula="of:=[.A801]-[.A$20]" office:value-type="float" office:value="0.16993100000002">
            <text:p>0.169931</text:p>
          </table:table-cell>
          <table:table-cell table:formula="of:=[.B801]-[.B8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38557">
            <text:p>875.238557</text:p>
          </table:table-cell>
          <table:table-cell table:formula="of:=[.A802]-[.A$20]" office:value-type="float" office:value="0.169933000000015">
            <text:p>0.169933</text:p>
          </table:table-cell>
          <table:table-cell table:formula="of:=[.B802]-[.B80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45.554945; c_s is fully topped up</text:p>
          </table:table-cell>
        </table:table-row>
        <table:table-row table:style-name="ro1">
          <table:table-cell office:value-type="float" office:value="875.239238">
            <text:p>875.239238</text:p>
          </table:table-cell>
          <table:table-cell table:formula="of:=[.A803]-[.A$20]" office:value-type="float" office:value="0.170614000000001">
            <text:p>0.170614</text:p>
          </table:table-cell>
          <table:table-cell table:formula="of:=[.B803]-[.B802]" office:value-type="float" office:value="0.000680999999985943">
            <text:p>0.00068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3924">
            <text:p>875.239240</text:p>
          </table:table-cell>
          <table:table-cell table:formula="of:=[.A804]-[.A$20]" office:value-type="float" office:value="0.170615999999995">
            <text:p>0.170616</text:p>
          </table:table-cell>
          <table:table-cell table:formula="of:=[.B804]-[.B80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39243">
            <text:p>875.239243</text:p>
          </table:table-cell>
          <table:table-cell table:formula="of:=[.A805]-[.A$20]" office:value-type="float" office:value="0.170618999999988">
            <text:p>0.170619</text:p>
          </table:table-cell>
          <table:table-cell table:formula="of:=[.B805]-[.B80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39396">
            <text:p>875.239396</text:p>
          </table:table-cell>
          <table:table-cell table:formula="of:=[.A806]-[.A$20]" office:value-type="float" office:value="0.170772000000056">
            <text:p>0.170772</text:p>
          </table:table-cell>
          <table:table-cell table:formula="of:=[.B806]-[.B805]" office:value-type="float" office:value="0.00015300000006846">
            <text:p>0.00015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39398">
            <text:p>875.239398</text:p>
          </table:table-cell>
          <table:table-cell table:formula="of:=[.A807]-[.A$20]" office:value-type="float" office:value="0.170774000000051">
            <text:p>0.170774</text:p>
          </table:table-cell>
          <table:table-cell table:formula="of:=[.B807]-[.B80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39401">
            <text:p>875.239401</text:p>
          </table:table-cell>
          <table:table-cell table:formula="of:=[.A808]-[.A$20]" office:value-type="float" office:value="0.170777000000044">
            <text:p>0.170777</text:p>
          </table:table-cell>
          <table:table-cell table:formula="of:=[.B808]-[.B807]" office:value-type="float" office:value="0.00000299999999242573">
            <text:p>0.000003</text:p>
          </table:table-cell>
          <table:table-cell/>
          <table:table-cell office:value-type="string">
            <text:p>0.159054 / 1.995468 &lt;= 2.000000 / 5.000000</text:p>
          </table:table-cell>
          <table:table-cell/>
        </table:table-row>
        <table:table-row table:style-name="ro1">
          <table:table-cell office:value-type="float" office:value="875.239403">
            <text:p>875.239403</text:p>
          </table:table-cell>
          <table:table-cell table:formula="of:=[.A809]-[.A$20]" office:value-type="float" office:value="0.170779000000039">
            <text:p>0.170779</text:p>
          </table:table-cell>
          <table:table-cell table:formula="of:=[.B809]-[.B808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39405">
            <text:p>875.239405</text:p>
          </table:table-cell>
          <table:table-cell table:formula="of:=[.A810]-[.A$20]" office:value-type="float" office:value="0.170781000000034">
            <text:p>0.170781</text:p>
          </table:table-cell>
          <table:table-cell table:formula="of:=[.B810]-[.B80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239411">
            <text:p>875.239411</text:p>
          </table:table-cell>
          <table:table-cell table:formula="of:=[.A811]-[.A$20]" office:value-type="float" office:value="0.170787000000018">
            <text:p>0.170787</text:p>
          </table:table-cell>
          <table:table-cell table:formula="of:=[.B811]-[.B810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39415">
            <text:p>875.239415</text:p>
          </table:table-cell>
          <table:table-cell table:formula="of:=[.A812]-[.A$20]" office:value-type="float" office:value="0.170791000000008">
            <text:p>0.170791</text:p>
          </table:table-cell>
          <table:table-cell table:formula="of:=[.B812]-[.B811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39574">
            <text:p>875.239574</text:p>
          </table:table-cell>
          <table:table-cell table:formula="of:=[.A813]-[.A$20]" office:value-type="float" office:value="0.170949999999948">
            <text:p>0.170950</text:p>
          </table:table-cell>
          <table:table-cell table:formula="of:=[.B813]-[.B812]" office:value-type="float" office:value="0.000158999999939624">
            <text:p>0.00015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39577">
            <text:p>875.239577</text:p>
          </table:table-cell>
          <table:table-cell table:formula="of:=[.A814]-[.A$20]" office:value-type="float" office:value="0.170953000000054">
            <text:p>0.170953</text:p>
          </table:table-cell>
          <table:table-cell table:formula="of:=[.B814]-[.B813]" office:value-type="float" office:value="0.00000300000010611257">
            <text:p>0.000003</text:p>
          </table:table-cell>
          <table:table-cell/>
          <table:table-cell office:value-type="string">
            <text:p>uses up its c_s; 875239.574123-875239.412658=0.161465</text:p>
          </table:table-cell>
          <table:table-cell/>
        </table:table-row>
        <table:table-row table:style-name="ro1">
          <table:table-cell office:value-type="float" office:value="875.239582">
            <text:p>875.239582</text:p>
          </table:table-cell>
          <table:table-cell table:formula="of:=[.A815]-[.A$20]" office:value-type="float" office:value="0.170958000000041">
            <text:p>0.170958</text:p>
          </table:table-cell>
          <table:table-cell table:formula="of:=[.B815]-[.B814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39585">
            <text:p>875.239585</text:p>
          </table:table-cell>
          <table:table-cell table:formula="of:=[.A816]-[.A$20]" office:value-type="float" office:value="0.170961000000034">
            <text:p>0.170961</text:p>
          </table:table-cell>
          <table:table-cell table:formula="of:=[.B816]-[.B81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40556">
            <text:p>875.240556</text:p>
          </table:table-cell>
          <table:table-cell table:formula="of:=[.A817]-[.A$20]" office:value-type="float" office:value="0.17193199999997">
            <text:p>0.171932</text:p>
          </table:table-cell>
          <table:table-cell table:formula="of:=[.B817]-[.B816]" office:value-type="float" office:value="0.000970999999935884">
            <text:p>0.0009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40557">
            <text:p>875.240557</text:p>
          </table:table-cell>
          <table:table-cell table:formula="of:=[.A818]-[.A$20]" office:value-type="float" office:value="0.171932999999967">
            <text:p>0.171933</text:p>
          </table:table-cell>
          <table:table-cell table:formula="of:=[.B818]-[.B817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4056">
            <text:p>875.240560</text:p>
          </table:table-cell>
          <table:table-cell table:formula="of:=[.A819]-[.A$20]" office:value-type="float" office:value="0.17193599999996">
            <text:p>0.171936</text:p>
          </table:table-cell>
          <table:table-cell table:formula="of:=[.B819]-[.B818]" office:value-type="float" office:value="0.00000299999999242573">
            <text:p>0.000003</text:p>
          </table:table-cell>
          <table:table-cell office:value-type="string">
            <text:p>d_s is renewed (r + D) to 875242.557456; c_s is fully topped up</text:p>
          </table:table-cell>
          <table:table-cell table:number-columns-repeated="2"/>
        </table:table-row>
        <table:table-row table:style-name="ro1">
          <table:table-cell office:value-type="float" office:value="875.240562">
            <text:p>875.240562</text:p>
          </table:table-cell>
          <table:table-cell table:formula="of:=[.A820]-[.A$20]" office:value-type="float" office:value="0.171937999999955">
            <text:p>0.171938</text:p>
          </table:table-cell>
          <table:table-cell table:formula="of:=[.B820]-[.B81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40565">
            <text:p>875.240565</text:p>
          </table:table-cell>
          <table:table-cell table:formula="of:=[.A821]-[.A$20]" office:value-type="float" office:value="0.171940999999947">
            <text:p>0.171941</text:p>
          </table:table-cell>
          <table:table-cell table:formula="of:=[.B821]-[.B820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40569">
            <text:p>875.240569</text:p>
          </table:table-cell>
          <table:table-cell table:formula="of:=[.A822]-[.A$20]" office:value-type="float" office:value="0.171945000000051">
            <text:p>0.171945</text:p>
          </table:table-cell>
          <table:table-cell table:formula="of:=[.B822]-[.B821]" office:value-type="float" office:value="0.00000400000010358781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41404">
            <text:p>875.241404</text:p>
          </table:table-cell>
          <table:table-cell table:formula="of:=[.A823]-[.A$20]" office:value-type="float" office:value="0.172779999999989">
            <text:p>0.172780</text:p>
          </table:table-cell>
          <table:table-cell table:formula="of:=[.B823]-[.B822]" office:value-type="float" office:value="0.000834999999938191">
            <text:p>0.0008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41406">
            <text:p>875.241406</text:p>
          </table:table-cell>
          <table:table-cell table:formula="of:=[.A824]-[.A$20]" office:value-type="float" office:value="0.172781999999984">
            <text:p>0.172782</text:p>
          </table:table-cell>
          <table:table-cell table:formula="of:=[.B824]-[.B82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41408">
            <text:p>875.241408</text:p>
          </table:table-cell>
          <table:table-cell table:formula="of:=[.A825]-[.A$20]" office:value-type="float" office:value="0.172783999999979">
            <text:p>0.172784</text:p>
          </table:table-cell>
          <table:table-cell table:formula="of:=[.B825]-[.B824]" office:value-type="float" office:value="0.00000199999999495049">
            <text:p>0.000002</text:p>
          </table:table-cell>
          <table:table-cell/>
          <table:table-cell office:value-type="string">
            <text:p>postpones its deadline to 875246.393738; c_s is topped up to 1.997589</text:p>
          </table:table-cell>
          <table:table-cell/>
        </table:table-row>
        <table:table-row table:style-name="ro1">
          <table:table-cell office:value-type="float" office:value="875.241526">
            <text:p>875.241526</text:p>
          </table:table-cell>
          <table:table-cell table:formula="of:=[.A826]-[.A$20]" office:value-type="float" office:value="0.172902000000022">
            <text:p>0.172902</text:p>
          </table:table-cell>
          <table:table-cell table:formula="of:=[.B826]-[.B825]" office:value-type="float" office:value="0.000118000000043139">
            <text:p>0.0001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41528">
            <text:p>875.241528</text:p>
          </table:table-cell>
          <table:table-cell table:formula="of:=[.A827]-[.A$20]" office:value-type="float" office:value="0.172904000000017">
            <text:p>0.172904</text:p>
          </table:table-cell>
          <table:table-cell table:formula="of:=[.B827]-[.B82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41533">
            <text:p>875.241533</text:p>
          </table:table-cell>
          <table:table-cell table:formula="of:=[.A828]-[.A$20]" office:value-type="float" office:value="0.172909000000004">
            <text:p>0.172909</text:p>
          </table:table-cell>
          <table:table-cell table:formula="of:=[.B828]-[.B82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43342">
            <text:p>875.243342</text:p>
          </table:table-cell>
          <table:table-cell table:formula="of:=[.A829]-[.A$20]" office:value-type="float" office:value="0.174717999999984">
            <text:p>0.174718</text:p>
          </table:table-cell>
          <table:table-cell table:formula="of:=[.B829]-[.B828]" office:value-type="float" office:value="0.00180899999998019">
            <text:p>0.0018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43344">
            <text:p>875.243344</text:p>
          </table:table-cell>
          <table:table-cell table:formula="of:=[.A830]-[.A$20]" office:value-type="float" office:value="0.174719999999979">
            <text:p>0.174720</text:p>
          </table:table-cell>
          <table:table-cell table:formula="of:=[.B830]-[.B82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43347">
            <text:p>875.243347</text:p>
          </table:table-cell>
          <table:table-cell table:formula="of:=[.A831]-[.A$20]" office:value-type="float" office:value="0.174722999999972">
            <text:p>0.174723</text:p>
          </table:table-cell>
          <table:table-cell table:formula="of:=[.B831]-[.B830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44556">
            <text:p>875.244556</text:p>
          </table:table-cell>
          <table:table-cell table:formula="of:=[.A832]-[.A$20]" office:value-type="float" office:value="0.175931999999989">
            <text:p>0.175932</text:p>
          </table:table-cell>
          <table:table-cell table:formula="of:=[.B832]-[.B831]" office:value-type="float" office:value="0.00120900000001711">
            <text:p>0.0012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44558">
            <text:p>875.244558</text:p>
          </table:table-cell>
          <table:table-cell table:formula="of:=[.A833]-[.A$20]" office:value-type="float" office:value="0.175933999999984">
            <text:p>0.175934</text:p>
          </table:table-cell>
          <table:table-cell table:formula="of:=[.B833]-[.B83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4456">
            <text:p>875.244560</text:p>
          </table:table-cell>
          <table:table-cell table:formula="of:=[.A834]-[.A$20]" office:value-type="float" office:value="0.175935999999979">
            <text:p>0.175936</text:p>
          </table:table-cell>
          <table:table-cell table:formula="of:=[.B834]-[.B833]" office:value-type="float" office:value="0.00000199999999495049">
            <text:p>0.000002</text:p>
          </table:table-cell>
          <table:table-cell office:value-type="string">
            <text:p>d_s is renewed (r + D) to 875246.557682; c_s is fully topped up</text:p>
          </table:table-cell>
          <table:table-cell table:number-columns-repeated="2"/>
        </table:table-row>
        <table:table-row table:style-name="ro1">
          <table:table-cell office:value-type="float" office:value="875.245172">
            <text:p>875.245172</text:p>
          </table:table-cell>
          <table:table-cell table:formula="of:=[.A835]-[.A$20]" office:value-type="float" office:value="0.176548000000025">
            <text:p>0.176548</text:p>
          </table:table-cell>
          <table:table-cell table:formula="of:=[.B835]-[.B834]" office:value-type="float" office:value="0.000612000000046464">
            <text:p>0.0006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45174">
            <text:p>875.245174</text:p>
          </table:table-cell>
          <table:table-cell table:formula="of:=[.A836]-[.A$20]" office:value-type="float" office:value="0.17655000000002">
            <text:p>0.176550</text:p>
          </table:table-cell>
          <table:table-cell table:formula="of:=[.B836]-[.B83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45178">
            <text:p>875.245178</text:p>
          </table:table-cell>
          <table:table-cell table:formula="of:=[.A837]-[.A$20]" office:value-type="float" office:value="0.17655400000001">
            <text:p>0.176554</text:p>
          </table:table-cell>
          <table:table-cell table:formula="of:=[.B837]-[.B836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45349">
            <text:p>875.245349</text:p>
          </table:table-cell>
          <table:table-cell table:formula="of:=[.A838]-[.A$20]" office:value-type="float" office:value="0.176725000000033">
            <text:p>0.176725</text:p>
          </table:table-cell>
          <table:table-cell table:formula="of:=[.B838]-[.B837]" office:value-type="float" office:value="0.000171000000023014">
            <text:p>0.0001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45351">
            <text:p>875.245351</text:p>
          </table:table-cell>
          <table:table-cell table:formula="of:=[.A839]-[.A$20]" office:value-type="float" office:value="0.176727000000028">
            <text:p>0.176727</text:p>
          </table:table-cell>
          <table:table-cell table:formula="of:=[.B839]-[.B83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45354">
            <text:p>875.245354</text:p>
          </table:table-cell>
          <table:table-cell table:formula="of:=[.A840]-[.A$20]" office:value-type="float" office:value="0.17673000000002">
            <text:p>0.176730</text:p>
          </table:table-cell>
          <table:table-cell table:formula="of:=[.B840]-[.B839]" office:value-type="float" office:value="0.00000299999999242573">
            <text:p>0.000003</text:p>
          </table:table-cell>
          <table:table-cell/>
          <table:table-cell office:value-type="string">
            <text:p>0.170770 / 1.042709 &lt;= 2.000000 / 5.000000</text:p>
          </table:table-cell>
          <table:table-cell/>
        </table:table-row>
        <table:table-row table:style-name="ro1">
          <table:table-cell office:value-type="float" office:value="875.245356">
            <text:p>875.245356</text:p>
          </table:table-cell>
          <table:table-cell table:formula="of:=[.A841]-[.A$20]" office:value-type="float" office:value="0.176732000000015">
            <text:p>0.176732</text:p>
          </table:table-cell>
          <table:table-cell table:formula="of:=[.B841]-[.B840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45358">
            <text:p>875.245358</text:p>
          </table:table-cell>
          <table:table-cell table:formula="of:=[.A842]-[.A$20]" office:value-type="float" office:value="0.17673400000001">
            <text:p>0.176734</text:p>
          </table:table-cell>
          <table:table-cell table:formula="of:=[.B842]-[.B841]" office:value-type="float" office:value="0.00000199999999495049">
            <text:p>0.000002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875.245365">
            <text:p>875.245365</text:p>
          </table:table-cell>
          <table:table-cell table:formula="of:=[.A843]-[.A$20]" office:value-type="float" office:value="0.176740999999993">
            <text:p>0.176741</text:p>
          </table:table-cell>
          <table:table-cell table:formula="of:=[.B843]-[.B842]" office:value-type="float" office:value="0.0000069999999823267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45369">
            <text:p>875.245369</text:p>
          </table:table-cell>
          <table:table-cell table:formula="of:=[.A844]-[.A$20]" office:value-type="float" office:value="0.176744999999983">
            <text:p>0.176745</text:p>
          </table:table-cell>
          <table:table-cell table:formula="of:=[.B844]-[.B84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4554">
            <text:p>875.245540</text:p>
          </table:table-cell>
          <table:table-cell table:formula="of:=[.A845]-[.A$20]" office:value-type="float" office:value="0.176916000000006">
            <text:p>0.176916</text:p>
          </table:table-cell>
          <table:table-cell table:formula="of:=[.B845]-[.B844]" office:value-type="float" office:value="0.000171000000023014">
            <text:p>0.00017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45543">
            <text:p>875.245543</text:p>
          </table:table-cell>
          <table:table-cell table:formula="of:=[.A846]-[.A$20]" office:value-type="float" office:value="0.176918999999998">
            <text:p>0.176919</text:p>
          </table:table-cell>
          <table:table-cell table:formula="of:=[.B846]-[.B845]" office:value-type="float" office:value="0.00000299999999242573">
            <text:p>0.000003</text:p>
          </table:table-cell>
          <table:table-cell/>
          <table:table-cell office:value-type="string">
            <text:p>uses up its c_s; 875245.539811-875245.366690=0.173121</text:p>
          </table:table-cell>
          <table:table-cell/>
        </table:table-row>
        <table:table-row table:style-name="ro1">
          <table:table-cell office:value-type="float" office:value="875.245549">
            <text:p>875.245549</text:p>
          </table:table-cell>
          <table:table-cell table:formula="of:=[.A847]-[.A$20]" office:value-type="float" office:value="0.176924999999983">
            <text:p>0.176925</text:p>
          </table:table-cell>
          <table:table-cell table:formula="of:=[.B847]-[.B846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45554">
            <text:p>875.245554</text:p>
          </table:table-cell>
          <table:table-cell table:formula="of:=[.A848]-[.A$20]" office:value-type="float" office:value="0.17692999999997">
            <text:p>0.176930</text:p>
          </table:table-cell>
          <table:table-cell table:formula="of:=[.B848]-[.B84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46336">
            <text:p>875.246336</text:p>
          </table:table-cell>
          <table:table-cell table:formula="of:=[.A849]-[.A$20]" office:value-type="float" office:value="0.177712000000042">
            <text:p>0.177712</text:p>
          </table:table-cell>
          <table:table-cell table:formula="of:=[.B849]-[.B848]" office:value-type="float" office:value="0.000782000000072003">
            <text:p>0.00078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46337">
            <text:p>875.246337</text:p>
          </table:table-cell>
          <table:table-cell table:formula="of:=[.A850]-[.A$20]" office:value-type="float" office:value="0.17771300000004">
            <text:p>0.177713</text:p>
          </table:table-cell>
          <table:table-cell table:formula="of:=[.B850]-[.B84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46415">
            <text:p>875.246415</text:p>
          </table:table-cell>
          <table:table-cell table:formula="of:=[.A851]-[.A$20]" office:value-type="float" office:value="0.177790999999957">
            <text:p>0.177791</text:p>
          </table:table-cell>
          <table:table-cell table:formula="of:=[.B851]-[.B850]" office:value-type="float" office:value="0.0000779999999167558">
            <text:p>0.0000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46417">
            <text:p>875.246417</text:p>
          </table:table-cell>
          <table:table-cell table:formula="of:=[.A852]-[.A$20]" office:value-type="float" office:value="0.177792999999951">
            <text:p>0.177793</text:p>
          </table:table-cell>
          <table:table-cell table:formula="of:=[.B852]-[.B85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4642">
            <text:p>875.246420</text:p>
          </table:table-cell>
          <table:table-cell table:formula="of:=[.A853]-[.A$20]" office:value-type="float" office:value="0.177795999999944">
            <text:p>0.177796</text:p>
          </table:table-cell>
          <table:table-cell table:formula="of:=[.B853]-[.B852]" office:value-type="float" office:value="0.00000299999999242573">
            <text:p>0.000003</text:p>
          </table:table-cell>
          <table:table-cell/>
          <table:table-cell office:value-type="string">
            <text:p>postpones its deadline to 875251.393738; c_s is topped up to 1.997649</text:p>
          </table:table-cell>
          <table:table-cell/>
        </table:table-row>
        <table:table-row table:style-name="ro1">
          <table:table-cell office:value-type="float" office:value="875.246423">
            <text:p>875.246423</text:p>
          </table:table-cell>
          <table:table-cell table:formula="of:=[.A854]-[.A$20]" office:value-type="float" office:value="0.17779900000005">
            <text:p>0.177799</text:p>
          </table:table-cell>
          <table:table-cell table:formula="of:=[.B854]-[.B853]" office:value-type="float" office:value="0.00000300000010611257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46435">
            <text:p>875.246435</text:p>
          </table:table-cell>
          <table:table-cell table:formula="of:=[.A855]-[.A$20]" office:value-type="float" office:value="0.17781100000002">
            <text:p>0.177811</text:p>
          </table:table-cell>
          <table:table-cell table:formula="of:=[.B855]-[.B854]" office:value-type="float" office:value="0.0000119999999697029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48234">
            <text:p>875.248234</text:p>
          </table:table-cell>
          <table:table-cell table:formula="of:=[.A856]-[.A$20]" office:value-type="float" office:value="0.179610000000025">
            <text:p>0.179610</text:p>
          </table:table-cell>
          <table:table-cell table:formula="of:=[.B856]-[.B855]" office:value-type="float" office:value="0.00179900000000544">
            <text:p>0.0017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48236">
            <text:p>875.248236</text:p>
          </table:table-cell>
          <table:table-cell table:formula="of:=[.A857]-[.A$20]" office:value-type="float" office:value="0.17961200000002">
            <text:p>0.179612</text:p>
          </table:table-cell>
          <table:table-cell table:formula="of:=[.B857]-[.B85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48575">
            <text:p>875.248575</text:p>
          </table:table-cell>
          <table:table-cell table:formula="of:=[.A858]-[.A$20]" office:value-type="float" office:value="0.17995099999996">
            <text:p>0.179951</text:p>
          </table:table-cell>
          <table:table-cell table:formula="of:=[.B858]-[.B857]" office:value-type="float" office:value="0.000338999999939915">
            <text:p>0.00033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48578">
            <text:p>875.248578</text:p>
          </table:table-cell>
          <table:table-cell table:formula="of:=[.A859]-[.A$20]" office:value-type="float" office:value="0.179953999999952">
            <text:p>0.179954</text:p>
          </table:table-cell>
          <table:table-cell table:formula="of:=[.B859]-[.B85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4858">
            <text:p>875.248580</text:p>
          </table:table-cell>
          <table:table-cell table:formula="of:=[.A860]-[.A$20]" office:value-type="float" office:value="0.179955999999947">
            <text:p>0.179956</text:p>
          </table:table-cell>
          <table:table-cell table:formula="of:=[.B860]-[.B85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55.577981; c_s is fully topped up</text:p>
          </table:table-cell>
        </table:table-row>
        <table:table-row table:style-name="ro1">
          <table:table-cell office:value-type="float" office:value="875.248583">
            <text:p>875.248583</text:p>
          </table:table-cell>
          <table:table-cell table:formula="of:=[.A861]-[.A$20]" office:value-type="float" office:value="0.179959000000054">
            <text:p>0.179959</text:p>
          </table:table-cell>
          <table:table-cell table:formula="of:=[.B861]-[.B860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48585">
            <text:p>875.248585</text:p>
          </table:table-cell>
          <table:table-cell table:formula="of:=[.A862]-[.A$20]" office:value-type="float" office:value="0.179961000000048">
            <text:p>0.179961</text:p>
          </table:table-cell>
          <table:table-cell table:formula="of:=[.B862]-[.B86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48587">
            <text:p>875.248587</text:p>
          </table:table-cell>
          <table:table-cell table:formula="of:=[.A863]-[.A$20]" office:value-type="float" office:value="0.179963000000043">
            <text:p>0.179963</text:p>
          </table:table-cell>
          <table:table-cell table:formula="of:=[.B863]-[.B862]" office:value-type="float" office:value="0.00000199999999495049">
            <text:p>0.000002</text:p>
          </table:table-cell>
          <table:table-cell office:value-type="string">
            <text:p>d_s is renewed (r + D) to 875250.584917; c_s is fully topped up</text:p>
          </table:table-cell>
          <table:table-cell table:number-columns-repeated="2"/>
        </table:table-row>
        <table:table-row table:style-name="ro1">
          <table:table-cell office:value-type="float" office:value="875.24859">
            <text:p>875.248590</text:p>
          </table:table-cell>
          <table:table-cell table:formula="of:=[.A864]-[.A$20]" office:value-type="float" office:value="0.179966000000036">
            <text:p>0.179966</text:p>
          </table:table-cell>
          <table:table-cell table:formula="of:=[.B864]-[.B863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48592">
            <text:p>875.248592</text:p>
          </table:table-cell>
          <table:table-cell table:formula="of:=[.A865]-[.A$20]" office:value-type="float" office:value="0.179968000000031">
            <text:p>0.179968</text:p>
          </table:table-cell>
          <table:table-cell table:formula="of:=[.B865]-[.B8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48595">
            <text:p>875.248595</text:p>
          </table:table-cell>
          <table:table-cell table:formula="of:=[.A866]-[.A$20]" office:value-type="float" office:value="0.179971000000023">
            <text:p>0.179971</text:p>
          </table:table-cell>
          <table:table-cell table:formula="of:=[.B866]-[.B865]" office:value-type="float" office:value="0.00000299999999242573">
            <text:p>0.000003</text:p>
          </table:table-cell>
          <table:table-cell/>
          <table:table-cell office:value-type="string">
            <text:p>0.196770 / 2.802066 &lt;= 2.000000 / 5.000000</text:p>
          </table:table-cell>
          <table:table-cell/>
        </table:table-row>
        <table:table-row table:style-name="ro1">
          <table:table-cell office:value-type="float" office:value="875.248597">
            <text:p>875.248597</text:p>
          </table:table-cell>
          <table:table-cell table:formula="of:=[.A867]-[.A$20]" office:value-type="float" office:value="0.179973000000018">
            <text:p>0.179973</text:p>
          </table:table-cell>
          <table:table-cell table:formula="of:=[.B867]-[.B866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48608">
            <text:p>875.248608</text:p>
          </table:table-cell>
          <table:table-cell table:formula="of:=[.A868]-[.A$20]" office:value-type="float" office:value="0.17998399999999">
            <text:p>0.179984</text:p>
          </table:table-cell>
          <table:table-cell table:formula="of:=[.B868]-[.B867]" office:value-type="float" office:value="0.0000109999999722277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249558">
            <text:p>875.249558</text:p>
          </table:table-cell>
          <table:table-cell table:formula="of:=[.A869]-[.A$20]" office:value-type="float" office:value="0.180933999999979">
            <text:p>0.180934</text:p>
          </table:table-cell>
          <table:table-cell table:formula="of:=[.B869]-[.B868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4956">
            <text:p>875.249560</text:p>
          </table:table-cell>
          <table:table-cell table:formula="of:=[.A870]-[.A$20]" office:value-type="float" office:value="0.180935999999974">
            <text:p>0.180936</text:p>
          </table:table-cell>
          <table:table-cell table:formula="of:=[.B870]-[.B8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49565">
            <text:p>875.249565</text:p>
          </table:table-cell>
          <table:table-cell table:formula="of:=[.A871]-[.A$20]" office:value-type="float" office:value="0.180940999999962">
            <text:p>0.180941</text:p>
          </table:table-cell>
          <table:table-cell table:formula="of:=[.B871]-[.B870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49761">
            <text:p>875.249761</text:p>
          </table:table-cell>
          <table:table-cell table:formula="of:=[.A872]-[.A$20]" office:value-type="float" office:value="0.181137000000035">
            <text:p>0.181137</text:p>
          </table:table-cell>
          <table:table-cell table:formula="of:=[.B872]-[.B871]" office:value-type="float" office:value="0.000196000000073582">
            <text:p>0.00019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49764">
            <text:p>875.249764</text:p>
          </table:table-cell>
          <table:table-cell table:formula="of:=[.A873]-[.A$20]" office:value-type="float" office:value="0.181140000000028">
            <text:p>0.181140</text:p>
          </table:table-cell>
          <table:table-cell table:formula="of:=[.B873]-[.B872]" office:value-type="float" office:value="0.00000299999999242573">
            <text:p>0.000003</text:p>
          </table:table-cell>
          <table:table-cell/>
          <table:table-cell office:value-type="string">
            <text:p>uses up its c_s; 875249.761195-875249.562091=0.199104</text:p>
          </table:table-cell>
          <table:table-cell/>
        </table:table-row>
        <table:table-row table:style-name="ro1">
          <table:table-cell office:value-type="float" office:value="875.24977">
            <text:p>875.249770</text:p>
          </table:table-cell>
          <table:table-cell table:formula="of:=[.A874]-[.A$20]" office:value-type="float" office:value="0.181146000000012">
            <text:p>0.181146</text:p>
          </table:table-cell>
          <table:table-cell table:formula="of:=[.B874]-[.B873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49774">
            <text:p>875.249774</text:p>
          </table:table-cell>
          <table:table-cell table:formula="of:=[.A875]-[.A$20]" office:value-type="float" office:value="0.181150000000002">
            <text:p>0.181150</text:p>
          </table:table-cell>
          <table:table-cell table:formula="of:=[.B875]-[.B87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51398">
            <text:p>875.251398</text:p>
          </table:table-cell>
          <table:table-cell table:formula="of:=[.A876]-[.A$20]" office:value-type="float" office:value="0.182773999999995">
            <text:p>0.182774</text:p>
          </table:table-cell>
          <table:table-cell table:formula="of:=[.B876]-[.B875]" office:value-type="float" office:value="0.00162399999999252">
            <text:p>0.00162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514">
            <text:p>875.251400</text:p>
          </table:table-cell>
          <table:table-cell table:formula="of:=[.A877]-[.A$20]" office:value-type="float" office:value="0.18277599999999">
            <text:p>0.182776</text:p>
          </table:table-cell>
          <table:table-cell table:formula="of:=[.B877]-[.B87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51403">
            <text:p>875.251403</text:p>
          </table:table-cell>
          <table:table-cell table:formula="of:=[.A878]-[.A$20]" office:value-type="float" office:value="0.182778999999982">
            <text:p>0.182779</text:p>
          </table:table-cell>
          <table:table-cell table:formula="of:=[.B878]-[.B877]" office:value-type="float" office:value="0.00000299999999242573">
            <text:p>0.000003</text:p>
          </table:table-cell>
          <table:table-cell/>
          <table:table-cell office:value-type="string">
            <text:p>postpones its deadline to 875256.393738; c_s is topped up to 1.997666</text:p>
          </table:table-cell>
          <table:table-cell/>
        </table:table-row>
        <table:table-row table:style-name="ro1">
          <table:table-cell office:value-type="float" office:value="875.252556">
            <text:p>875.252556</text:p>
          </table:table-cell>
          <table:table-cell table:formula="of:=[.A879]-[.A$20]" office:value-type="float" office:value="0.183932000000027">
            <text:p>0.183932</text:p>
          </table:table-cell>
          <table:table-cell table:formula="of:=[.B879]-[.B878]" office:value-type="float" office:value="0.00115300000004481">
            <text:p>0.00115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52558">
            <text:p>875.252558</text:p>
          </table:table-cell>
          <table:table-cell table:formula="of:=[.A880]-[.A$20]" office:value-type="float" office:value="0.183934000000022">
            <text:p>0.183934</text:p>
          </table:table-cell>
          <table:table-cell table:formula="of:=[.B880]-[.B87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5256">
            <text:p>875.252560</text:p>
          </table:table-cell>
          <table:table-cell table:formula="of:=[.A881]-[.A$20]" office:value-type="float" office:value="0.183936000000017">
            <text:p>0.183936</text:p>
          </table:table-cell>
          <table:table-cell table:formula="of:=[.B881]-[.B880]" office:value-type="float" office:value="0.00000199999999495049">
            <text:p>0.000002</text:p>
          </table:table-cell>
          <table:table-cell office:value-type="string">
            <text:p>d_s is renewed (r + D) to 875254.557615; c_s is fully topped up</text:p>
          </table:table-cell>
          <table:table-cell table:number-columns-repeated="2"/>
        </table:table-row>
        <table:table-row table:style-name="ro1">
          <table:table-cell office:value-type="float" office:value="875.252562">
            <text:p>875.252562</text:p>
          </table:table-cell>
          <table:table-cell table:formula="of:=[.A882]-[.A$20]" office:value-type="float" office:value="0.183938000000012">
            <text:p>0.183938</text:p>
          </table:table-cell>
          <table:table-cell table:formula="of:=[.B882]-[.B88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52567">
            <text:p>875.252567</text:p>
          </table:table-cell>
          <table:table-cell table:formula="of:=[.A883]-[.A$20]" office:value-type="float" office:value="0.183942999999999">
            <text:p>0.183943</text:p>
          </table:table-cell>
          <table:table-cell table:formula="of:=[.B883]-[.B882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52571">
            <text:p>875.252571</text:p>
          </table:table-cell>
          <table:table-cell table:formula="of:=[.A884]-[.A$20]" office:value-type="float" office:value="0.183946999999989">
            <text:p>0.183947</text:p>
          </table:table-cell>
          <table:table-cell table:formula="of:=[.B884]-[.B883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5352">
            <text:p>875.253520</text:p>
          </table:table-cell>
          <table:table-cell table:formula="of:=[.A885]-[.A$20]" office:value-type="float" office:value="0.184895999999981">
            <text:p>0.184896</text:p>
          </table:table-cell>
          <table:table-cell table:formula="of:=[.B885]-[.B884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53522">
            <text:p>875.253522</text:p>
          </table:table-cell>
          <table:table-cell table:formula="of:=[.A886]-[.A$20]" office:value-type="float" office:value="0.184897999999976">
            <text:p>0.184898</text:p>
          </table:table-cell>
          <table:table-cell table:formula="of:=[.B886]-[.B88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53526">
            <text:p>875.253526</text:p>
          </table:table-cell>
          <table:table-cell table:formula="of:=[.A887]-[.A$20]" office:value-type="float" office:value="0.184901999999965">
            <text:p>0.184902</text:p>
          </table:table-cell>
          <table:table-cell table:formula="of:=[.B887]-[.B886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53681">
            <text:p>875.253681</text:p>
          </table:table-cell>
          <table:table-cell table:formula="of:=[.A888]-[.A$20]" office:value-type="float" office:value="0.185057000000029">
            <text:p>0.185057</text:p>
          </table:table-cell>
          <table:table-cell table:formula="of:=[.B888]-[.B887]" office:value-type="float" office:value="0.00015500000006341">
            <text:p>0.0001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53683">
            <text:p>875.253683</text:p>
          </table:table-cell>
          <table:table-cell table:formula="of:=[.A889]-[.A$20]" office:value-type="float" office:value="0.185059000000024">
            <text:p>0.185059</text:p>
          </table:table-cell>
          <table:table-cell table:formula="of:=[.B889]-[.B88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53687">
            <text:p>875.253687</text:p>
          </table:table-cell>
          <table:table-cell table:formula="of:=[.A890]-[.A$20]" office:value-type="float" office:value="0.185063000000014">
            <text:p>0.185063</text:p>
          </table:table-cell>
          <table:table-cell table:formula="of:=[.B890]-[.B889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55446">
            <text:p>875.255446</text:p>
          </table:table-cell>
          <table:table-cell table:formula="of:=[.A891]-[.A$20]" office:value-type="float" office:value="0.186822000000006">
            <text:p>0.186822</text:p>
          </table:table-cell>
          <table:table-cell table:formula="of:=[.B891]-[.B890]" office:value-type="float" office:value="0.00175899999999274">
            <text:p>0.0017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55448">
            <text:p>875.255448</text:p>
          </table:table-cell>
          <table:table-cell table:formula="of:=[.A892]-[.A$20]" office:value-type="float" office:value="0.186824000000001">
            <text:p>0.186824</text:p>
          </table:table-cell>
          <table:table-cell table:formula="of:=[.B892]-[.B89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55451">
            <text:p>875.255451</text:p>
          </table:table-cell>
          <table:table-cell table:formula="of:=[.A893]-[.A$20]" office:value-type="float" office:value="0.186826999999994">
            <text:p>0.186827</text:p>
          </table:table-cell>
          <table:table-cell table:formula="of:=[.B893]-[.B89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55453">
            <text:p>875.255453</text:p>
          </table:table-cell>
          <table:table-cell table:formula="of:=[.A894]-[.A$20]" office:value-type="float" office:value="0.186828999999989">
            <text:p>0.186829</text:p>
          </table:table-cell>
          <table:table-cell table:formula="of:=[.B894]-[.B89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55456">
            <text:p>875.255456</text:p>
          </table:table-cell>
          <table:table-cell table:formula="of:=[.A895]-[.A$20]" office:value-type="float" office:value="0.186831999999981">
            <text:p>0.186832</text:p>
          </table:table-cell>
          <table:table-cell table:formula="of:=[.B895]-[.B894]" office:value-type="float" office:value="0.00000299999999242573">
            <text:p>0.000003</text:p>
          </table:table-cell>
          <table:table-cell/>
          <table:table-cell office:value-type="string">
            <text:p>0.236236 / 0.940844 &lt;= 2.000000 / 5.000000</text:p>
          </table:table-cell>
          <table:table-cell/>
        </table:table-row>
        <table:table-row table:style-name="ro1">
          <table:table-cell office:value-type="float" office:value="875.255457">
            <text:p>875.255457</text:p>
          </table:table-cell>
          <table:table-cell table:formula="of:=[.A896]-[.A$20]" office:value-type="float" office:value="0.186832999999979">
            <text:p>0.186833</text:p>
          </table:table-cell>
          <table:table-cell table:formula="of:=[.B896]-[.B895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55463">
            <text:p>875.255463</text:p>
          </table:table-cell>
          <table:table-cell table:formula="of:=[.A897]-[.A$20]" office:value-type="float" office:value="0.186838999999964">
            <text:p>0.186839</text:p>
          </table:table-cell>
          <table:table-cell table:formula="of:=[.B897]-[.B896]" office:value-type="float" office:value="0.00000599999998485146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255699">
            <text:p>875.255699</text:p>
          </table:table-cell>
          <table:table-cell table:formula="of:=[.A898]-[.A$20]" office:value-type="float" office:value="0.18707500000005">
            <text:p>0.187075</text:p>
          </table:table-cell>
          <table:table-cell table:formula="of:=[.B898]-[.B897]" office:value-type="float" office:value="0.000236000000086278">
            <text:p>0.00023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55702">
            <text:p>875.255702</text:p>
          </table:table-cell>
          <table:table-cell table:formula="of:=[.A899]-[.A$20]" office:value-type="float" office:value="0.187078000000042">
            <text:p>0.187078</text:p>
          </table:table-cell>
          <table:table-cell table:formula="of:=[.B899]-[.B898]" office:value-type="float" office:value="0.00000299999999242573">
            <text:p>0.000003</text:p>
          </table:table-cell>
          <table:table-cell/>
          <table:table-cell office:value-type="string">
            <text:p>uses up its c_s; 875255.699184-875255.460994=0.238190</text:p>
          </table:table-cell>
          <table:table-cell/>
        </table:table-row>
        <table:table-row table:style-name="ro1">
          <table:table-cell office:value-type="float" office:value="875.255707">
            <text:p>875.255707</text:p>
          </table:table-cell>
          <table:table-cell table:formula="of:=[.A900]-[.A$20]" office:value-type="float" office:value="0.18708300000003">
            <text:p>0.187083</text:p>
          </table:table-cell>
          <table:table-cell table:formula="of:=[.B900]-[.B899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56418">
            <text:p>875.256418</text:p>
          </table:table-cell>
          <table:table-cell table:formula="of:=[.A901]-[.A$20]" office:value-type="float" office:value="0.187794000000054">
            <text:p>0.187794</text:p>
          </table:table-cell>
          <table:table-cell table:formula="of:=[.B901]-[.B900]" office:value-type="float" office:value="0.000711000000023887">
            <text:p>0.00071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5642">
            <text:p>875.256420</text:p>
          </table:table-cell>
          <table:table-cell table:formula="of:=[.A902]-[.A$20]" office:value-type="float" office:value="0.187796000000048">
            <text:p>0.187796</text:p>
          </table:table-cell>
          <table:table-cell table:formula="of:=[.B902]-[.B90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56423">
            <text:p>875.256423</text:p>
          </table:table-cell>
          <table:table-cell table:formula="of:=[.A903]-[.A$20]" office:value-type="float" office:value="0.187799000000041">
            <text:p>0.187799</text:p>
          </table:table-cell>
          <table:table-cell table:formula="of:=[.B903]-[.B902]" office:value-type="float" office:value="0.00000299999999242573">
            <text:p>0.000003</text:p>
          </table:table-cell>
          <table:table-cell/>
          <table:table-cell office:value-type="string">
            <text:p>postpones its deadline to 875261.393738; c_s is topped up to 1.998046</text:p>
          </table:table-cell>
          <table:table-cell/>
        </table:table-row>
        <table:table-row table:style-name="ro1">
          <table:table-cell office:value-type="float" office:value="875.256426">
            <text:p>875.256426</text:p>
          </table:table-cell>
          <table:table-cell table:formula="of:=[.A904]-[.A$20]" office:value-type="float" office:value="0.187802000000033">
            <text:p>0.187802</text:p>
          </table:table-cell>
          <table:table-cell table:formula="of:=[.B904]-[.B903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56434">
            <text:p>875.256434</text:p>
          </table:table-cell>
          <table:table-cell table:formula="of:=[.A905]-[.A$20]" office:value-type="float" office:value="0.187810000000013">
            <text:p>0.187810</text:p>
          </table:table-cell>
          <table:table-cell table:formula="of:=[.B905]-[.B904]" office:value-type="float" office:value="0.00000799999997980194">
            <text:p>0.00000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56556">
            <text:p>875.256556</text:p>
          </table:table-cell>
          <table:table-cell table:formula="of:=[.A906]-[.A$20]" office:value-type="float" office:value="0.187932000000046">
            <text:p>0.187932</text:p>
          </table:table-cell>
          <table:table-cell table:formula="of:=[.B906]-[.B905]" office:value-type="float" office:value="0.00012200000003304">
            <text:p>0.0001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56558">
            <text:p>875.256558</text:p>
          </table:table-cell>
          <table:table-cell table:formula="of:=[.A907]-[.A$20]" office:value-type="float" office:value="0.187934000000041">
            <text:p>0.187934</text:p>
          </table:table-cell>
          <table:table-cell table:formula="of:=[.B907]-[.B90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5656">
            <text:p>875.256560</text:p>
          </table:table-cell>
          <table:table-cell table:formula="of:=[.A908]-[.A$20]" office:value-type="float" office:value="0.187936000000036">
            <text:p>0.187936</text:p>
          </table:table-cell>
          <table:table-cell table:formula="of:=[.B908]-[.B907]" office:value-type="float" office:value="0.00000199999999495049">
            <text:p>0.000002</text:p>
          </table:table-cell>
          <table:table-cell office:value-type="string">
            <text:p>d_s is renewed (r + D) to 875258.558324; c_s is fully topped up</text:p>
          </table:table-cell>
          <table:table-cell table:number-columns-repeated="2"/>
        </table:table-row>
        <table:table-row table:style-name="ro1">
          <table:table-cell office:value-type="float" office:value="875.256563">
            <text:p>875.256563</text:p>
          </table:table-cell>
          <table:table-cell table:formula="of:=[.A909]-[.A$20]" office:value-type="float" office:value="0.187939000000029">
            <text:p>0.187939</text:p>
          </table:table-cell>
          <table:table-cell table:formula="of:=[.B909]-[.B908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56567">
            <text:p>875.256567</text:p>
          </table:table-cell>
          <table:table-cell table:formula="of:=[.A910]-[.A$20]" office:value-type="float" office:value="0.187943000000018">
            <text:p>0.187943</text:p>
          </table:table-cell>
          <table:table-cell table:formula="of:=[.B910]-[.B90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56572">
            <text:p>875.256572</text:p>
          </table:table-cell>
          <table:table-cell table:formula="of:=[.A911]-[.A$20]" office:value-type="float" office:value="0.187948000000006">
            <text:p>0.187948</text:p>
          </table:table-cell>
          <table:table-cell table:formula="of:=[.B911]-[.B91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57522">
            <text:p>875.257522</text:p>
          </table:table-cell>
          <table:table-cell table:formula="of:=[.A912]-[.A$20]" office:value-type="float" office:value="0.188897999999995">
            <text:p>0.188898</text:p>
          </table:table-cell>
          <table:table-cell table:formula="of:=[.B912]-[.B911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57523">
            <text:p>875.257523</text:p>
          </table:table-cell>
          <table:table-cell table:formula="of:=[.A913]-[.A$20]" office:value-type="float" office:value="0.188898999999992">
            <text:p>0.188899</text:p>
          </table:table-cell>
          <table:table-cell table:formula="of:=[.B913]-[.B91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57527">
            <text:p>875.257527</text:p>
          </table:table-cell>
          <table:table-cell table:formula="of:=[.A914]-[.A$20]" office:value-type="float" office:value="0.188902999999982">
            <text:p>0.188903</text:p>
          </table:table-cell>
          <table:table-cell table:formula="of:=[.B914]-[.B91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58553">
            <text:p>875.258553</text:p>
          </table:table-cell>
          <table:table-cell table:formula="of:=[.A915]-[.A$20]" office:value-type="float" office:value="0.189929000000006">
            <text:p>0.189929</text:p>
          </table:table-cell>
          <table:table-cell table:formula="of:=[.B915]-[.B914]" office:value-type="float" office:value="0.0010260000000244">
            <text:p>0.00102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58555">
            <text:p>875.258555</text:p>
          </table:table-cell>
          <table:table-cell table:formula="of:=[.A916]-[.A$20]" office:value-type="float" office:value="0.189931000000001">
            <text:p>0.189931</text:p>
          </table:table-cell>
          <table:table-cell table:formula="of:=[.B916]-[.B91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58557">
            <text:p>875.258557</text:p>
          </table:table-cell>
          <table:table-cell table:formula="of:=[.A917]-[.A$20]" office:value-type="float" office:value="0.189932999999996">
            <text:p>0.189933</text:p>
          </table:table-cell>
          <table:table-cell table:formula="of:=[.B917]-[.B916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65.554953; c_s is fully topped up</text:p>
          </table:table-cell>
        </table:table-row>
        <table:table-row table:style-name="ro1">
          <table:table-cell office:value-type="float" office:value="875.259141">
            <text:p>875.259141</text:p>
          </table:table-cell>
          <table:table-cell table:formula="of:=[.A918]-[.A$20]" office:value-type="float" office:value="0.190517">
            <text:p>0.190517</text:p>
          </table:table-cell>
          <table:table-cell table:formula="of:=[.B918]-[.B917]" office:value-type="float" office:value="0.000584000000003471">
            <text:p>0.00058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59142">
            <text:p>875.259142</text:p>
          </table:table-cell>
          <table:table-cell table:formula="of:=[.A919]-[.A$20]" office:value-type="float" office:value="0.190517999999997">
            <text:p>0.190518</text:p>
          </table:table-cell>
          <table:table-cell table:formula="of:=[.B919]-[.B918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59146">
            <text:p>875.259146</text:p>
          </table:table-cell>
          <table:table-cell table:formula="of:=[.A920]-[.A$20]" office:value-type="float" office:value="0.190521999999987">
            <text:p>0.190522</text:p>
          </table:table-cell>
          <table:table-cell table:formula="of:=[.B920]-[.B91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59388">
            <text:p>875.259388</text:p>
          </table:table-cell>
          <table:table-cell table:formula="of:=[.A921]-[.A$20]" office:value-type="float" office:value="0.190763999999945">
            <text:p>0.190764</text:p>
          </table:table-cell>
          <table:table-cell table:formula="of:=[.B921]-[.B920]" office:value-type="float" office:value="0.000241999999957443">
            <text:p>0.00024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5939">
            <text:p>875.259390</text:p>
          </table:table-cell>
          <table:table-cell table:formula="of:=[.A922]-[.A$20]" office:value-type="float" office:value="0.190766000000053">
            <text:p>0.190766</text:p>
          </table:table-cell>
          <table:table-cell table:formula="of:=[.B922]-[.B921]" office:value-type="float" office:value="0.00000200000010863732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59393">
            <text:p>875.259393</text:p>
          </table:table-cell>
          <table:table-cell table:formula="of:=[.A923]-[.A$20]" office:value-type="float" office:value="0.190769000000046">
            <text:p>0.190769</text:p>
          </table:table-cell>
          <table:table-cell table:formula="of:=[.B923]-[.B922]" office:value-type="float" office:value="0.00000299999999242573">
            <text:p>0.000003</text:p>
          </table:table-cell>
          <table:table-cell/>
          <table:table-cell office:value-type="string">
            <text:p>0.247497 / 2.003632 &lt;= 2.000000 / 5.000000</text:p>
          </table:table-cell>
          <table:table-cell/>
        </table:table-row>
        <table:table-row table:style-name="ro1">
          <table:table-cell office:value-type="float" office:value="875.259395">
            <text:p>875.259395</text:p>
          </table:table-cell>
          <table:table-cell table:formula="of:=[.A924]-[.A$20]" office:value-type="float" office:value="0.190771000000041">
            <text:p>0.190771</text:p>
          </table:table-cell>
          <table:table-cell table:formula="of:=[.B924]-[.B92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59397">
            <text:p>875.259397</text:p>
          </table:table-cell>
          <table:table-cell table:formula="of:=[.A925]-[.A$20]" office:value-type="float" office:value="0.190773000000036">
            <text:p>0.190773</text:p>
          </table:table-cell>
          <table:table-cell table:formula="of:=[.B925]-[.B92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875.259404">
            <text:p>875.259404</text:p>
          </table:table-cell>
          <table:table-cell table:formula="of:=[.A926]-[.A$20]" office:value-type="float" office:value="0.190780000000018">
            <text:p>0.190780</text:p>
          </table:table-cell>
          <table:table-cell table:formula="of:=[.B926]-[.B92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59408">
            <text:p>875.259408</text:p>
          </table:table-cell>
          <table:table-cell table:formula="of:=[.A927]-[.A$20]" office:value-type="float" office:value="0.190784000000008">
            <text:p>0.190784</text:p>
          </table:table-cell>
          <table:table-cell table:formula="of:=[.B927]-[.B92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59655">
            <text:p>875.259655</text:p>
          </table:table-cell>
          <table:table-cell table:formula="of:=[.A928]-[.A$20]" office:value-type="float" office:value="0.191030999999953">
            <text:p>0.191031</text:p>
          </table:table-cell>
          <table:table-cell table:formula="of:=[.B928]-[.B927]" office:value-type="float" office:value="0.000246999999944819">
            <text:p>0.00024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59658">
            <text:p>875.259658</text:p>
          </table:table-cell>
          <table:table-cell table:formula="of:=[.A929]-[.A$20]" office:value-type="float" office:value="0.191033999999945">
            <text:p>0.191034</text:p>
          </table:table-cell>
          <table:table-cell table:formula="of:=[.B929]-[.B928]" office:value-type="float" office:value="0.00000299999999242573">
            <text:p>0.000003</text:p>
          </table:table-cell>
          <table:table-cell/>
          <table:table-cell office:value-type="string">
            <text:p>uses up its c_s; 875259.655204-875259.405443=0.249761</text:p>
          </table:table-cell>
          <table:table-cell/>
        </table:table-row>
        <table:table-row table:style-name="ro1">
          <table:table-cell office:value-type="float" office:value="875.259663">
            <text:p>875.259663</text:p>
          </table:table-cell>
          <table:table-cell table:formula="of:=[.A930]-[.A$20]" office:value-type="float" office:value="0.191039000000046">
            <text:p>0.191039</text:p>
          </table:table-cell>
          <table:table-cell table:formula="of:=[.B930]-[.B929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59666">
            <text:p>875.259666</text:p>
          </table:table-cell>
          <table:table-cell table:formula="of:=[.A931]-[.A$20]" office:value-type="float" office:value="0.191042000000039">
            <text:p>0.191042</text:p>
          </table:table-cell>
          <table:table-cell table:formula="of:=[.B931]-[.B93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60557">
            <text:p>875.260557</text:p>
          </table:table-cell>
          <table:table-cell table:formula="of:=[.A932]-[.A$20]" office:value-type="float" office:value="0.191932999999949">
            <text:p>0.191933</text:p>
          </table:table-cell>
          <table:table-cell table:formula="of:=[.B932]-[.B931]" office:value-type="float" office:value="0.000890999999910491">
            <text:p>0.0008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60559">
            <text:p>875.260559</text:p>
          </table:table-cell>
          <table:table-cell table:formula="of:=[.A933]-[.A$20]" office:value-type="float" office:value="0.191934999999944">
            <text:p>0.191935</text:p>
          </table:table-cell>
          <table:table-cell table:formula="of:=[.B933]-[.B93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60561">
            <text:p>875.260561</text:p>
          </table:table-cell>
          <table:table-cell table:formula="of:=[.A934]-[.A$20]" office:value-type="float" office:value="0.191937000000053">
            <text:p>0.191937</text:p>
          </table:table-cell>
          <table:table-cell table:formula="of:=[.B934]-[.B933]" office:value-type="float" office:value="0.00000200000010863732">
            <text:p>0.000002</text:p>
          </table:table-cell>
          <table:table-cell office:value-type="string">
            <text:p>d_s is renewed (r + D) to 875262.558567; c_s is fully topped up</text:p>
          </table:table-cell>
          <table:table-cell table:number-columns-repeated="2"/>
        </table:table-row>
        <table:table-row table:style-name="ro1">
          <table:table-cell office:value-type="float" office:value="875.260563">
            <text:p>875.260563</text:p>
          </table:table-cell>
          <table:table-cell table:formula="of:=[.A935]-[.A$20]" office:value-type="float" office:value="0.191939000000048">
            <text:p>0.191939</text:p>
          </table:table-cell>
          <table:table-cell table:formula="of:=[.B935]-[.B93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60567">
            <text:p>875.260567</text:p>
          </table:table-cell>
          <table:table-cell table:formula="of:=[.A936]-[.A$20]" office:value-type="float" office:value="0.191943000000038">
            <text:p>0.191943</text:p>
          </table:table-cell>
          <table:table-cell table:formula="of:=[.B936]-[.B93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6057">
            <text:p>875.260570</text:p>
          </table:table-cell>
          <table:table-cell table:formula="of:=[.A937]-[.A$20]" office:value-type="float" office:value="0.19194600000003">
            <text:p>0.191946</text:p>
          </table:table-cell>
          <table:table-cell table:formula="of:=[.B937]-[.B936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61404">
            <text:p>875.261404</text:p>
          </table:table-cell>
          <table:table-cell table:formula="of:=[.A938]-[.A$20]" office:value-type="float" office:value="0.192779999999971">
            <text:p>0.192780</text:p>
          </table:table-cell>
          <table:table-cell table:formula="of:=[.B938]-[.B937]" office:value-type="float" office:value="0.000833999999940716">
            <text:p>0.00083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61406">
            <text:p>875.261406</text:p>
          </table:table-cell>
          <table:table-cell table:formula="of:=[.A939]-[.A$20]" office:value-type="float" office:value="0.192781999999966">
            <text:p>0.192782</text:p>
          </table:table-cell>
          <table:table-cell table:formula="of:=[.B939]-[.B93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61408">
            <text:p>875.261408</text:p>
          </table:table-cell>
          <table:table-cell table:formula="of:=[.A940]-[.A$20]" office:value-type="float" office:value="0.192783999999961">
            <text:p>0.192784</text:p>
          </table:table-cell>
          <table:table-cell table:formula="of:=[.B940]-[.B939]" office:value-type="float" office:value="0.00000199999999495049">
            <text:p>0.000002</text:p>
          </table:table-cell>
          <table:table-cell/>
          <table:table-cell office:value-type="string">
            <text:p>postpones its deadline to 875266.393738; c_s is topped up to 1.997736</text:p>
          </table:table-cell>
          <table:table-cell/>
        </table:table-row>
        <table:table-row table:style-name="ro1">
          <table:table-cell office:value-type="float" office:value="875.261529">
            <text:p>875.261529</text:p>
          </table:table-cell>
          <table:table-cell table:formula="of:=[.A941]-[.A$20]" office:value-type="float" office:value="0.192904999999996">
            <text:p>0.192905</text:p>
          </table:table-cell>
          <table:table-cell table:formula="of:=[.B941]-[.B940]" office:value-type="float" office:value="0.000121000000035565">
            <text:p>0.0001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61531">
            <text:p>875.261531</text:p>
          </table:table-cell>
          <table:table-cell table:formula="of:=[.A942]-[.A$20]" office:value-type="float" office:value="0.192906999999991">
            <text:p>0.192907</text:p>
          </table:table-cell>
          <table:table-cell table:formula="of:=[.B942]-[.B94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61536">
            <text:p>875.261536</text:p>
          </table:table-cell>
          <table:table-cell table:formula="of:=[.A943]-[.A$20]" office:value-type="float" office:value="0.192911999999978">
            <text:p>0.192912</text:p>
          </table:table-cell>
          <table:table-cell table:formula="of:=[.B943]-[.B94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63342">
            <text:p>875.263342</text:p>
          </table:table-cell>
          <table:table-cell table:formula="of:=[.A944]-[.A$20]" office:value-type="float" office:value="0.194717999999966">
            <text:p>0.194718</text:p>
          </table:table-cell>
          <table:table-cell table:formula="of:=[.B944]-[.B943]" office:value-type="float" office:value="0.00180599999998776">
            <text:p>0.0018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63343">
            <text:p>875.263343</text:p>
          </table:table-cell>
          <table:table-cell table:formula="of:=[.A945]-[.A$20]" office:value-type="float" office:value="0.194718999999964">
            <text:p>0.194719</text:p>
          </table:table-cell>
          <table:table-cell table:formula="of:=[.B945]-[.B94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63347">
            <text:p>875.263347</text:p>
          </table:table-cell>
          <table:table-cell table:formula="of:=[.A946]-[.A$20]" office:value-type="float" office:value="0.194722999999954">
            <text:p>0.194723</text:p>
          </table:table-cell>
          <table:table-cell table:formula="of:=[.B946]-[.B945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64556">
            <text:p>875.264556</text:p>
          </table:table-cell>
          <table:table-cell table:formula="of:=[.A947]-[.A$20]" office:value-type="float" office:value="0.195931999999971">
            <text:p>0.195932</text:p>
          </table:table-cell>
          <table:table-cell table:formula="of:=[.B947]-[.B946]" office:value-type="float" office:value="0.00120900000001711">
            <text:p>0.0012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64558">
            <text:p>875.264558</text:p>
          </table:table-cell>
          <table:table-cell table:formula="of:=[.A948]-[.A$20]" office:value-type="float" office:value="0.195933999999966">
            <text:p>0.195934</text:p>
          </table:table-cell>
          <table:table-cell table:formula="of:=[.B948]-[.B9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6456">
            <text:p>875.264560</text:p>
          </table:table-cell>
          <table:table-cell table:formula="of:=[.A949]-[.A$20]" office:value-type="float" office:value="0.195935999999961">
            <text:p>0.195936</text:p>
          </table:table-cell>
          <table:table-cell table:formula="of:=[.B949]-[.B948]" office:value-type="float" office:value="0.00000199999999495049">
            <text:p>0.000002</text:p>
          </table:table-cell>
          <table:table-cell office:value-type="string">
            <text:p>d_s is renewed (r + D) to 875266.557886; c_s is fully topped up</text:p>
          </table:table-cell>
          <table:table-cell table:number-columns-repeated="2"/>
        </table:table-row>
        <table:table-row table:style-name="ro1">
          <table:table-cell office:value-type="float" office:value="875.265082">
            <text:p>875.265082</text:p>
          </table:table-cell>
          <table:table-cell table:formula="of:=[.A950]-[.A$20]" office:value-type="float" office:value="0.196458000000007">
            <text:p>0.196458</text:p>
          </table:table-cell>
          <table:table-cell table:formula="of:=[.B950]-[.B949]" office:value-type="float" office:value="0.000522000000046319">
            <text:p>0.00052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65083">
            <text:p>875.265083</text:p>
          </table:table-cell>
          <table:table-cell table:formula="of:=[.A951]-[.A$20]" office:value-type="float" office:value="0.196459000000004">
            <text:p>0.196459</text:p>
          </table:table-cell>
          <table:table-cell table:formula="of:=[.B951]-[.B95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65087">
            <text:p>875.265087</text:p>
          </table:table-cell>
          <table:table-cell table:formula="of:=[.A952]-[.A$20]" office:value-type="float" office:value="0.196462999999994">
            <text:p>0.196463</text:p>
          </table:table-cell>
          <table:table-cell table:formula="of:=[.B952]-[.B951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65349">
            <text:p>875.265349</text:p>
          </table:table-cell>
          <table:table-cell table:formula="of:=[.A953]-[.A$20]" office:value-type="float" office:value="0.196725000000015">
            <text:p>0.196725</text:p>
          </table:table-cell>
          <table:table-cell table:formula="of:=[.B953]-[.B952]" office:value-type="float" office:value="0.000262000000020635">
            <text:p>0.00026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6535">
            <text:p>875.265350</text:p>
          </table:table-cell>
          <table:table-cell table:formula="of:=[.A954]-[.A$20]" office:value-type="float" office:value="0.196726000000012">
            <text:p>0.196726</text:p>
          </table:table-cell>
          <table:table-cell table:formula="of:=[.B954]-[.B95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65353">
            <text:p>875.265353</text:p>
          </table:table-cell>
          <table:table-cell table:formula="of:=[.A955]-[.A$20]" office:value-type="float" office:value="0.196729000000005">
            <text:p>0.196729</text:p>
          </table:table-cell>
          <table:table-cell table:formula="of:=[.B955]-[.B954]" office:value-type="float" office:value="0.00000299999999242573">
            <text:p>0.000003</text:p>
          </table:table-cell>
          <table:table-cell/>
          <table:table-cell office:value-type="string">
            <text:p>0.261074 / 1.043243 &lt;= 2.000000 / 5.000000</text:p>
          </table:table-cell>
          <table:table-cell/>
        </table:table-row>
        <table:table-row table:style-name="ro1">
          <table:table-cell office:value-type="float" office:value="875.265355">
            <text:p>875.265355</text:p>
          </table:table-cell>
          <table:table-cell table:formula="of:=[.A956]-[.A$20]" office:value-type="float" office:value="0.196731">
            <text:p>0.196731</text:p>
          </table:table-cell>
          <table:table-cell table:formula="of:=[.B956]-[.B955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65357">
            <text:p>875.265357</text:p>
          </table:table-cell>
          <table:table-cell table:formula="of:=[.A957]-[.A$20]" office:value-type="float" office:value="0.196732999999995">
            <text:p>0.196733</text:p>
          </table:table-cell>
          <table:table-cell table:formula="of:=[.B957]-[.B956]" office:value-type="float" office:value="0.00000199999999495049">
            <text:p>0.000002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875.265364">
            <text:p>875.265364</text:p>
          </table:table-cell>
          <table:table-cell table:formula="of:=[.A958]-[.A$20]" office:value-type="float" office:value="0.196739999999977">
            <text:p>0.196740</text:p>
          </table:table-cell>
          <table:table-cell table:formula="of:=[.B958]-[.B957]" office:value-type="float" office:value="0.0000069999999823267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65368">
            <text:p>875.265368</text:p>
          </table:table-cell>
          <table:table-cell table:formula="of:=[.A959]-[.A$20]" office:value-type="float" office:value="0.196743999999967">
            <text:p>0.196744</text:p>
          </table:table-cell>
          <table:table-cell table:formula="of:=[.B959]-[.B958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65629">
            <text:p>875.265629</text:p>
          </table:table-cell>
          <table:table-cell table:formula="of:=[.A960]-[.A$20]" office:value-type="float" office:value="0.19700499999999">
            <text:p>0.197005</text:p>
          </table:table-cell>
          <table:table-cell table:formula="of:=[.B960]-[.B959]" office:value-type="float" office:value="0.000261000000023159">
            <text:p>0.00026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65632">
            <text:p>875.265632</text:p>
          </table:table-cell>
          <table:table-cell table:formula="of:=[.A961]-[.A$20]" office:value-type="float" office:value="0.197007999999983">
            <text:p>0.197008</text:p>
          </table:table-cell>
          <table:table-cell table:formula="of:=[.B961]-[.B960]" office:value-type="float" office:value="0.00000299999999242573">
            <text:p>0.000003</text:p>
          </table:table-cell>
          <table:table-cell/>
          <table:table-cell office:value-type="string">
            <text:p>uses up its c_s; 875265.628947-875265.365735=0.263212</text:p>
          </table:table-cell>
          <table:table-cell/>
        </table:table-row>
        <table:table-row table:style-name="ro1">
          <table:table-cell office:value-type="float" office:value="875.265638">
            <text:p>875.265638</text:p>
          </table:table-cell>
          <table:table-cell table:formula="of:=[.A962]-[.A$20]" office:value-type="float" office:value="0.197013999999967">
            <text:p>0.197014</text:p>
          </table:table-cell>
          <table:table-cell table:formula="of:=[.B962]-[.B961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65642">
            <text:p>875.265642</text:p>
          </table:table-cell>
          <table:table-cell table:formula="of:=[.A963]-[.A$20]" office:value-type="float" office:value="0.197017999999957">
            <text:p>0.197018</text:p>
          </table:table-cell>
          <table:table-cell table:formula="of:=[.B963]-[.B962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66332">
            <text:p>875.266332</text:p>
          </table:table-cell>
          <table:table-cell table:formula="of:=[.A964]-[.A$20]" office:value-type="float" office:value="0.197708000000034">
            <text:p>0.197708</text:p>
          </table:table-cell>
          <table:table-cell table:formula="of:=[.B964]-[.B963]" office:value-type="float" office:value="0.000690000000076907">
            <text:p>0.00069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66334">
            <text:p>875.266334</text:p>
          </table:table-cell>
          <table:table-cell table:formula="of:=[.A965]-[.A$20]" office:value-type="float" office:value="0.197710000000029">
            <text:p>0.197710</text:p>
          </table:table-cell>
          <table:table-cell table:formula="of:=[.B965]-[.B96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66413">
            <text:p>875.266413</text:p>
          </table:table-cell>
          <table:table-cell table:formula="of:=[.A966]-[.A$20]" office:value-type="float" office:value="0.197789000000057">
            <text:p>0.197789</text:p>
          </table:table-cell>
          <table:table-cell table:formula="of:=[.B966]-[.B965]" office:value-type="float" office:value="0.0000790000000279178">
            <text:p>0.0000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66415">
            <text:p>875.266415</text:p>
          </table:table-cell>
          <table:table-cell table:formula="of:=[.A967]-[.A$20]" office:value-type="float" office:value="0.197791000000052">
            <text:p>0.197791</text:p>
          </table:table-cell>
          <table:table-cell table:formula="of:=[.B967]-[.B96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66418">
            <text:p>875.266418</text:p>
          </table:table-cell>
          <table:table-cell table:formula="of:=[.A968]-[.A$20]" office:value-type="float" office:value="0.197794000000044">
            <text:p>0.197794</text:p>
          </table:table-cell>
          <table:table-cell table:formula="of:=[.B968]-[.B967]" office:value-type="float" office:value="0.00000299999999242573">
            <text:p>0.000003</text:p>
          </table:table-cell>
          <table:table-cell/>
          <table:table-cell office:value-type="string">
            <text:p>postpones its deadline to 875271.393738; c_s is topped up to 1.997862</text:p>
          </table:table-cell>
          <table:table-cell/>
        </table:table-row>
        <table:table-row table:style-name="ro1">
          <table:table-cell office:value-type="float" office:value="875.26642">
            <text:p>875.266420</text:p>
          </table:table-cell>
          <table:table-cell table:formula="of:=[.A969]-[.A$20]" office:value-type="float" office:value="0.197796000000039">
            <text:p>0.197796</text:p>
          </table:table-cell>
          <table:table-cell table:formula="of:=[.B969]-[.B968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66433">
            <text:p>875.266433</text:p>
          </table:table-cell>
          <table:table-cell table:formula="of:=[.A970]-[.A$20]" office:value-type="float" office:value="0.197809000000007">
            <text:p>0.197809</text:p>
          </table:table-cell>
          <table:table-cell table:formula="of:=[.B970]-[.B969]" office:value-type="float" office:value="0.0000129999999671782">
            <text:p>0.00001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68139">
            <text:p>875.268139</text:p>
          </table:table-cell>
          <table:table-cell table:formula="of:=[.A971]-[.A$20]" office:value-type="float" office:value="0.199515000000019">
            <text:p>0.199515</text:p>
          </table:table-cell>
          <table:table-cell table:formula="of:=[.B971]-[.B970]" office:value-type="float" office:value="0.00170600000001286">
            <text:p>0.0017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68141">
            <text:p>875.268141</text:p>
          </table:table-cell>
          <table:table-cell table:formula="of:=[.A972]-[.A$20]" office:value-type="float" office:value="0.199517000000014">
            <text:p>0.199517</text:p>
          </table:table-cell>
          <table:table-cell table:formula="of:=[.B972]-[.B97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68574">
            <text:p>875.268574</text:p>
          </table:table-cell>
          <table:table-cell table:formula="of:=[.A973]-[.A$20]" office:value-type="float" office:value="0.199949999999944">
            <text:p>0.199950</text:p>
          </table:table-cell>
          <table:table-cell table:formula="of:=[.B973]-[.B972]" office:value-type="float" office:value="0.000432999999929962">
            <text:p>0.00043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68577">
            <text:p>875.268577</text:p>
          </table:table-cell>
          <table:table-cell table:formula="of:=[.A974]-[.A$20]" office:value-type="float" office:value="0.19995300000005">
            <text:p>0.199953</text:p>
          </table:table-cell>
          <table:table-cell table:formula="of:=[.B974]-[.B97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68579">
            <text:p>875.268579</text:p>
          </table:table-cell>
          <table:table-cell table:formula="of:=[.A975]-[.A$20]" office:value-type="float" office:value="0.199955000000045">
            <text:p>0.199955</text:p>
          </table:table-cell>
          <table:table-cell table:formula="of:=[.B975]-[.B974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275.576801; c_s is fully topped up</text:p>
          </table:table-cell>
        </table:table-row>
        <table:table-row table:style-name="ro1">
          <table:table-cell office:value-type="float" office:value="875.268582">
            <text:p>875.268582</text:p>
          </table:table-cell>
          <table:table-cell table:formula="of:=[.A976]-[.A$20]" office:value-type="float" office:value="0.199958000000038">
            <text:p>0.199958</text:p>
          </table:table-cell>
          <table:table-cell table:formula="of:=[.B976]-[.B97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68583">
            <text:p>875.268583</text:p>
          </table:table-cell>
          <table:table-cell table:formula="of:=[.A977]-[.A$20]" office:value-type="float" office:value="0.199959000000035">
            <text:p>0.199959</text:p>
          </table:table-cell>
          <table:table-cell table:formula="of:=[.B977]-[.B976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68585">
            <text:p>875.268585</text:p>
          </table:table-cell>
          <table:table-cell table:formula="of:=[.A978]-[.A$20]" office:value-type="float" office:value="0.19996100000003">
            <text:p>0.199961</text:p>
          </table:table-cell>
          <table:table-cell table:formula="of:=[.B978]-[.B977]" office:value-type="float" office:value="0.00000199999999495049">
            <text:p>0.000002</text:p>
          </table:table-cell>
          <table:table-cell office:value-type="string">
            <text:p>d_s is renewed (r + D) to 875270.583388; c_s is fully topped up</text:p>
          </table:table-cell>
          <table:table-cell table:number-columns-repeated="2"/>
        </table:table-row>
        <table:table-row table:style-name="ro1">
          <table:table-cell office:value-type="float" office:value="875.268588">
            <text:p>875.268588</text:p>
          </table:table-cell>
          <table:table-cell table:formula="of:=[.A979]-[.A$20]" office:value-type="float" office:value="0.199964000000023">
            <text:p>0.199964</text:p>
          </table:table-cell>
          <table:table-cell table:formula="of:=[.B979]-[.B97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6859">
            <text:p>875.268590</text:p>
          </table:table-cell>
          <table:table-cell table:formula="of:=[.A980]-[.A$20]" office:value-type="float" office:value="0.199966000000018">
            <text:p>0.199966</text:p>
          </table:table-cell>
          <table:table-cell table:formula="of:=[.B980]-[.B97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68593">
            <text:p>875.268593</text:p>
          </table:table-cell>
          <table:table-cell table:formula="of:=[.A981]-[.A$20]" office:value-type="float" office:value="0.19996900000001">
            <text:p>0.199969</text:p>
          </table:table-cell>
          <table:table-cell table:formula="of:=[.B981]-[.B980]" office:value-type="float" office:value="0.00000299999999242573">
            <text:p>0.000003</text:p>
          </table:table-cell>
          <table:table-cell/>
          <table:table-cell office:value-type="string">
            <text:p>0.289618 / 2.803817 &lt;= 2.000000 / 5.000000</text:p>
          </table:table-cell>
          <table:table-cell/>
        </table:table-row>
        <table:table-row table:style-name="ro1">
          <table:table-cell office:value-type="float" office:value="875.268595">
            <text:p>875.268595</text:p>
          </table:table-cell>
          <table:table-cell table:formula="of:=[.A982]-[.A$20]" office:value-type="float" office:value="0.199971000000005">
            <text:p>0.199971</text:p>
          </table:table-cell>
          <table:table-cell table:formula="of:=[.B982]-[.B98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68605">
            <text:p>875.268605</text:p>
          </table:table-cell>
          <table:table-cell table:formula="of:=[.A983]-[.A$20]" office:value-type="float" office:value="0.19998099999998">
            <text:p>0.199981</text:p>
          </table:table-cell>
          <table:table-cell table:formula="of:=[.B983]-[.B982]" office:value-type="float" office:value="0.00000999999997475243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269555">
            <text:p>875.269555</text:p>
          </table:table-cell>
          <table:table-cell table:formula="of:=[.A984]-[.A$20]" office:value-type="float" office:value="0.200930999999969">
            <text:p>0.200931</text:p>
          </table:table-cell>
          <table:table-cell table:formula="of:=[.B984]-[.B983]" office:value-type="float" office:value="0.00094999999998890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69557">
            <text:p>875.269557</text:p>
          </table:table-cell>
          <table:table-cell table:formula="of:=[.A985]-[.A$20]" office:value-type="float" office:value="0.200932999999964">
            <text:p>0.200933</text:p>
          </table:table-cell>
          <table:table-cell table:formula="of:=[.B985]-[.B98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69562">
            <text:p>875.269562</text:p>
          </table:table-cell>
          <table:table-cell table:formula="of:=[.A986]-[.A$20]" office:value-type="float" office:value="0.200937999999951">
            <text:p>0.200938</text:p>
          </table:table-cell>
          <table:table-cell table:formula="of:=[.B986]-[.B985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69851">
            <text:p>875.269851</text:p>
          </table:table-cell>
          <table:table-cell table:formula="of:=[.A987]-[.A$20]" office:value-type="float" office:value="0.201227000000017">
            <text:p>0.201227</text:p>
          </table:table-cell>
          <table:table-cell table:formula="of:=[.B987]-[.B986]" office:value-type="float" office:value="0.000289000000066153">
            <text:p>0.00028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69853">
            <text:p>875.269853</text:p>
          </table:table-cell>
          <table:table-cell table:formula="of:=[.A988]-[.A$20]" office:value-type="float" office:value="0.201229000000012">
            <text:p>0.201229</text:p>
          </table:table-cell>
          <table:table-cell table:formula="of:=[.B988]-[.B987]" office:value-type="float" office:value="0.00000199999999495049">
            <text:p>0.000002</text:p>
          </table:table-cell>
          <table:table-cell/>
          <table:table-cell office:value-type="string">
            <text:p>uses up its c_s; 875269.850580-875269.558773=0.291807</text:p>
          </table:table-cell>
          <table:table-cell/>
        </table:table-row>
        <table:table-row table:style-name="ro1">
          <table:table-cell office:value-type="float" office:value="875.269859">
            <text:p>875.269859</text:p>
          </table:table-cell>
          <table:table-cell table:formula="of:=[.A989]-[.A$20]" office:value-type="float" office:value="0.201234999999997">
            <text:p>0.201235</text:p>
          </table:table-cell>
          <table:table-cell table:formula="of:=[.B989]-[.B988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69863">
            <text:p>875.269863</text:p>
          </table:table-cell>
          <table:table-cell table:formula="of:=[.A990]-[.A$20]" office:value-type="float" office:value="0.201238999999987">
            <text:p>0.201239</text:p>
          </table:table-cell>
          <table:table-cell table:formula="of:=[.B990]-[.B98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71398">
            <text:p>875.271398</text:p>
          </table:table-cell>
          <table:table-cell table:formula="of:=[.A991]-[.A$20]" office:value-type="float" office:value="0.202773999999977">
            <text:p>0.202774</text:p>
          </table:table-cell>
          <table:table-cell table:formula="of:=[.B991]-[.B990]" office:value-type="float" office:value="0.00153499999998985">
            <text:p>0.0015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714">
            <text:p>875.271400</text:p>
          </table:table-cell>
          <table:table-cell table:formula="of:=[.A992]-[.A$20]" office:value-type="float" office:value="0.202775999999972">
            <text:p>0.202776</text:p>
          </table:table-cell>
          <table:table-cell table:formula="of:=[.B992]-[.B99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71403">
            <text:p>875.271403</text:p>
          </table:table-cell>
          <table:table-cell table:formula="of:=[.A993]-[.A$20]" office:value-type="float" office:value="0.202778999999964">
            <text:p>0.202779</text:p>
          </table:table-cell>
          <table:table-cell table:formula="of:=[.B993]-[.B992]" office:value-type="float" office:value="0.00000299999999242573">
            <text:p>0.000003</text:p>
          </table:table-cell>
          <table:table-cell/>
          <table:table-cell office:value-type="string">
            <text:p>postpones its deadline to 875276.393738; c_s is topped up to 1.997811</text:p>
          </table:table-cell>
          <table:table-cell/>
        </table:table-row>
        <table:table-row table:style-name="ro1">
          <table:table-cell office:value-type="float" office:value="875.272557">
            <text:p>875.272557</text:p>
          </table:table-cell>
          <table:table-cell table:formula="of:=[.A994]-[.A$20]" office:value-type="float" office:value="0.203933000000006">
            <text:p>0.203933</text:p>
          </table:table-cell>
          <table:table-cell table:formula="of:=[.B994]-[.B993]" office:value-type="float" office:value="0.00115400000004229">
            <text:p>0.0011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72559">
            <text:p>875.272559</text:p>
          </table:table-cell>
          <table:table-cell table:formula="of:=[.A995]-[.A$20]" office:value-type="float" office:value="0.203935000000001">
            <text:p>0.203935</text:p>
          </table:table-cell>
          <table:table-cell table:formula="of:=[.B995]-[.B99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72561">
            <text:p>875.272561</text:p>
          </table:table-cell>
          <table:table-cell table:formula="of:=[.A996]-[.A$20]" office:value-type="float" office:value="0.203936999999996">
            <text:p>0.203937</text:p>
          </table:table-cell>
          <table:table-cell table:formula="of:=[.B996]-[.B995]" office:value-type="float" office:value="0.00000199999999495049">
            <text:p>0.000002</text:p>
          </table:table-cell>
          <table:table-cell office:value-type="string">
            <text:p>d_s is renewed (r + D) to 875274.558988; c_s is fully topped up</text:p>
          </table:table-cell>
          <table:table-cell table:number-columns-repeated="2"/>
        </table:table-row>
        <table:table-row table:style-name="ro1">
          <table:table-cell office:value-type="float" office:value="875.272564">
            <text:p>875.272564</text:p>
          </table:table-cell>
          <table:table-cell table:formula="of:=[.A997]-[.A$20]" office:value-type="float" office:value="0.203939999999989">
            <text:p>0.203940</text:p>
          </table:table-cell>
          <table:table-cell table:formula="of:=[.B997]-[.B996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875.272569">
            <text:p>875.272569</text:p>
          </table:table-cell>
          <table:table-cell table:formula="of:=[.A998]-[.A$20]" office:value-type="float" office:value="0.203944999999976">
            <text:p>0.203945</text:p>
          </table:table-cell>
          <table:table-cell table:formula="of:=[.B998]-[.B997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72573">
            <text:p>875.272573</text:p>
          </table:table-cell>
          <table:table-cell table:formula="of:=[.A999]-[.A$20]" office:value-type="float" office:value="0.203948999999966">
            <text:p>0.203949</text:p>
          </table:table-cell>
          <table:table-cell table:formula="of:=[.B999]-[.B998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875.273524">
            <text:p>875.273524</text:p>
          </table:table-cell>
          <table:table-cell table:formula="of:=[.A1000]-[.A$20]" office:value-type="float" office:value="0.204899999999952">
            <text:p>0.204900</text:p>
          </table:table-cell>
          <table:table-cell table:formula="of:=[.B1000]-[.B999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73525">
            <text:p>875.273525</text:p>
          </table:table-cell>
          <table:table-cell table:formula="of:=[.A1001]-[.A$20]" office:value-type="float" office:value="0.20490099999995">
            <text:p>0.204901</text:p>
          </table:table-cell>
          <table:table-cell table:formula="of:=[.B1001]-[.B100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73529">
            <text:p>875.273529</text:p>
          </table:table-cell>
          <table:table-cell table:formula="of:=[.A1002]-[.A$20]" office:value-type="float" office:value="0.204905000000053">
            <text:p>0.204905</text:p>
          </table:table-cell>
          <table:table-cell table:formula="of:=[.B1002]-[.B1001]" office:value-type="float" office:value="0.00000400000010358781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875.273777">
            <text:p>875.273777</text:p>
          </table:table-cell>
          <table:table-cell table:formula="of:=[.A1003]-[.A$20]" office:value-type="float" office:value="0.205152999999996">
            <text:p>0.205153</text:p>
          </table:table-cell>
          <table:table-cell table:formula="of:=[.B1003]-[.B1002]" office:value-type="float" office:value="0.000247999999942294">
            <text:p>0.00024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73779">
            <text:p>875.273779</text:p>
          </table:table-cell>
          <table:table-cell table:formula="of:=[.A1004]-[.A$20]" office:value-type="float" office:value="0.205154999999991">
            <text:p>0.205155</text:p>
          </table:table-cell>
          <table:table-cell table:formula="of:=[.B1004]-[.B100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273783">
            <text:p>875.273783</text:p>
          </table:table-cell>
          <table:table-cell table:formula="of:=[.A1005]-[.A$20]" office:value-type="float" office:value="0.205158999999981">
            <text:p>0.205159</text:p>
          </table:table-cell>
          <table:table-cell table:formula="of:=[.B1005]-[.B100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875.275456">
            <text:p>875.275456</text:p>
          </table:table-cell>
          <table:table-cell table:formula="of:=[.A1006]-[.A$20]" office:value-type="float" office:value="0.206831999999963">
            <text:p>0.206832</text:p>
          </table:table-cell>
          <table:table-cell table:formula="of:=[.B1006]-[.B1005]" office:value-type="float" office:value="0.00167299999998249">
            <text:p>0.00167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75458">
            <text:p>875.275458</text:p>
          </table:table-cell>
          <table:table-cell table:formula="of:=[.A1007]-[.A$20]" office:value-type="float" office:value="0.206833999999958">
            <text:p>0.206834</text:p>
          </table:table-cell>
          <table:table-cell table:formula="of:=[.B1007]-[.B100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75471">
            <text:p>875.275471</text:p>
          </table:table-cell>
          <table:table-cell table:formula="of:=[.A1008]-[.A$20]" office:value-type="float" office:value="0.206847000000039">
            <text:p>0.206847</text:p>
          </table:table-cell>
          <table:table-cell table:formula="of:=[.B1008]-[.B1007]" office:value-type="float" office:value="0.000013000000080865">
            <text:p>0.00001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275473">
            <text:p>875.275473</text:p>
          </table:table-cell>
          <table:table-cell table:formula="of:=[.A1009]-[.A$20]" office:value-type="float" office:value="0.206849000000034">
            <text:p>0.206849</text:p>
          </table:table-cell>
          <table:table-cell table:formula="of:=[.B1009]-[.B100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75477">
            <text:p>875.275477</text:p>
          </table:table-cell>
          <table:table-cell table:formula="of:=[.A1010]-[.A$20]" office:value-type="float" office:value="0.206853000000024">
            <text:p>0.206853</text:p>
          </table:table-cell>
          <table:table-cell table:formula="of:=[.B1010]-[.B1009]" office:value-type="float" office:value="0.00000399999998990097">
            <text:p>0.000004</text:p>
          </table:table-cell>
          <table:table-cell/>
          <table:table-cell office:value-type="string">
            <text:p>0.322845 / 0.920532 &lt;= 2.000000 / 5.000000</text:p>
          </table:table-cell>
          <table:table-cell/>
        </table:table-row>
        <table:table-row table:style-name="ro1">
          <table:table-cell office:value-type="float" office:value="875.275478">
            <text:p>875.275478</text:p>
          </table:table-cell>
          <table:table-cell table:formula="of:=[.A1011]-[.A$20]" office:value-type="float" office:value="0.206854000000021">
            <text:p>0.206854</text:p>
          </table:table-cell>
          <table:table-cell table:formula="of:=[.B1011]-[.B1010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875.275485">
            <text:p>875.275485</text:p>
          </table:table-cell>
          <table:table-cell table:formula="of:=[.A1012]-[.A$20]" office:value-type="float" office:value="0.206861000000004">
            <text:p>0.206861</text:p>
          </table:table-cell>
          <table:table-cell table:formula="of:=[.B1012]-[.B1011]" office:value-type="float" office:value="0.0000069999999823267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875.275808">
            <text:p>875.275808</text:p>
          </table:table-cell>
          <table:table-cell table:formula="of:=[.A1013]-[.A$20]" office:value-type="float" office:value="0.207183999999984">
            <text:p>0.207184</text:p>
          </table:table-cell>
          <table:table-cell table:formula="of:=[.B1013]-[.B1012]" office:value-type="float" office:value="0.000322999999980311">
            <text:p>0.00032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875.27581">
            <text:p>875.275810</text:p>
          </table:table-cell>
          <table:table-cell table:formula="of:=[.A1014]-[.A$20]" office:value-type="float" office:value="0.207185999999979">
            <text:p>0.207186</text:p>
          </table:table-cell>
          <table:table-cell table:formula="of:=[.B1014]-[.B1013]" office:value-type="float" office:value="0.00000199999999495049">
            <text:p>0.000002</text:p>
          </table:table-cell>
          <table:table-cell/>
          <table:table-cell office:value-type="string">
            <text:p>uses up its c_s; 875275.807365-875275.482249=0.325116</text:p>
          </table:table-cell>
          <table:table-cell/>
        </table:table-row>
        <table:table-row table:style-name="ro1">
          <table:table-cell office:value-type="float" office:value="875.275816">
            <text:p>875.275816</text:p>
          </table:table-cell>
          <table:table-cell table:formula="of:=[.A1015]-[.A$20]" office:value-type="float" office:value="0.207191999999964">
            <text:p>0.207192</text:p>
          </table:table-cell>
          <table:table-cell table:formula="of:=[.B1015]-[.B1014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76418">
            <text:p>875.276418</text:p>
          </table:table-cell>
          <table:table-cell table:formula="of:=[.A1016]-[.A$20]" office:value-type="float" office:value="0.207794000000035">
            <text:p>0.207794</text:p>
          </table:table-cell>
          <table:table-cell table:formula="of:=[.B1016]-[.B1015]" office:value-type="float" office:value="0.000602000000071712">
            <text:p>0.00060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875.27642">
            <text:p>875.276420</text:p>
          </table:table-cell>
          <table:table-cell table:formula="of:=[.A1017]-[.A$20]" office:value-type="float" office:value="0.20779600000003">
            <text:p>0.207796</text:p>
          </table:table-cell>
          <table:table-cell table:formula="of:=[.B1017]-[.B101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276423">
            <text:p>875.276423</text:p>
          </table:table-cell>
          <table:table-cell table:formula="of:=[.A1018]-[.A$20]" office:value-type="float" office:value="0.207799000000023">
            <text:p>0.207799</text:p>
          </table:table-cell>
          <table:table-cell table:formula="of:=[.B1018]-[.B1017]" office:value-type="float" office:value="0.00000299999999242573">
            <text:p>0.000003</text:p>
          </table:table-cell>
          <table:table-cell/>
          <table:table-cell office:value-type="string">
            <text:p>postpones its deadline to 875281.393738; c_s is topped up to 1.997729</text:p>
          </table:table-cell>
          <table:table-cell/>
        </table:table-row>
        <table:table-row table:style-name="ro1">
          <table:table-cell office:value-type="float" office:value="875.276426">
            <text:p>875.276426</text:p>
          </table:table-cell>
          <table:table-cell table:formula="of:=[.A1019]-[.A$20]" office:value-type="float" office:value="0.207802000000015">
            <text:p>0.207802</text:p>
          </table:table-cell>
          <table:table-cell table:formula="of:=[.B1019]-[.B1018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875.276435">
            <text:p>875.276435</text:p>
          </table:table-cell>
          <table:table-cell table:formula="of:=[.A1020]-[.A$20]" office:value-type="float" office:value="0.207810999999992">
            <text:p>0.207811</text:p>
          </table:table-cell>
          <table:table-cell table:formula="of:=[.B1020]-[.B1019]" office:value-type="float" office:value="0.00000899999997727718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875.276557">
            <text:p>875.276557</text:p>
          </table:table-cell>
          <table:table-cell table:formula="of:=[.A1021]-[.A$20]" office:value-type="float" office:value="0.207933000000025">
            <text:p>0.207933</text:p>
          </table:table-cell>
          <table:table-cell table:formula="of:=[.B1021]-[.B1020]" office:value-type="float" office:value="0.00012200000003304">
            <text:p>0.0001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276559">
            <text:p>875.276559</text:p>
          </table:table-cell>
          <table:table-cell table:formula="of:=[.A1022]-[.A$20]" office:value-type="float" office:value="0.20793500000002">
            <text:p>0.207935</text:p>
          </table:table-cell>
          <table:table-cell table:formula="of:=[.B1022]-[.B102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76561">
            <text:p>875.276561</text:p>
          </table:table-cell>
          <table:table-cell table:formula="of:=[.A1023]-[.A$20]" office:value-type="float" office:value="0.207937000000015">
            <text:p>0.207937</text:p>
          </table:table-cell>
          <table:table-cell table:formula="of:=[.B1023]-[.B1022]" office:value-type="float" office:value="0.00000199999999495049">
            <text:p>0.000002</text:p>
          </table:table-cell>
          <table:table-cell office:value-type="string">
            <text:p>d_s is renewed (r + D) to 875278.558867; c_s is fully topped up</text:p>
          </table:table-cell>
          <table:table-cell table:number-columns-repeated="2"/>
        </table:table-row>
        <table:table-row table:style-name="ro1">
          <table:table-cell office:value-type="float" office:value="875.276563">
            <text:p>875.276563</text:p>
          </table:table-cell>
          <table:table-cell table:formula="of:=[.A1024]-[.A$20]" office:value-type="float" office:value="0.20793900000001">
            <text:p>0.207939</text:p>
          </table:table-cell>
          <table:table-cell table:formula="of:=[.B1024]-[.B102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76567">
            <text:p>875.276567</text:p>
          </table:table-cell>
          <table:table-cell table:formula="of:=[.A1025]-[.A$20]" office:value-type="float" office:value="0.207943">
            <text:p>0.207943</text:p>
          </table:table-cell>
          <table:table-cell table:formula="of:=[.B1025]-[.B1024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76571">
            <text:p>875.276571</text:p>
          </table:table-cell>
          <table:table-cell table:formula="of:=[.A1026]-[.A$20]" office:value-type="float" office:value="0.20794699999999">
            <text:p>0.207947</text:p>
          </table:table-cell>
          <table:table-cell table:formula="of:=[.B1026]-[.B1025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77573">
            <text:p>875.277573</text:p>
          </table:table-cell>
          <table:table-cell table:formula="of:=[.A1027]-[.A$20]" office:value-type="float" office:value="0.208948999999961">
            <text:p>0.208949</text:p>
          </table:table-cell>
          <table:table-cell table:formula="of:=[.B1027]-[.B1026]" office:value-type="float" office:value="0.0010019999999713">
            <text:p>0.001002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875.277576">
            <text:p>875.277576</text:p>
          </table:table-cell>
          <table:table-cell table:formula="of:=[.A1028]-[.A$20]" office:value-type="float" office:value="0.208951999999954">
            <text:p>0.208952</text:p>
          </table:table-cell>
          <table:table-cell table:formula="of:=[.B1028]-[.B1027]" office:value-type="float" office:value="0.00000299999999242573">
            <text:p>0.000003</text:p>
          </table:table-cell>
          <table:table-cell office:value-type="string">
            <text:p>uses up its c_s; 875277.571921-875276.568553=1.003368</text:p>
          </table:table-cell>
          <table:table-cell table:number-columns-repeated="2"/>
        </table:table-row>
        <table:table-row table:style-name="ro1">
          <table:table-cell office:value-type="float" office:value="875.277581">
            <text:p>875.277581</text:p>
          </table:table-cell>
          <table:table-cell table:formula="of:=[.A1029]-[.A$20]" office:value-type="float" office:value="0.208957000000055">
            <text:p>0.208957</text:p>
          </table:table-cell>
          <table:table-cell table:formula="of:=[.B1029]-[.B1028]" office:value-type="float" office:value="0.00000500000010106305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77585">
            <text:p>875.277585</text:p>
          </table:table-cell>
          <table:table-cell table:formula="of:=[.A1030]-[.A$20]" office:value-type="float" office:value="0.208961000000045">
            <text:p>0.208961</text:p>
          </table:table-cell>
          <table:table-cell table:formula="of:=[.B1030]-[.B102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78554">
            <text:p>875.278554</text:p>
          </table:table-cell>
          <table:table-cell table:formula="of:=[.A1031]-[.A$20]" office:value-type="float" office:value="0.209929999999986">
            <text:p>0.209930</text:p>
          </table:table-cell>
          <table:table-cell table:formula="of:=[.B1031]-[.B1030]" office:value-type="float" office:value="0.000968999999940934">
            <text:p>0.0009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278556">
            <text:p>875.278556</text:p>
          </table:table-cell>
          <table:table-cell table:formula="of:=[.A1032]-[.A$20]" office:value-type="float" office:value="0.209931999999981">
            <text:p>0.209932</text:p>
          </table:table-cell>
          <table:table-cell table:formula="of:=[.B1032]-[.B103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278559">
            <text:p>875.278559</text:p>
          </table:table-cell>
          <table:table-cell table:formula="of:=[.A1033]-[.A$20]" office:value-type="float" office:value="0.209934999999973">
            <text:p>0.209935</text:p>
          </table:table-cell>
          <table:table-cell table:formula="of:=[.B1033]-[.B1032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285.556163; c_s is fully topped up</text:p>
          </table:table-cell>
        </table:table-row>
        <table:table-row table:style-name="ro1">
          <table:table-cell office:value-type="float" office:value="875.278566">
            <text:p>875.278566</text:p>
          </table:table-cell>
          <table:table-cell table:formula="of:=[.A1034]-[.A$20]" office:value-type="float" office:value="0.209941999999955">
            <text:p>0.209942</text:p>
          </table:table-cell>
          <table:table-cell table:formula="of:=[.B1034]-[.B1033]" office:value-type="float" office:value="0.0000069999999823267">
            <text:p>0.00000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875.278568">
            <text:p>875.278568</text:p>
          </table:table-cell>
          <table:table-cell table:formula="of:=[.A1035]-[.A$20]" office:value-type="float" office:value="0.20994399999995">
            <text:p>0.209944</text:p>
          </table:table-cell>
          <table:table-cell table:formula="of:=[.B1035]-[.B103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278571">
            <text:p>875.278571</text:p>
          </table:table-cell>
          <table:table-cell table:formula="of:=[.A1036]-[.A$20]" office:value-type="float" office:value="0.209947000000056">
            <text:p>0.209947</text:p>
          </table:table-cell>
          <table:table-cell table:formula="of:=[.B1036]-[.B1035]" office:value-type="float" office:value="0.00000300000010611257">
            <text:p>0.000003</text:p>
          </table:table-cell>
          <table:table-cell office:value-type="string">
            <text:p>postpones its deadline to 875280.558867; c_s is topped up to 0.996632</text:p>
          </table:table-cell>
          <table:table-cell table:number-columns-repeated="2"/>
        </table:table-row>
        <table:table-row table:style-name="ro1">
          <table:table-cell office:value-type="float" office:value="875.278574">
            <text:p>875.278574</text:p>
          </table:table-cell>
          <table:table-cell table:formula="of:=[.A1037]-[.A$20]" office:value-type="float" office:value="0.209950000000049">
            <text:p>0.209950</text:p>
          </table:table-cell>
          <table:table-cell table:formula="of:=[.B1037]-[.B1036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875.278579">
            <text:p>875.278579</text:p>
          </table:table-cell>
          <table:table-cell table:formula="of:=[.A1038]-[.A$20]" office:value-type="float" office:value="0.209955000000036">
            <text:p>0.209955</text:p>
          </table:table-cell>
          <table:table-cell table:formula="of:=[.B1038]-[.B1037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78584">
            <text:p>875.278584</text:p>
          </table:table-cell>
          <table:table-cell table:formula="of:=[.A1039]-[.A$20]" office:value-type="float" office:value="0.209960000000024">
            <text:p>0.209960</text:p>
          </table:table-cell>
          <table:table-cell table:formula="of:=[.B1039]-[.B103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875.278634">
            <text:p>875.278634</text:p>
          </table:table-cell>
          <table:table-cell table:formula="of:=[.A1040]-[.A$20]" office:value-type="float" office:value="0.210010000000011">
            <text:p>0.210010</text:p>
          </table:table-cell>
          <table:table-cell table:formula="of:=[.B1040]-[.B1039]" office:value-type="float" office:value="0.000049999999987449">
            <text:p>0.0000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278636">
            <text:p>875.278636</text:p>
          </table:table-cell>
          <table:table-cell table:formula="of:=[.A1041]-[.A$20]" office:value-type="float" office:value="0.210012000000006">
            <text:p>0.210012</text:p>
          </table:table-cell>
          <table:table-cell table:formula="of:=[.B1041]-[.B104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278641">
            <text:p>875.278641</text:p>
          </table:table-cell>
          <table:table-cell table:formula="of:=[.A1042]-[.A$20]" office:value-type="float" office:value="0.210016999999993">
            <text:p>0.210017</text:p>
          </table:table-cell>
          <table:table-cell table:formula="of:=[.B1042]-[.B1041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279238">
            <text:p>875.279238</text:p>
          </table:table-cell>
          <table:table-cell table:formula="of:=[.A1043]-[.A$20]" office:value-type="float" office:value="0.210613999999964">
            <text:p>0.210614</text:p>
          </table:table-cell>
          <table:table-cell table:formula="of:=[.B1043]-[.B1042]" office:value-type="float" office:value="0.000596999999970649">
            <text:p>0.00059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279241">
            <text:p>875.279241</text:p>
          </table:table-cell>
          <table:table-cell table:formula="of:=[.A1044]-[.A$20]" office:value-type="float" office:value="0.210616999999957">
            <text:p>0.210617</text:p>
          </table:table-cell>
          <table:table-cell table:formula="of:=[.B1044]-[.B1043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279246">
            <text:p>875.279246</text:p>
          </table:table-cell>
          <table:table-cell table:formula="of:=[.A1045]-[.A$20]" office:value-type="float" office:value="0.210621999999944">
            <text:p>0.210622</text:p>
          </table:table-cell>
          <table:table-cell table:formula="of:=[.B1045]-[.B104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282206">
            <text:p>875.282206</text:p>
          </table:table-cell>
          <table:table-cell table:formula="of:=[.A1046]-[.A$20]" office:value-type="float" office:value="0.213581999999974">
            <text:p>0.213582</text:p>
          </table:table-cell>
          <table:table-cell table:formula="of:=[.B1046]-[.B1045]" office:value-type="float" office:value="0.00296000000003005">
            <text:p>0.00296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282209">
            <text:p>875.282209</text:p>
          </table:table-cell>
          <table:table-cell table:formula="of:=[.A1047]-[.A$20]" office:value-type="float" office:value="0.213584999999966">
            <text:p>0.213585</text:p>
          </table:table-cell>
          <table:table-cell table:formula="of:=[.B1047]-[.B1046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305468">
            <text:p>875.305468</text:p>
          </table:table-cell>
          <table:table-cell table:formula="of:=[.A1048]-[.A$20]" office:value-type="float" office:value="0.236844000000019">
            <text:p>0.236844</text:p>
          </table:table-cell>
          <table:table-cell table:formula="of:=[.B1048]-[.B1047]" office:value-type="float" office:value="0.0232590000000528">
            <text:p>0.0232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305471">
            <text:p>875.305471</text:p>
          </table:table-cell>
          <table:table-cell table:formula="of:=[.A1049]-[.A$20]" office:value-type="float" office:value="0.236847000000012">
            <text:p>0.236847</text:p>
          </table:table-cell>
          <table:table-cell table:formula="of:=[.B1049]-[.B1048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305474">
            <text:p>875.305474</text:p>
          </table:table-cell>
          <table:table-cell table:formula="of:=[.A1050]-[.A$20]" office:value-type="float" office:value="0.236850000000004">
            <text:p>0.236850</text:p>
          </table:table-cell>
          <table:table-cell table:formula="of:=[.B1050]-[.B1049]" office:value-type="float" office:value="0.00000299999999242573">
            <text:p>0.000003</text:p>
          </table:table-cell>
          <table:table-cell office:value-type="string">
            <text:p>d_s is renewed (r + D) to 875307.471419; c_s is fully topped up</text:p>
          </table:table-cell>
          <table:table-cell table:number-columns-repeated="2"/>
        </table:table-row>
        <table:table-row table:style-name="ro1">
          <table:table-cell office:value-type="float" office:value="875.305477">
            <text:p>875.305477</text:p>
          </table:table-cell>
          <table:table-cell table:formula="of:=[.A1051]-[.A$20]" office:value-type="float" office:value="0.236852999999996">
            <text:p>0.236853</text:p>
          </table:table-cell>
          <table:table-cell table:formula="of:=[.B1051]-[.B1050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305479">
            <text:p>875.305479</text:p>
          </table:table-cell>
          <table:table-cell table:formula="of:=[.A1052]-[.A$20]" office:value-type="float" office:value="0.236854999999991">
            <text:p>0.236855</text:p>
          </table:table-cell>
          <table:table-cell table:formula="of:=[.B1052]-[.B105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305481">
            <text:p>875.305481</text:p>
          </table:table-cell>
          <table:table-cell table:formula="of:=[.A1053]-[.A$20]" office:value-type="float" office:value="0.236856999999986">
            <text:p>0.236857</text:p>
          </table:table-cell>
          <table:table-cell table:formula="of:=[.B1053]-[.B1052]" office:value-type="float" office:value="0.00000199999999495049">
            <text:p>0.000002</text:p>
          </table:table-cell>
          <table:table-cell/>
          <table:table-cell office:value-type="string">
            <text:p>d_s is renewed (r + D) to 875310.478733; c_s is fully topped up</text:p>
          </table:table-cell>
          <table:table-cell/>
        </table:table-row>
        <table:table-row table:style-name="ro1">
          <table:table-cell office:value-type="float" office:value="875.305509">
            <text:p>875.305509</text:p>
          </table:table-cell>
          <table:table-cell table:formula="of:=[.A1054]-[.A$20]" office:value-type="float" office:value="0.236885000000029">
            <text:p>0.236885</text:p>
          </table:table-cell>
          <table:table-cell table:formula="of:=[.B1054]-[.B1053]" office:value-type="float" office:value="0.0000280000000429936">
            <text:p>0.00002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30555">
            <text:p>875.305550</text:p>
          </table:table-cell>
          <table:table-cell table:formula="of:=[.A1055]-[.A$20]" office:value-type="float" office:value="0.236926000000039">
            <text:p>0.236926</text:p>
          </table:table-cell>
          <table:table-cell table:formula="of:=[.B1055]-[.B1054]" office:value-type="float" office:value="0.0000410000000101718">
            <text:p>0.0000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305553">
            <text:p>875.305553</text:p>
          </table:table-cell>
          <table:table-cell table:formula="of:=[.A1056]-[.A$20]" office:value-type="float" office:value="0.236929000000032">
            <text:p>0.236929</text:p>
          </table:table-cell>
          <table:table-cell table:formula="of:=[.B1056]-[.B1055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305557">
            <text:p>875.305557</text:p>
          </table:table-cell>
          <table:table-cell table:formula="of:=[.A1057]-[.A$20]" office:value-type="float" office:value="0.236933000000022">
            <text:p>0.236933</text:p>
          </table:table-cell>
          <table:table-cell table:formula="of:=[.B1057]-[.B1056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305562">
            <text:p>875.305562</text:p>
          </table:table-cell>
          <table:table-cell table:formula="of:=[.A1058]-[.A$20]" office:value-type="float" office:value="0.236938000000009">
            <text:p>0.236938</text:p>
          </table:table-cell>
          <table:table-cell table:formula="of:=[.B1058]-[.B1057]" office:value-type="float" office:value="0.00000499999998737621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305564">
            <text:p>875.305564</text:p>
          </table:table-cell>
          <table:table-cell table:formula="of:=[.A1059]-[.A$20]" office:value-type="float" office:value="0.236940000000004">
            <text:p>0.236940</text:p>
          </table:table-cell>
          <table:table-cell table:formula="of:=[.B1059]-[.B105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305566">
            <text:p>875.305566</text:p>
          </table:table-cell>
          <table:table-cell table:formula="of:=[.A1060]-[.A$20]" office:value-type="float" office:value="0.236941999999999">
            <text:p>0.236942</text:p>
          </table:table-cell>
          <table:table-cell table:formula="of:=[.B1060]-[.B105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875312.563786; c_s is fully topped up</text:p>
          </table:table-cell>
        </table:table-row>
        <table:table-row table:style-name="ro1">
          <table:table-cell office:value-type="float" office:value="875.305572">
            <text:p>875.305572</text:p>
          </table:table-cell>
          <table:table-cell table:formula="of:=[.A1061]-[.A$20]" office:value-type="float" office:value="0.236947999999984">
            <text:p>0.236948</text:p>
          </table:table-cell>
          <table:table-cell table:formula="of:=[.B1061]-[.B1060]" office:value-type="float" office:value="0.00000599999998485146">
            <text:p>0.0000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305574">
            <text:p>875.305574</text:p>
          </table:table-cell>
          <table:table-cell table:formula="of:=[.A1062]-[.A$20]" office:value-type="float" office:value="0.236949999999979">
            <text:p>0.236950</text:p>
          </table:table-cell>
          <table:table-cell table:formula="of:=[.B1062]-[.B106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305577">
            <text:p>875.305577</text:p>
          </table:table-cell>
          <table:table-cell table:formula="of:=[.A1063]-[.A$20]" office:value-type="float" office:value="0.236952999999971">
            <text:p>0.236953</text:p>
          </table:table-cell>
          <table:table-cell table:formula="of:=[.B1063]-[.B106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305583">
            <text:p>875.305583</text:p>
          </table:table-cell>
          <table:table-cell table:formula="of:=[.A1064]-[.A$20]" office:value-type="float" office:value="0.236958999999956">
            <text:p>0.236959</text:p>
          </table:table-cell>
          <table:table-cell table:formula="of:=[.B1064]-[.B1063]" office:value-type="float" office:value="0.00000599999998485146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305584">
            <text:p>875.305584</text:p>
          </table:table-cell>
          <table:table-cell table:formula="of:=[.A1065]-[.A$20]" office:value-type="float" office:value="0.236959999999954">
            <text:p>0.236960</text:p>
          </table:table-cell>
          <table:table-cell table:formula="of:=[.B1065]-[.B106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308762">
            <text:p>875.308762</text:p>
          </table:table-cell>
          <table:table-cell table:formula="of:=[.A1066]-[.A$20]" office:value-type="float" office:value="0.240138000000002">
            <text:p>0.240138</text:p>
          </table:table-cell>
          <table:table-cell table:formula="of:=[.B1066]-[.B1065]" office:value-type="float" office:value="0.00317800000004809">
            <text:p>0.00317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875.308764">
            <text:p>875.308764</text:p>
          </table:table-cell>
          <table:table-cell table:formula="of:=[.A1067]-[.A$20]" office:value-type="float" office:value="0.240139999999997">
            <text:p>0.240140</text:p>
          </table:table-cell>
          <table:table-cell table:formula="of:=[.B1067]-[.B106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875.308766">
            <text:p>875.308766</text:p>
          </table:table-cell>
          <table:table-cell table:formula="of:=[.A1068]-[.A$20]" office:value-type="float" office:value="0.240141999999992">
            <text:p>0.240142</text:p>
          </table:table-cell>
          <table:table-cell table:formula="of:=[.B1068]-[.B1067]" office:value-type="float" office:value="0.00000199999999495049">
            <text:p>0.000002</text:p>
          </table:table-cell>
          <table:table-cell office:value-type="string">
            <text:p>d_s is renewed (r + D) to 875310.764064; c_s is fully topped up</text:p>
          </table:table-cell>
          <table:table-cell table:number-columns-repeated="2"/>
        </table:table-row>
        <table:table-row table:style-name="ro1">
          <table:table-cell office:value-type="float" office:value="875.308769">
            <text:p>875.308769</text:p>
          </table:table-cell>
          <table:table-cell table:formula="of:=[.A1069]-[.A$20]" office:value-type="float" office:value="0.240144999999984">
            <text:p>0.240145</text:p>
          </table:table-cell>
          <table:table-cell table:formula="of:=[.B1069]-[.B106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875.308771">
            <text:p>875.308771</text:p>
          </table:table-cell>
          <table:table-cell table:formula="of:=[.A1070]-[.A$20]" office:value-type="float" office:value="0.240146999999979">
            <text:p>0.240147</text:p>
          </table:table-cell>
          <table:table-cell table:formula="of:=[.B1070]-[.B106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875.308774">
            <text:p>875.308774</text:p>
          </table:table-cell>
          <table:table-cell table:formula="of:=[.A1071]-[.A$20]" office:value-type="float" office:value="0.240149999999971">
            <text:p>0.240150</text:p>
          </table:table-cell>
          <table:table-cell table:formula="of:=[.B1071]-[.B1070]" office:value-type="float" office:value="0.00000299999999242573">
            <text:p>0.000003</text:p>
          </table:table-cell>
          <table:table-cell/>
          <table:table-cell office:value-type="string">
            <text:p>1.982568 / 1.707986 &gt; 2.000000 / 5.000000</text:p>
          </table:table-cell>
          <table:table-cell/>
        </table:table-row>
        <table:table-row table:style-name="ro1">
          <table:table-cell office:value-type="float" office:value="875.308776">
            <text:p>875.308776</text:p>
          </table:table-cell>
          <table:table-cell table:formula="of:=[.A1072]-[.A$20]" office:value-type="float" office:value="0.240151999999966">
            <text:p>0.240152</text:p>
          </table:table-cell>
          <table:table-cell table:formula="of:=[.B1072]-[.B1071]" office:value-type="float" office:value="0.00000199999999495049">
            <text:p>0.000002</text:p>
          </table:table-cell>
          <table:table-cell/>
          <table:table-cell office:value-type="string">
            <text:p>d_s is renewed (r + D) to 875313.770747; c_s is fully topped up</text:p>
          </table:table-cell>
          <table:table-cell/>
        </table:table-row>
        <table:table-row table:style-name="ro1">
          <table:table-cell office:value-type="float" office:value="875.308792">
            <text:p>875.308792</text:p>
          </table:table-cell>
          <table:table-cell table:formula="of:=[.A1073]-[.A$20]" office:value-type="float" office:value="0.24016800000004">
            <text:p>0.240168</text:p>
          </table:table-cell>
          <table:table-cell table:formula="of:=[.B1073]-[.B1072]" office:value-type="float" office:value="0.0000160000000732907">
            <text:p>0.00001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875.308802">
            <text:p>875.308802</text:p>
          </table:table-cell>
          <table:table-cell table:formula="of:=[.A1074]-[.A$20]" office:value-type="float" office:value="0.240178000000014">
            <text:p>0.240178</text:p>
          </table:table-cell>
          <table:table-cell table:formula="of:=[.B1074]-[.B1073]" office:value-type="float" office:value="0.00000999999997475243">
            <text:p>0.00001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875.308804">
            <text:p>875.308804</text:p>
          </table:table-cell>
          <table:table-cell table:formula="of:=[.A1075]-[.A$20]" office:value-type="float" office:value="0.240180000000009">
            <text:p>0.240180</text:p>
          </table:table-cell>
          <table:table-cell table:formula="of:=[.B1075]-[.B107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875.308807">
            <text:p>875.308807</text:p>
          </table:table-cell>
          <table:table-cell table:formula="of:=[.A1076]-[.A$20]" office:value-type="float" office:value="0.240183000000002">
            <text:p>0.240183</text:p>
          </table:table-cell>
          <table:table-cell table:formula="of:=[.B1076]-[.B1075]" office:value-type="float" office:value="0.00000299999999242573">
            <text:p>0.000003</text:p>
          </table:table-cell>
          <table:table-cell table:number-columns-repeated="2"/>
          <table:table-cell office:value-type="string">
            <text:p>2.992626 / 3.759591 &gt; 3.000000 / 7.000000</text:p>
          </table:table-cell>
        </table:table-row>
        <table:table-row table:style-name="ro1">
          <table:table-cell office:value-type="float" office:value="875.30881">
            <text:p>875.308810</text:p>
          </table:table-cell>
          <table:table-cell table:formula="of:=[.A1077]-[.A$20]" office:value-type="float" office:value="0.240185999999994">
            <text:p>0.240186</text:p>
          </table:table-cell>
          <table:table-cell table:formula="of:=[.B1077]-[.B1076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875315.804195; c_s is fully topped up</text:p>
          </table:table-cell>
        </table:table-row>
        <table:table-row table:style-name="ro1">
          <table:table-cell office:value-type="float" office:value="875.308908">
            <text:p>875.308908</text:p>
          </table:table-cell>
          <table:table-cell table:formula="of:=[.A1078]-[.A$20]" office:value-type="float" office:value="0.240283999999974">
            <text:p>0.240284</text:p>
          </table:table-cell>
          <table:table-cell table:formula="of:=[.B1078]-[.B1077]" office:value-type="float" office:value="0.0000979999999799475">
            <text:p>0.00009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875.30891">
            <text:p>875.308910</text:p>
          </table:table-cell>
          <table:table-cell table:formula="of:=[.A1079]-[.A$20]" office:value-type="float" office:value="0.240285999999969">
            <text:p>0.240286</text:p>
          </table:table-cell>
          <table:table-cell table:formula="of:=[.B1079]-[.B107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875.308916">
            <text:p>875.308916</text:p>
          </table:table-cell>
          <table:table-cell table:formula="of:=[.A1080]-[.A$20]" office:value-type="float" office:value="0.240291999999954">
            <text:p>0.240292</text:p>
          </table:table-cell>
          <table:table-cell table:formula="of:=[.B1080]-[.B1079]" office:value-type="float" office:value="0.00000599999998485146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875.308919">
            <text:p>875.308919</text:p>
          </table:table-cell>
          <table:table-cell table:formula="of:=[.A1081]-[.A$20]" office:value-type="float" office:value="0.240294999999946">
            <text:p>0.240295</text:p>
          </table:table-cell>
          <table:table-cell table:formula="of:=[.B1081]-[.B1080]" office:value-type="float" office:value="0.00000299999999242573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875.308968">
            <text:p>875.308968</text:p>
          </table:table-cell>
          <table:table-cell table:formula="of:=[.A1082]-[.A$20]" office:value-type="float" office:value="0.24034400000005">
            <text:p>0.240344</text:p>
          </table:table-cell>
          <table:table-cell table:formula="of:=[.B1082]-[.B1081]" office:value-type="float" office:value="0.0000490000001036606">
            <text:p>0.0000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875.30897">
            <text:p>875.308970</text:p>
          </table:table-cell>
          <table:table-cell table:formula="of:=[.A1083]-[.A$20]" office:value-type="float" office:value="0.240346000000045">
            <text:p>0.240346</text:p>
          </table:table-cell>
          <table:table-cell table:formula="of:=[.B1083]-[.B108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875.308974">
            <text:p>875.308974</text:p>
          </table:table-cell>
          <table:table-cell table:formula="of:=[.A1084]-[.A$20]" office:value-type="float" office:value="0.240350000000035">
            <text:p>0.240350</text:p>
          </table:table-cell>
          <table:table-cell table:formula="of:=[.B1084]-[.B108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875.308977">
            <text:p>875.308977</text:p>
          </table:table-cell>
          <table:table-cell table:formula="of:=[.A1085]-[.A$20]" office:value-type="float" office:value="0.240353000000027">
            <text:p>0.240353</text:p>
          </table:table-cell>
          <table:table-cell table:formula="of:=[.B1085]-[.B1084]" office:value-type="float" office:value="0.00000299999999242573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875.309021">
            <text:p>875.309021</text:p>
          </table:table-cell>
          <table:table-cell table:formula="of:=[.A1086]-[.A$20]" office:value-type="float" office:value="0.24039700000003">
            <text:p>0.240397</text:p>
          </table:table-cell>
          <table:table-cell table:formula="of:=[.B1086]-[.B1085]" office:value-type="float" office:value="0.0000440000000025975">
            <text:p>0.00004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875.309023">
            <text:p>875.309023</text:p>
          </table:table-cell>
          <table:table-cell table:formula="of:=[.A1087]-[.A$20]" office:value-type="float" office:value="0.240399000000025">
            <text:p>0.240399</text:p>
          </table:table-cell>
          <table:table-cell table:formula="of:=[.B1087]-[.B108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875.309027">
            <text:p>875.309027</text:p>
          </table:table-cell>
          <table:table-cell table:formula="of:=[.A1088]-[.A$20]" office:value-type="float" office:value="0.240403000000015">
            <text:p>0.240403</text:p>
          </table:table-cell>
          <table:table-cell table:formula="of:=[.B1088]-[.B1087]" office:value-type="float" office:value="0.00000399999998990097">
            <text:p>0.000004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48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5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4T15:23:48</dc:date>
    <dc:creator>Tadeus Prastowo</dc:creator>
    <meta:generator>OpenOffice.org/3.2$Linux OpenOffice.org_project/320m19$Build-9505</meta:generator>
    <meta:editing-duration>PT00H37M39S</meta:editing-duration>
    <meta:editing-cycles>5</meta:editing-cycles>
    <meta:document-statistic meta:table-count="1" meta:cell-count="4317" meta:object-count="0"/>
  </office:meta>
</office:document-meta>
</file>